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3.79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3.14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1.914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1998p_o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3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P</text:p>
          </table:table-cell>
          <table:table-cell office:value-type="string" calcext:value-type="string">
            <text:p>HUMUS_P</text:p>
          </table:table-cell>
          <table:table-cell office:value-type="string" calcext:value-type="string">
            <text:p>FERTZR_P</text:p>
          </table:table-cell>
          <table:table-cell office:value-type="string" calcext:value-type="string">
            <text:p>NET_PL_EXCH_P</text:p>
          </table:table-cell>
          <table:table-cell office:value-type="string" calcext:value-type="string">
            <text:p>EXCH_PO4</text:p>
          </table:table-cell>
          <table:table-cell office:value-type="string" calcext:value-type="string">
            <text:p>SUR_DOP+SED_FLX</text:p>
          </table:table-cell>
          <table:table-cell office:value-type="string" calcext:value-type="string">
            <text:p>SUB_DOP_FLX</text:p>
          </table:table-cell>
          <table:table-cell office:value-type="string" calcext:value-type="string">
            <text:p>SUB_DIP_FLX</text:p>
          </table:table-cell>
          <table:table-cell office:value-type="string" calcext:value-type="string">
            <text:p>PRECIP_P</text:p>
          </table:table-cell>
          <table:table-cell office:value-type="string" calcext:value-type="string">
            <text:p>MICRO_P</text:p>
          </table:table-cell>
          <table:table-cell office:value-type="string" calcext:value-type="string">
            <text:p>FIRE_POX_EMIT</text:p>
          </table:table-cell>
          <table:table-cell office:value-type="string" calcext:value-type="string">
            <text:p>PO4_1</text:p>
          </table:table-cell>
          <table:table-cell office:value-type="string" calcext:value-type="string">
            <text:p>PO4_2</text:p>
          </table:table-cell>
          <table:table-cell office:value-type="string" calcext:value-type="string">
            <text:p>PO4_12</text:p>
          </table:table-cell>
          <table:table-cell office:value-type="string" calcext:value-type="string">
            <text:p>PO4_13</text:p>
          </table:table-cell>
          <table:table-cell office:value-type="string" calcext:value-type="string">
            <text:p>PO4_14</text:p>
          </table:table-cell>
          <table:table-cell office:value-type="string" calcext:value-type="string">
            <text:p>PO4_15</text:p>
          </table:table-cell>
          <table:table-cell office:value-type="string" calcext:value-type="string">
            <text:p>EXCH_P_1</text:p>
          </table:table-cell>
          <table:table-cell office:value-type="string" calcext:value-type="string">
            <text:p>EXCH_P_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1998" calcext:value-type="float">
            <text:p>1011998</text:p>
          </table:table-cell>
          <table:table-cell office:value-type="float" office:value="2.272007" calcext:value-type="float">
            <text:p>2.272007</text:p>
          </table:table-cell>
          <table:table-cell office:value-type="float" office:value="141.0741" calcext:value-type="float">
            <text:p>141.0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1866" calcext:value-type="float">
            <text:p>1.501866</text:p>
          </table:table-cell>
          <table:table-cell office:value-type="float" office:value="0" calcext:value-type="float">
            <text:p>0</text:p>
          </table:table-cell>
          <table:table-cell office:value-type="float" office:value="0.007755793" calcext:value-type="float">
            <text:p>0.007755793</text:p>
          </table:table-cell>
          <table:table-cell office:value-type="float" office:value="0.01145525" calcext:value-type="float">
            <text:p>0.01145525</text:p>
          </table:table-cell>
          <table:table-cell office:value-type="float" office:value="1666.99" calcext:value-type="float">
            <text:p>1666.99</text:p>
          </table:table-cell>
          <table:table-cell office:value-type="float" office:value="2.426512" calcext:value-type="float">
            <text:p>2.426512</text:p>
          </table:table-cell>
          <table:table-cell office:value-type="float" office:value="0" calcext:value-type="float">
            <text:p>0</text:p>
          </table:table-cell>
          <table:table-cell office:value-type="float" office:value="0.9832734" calcext:value-type="float">
            <text:p>0.9832734</text:p>
          </table:table-cell>
          <table:table-cell office:value-type="float" office:value="1.23406" calcext:value-type="float">
            <text:p>1.23406</text:p>
          </table:table-cell>
          <table:table-cell office:value-type="float" office:value="0.4634447" calcext:value-type="float">
            <text:p>0.4634447</text:p>
          </table:table-cell>
          <table:table-cell office:value-type="float" office:value="0.4634113" calcext:value-type="float">
            <text:p>0.4634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47579" calcext:value-type="float">
            <text:p>0.2847579</text:p>
          </table:table-cell>
          <table:table-cell office:value-type="float" office:value="0.5189415" calcext:value-type="float">
            <text:p>0.51894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1998" calcext:value-type="float">
            <text:p>2011998</text:p>
          </table:table-cell>
          <table:table-cell office:value-type="float" office:value="2.271685" calcext:value-type="float">
            <text:p>2.271685</text:p>
          </table:table-cell>
          <table:table-cell office:value-type="float" office:value="140.984" calcext:value-type="float">
            <text:p>140.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01444" calcext:value-type="float">
            <text:p>1.801444</text:p>
          </table:table-cell>
          <table:table-cell office:value-type="float" office:value="0" calcext:value-type="float">
            <text:p>0</text:p>
          </table:table-cell>
          <table:table-cell office:value-type="float" office:value="0.00892374" calcext:value-type="float">
            <text:p>0.00892374</text:p>
          </table:table-cell>
          <table:table-cell office:value-type="float" office:value="0.02116728" calcext:value-type="float">
            <text:p>0.02116728</text:p>
          </table:table-cell>
          <table:table-cell office:value-type="float" office:value="1666.888" calcext:value-type="float">
            <text:p>1666.888</text:p>
          </table:table-cell>
          <table:table-cell office:value-type="float" office:value="2.444154" calcext:value-type="float">
            <text:p>2.444154</text:p>
          </table:table-cell>
          <table:table-cell office:value-type="float" office:value="0" calcext:value-type="float">
            <text:p>0</text:p>
          </table:table-cell>
          <table:table-cell office:value-type="float" office:value="1.370199" calcext:value-type="float">
            <text:p>1.370199</text:p>
          </table:table-cell>
          <table:table-cell office:value-type="float" office:value="0.8966296" calcext:value-type="float">
            <text:p>0.8966296</text:p>
          </table:table-cell>
          <table:table-cell office:value-type="float" office:value="0.3874801" calcext:value-type="float">
            <text:p>0.3874801</text:p>
          </table:table-cell>
          <table:table-cell office:value-type="float" office:value="0.3874316" calcext:value-type="float">
            <text:p>0.3874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27147" calcext:value-type="float">
            <text:p>0.4827147</text:p>
          </table:table-cell>
          <table:table-cell office:value-type="float" office:value="0.8222567" calcext:value-type="float">
            <text:p>0.82225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1998" calcext:value-type="float">
            <text:p>3011998</text:p>
          </table:table-cell>
          <table:table-cell office:value-type="float" office:value="2.274754" calcext:value-type="float">
            <text:p>2.274754</text:p>
          </table:table-cell>
          <table:table-cell office:value-type="float" office:value="140.8995" calcext:value-type="float">
            <text:p>140.8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68528" calcext:value-type="float">
            <text:p>2.068528</text:p>
          </table:table-cell>
          <table:table-cell office:value-type="float" office:value="0" calcext:value-type="float">
            <text:p>0</text:p>
          </table:table-cell>
          <table:table-cell office:value-type="float" office:value="0.009654201" calcext:value-type="float">
            <text:p>0.009654201</text:p>
          </table:table-cell>
          <table:table-cell office:value-type="float" office:value="0.0285954" calcext:value-type="float">
            <text:p>0.0285954</text:p>
          </table:table-cell>
          <table:table-cell office:value-type="float" office:value="1666.773" calcext:value-type="float">
            <text:p>1666.773</text:p>
          </table:table-cell>
          <table:table-cell office:value-type="float" office:value="2.463397" calcext:value-type="float">
            <text:p>2.463397</text:p>
          </table:table-cell>
          <table:table-cell office:value-type="float" office:value="0" calcext:value-type="float">
            <text:p>0</text:p>
          </table:table-cell>
          <table:table-cell office:value-type="float" office:value="0.8838113" calcext:value-type="float">
            <text:p>0.8838113</text:p>
          </table:table-cell>
          <table:table-cell office:value-type="float" office:value="1.019159" calcext:value-type="float">
            <text:p>1.019159</text:p>
          </table:table-cell>
          <table:table-cell office:value-type="float" office:value="0.3330085" calcext:value-type="float">
            <text:p>0.3330085</text:p>
          </table:table-cell>
          <table:table-cell office:value-type="float" office:value="0.3329527" calcext:value-type="float">
            <text:p>0.3329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43168" calcext:value-type="float">
            <text:p>0.6643168</text:p>
          </table:table-cell>
          <table:table-cell office:value-type="float" office:value="1.107779" calcext:value-type="float">
            <text:p>1.1077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1998" calcext:value-type="float">
            <text:p>4011998</text:p>
          </table:table-cell>
          <table:table-cell office:value-type="float" office:value="2.277567" calcext:value-type="float">
            <text:p>2.277567</text:p>
          </table:table-cell>
          <table:table-cell office:value-type="float" office:value="140.8194" calcext:value-type="float">
            <text:p>140.8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0844" calcext:value-type="float">
            <text:p>2.320844</text:p>
          </table:table-cell>
          <table:table-cell office:value-type="float" office:value="0" calcext:value-type="float">
            <text:p>0</text:p>
          </table:table-cell>
          <table:table-cell office:value-type="float" office:value="0.01017691" calcext:value-type="float">
            <text:p>0.01017691</text:p>
          </table:table-cell>
          <table:table-cell office:value-type="float" office:value="0.03455794" calcext:value-type="float">
            <text:p>0.03455794</text:p>
          </table:table-cell>
          <table:table-cell office:value-type="float" office:value="1666.659" calcext:value-type="float">
            <text:p>1666.659</text:p>
          </table:table-cell>
          <table:table-cell office:value-type="float" office:value="2.480359" calcext:value-type="float">
            <text:p>2.480359</text:p>
          </table:table-cell>
          <table:table-cell office:value-type="float" office:value="0" calcext:value-type="float">
            <text:p>0</text:p>
          </table:table-cell>
          <table:table-cell office:value-type="float" office:value="0.7021979" calcext:value-type="float">
            <text:p>0.7021979</text:p>
          </table:table-cell>
          <table:table-cell office:value-type="float" office:value="1.097369" calcext:value-type="float">
            <text:p>1.097369</text:p>
          </table:table-cell>
          <table:table-cell office:value-type="float" office:value="0.2870414" calcext:value-type="float">
            <text:p>0.2870414</text:p>
          </table:table-cell>
          <table:table-cell office:value-type="float" office:value="0.2869805" calcext:value-type="float">
            <text:p>0.2869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76696" calcext:value-type="float">
            <text:p>0.7976696</text:p>
          </table:table-cell>
          <table:table-cell office:value-type="float" office:value="1.390752" calcext:value-type="float">
            <text:p>1.3907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1998" calcext:value-type="float">
            <text:p>5011998</text:p>
          </table:table-cell>
          <table:table-cell office:value-type="float" office:value="2.279711" calcext:value-type="float">
            <text:p>2.279711</text:p>
          </table:table-cell>
          <table:table-cell office:value-type="float" office:value="140.7437" calcext:value-type="float">
            <text:p>140.7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56461" calcext:value-type="float">
            <text:p>2.556461</text:p>
          </table:table-cell>
          <table:table-cell office:value-type="float" office:value="0" calcext:value-type="float">
            <text:p>0</text:p>
          </table:table-cell>
          <table:table-cell office:value-type="float" office:value="0.01055854" calcext:value-type="float">
            <text:p>0.01055854</text:p>
          </table:table-cell>
          <table:table-cell office:value-type="float" office:value="0.03925681" calcext:value-type="float">
            <text:p>0.03925681</text:p>
          </table:table-cell>
          <table:table-cell office:value-type="float" office:value="1666.548" calcext:value-type="float">
            <text:p>1666.548</text:p>
          </table:table-cell>
          <table:table-cell office:value-type="float" office:value="2.494911" calcext:value-type="float">
            <text:p>2.494911</text:p>
          </table:table-cell>
          <table:table-cell office:value-type="float" office:value="0" calcext:value-type="float">
            <text:p>0</text:p>
          </table:table-cell>
          <table:table-cell office:value-type="float" office:value="0.4032588" calcext:value-type="float">
            <text:p>0.4032588</text:p>
          </table:table-cell>
          <table:table-cell office:value-type="float" office:value="1.120126" calcext:value-type="float">
            <text:p>1.120126</text:p>
          </table:table-cell>
          <table:table-cell office:value-type="float" office:value="0.2493322" calcext:value-type="float">
            <text:p>0.2493322</text:p>
          </table:table-cell>
          <table:table-cell office:value-type="float" office:value="0.2492675" calcext:value-type="float">
            <text:p>0.2492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57054" calcext:value-type="float">
            <text:p>0.8857054</text:p>
          </table:table-cell>
          <table:table-cell office:value-type="float" office:value="1.677247" calcext:value-type="float">
            <text:p>1.6772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1998" calcext:value-type="float">
            <text:p>6011998</text:p>
          </table:table-cell>
          <table:table-cell office:value-type="float" office:value="2.283186" calcext:value-type="float">
            <text:p>2.283186</text:p>
          </table:table-cell>
          <table:table-cell office:value-type="float" office:value="140.6711" calcext:value-type="float">
            <text:p>140.6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79054" calcext:value-type="float">
            <text:p>2.779054</text:p>
          </table:table-cell>
          <table:table-cell office:value-type="float" office:value="0" calcext:value-type="float">
            <text:p>0</text:p>
          </table:table-cell>
          <table:table-cell office:value-type="float" office:value="0.01082017" calcext:value-type="float">
            <text:p>0.01082017</text:p>
          </table:table-cell>
          <table:table-cell office:value-type="float" office:value="0.04277021" calcext:value-type="float">
            <text:p>0.04277021</text:p>
          </table:table-cell>
          <table:table-cell office:value-type="float" office:value="1666.429" calcext:value-type="float">
            <text:p>1666.429</text:p>
          </table:table-cell>
          <table:table-cell office:value-type="float" office:value="2.510546" calcext:value-type="float">
            <text:p>2.510546</text:p>
          </table:table-cell>
          <table:table-cell office:value-type="float" office:value="0" calcext:value-type="float">
            <text:p>0</text:p>
          </table:table-cell>
          <table:table-cell office:value-type="float" office:value="0.2407447" calcext:value-type="float">
            <text:p>0.2407447</text:p>
          </table:table-cell>
          <table:table-cell office:value-type="float" office:value="1.101352" calcext:value-type="float">
            <text:p>1.101352</text:p>
          </table:table-cell>
          <table:table-cell office:value-type="float" office:value="0.2210157" calcext:value-type="float">
            <text:p>0.2210157</text:p>
          </table:table-cell>
          <table:table-cell office:value-type="float" office:value="0.2209495" calcext:value-type="float">
            <text:p>0.2209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0483" calcext:value-type="float">
            <text:p>0.930483</text:p>
          </table:table-cell>
          <table:table-cell office:value-type="float" office:value="1.94978" calcext:value-type="float">
            <text:p>1.949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1998" calcext:value-type="float">
            <text:p>7011998</text:p>
          </table:table-cell>
          <table:table-cell office:value-type="float" office:value="2.287644" calcext:value-type="float">
            <text:p>2.287644</text:p>
          </table:table-cell>
          <table:table-cell office:value-type="float" office:value="140.6014" calcext:value-type="float">
            <text:p>140.6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2185" calcext:value-type="float">
            <text:p>2.972185</text:p>
          </table:table-cell>
          <table:table-cell office:value-type="float" office:value="0" calcext:value-type="float">
            <text:p>0</text:p>
          </table:table-cell>
          <table:table-cell office:value-type="float" office:value="0.01098736" calcext:value-type="float">
            <text:p>0.01098736</text:p>
          </table:table-cell>
          <table:table-cell office:value-type="float" office:value="0.04516656" calcext:value-type="float">
            <text:p>0.04516656</text:p>
          </table:table-cell>
          <table:table-cell office:value-type="float" office:value="1666.355" calcext:value-type="float">
            <text:p>1666.355</text:p>
          </table:table-cell>
          <table:table-cell office:value-type="float" office:value="2.526808" calcext:value-type="float">
            <text:p>2.526808</text:p>
          </table:table-cell>
          <table:table-cell office:value-type="float" office:value="0" calcext:value-type="float">
            <text:p>0</text:p>
          </table:table-cell>
          <table:table-cell office:value-type="float" office:value="0.2172998" calcext:value-type="float">
            <text:p>0.2172998</text:p>
          </table:table-cell>
          <table:table-cell office:value-type="float" office:value="1.075355" calcext:value-type="float">
            <text:p>1.075355</text:p>
          </table:table-cell>
          <table:table-cell office:value-type="float" office:value="0.1758969" calcext:value-type="float">
            <text:p>0.1758969</text:p>
          </table:table-cell>
          <table:table-cell office:value-type="float" office:value="0.1757879" calcext:value-type="float">
            <text:p>0.1757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69478" calcext:value-type="float">
            <text:p>0.9669478</text:p>
          </table:table-cell>
          <table:table-cell office:value-type="float" office:value="2.198102" calcext:value-type="float">
            <text:p>2.1981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1998" calcext:value-type="float">
            <text:p>8011998</text:p>
          </table:table-cell>
          <table:table-cell office:value-type="float" office:value="2.292667" calcext:value-type="float">
            <text:p>2.292667</text:p>
          </table:table-cell>
          <table:table-cell office:value-type="float" office:value="140.5339" calcext:value-type="float">
            <text:p>14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40883" calcext:value-type="float">
            <text:p>3.140883</text:p>
          </table:table-cell>
          <table:table-cell office:value-type="float" office:value="0" calcext:value-type="float">
            <text:p>0</text:p>
          </table:table-cell>
          <table:table-cell office:value-type="float" office:value="0.01111576" calcext:value-type="float">
            <text:p>0.01111576</text:p>
          </table:table-cell>
          <table:table-cell office:value-type="float" office:value="0.0468307" calcext:value-type="float">
            <text:p>0.0468307</text:p>
          </table:table-cell>
          <table:table-cell office:value-type="float" office:value="1666.274" calcext:value-type="float">
            <text:p>1666.274</text:p>
          </table:table-cell>
          <table:table-cell office:value-type="float" office:value="2.543176" calcext:value-type="float">
            <text:p>2.543176</text:p>
          </table:table-cell>
          <table:table-cell office:value-type="float" office:value="0" calcext:value-type="float">
            <text:p>0</text:p>
          </table:table-cell>
          <table:table-cell office:value-type="float" office:value="0.07013173" calcext:value-type="float">
            <text:p>0.07013173</text:p>
          </table:table-cell>
          <table:table-cell office:value-type="float" office:value="1.068243" calcext:value-type="float">
            <text:p>1.068243</text:p>
          </table:table-cell>
          <table:table-cell office:value-type="float" office:value="0.1537561" calcext:value-type="float">
            <text:p>0.1537561</text:p>
          </table:table-cell>
          <table:table-cell office:value-type="float" office:value="0.1536691" calcext:value-type="float">
            <text:p>0.1536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05319" calcext:value-type="float">
            <text:p>0.9905319</text:p>
          </table:table-cell>
          <table:table-cell office:value-type="float" office:value="2.425945" calcext:value-type="float">
            <text:p>2.4259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1998" calcext:value-type="float">
            <text:p>9011998</text:p>
          </table:table-cell>
          <table:table-cell office:value-type="float" office:value="2.297218" calcext:value-type="float">
            <text:p>2.297218</text:p>
          </table:table-cell>
          <table:table-cell office:value-type="float" office:value="140.4678" calcext:value-type="float">
            <text:p>140.4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98623" calcext:value-type="float">
            <text:p>3.298623</text:p>
          </table:table-cell>
          <table:table-cell office:value-type="float" office:value="0" calcext:value-type="float">
            <text:p>0</text:p>
          </table:table-cell>
          <table:table-cell office:value-type="float" office:value="0.01120946" calcext:value-type="float">
            <text:p>0.01120946</text:p>
          </table:table-cell>
          <table:table-cell office:value-type="float" office:value="0.04809445" calcext:value-type="float">
            <text:p>0.04809445</text:p>
          </table:table-cell>
          <table:table-cell office:value-type="float" office:value="1666.193" calcext:value-type="float">
            <text:p>1666.193</text:p>
          </table:table-cell>
          <table:table-cell office:value-type="float" office:value="2.558731" calcext:value-type="float">
            <text:p>2.558731</text:p>
          </table:table-cell>
          <table:table-cell office:value-type="float" office:value="0" calcext:value-type="float">
            <text:p>0</text:p>
          </table:table-cell>
          <table:table-cell office:value-type="float" office:value="0.04056051" calcext:value-type="float">
            <text:p>0.04056051</text:p>
          </table:table-cell>
          <table:table-cell office:value-type="float" office:value="1.06728" calcext:value-type="float">
            <text:p>1.06728</text:p>
          </table:table-cell>
          <table:table-cell office:value-type="float" office:value="0.141964" calcext:value-type="float">
            <text:p>0.141964</text:p>
          </table:table-cell>
          <table:table-cell office:value-type="float" office:value="0.1418901" calcext:value-type="float">
            <text:p>0.1418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72094" calcext:value-type="float">
            <text:p>0.9972094</text:p>
          </table:table-cell>
          <table:table-cell office:value-type="float" office:value="2.648206" calcext:value-type="float">
            <text:p>2.6482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1998" calcext:value-type="float">
            <text:p>10011998</text:p>
          </table:table-cell>
          <table:table-cell office:value-type="float" office:value="2.301207" calcext:value-type="float">
            <text:p>2.301207</text:p>
          </table:table-cell>
          <table:table-cell office:value-type="float" office:value="140.4027" calcext:value-type="float">
            <text:p>140.4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49906" calcext:value-type="float">
            <text:p>3.449906</text:p>
          </table:table-cell>
          <table:table-cell office:value-type="float" office:value="0" calcext:value-type="float">
            <text:p>0</text:p>
          </table:table-cell>
          <table:table-cell office:value-type="float" office:value="0.01127646" calcext:value-type="float">
            <text:p>0.01127646</text:p>
          </table:table-cell>
          <table:table-cell office:value-type="float" office:value="0.04909368" calcext:value-type="float">
            <text:p>0.04909368</text:p>
          </table:table-cell>
          <table:table-cell office:value-type="float" office:value="1666.11" calcext:value-type="float">
            <text:p>1666.11</text:p>
          </table:table-cell>
          <table:table-cell office:value-type="float" office:value="2.573833" calcext:value-type="float">
            <text:p>2.573833</text:p>
          </table:table-cell>
          <table:table-cell office:value-type="float" office:value="0" calcext:value-type="float">
            <text:p>0</text:p>
          </table:table-cell>
          <table:table-cell office:value-type="float" office:value="0.03007804" calcext:value-type="float">
            <text:p>0.03007804</text:p>
          </table:table-cell>
          <table:table-cell office:value-type="float" office:value="1.071475" calcext:value-type="float">
            <text:p>1.071475</text:p>
          </table:table-cell>
          <table:table-cell office:value-type="float" office:value="0.1361708" calcext:value-type="float">
            <text:p>0.1361708</text:p>
          </table:table-cell>
          <table:table-cell office:value-type="float" office:value="0.136106" calcext:value-type="float">
            <text:p>0.136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1993" calcext:value-type="float">
            <text:p>1.001993</text:p>
          </table:table-cell>
          <table:table-cell office:value-type="float" office:value="2.87731" calcext:value-type="float">
            <text:p>2.877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1998" calcext:value-type="float">
            <text:p>11011998</text:p>
          </table:table-cell>
          <table:table-cell office:value-type="float" office:value="2.304763" calcext:value-type="float">
            <text:p>2.304763</text:p>
          </table:table-cell>
          <table:table-cell office:value-type="float" office:value="140.3383" calcext:value-type="float">
            <text:p>140.3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97527" calcext:value-type="float">
            <text:p>3.597527</text:p>
          </table:table-cell>
          <table:table-cell office:value-type="float" office:value="0" calcext:value-type="float">
            <text:p>0</text:p>
          </table:table-cell>
          <table:table-cell office:value-type="float" office:value="0.01132484" calcext:value-type="float">
            <text:p>0.01132484</text:p>
          </table:table-cell>
          <table:table-cell office:value-type="float" office:value="0.04989823" calcext:value-type="float">
            <text:p>0.04989823</text:p>
          </table:table-cell>
          <table:table-cell office:value-type="float" office:value="1666.027" calcext:value-type="float">
            <text:p>1666.027</text:p>
          </table:table-cell>
          <table:table-cell office:value-type="float" office:value="2.589029" calcext:value-type="float">
            <text:p>2.589029</text:p>
          </table:table-cell>
          <table:table-cell office:value-type="float" office:value="0" calcext:value-type="float">
            <text:p>0</text:p>
          </table:table-cell>
          <table:table-cell office:value-type="float" office:value="0.02540669" calcext:value-type="float">
            <text:p>0.02540669</text:p>
          </table:table-cell>
          <table:table-cell office:value-type="float" office:value="1.062908" calcext:value-type="float">
            <text:p>1.062908</text:p>
          </table:table-cell>
          <table:table-cell office:value-type="float" office:value="0.1336162" calcext:value-type="float">
            <text:p>0.1336162</text:p>
          </table:table-cell>
          <table:table-cell office:value-type="float" office:value="0.1335577" calcext:value-type="float">
            <text:p>0.1335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5599" calcext:value-type="float">
            <text:p>1.005599</text:p>
          </table:table-cell>
          <table:table-cell office:value-type="float" office:value="3.118582" calcext:value-type="float">
            <text:p>3.1185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1998" calcext:value-type="float">
            <text:p>12011998</text:p>
          </table:table-cell>
          <table:table-cell office:value-type="float" office:value="2.308317" calcext:value-type="float">
            <text:p>2.308317</text:p>
          </table:table-cell>
          <table:table-cell office:value-type="float" office:value="140.2745" calcext:value-type="float">
            <text:p>140.2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42848" calcext:value-type="float">
            <text:p>3.742848</text:p>
          </table:table-cell>
          <table:table-cell office:value-type="float" office:value="0" calcext:value-type="float">
            <text:p>0</text:p>
          </table:table-cell>
          <table:table-cell office:value-type="float" office:value="0.01136205" calcext:value-type="float">
            <text:p>0.01136205</text:p>
          </table:table-cell>
          <table:table-cell office:value-type="float" office:value="0.05058349" calcext:value-type="float">
            <text:p>0.05058349</text:p>
          </table:table-cell>
          <table:table-cell office:value-type="float" office:value="1665.944" calcext:value-type="float">
            <text:p>1665.944</text:p>
          </table:table-cell>
          <table:table-cell office:value-type="float" office:value="2.604802" calcext:value-type="float">
            <text:p>2.604802</text:p>
          </table:table-cell>
          <table:table-cell office:value-type="float" office:value="0" calcext:value-type="float">
            <text:p>0</text:p>
          </table:table-cell>
          <table:table-cell office:value-type="float" office:value="0.0250047" calcext:value-type="float">
            <text:p>0.0250047</text:p>
          </table:table-cell>
          <table:table-cell office:value-type="float" office:value="1.038082" calcext:value-type="float">
            <text:p>1.038082</text:p>
          </table:table-cell>
          <table:table-cell office:value-type="float" office:value="0.1326809" calcext:value-type="float">
            <text:p>0.1326809</text:p>
          </table:table-cell>
          <table:table-cell office:value-type="float" office:value="0.1326269" calcext:value-type="float">
            <text:p>0.1326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8831" calcext:value-type="float">
            <text:p>1.008831</text:p>
          </table:table-cell>
          <table:table-cell office:value-type="float" office:value="3.361445" calcext:value-type="float">
            <text:p>3.3614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1998" calcext:value-type="float">
            <text:p>13011998</text:p>
          </table:table-cell>
          <table:table-cell office:value-type="float" office:value="2.31171" calcext:value-type="float">
            <text:p>2.31171</text:p>
          </table:table-cell>
          <table:table-cell office:value-type="float" office:value="140.2114" calcext:value-type="float">
            <text:p>140.2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86592" calcext:value-type="float">
            <text:p>3.886592</text:p>
          </table:table-cell>
          <table:table-cell office:value-type="float" office:value="0" calcext:value-type="float">
            <text:p>0</text:p>
          </table:table-cell>
          <table:table-cell office:value-type="float" office:value="0.01139395" calcext:value-type="float">
            <text:p>0.01139395</text:p>
          </table:table-cell>
          <table:table-cell office:value-type="float" office:value="0.05120317" calcext:value-type="float">
            <text:p>0.05120317</text:p>
          </table:table-cell>
          <table:table-cell office:value-type="float" office:value="1665.86" calcext:value-type="float">
            <text:p>1665.86</text:p>
          </table:table-cell>
          <table:table-cell office:value-type="float" office:value="2.622055" calcext:value-type="float">
            <text:p>2.622055</text:p>
          </table:table-cell>
          <table:table-cell office:value-type="float" office:value="0" calcext:value-type="float">
            <text:p>0</text:p>
          </table:table-cell>
          <table:table-cell office:value-type="float" office:value="0.02454802" calcext:value-type="float">
            <text:p>0.02454802</text:p>
          </table:table-cell>
          <table:table-cell office:value-type="float" office:value="1.037153" calcext:value-type="float">
            <text:p>1.037153</text:p>
          </table:table-cell>
          <table:table-cell office:value-type="float" office:value="0.1325248" calcext:value-type="float">
            <text:p>0.1325248</text:p>
          </table:table-cell>
          <table:table-cell office:value-type="float" office:value="0.132474" calcext:value-type="float">
            <text:p>0.132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2059" calcext:value-type="float">
            <text:p>1.012059</text:p>
          </table:table-cell>
          <table:table-cell office:value-type="float" office:value="3.603557" calcext:value-type="float">
            <text:p>3.6035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1998" calcext:value-type="float">
            <text:p>14011998</text:p>
          </table:table-cell>
          <table:table-cell office:value-type="float" office:value="2.31495" calcext:value-type="float">
            <text:p>2.31495</text:p>
          </table:table-cell>
          <table:table-cell office:value-type="float" office:value="140.1492" calcext:value-type="float">
            <text:p>140.1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29027" calcext:value-type="float">
            <text:p>4.029027</text:p>
          </table:table-cell>
          <table:table-cell office:value-type="float" office:value="0" calcext:value-type="float">
            <text:p>0</text:p>
          </table:table-cell>
          <table:table-cell office:value-type="float" office:value="0.01142332" calcext:value-type="float">
            <text:p>0.01142332</text:p>
          </table:table-cell>
          <table:table-cell office:value-type="float" office:value="0.05178447" calcext:value-type="float">
            <text:p>0.05178447</text:p>
          </table:table-cell>
          <table:table-cell office:value-type="float" office:value="1665.776" calcext:value-type="float">
            <text:p>1665.776</text:p>
          </table:table-cell>
          <table:table-cell office:value-type="float" office:value="2.640213" calcext:value-type="float">
            <text:p>2.640213</text:p>
          </table:table-cell>
          <table:table-cell office:value-type="float" office:value="0" calcext:value-type="float">
            <text:p>0</text:p>
          </table:table-cell>
          <table:table-cell office:value-type="float" office:value="0.02411003" calcext:value-type="float">
            <text:p>0.02411003</text:p>
          </table:table-cell>
          <table:table-cell office:value-type="float" office:value="1.024152" calcext:value-type="float">
            <text:p>1.024152</text:p>
          </table:table-cell>
          <table:table-cell office:value-type="float" office:value="0.1327378" calcext:value-type="float">
            <text:p>0.1327378</text:p>
          </table:table-cell>
          <table:table-cell office:value-type="float" office:value="0.1326895" calcext:value-type="float">
            <text:p>0.1326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5199" calcext:value-type="float">
            <text:p>1.015199</text:p>
          </table:table-cell>
          <table:table-cell office:value-type="float" office:value="3.843571" calcext:value-type="float">
            <text:p>3.8435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1998" calcext:value-type="float">
            <text:p>15011998</text:p>
          </table:table-cell>
          <table:table-cell office:value-type="float" office:value="2.318038" calcext:value-type="float">
            <text:p>2.318038</text:p>
          </table:table-cell>
          <table:table-cell office:value-type="float" office:value="140.0882" calcext:value-type="float">
            <text:p>140.0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70183" calcext:value-type="float">
            <text:p>4.170183</text:p>
          </table:table-cell>
          <table:table-cell office:value-type="float" office:value="0" calcext:value-type="float">
            <text:p>0</text:p>
          </table:table-cell>
          <table:table-cell office:value-type="float" office:value="0.01145053" calcext:value-type="float">
            <text:p>0.01145053</text:p>
          </table:table-cell>
          <table:table-cell office:value-type="float" office:value="0.05233159" calcext:value-type="float">
            <text:p>0.05233159</text:p>
          </table:table-cell>
          <table:table-cell office:value-type="float" office:value="1665.692" calcext:value-type="float">
            <text:p>1665.692</text:p>
          </table:table-cell>
          <table:table-cell office:value-type="float" office:value="2.659192" calcext:value-type="float">
            <text:p>2.659192</text:p>
          </table:table-cell>
          <table:table-cell office:value-type="float" office:value="0" calcext:value-type="float">
            <text:p>0</text:p>
          </table:table-cell>
          <table:table-cell office:value-type="float" office:value="0.02365327" calcext:value-type="float">
            <text:p>0.02365327</text:p>
          </table:table-cell>
          <table:table-cell office:value-type="float" office:value="1.007297" calcext:value-type="float">
            <text:p>1.007297</text:p>
          </table:table-cell>
          <table:table-cell office:value-type="float" office:value="0.1331247" calcext:value-type="float">
            <text:p>0.1331247</text:p>
          </table:table-cell>
          <table:table-cell office:value-type="float" office:value="0.1330786" calcext:value-type="float">
            <text:p>0.1330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824" calcext:value-type="float">
            <text:p>1.01824</text:p>
          </table:table-cell>
          <table:table-cell office:value-type="float" office:value="4.07968" calcext:value-type="float">
            <text:p>4.079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1998" calcext:value-type="float">
            <text:p>16011998</text:p>
          </table:table-cell>
          <table:table-cell office:value-type="float" office:value="2.320999" calcext:value-type="float">
            <text:p>2.320999</text:p>
          </table:table-cell>
          <table:table-cell office:value-type="float" office:value="140.0285" calcext:value-type="float">
            <text:p>140.0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10028" calcext:value-type="float">
            <text:p>4.310028</text:p>
          </table:table-cell>
          <table:table-cell office:value-type="float" office:value="0" calcext:value-type="float">
            <text:p>0</text:p>
          </table:table-cell>
          <table:table-cell office:value-type="float" office:value="0.0114761" calcext:value-type="float">
            <text:p>0.0114761</text:p>
          </table:table-cell>
          <table:table-cell office:value-type="float" office:value="0.05284635" calcext:value-type="float">
            <text:p>0.05284635</text:p>
          </table:table-cell>
          <table:table-cell office:value-type="float" office:value="1665.607" calcext:value-type="float">
            <text:p>1665.607</text:p>
          </table:table-cell>
          <table:table-cell office:value-type="float" office:value="2.678605" calcext:value-type="float">
            <text:p>2.678605</text:p>
          </table:table-cell>
          <table:table-cell office:value-type="float" office:value="0" calcext:value-type="float">
            <text:p>0</text:p>
          </table:table-cell>
          <table:table-cell office:value-type="float" office:value="0.02319958" calcext:value-type="float">
            <text:p>0.02319958</text:p>
          </table:table-cell>
          <table:table-cell office:value-type="float" office:value="0.9878843" calcext:value-type="float">
            <text:p>0.9878843</text:p>
          </table:table-cell>
          <table:table-cell office:value-type="float" office:value="0.1335935" calcext:value-type="float">
            <text:p>0.1335935</text:p>
          </table:table-cell>
          <table:table-cell office:value-type="float" office:value="0.1335492" calcext:value-type="float">
            <text:p>0.1335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1182" calcext:value-type="float">
            <text:p>1.021182</text:p>
          </table:table-cell>
          <table:table-cell office:value-type="float" office:value="4.310826" calcext:value-type="float">
            <text:p>4.3108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1998" calcext:value-type="float">
            <text:p>17011998</text:p>
          </table:table-cell>
          <table:table-cell office:value-type="float" office:value="2.323797" calcext:value-type="float">
            <text:p>2.323797</text:p>
          </table:table-cell>
          <table:table-cell office:value-type="float" office:value="139.9702" calcext:value-type="float">
            <text:p>139.9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48543" calcext:value-type="float">
            <text:p>4.448543</text:p>
          </table:table-cell>
          <table:table-cell office:value-type="float" office:value="0" calcext:value-type="float">
            <text:p>0</text:p>
          </table:table-cell>
          <table:table-cell office:value-type="float" office:value="0.01150012" calcext:value-type="float">
            <text:p>0.01150012</text:p>
          </table:table-cell>
          <table:table-cell office:value-type="float" office:value="0.05332627" calcext:value-type="float">
            <text:p>0.05332627</text:p>
          </table:table-cell>
          <table:table-cell office:value-type="float" office:value="1665.523" calcext:value-type="float">
            <text:p>1665.523</text:p>
          </table:table-cell>
          <table:table-cell office:value-type="float" office:value="2.698967" calcext:value-type="float">
            <text:p>2.698967</text:p>
          </table:table-cell>
          <table:table-cell office:value-type="float" office:value="0" calcext:value-type="float">
            <text:p>0</text:p>
          </table:table-cell>
          <table:table-cell office:value-type="float" office:value="0.02279578" calcext:value-type="float">
            <text:p>0.02279578</text:p>
          </table:table-cell>
          <table:table-cell office:value-type="float" office:value="0.9686854" calcext:value-type="float">
            <text:p>0.9686854</text:p>
          </table:table-cell>
          <table:table-cell office:value-type="float" office:value="0.134101" calcext:value-type="float">
            <text:p>0.134101</text:p>
          </table:table-cell>
          <table:table-cell office:value-type="float" office:value="0.1340583" calcext:value-type="float">
            <text:p>0.1340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4031" calcext:value-type="float">
            <text:p>1.024031</text:p>
          </table:table-cell>
          <table:table-cell office:value-type="float" office:value="4.536629" calcext:value-type="float">
            <text:p>4.5366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1998" calcext:value-type="float">
            <text:p>18011998</text:p>
          </table:table-cell>
          <table:table-cell office:value-type="float" office:value="2.326416" calcext:value-type="float">
            <text:p>2.326416</text:p>
          </table:table-cell>
          <table:table-cell office:value-type="float" office:value="139.9133" calcext:value-type="float">
            <text:p>139.9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85781" calcext:value-type="float">
            <text:p>4.585781</text:p>
          </table:table-cell>
          <table:table-cell office:value-type="float" office:value="0" calcext:value-type="float">
            <text:p>0</text:p>
          </table:table-cell>
          <table:table-cell office:value-type="float" office:value="0.01152243" calcext:value-type="float">
            <text:p>0.01152243</text:p>
          </table:table-cell>
          <table:table-cell office:value-type="float" office:value="0.05377101" calcext:value-type="float">
            <text:p>0.05377101</text:p>
          </table:table-cell>
          <table:table-cell office:value-type="float" office:value="1665.439" calcext:value-type="float">
            <text:p>1665.439</text:p>
          </table:table-cell>
          <table:table-cell office:value-type="float" office:value="2.720557" calcext:value-type="float">
            <text:p>2.720557</text:p>
          </table:table-cell>
          <table:table-cell office:value-type="float" office:value="0" calcext:value-type="float">
            <text:p>0</text:p>
          </table:table-cell>
          <table:table-cell office:value-type="float" office:value="0.02241077" calcext:value-type="float">
            <text:p>0.02241077</text:p>
          </table:table-cell>
          <table:table-cell office:value-type="float" office:value="0.9504733" calcext:value-type="float">
            <text:p>0.9504733</text:p>
          </table:table-cell>
          <table:table-cell office:value-type="float" office:value="0.1346266" calcext:value-type="float">
            <text:p>0.1346266</text:p>
          </table:table-cell>
          <table:table-cell office:value-type="float" office:value="0.1345854" calcext:value-type="float">
            <text:p>0.1345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6777" calcext:value-type="float">
            <text:p>1.026777</text:p>
          </table:table-cell>
          <table:table-cell office:value-type="float" office:value="4.757204" calcext:value-type="float">
            <text:p>4.7572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1998" calcext:value-type="float">
            <text:p>19011998</text:p>
          </table:table-cell>
          <table:table-cell office:value-type="float" office:value="2.328841" calcext:value-type="float">
            <text:p>2.328841</text:p>
          </table:table-cell>
          <table:table-cell office:value-type="float" office:value="139.8578" calcext:value-type="float">
            <text:p>139.8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21807" calcext:value-type="float">
            <text:p>4.721807</text:p>
          </table:table-cell>
          <table:table-cell office:value-type="float" office:value="0" calcext:value-type="float">
            <text:p>0</text:p>
          </table:table-cell>
          <table:table-cell office:value-type="float" office:value="0.01154246" calcext:value-type="float">
            <text:p>0.01154246</text:p>
          </table:table-cell>
          <table:table-cell office:value-type="float" office:value="0.05416999" calcext:value-type="float">
            <text:p>0.05416999</text:p>
          </table:table-cell>
          <table:table-cell office:value-type="float" office:value="1665.354" calcext:value-type="float">
            <text:p>1665.354</text:p>
          </table:table-cell>
          <table:table-cell office:value-type="float" office:value="2.74343" calcext:value-type="float">
            <text:p>2.74343</text:p>
          </table:table-cell>
          <table:table-cell office:value-type="float" office:value="0" calcext:value-type="float">
            <text:p>0</text:p>
          </table:table-cell>
          <table:table-cell office:value-type="float" office:value="0.02204198" calcext:value-type="float">
            <text:p>0.02204198</text:p>
          </table:table-cell>
          <table:table-cell office:value-type="float" office:value="0.9331962" calcext:value-type="float">
            <text:p>0.9331962</text:p>
          </table:table-cell>
          <table:table-cell office:value-type="float" office:value="0.1351606" calcext:value-type="float">
            <text:p>0.1351606</text:p>
          </table:table-cell>
          <table:table-cell office:value-type="float" office:value="0.1351208" calcext:value-type="float">
            <text:p>0.1351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9431" calcext:value-type="float">
            <text:p>1.029431</text:p>
          </table:table-cell>
          <table:table-cell office:value-type="float" office:value="4.972773" calcext:value-type="float">
            <text:p>4.9727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1998" calcext:value-type="float">
            <text:p>20011998</text:p>
          </table:table-cell>
          <table:table-cell office:value-type="float" office:value="2.331059" calcext:value-type="float">
            <text:p>2.331059</text:p>
          </table:table-cell>
          <table:table-cell office:value-type="float" office:value="139.8036" calcext:value-type="float">
            <text:p>139.8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56678" calcext:value-type="float">
            <text:p>4.856678</text:p>
          </table:table-cell>
          <table:table-cell office:value-type="float" office:value="0" calcext:value-type="float">
            <text:p>0</text:p>
          </table:table-cell>
          <table:table-cell office:value-type="float" office:value="0.01156118" calcext:value-type="float">
            <text:p>0.01156118</text:p>
          </table:table-cell>
          <table:table-cell office:value-type="float" office:value="0.05453845" calcext:value-type="float">
            <text:p>0.05453845</text:p>
          </table:table-cell>
          <table:table-cell office:value-type="float" office:value="1665.27" calcext:value-type="float">
            <text:p>1665.27</text:p>
          </table:table-cell>
          <table:table-cell office:value-type="float" office:value="2.767379" calcext:value-type="float">
            <text:p>2.767379</text:p>
          </table:table-cell>
          <table:table-cell office:value-type="float" office:value="0" calcext:value-type="float">
            <text:p>0</text:p>
          </table:table-cell>
          <table:table-cell office:value-type="float" office:value="0.02168748" calcext:value-type="float">
            <text:p>0.02168748</text:p>
          </table:table-cell>
          <table:table-cell office:value-type="float" office:value="0.916675" calcext:value-type="float">
            <text:p>0.916675</text:p>
          </table:table-cell>
          <table:table-cell office:value-type="float" office:value="0.1356983" calcext:value-type="float">
            <text:p>0.1356983</text:p>
          </table:table-cell>
          <table:table-cell office:value-type="float" office:value="0.1356599" calcext:value-type="float">
            <text:p>0.1356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201" calcext:value-type="float">
            <text:p>1.03201</text:p>
          </table:table-cell>
          <table:table-cell office:value-type="float" office:value="5.18357" calcext:value-type="float">
            <text:p>5.183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1998" calcext:value-type="float">
            <text:p>21011998</text:p>
          </table:table-cell>
          <table:table-cell office:value-type="float" office:value="2.33306" calcext:value-type="float">
            <text:p>2.33306</text:p>
          </table:table-cell>
          <table:table-cell office:value-type="float" office:value="139.7505" calcext:value-type="float">
            <text:p>139.7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90443" calcext:value-type="float">
            <text:p>4.990443</text:p>
          </table:table-cell>
          <table:table-cell office:value-type="float" office:value="0" calcext:value-type="float">
            <text:p>0</text:p>
          </table:table-cell>
          <table:table-cell office:value-type="float" office:value="0.0115787" calcext:value-type="float">
            <text:p>0.0115787</text:p>
          </table:table-cell>
          <table:table-cell office:value-type="float" office:value="0.05488082" calcext:value-type="float">
            <text:p>0.05488082</text:p>
          </table:table-cell>
          <table:table-cell office:value-type="float" office:value="1665.186" calcext:value-type="float">
            <text:p>1665.186</text:p>
          </table:table-cell>
          <table:table-cell office:value-type="float" office:value="2.791859" calcext:value-type="float">
            <text:p>2.791859</text:p>
          </table:table-cell>
          <table:table-cell office:value-type="float" office:value="0" calcext:value-type="float">
            <text:p>0</text:p>
          </table:table-cell>
          <table:table-cell office:value-type="float" office:value="0.02133699" calcext:value-type="float">
            <text:p>0.02133699</text:p>
          </table:table-cell>
          <table:table-cell office:value-type="float" office:value="0.9007928" calcext:value-type="float">
            <text:p>0.9007928</text:p>
          </table:table-cell>
          <table:table-cell office:value-type="float" office:value="0.1362374" calcext:value-type="float">
            <text:p>0.1362374</text:p>
          </table:table-cell>
          <table:table-cell office:value-type="float" office:value="0.1362" calcext:value-type="float">
            <text:p>0.1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4494" calcext:value-type="float">
            <text:p>1.034494</text:p>
          </table:table-cell>
          <table:table-cell office:value-type="float" office:value="5.389784" calcext:value-type="float">
            <text:p>5.3897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1998" calcext:value-type="float">
            <text:p>22011998</text:p>
          </table:table-cell>
          <table:table-cell office:value-type="float" office:value="2.33486" calcext:value-type="float">
            <text:p>2.33486</text:p>
          </table:table-cell>
          <table:table-cell office:value-type="float" office:value="139.6986" calcext:value-type="float">
            <text:p>139.6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23132" calcext:value-type="float">
            <text:p>5.123132</text:p>
          </table:table-cell>
          <table:table-cell office:value-type="float" office:value="0" calcext:value-type="float">
            <text:p>0</text:p>
          </table:table-cell>
          <table:table-cell office:value-type="float" office:value="0.01159539" calcext:value-type="float">
            <text:p>0.01159539</text:p>
          </table:table-cell>
          <table:table-cell office:value-type="float" office:value="0.05520036" calcext:value-type="float">
            <text:p>0.05520036</text:p>
          </table:table-cell>
          <table:table-cell office:value-type="float" office:value="1665.101" calcext:value-type="float">
            <text:p>1665.101</text:p>
          </table:table-cell>
          <table:table-cell office:value-type="float" office:value="2.816146" calcext:value-type="float">
            <text:p>2.816146</text:p>
          </table:table-cell>
          <table:table-cell office:value-type="float" office:value="0" calcext:value-type="float">
            <text:p>0</text:p>
          </table:table-cell>
          <table:table-cell office:value-type="float" office:value="0.0209687" calcext:value-type="float">
            <text:p>0.0209687</text:p>
          </table:table-cell>
          <table:table-cell office:value-type="float" office:value="0.8850138" calcext:value-type="float">
            <text:p>0.8850138</text:p>
          </table:table-cell>
          <table:table-cell office:value-type="float" office:value="0.1367768" calcext:value-type="float">
            <text:p>0.1367768</text:p>
          </table:table-cell>
          <table:table-cell office:value-type="float" office:value="0.1367405" calcext:value-type="float">
            <text:p>0.1367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6881" calcext:value-type="float">
            <text:p>1.036881</text:p>
          </table:table-cell>
          <table:table-cell office:value-type="float" office:value="5.591502" calcext:value-type="float">
            <text:p>5.5915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1998" calcext:value-type="float">
            <text:p>23011998</text:p>
          </table:table-cell>
          <table:table-cell office:value-type="float" office:value="2.336501" calcext:value-type="float">
            <text:p>2.336501</text:p>
          </table:table-cell>
          <table:table-cell office:value-type="float" office:value="139.648" calcext:value-type="float">
            <text:p>139.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54742" calcext:value-type="float">
            <text:p>5.254742</text:p>
          </table:table-cell>
          <table:table-cell office:value-type="float" office:value="0" calcext:value-type="float">
            <text:p>0</text:p>
          </table:table-cell>
          <table:table-cell office:value-type="float" office:value="0.01161128" calcext:value-type="float">
            <text:p>0.01161128</text:p>
          </table:table-cell>
          <table:table-cell office:value-type="float" office:value="0.05549897" calcext:value-type="float">
            <text:p>0.05549897</text:p>
          </table:table-cell>
          <table:table-cell office:value-type="float" office:value="1665.017" calcext:value-type="float">
            <text:p>1665.017</text:p>
          </table:table-cell>
          <table:table-cell office:value-type="float" office:value="2.839339" calcext:value-type="float">
            <text:p>2.839339</text:p>
          </table:table-cell>
          <table:table-cell office:value-type="float" office:value="0" calcext:value-type="float">
            <text:p>0</text:p>
          </table:table-cell>
          <table:table-cell office:value-type="float" office:value="0.02057364" calcext:value-type="float">
            <text:p>0.02057364</text:p>
          </table:table-cell>
          <table:table-cell office:value-type="float" office:value="0.8687301" calcext:value-type="float">
            <text:p>0.8687301</text:p>
          </table:table-cell>
          <table:table-cell office:value-type="float" office:value="0.1373159" calcext:value-type="float">
            <text:p>0.1373159</text:p>
          </table:table-cell>
          <table:table-cell office:value-type="float" office:value="0.1372806" calcext:value-type="float">
            <text:p>0.1372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918" calcext:value-type="float">
            <text:p>1.03918</text:p>
          </table:table-cell>
          <table:table-cell office:value-type="float" office:value="5.788602" calcext:value-type="float">
            <text:p>5.7886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1998" calcext:value-type="float">
            <text:p>24011998</text:p>
          </table:table-cell>
          <table:table-cell office:value-type="float" office:value="2.338045" calcext:value-type="float">
            <text:p>2.338045</text:p>
          </table:table-cell>
          <table:table-cell office:value-type="float" office:value="139.5987" calcext:value-type="float">
            <text:p>139.5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85229" calcext:value-type="float">
            <text:p>5.385229</text:p>
          </table:table-cell>
          <table:table-cell office:value-type="float" office:value="0" calcext:value-type="float">
            <text:p>0</text:p>
          </table:table-cell>
          <table:table-cell office:value-type="float" office:value="0.0116267" calcext:value-type="float">
            <text:p>0.0116267</text:p>
          </table:table-cell>
          <table:table-cell office:value-type="float" office:value="0.05577821" calcext:value-type="float">
            <text:p>0.05577821</text:p>
          </table:table-cell>
          <table:table-cell office:value-type="float" office:value="1664.932" calcext:value-type="float">
            <text:p>1664.932</text:p>
          </table:table-cell>
          <table:table-cell office:value-type="float" office:value="2.860667" calcext:value-type="float">
            <text:p>2.860667</text:p>
          </table:table-cell>
          <table:table-cell office:value-type="float" office:value="0" calcext:value-type="float">
            <text:p>0</text:p>
          </table:table-cell>
          <table:table-cell office:value-type="float" office:value="0.02017832" calcext:value-type="float">
            <text:p>0.02017832</text:p>
          </table:table-cell>
          <table:table-cell office:value-type="float" office:value="0.8516084" calcext:value-type="float">
            <text:p>0.8516084</text:p>
          </table:table-cell>
          <table:table-cell office:value-type="float" office:value="0.1378543" calcext:value-type="float">
            <text:p>0.1378543</text:p>
          </table:table-cell>
          <table:table-cell office:value-type="float" office:value="0.13782" calcext:value-type="float">
            <text:p>0.13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1377" calcext:value-type="float">
            <text:p>1.041377</text:p>
          </table:table-cell>
          <table:table-cell office:value-type="float" office:value="5.9809" calcext:value-type="float">
            <text:p>5.98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1998" calcext:value-type="float">
            <text:p>25011998</text:p>
          </table:table-cell>
          <table:table-cell office:value-type="float" office:value="2.339421" calcext:value-type="float">
            <text:p>2.339421</text:p>
          </table:table-cell>
          <table:table-cell office:value-type="float" office:value="139.5507" calcext:value-type="float">
            <text:p>139.5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14585" calcext:value-type="float">
            <text:p>5.514585</text:p>
          </table:table-cell>
          <table:table-cell office:value-type="float" office:value="0" calcext:value-type="float">
            <text:p>0</text:p>
          </table:table-cell>
          <table:table-cell office:value-type="float" office:value="0.01164136" calcext:value-type="float">
            <text:p>0.01164136</text:p>
          </table:table-cell>
          <table:table-cell office:value-type="float" office:value="0.05603642" calcext:value-type="float">
            <text:p>0.05603642</text:p>
          </table:table-cell>
          <table:table-cell office:value-type="float" office:value="1664.848" calcext:value-type="float">
            <text:p>1664.848</text:p>
          </table:table-cell>
          <table:table-cell office:value-type="float" office:value="2.881195" calcext:value-type="float">
            <text:p>2.881195</text:p>
          </table:table-cell>
          <table:table-cell office:value-type="float" office:value="0" calcext:value-type="float">
            <text:p>0</text:p>
          </table:table-cell>
          <table:table-cell office:value-type="float" office:value="0.01984029" calcext:value-type="float">
            <text:p>0.01984029</text:p>
          </table:table-cell>
          <table:table-cell office:value-type="float" office:value="0.8356769" calcext:value-type="float">
            <text:p>0.8356769</text:p>
          </table:table-cell>
          <table:table-cell office:value-type="float" office:value="0.138392" calcext:value-type="float">
            <text:p>0.138392</text:p>
          </table:table-cell>
          <table:table-cell office:value-type="float" office:value="0.1383586" calcext:value-type="float">
            <text:p>0.1383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3458" calcext:value-type="float">
            <text:p>1.043458</text:p>
          </table:table-cell>
          <table:table-cell office:value-type="float" office:value="6.168437" calcext:value-type="float">
            <text:p>6.1684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1998" calcext:value-type="float">
            <text:p>26011998</text:p>
          </table:table-cell>
          <table:table-cell office:value-type="float" office:value="2.340621" calcext:value-type="float">
            <text:p>2.340621</text:p>
          </table:table-cell>
          <table:table-cell office:value-type="float" office:value="139.5039" calcext:value-type="float">
            <text:p>139.5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42889" calcext:value-type="float">
            <text:p>5.642889</text:p>
          </table:table-cell>
          <table:table-cell office:value-type="float" office:value="0" calcext:value-type="float">
            <text:p>0</text:p>
          </table:table-cell>
          <table:table-cell office:value-type="float" office:value="0.01165534" calcext:value-type="float">
            <text:p>0.01165534</text:p>
          </table:table-cell>
          <table:table-cell office:value-type="float" office:value="0.05627401" calcext:value-type="float">
            <text:p>0.05627401</text:p>
          </table:table-cell>
          <table:table-cell office:value-type="float" office:value="1664.764" calcext:value-type="float">
            <text:p>1664.764</text:p>
          </table:table-cell>
          <table:table-cell office:value-type="float" office:value="2.900974" calcext:value-type="float">
            <text:p>2.900974</text:p>
          </table:table-cell>
          <table:table-cell office:value-type="float" office:value="0" calcext:value-type="float">
            <text:p>0</text:p>
          </table:table-cell>
          <table:table-cell office:value-type="float" office:value="0.01950998" calcext:value-type="float">
            <text:p>0.01950998</text:p>
          </table:table-cell>
          <table:table-cell office:value-type="float" office:value="0.8208788" calcext:value-type="float">
            <text:p>0.8208788</text:p>
          </table:table-cell>
          <table:table-cell office:value-type="float" office:value="0.1389289" calcext:value-type="float">
            <text:p>0.1389289</text:p>
          </table:table-cell>
          <table:table-cell office:value-type="float" office:value="0.1388962" calcext:value-type="float">
            <text:p>0.1388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5461" calcext:value-type="float">
            <text:p>1.045461</text:p>
          </table:table-cell>
          <table:table-cell office:value-type="float" office:value="6.351573" calcext:value-type="float">
            <text:p>6.3515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1998" calcext:value-type="float">
            <text:p>27011998</text:p>
          </table:table-cell>
          <table:table-cell office:value-type="float" office:value="2.341671" calcext:value-type="float">
            <text:p>2.341671</text:p>
          </table:table-cell>
          <table:table-cell office:value-type="float" office:value="139.4582" calcext:value-type="float">
            <text:p>139.4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70186" calcext:value-type="float">
            <text:p>5.770186</text:p>
          </table:table-cell>
          <table:table-cell office:value-type="float" office:value="0" calcext:value-type="float">
            <text:p>0</text:p>
          </table:table-cell>
          <table:table-cell office:value-type="float" office:value="0.0116689" calcext:value-type="float">
            <text:p>0.0116689</text:p>
          </table:table-cell>
          <table:table-cell office:value-type="float" office:value="0.05649425" calcext:value-type="float">
            <text:p>0.05649425</text:p>
          </table:table-cell>
          <table:table-cell office:value-type="float" office:value="1664.681" calcext:value-type="float">
            <text:p>1664.681</text:p>
          </table:table-cell>
          <table:table-cell office:value-type="float" office:value="2.919492" calcext:value-type="float">
            <text:p>2.919492</text:p>
          </table:table-cell>
          <table:table-cell office:value-type="float" office:value="0" calcext:value-type="float">
            <text:p>0</text:p>
          </table:table-cell>
          <table:table-cell office:value-type="float" office:value="0.01916077" calcext:value-type="float">
            <text:p>0.01916077</text:p>
          </table:table-cell>
          <table:table-cell office:value-type="float" office:value="0.8061868" calcext:value-type="float">
            <text:p>0.8061868</text:p>
          </table:table-cell>
          <table:table-cell office:value-type="float" office:value="0.139465" calcext:value-type="float">
            <text:p>0.139465</text:p>
          </table:table-cell>
          <table:table-cell office:value-type="float" office:value="0.1394331" calcext:value-type="float">
            <text:p>0.1394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7379" calcext:value-type="float">
            <text:p>1.047379</text:p>
          </table:table-cell>
          <table:table-cell office:value-type="float" office:value="6.530484" calcext:value-type="float">
            <text:p>6.5304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1998" calcext:value-type="float">
            <text:p>28011998</text:p>
          </table:table-cell>
          <table:table-cell office:value-type="float" office:value="2.3426" calcext:value-type="float">
            <text:p>2.3426</text:p>
          </table:table-cell>
          <table:table-cell office:value-type="float" office:value="139.4137" calcext:value-type="float">
            <text:p>139.4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96475" calcext:value-type="float">
            <text:p>5.896475</text:p>
          </table:table-cell>
          <table:table-cell office:value-type="float" office:value="0" calcext:value-type="float">
            <text:p>0</text:p>
          </table:table-cell>
          <table:table-cell office:value-type="float" office:value="0.01168203" calcext:value-type="float">
            <text:p>0.01168203</text:p>
          </table:table-cell>
          <table:table-cell office:value-type="float" office:value="0.05669801" calcext:value-type="float">
            <text:p>0.05669801</text:p>
          </table:table-cell>
          <table:table-cell office:value-type="float" office:value="1664.596" calcext:value-type="float">
            <text:p>1664.596</text:p>
          </table:table-cell>
          <table:table-cell office:value-type="float" office:value="2.936465" calcext:value-type="float">
            <text:p>2.936465</text:p>
          </table:table-cell>
          <table:table-cell office:value-type="float" office:value="0" calcext:value-type="float">
            <text:p>0</text:p>
          </table:table-cell>
          <table:table-cell office:value-type="float" office:value="0.01881694" calcext:value-type="float">
            <text:p>0.01881694</text:p>
          </table:table-cell>
          <table:table-cell office:value-type="float" office:value="0.7912335" calcext:value-type="float">
            <text:p>0.7912335</text:p>
          </table:table-cell>
          <table:table-cell office:value-type="float" office:value="0.14" calcext:value-type="float">
            <text:p>0.14</text:p>
          </table:table-cell>
          <table:table-cell office:value-type="float" office:value="0.1399688" calcext:value-type="float">
            <text:p>0.139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9176" calcext:value-type="float">
            <text:p>1.049176</text:p>
          </table:table-cell>
          <table:table-cell office:value-type="float" office:value="6.705116" calcext:value-type="float">
            <text:p>6.7051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1998" calcext:value-type="float">
            <text:p>29011998</text:p>
          </table:table-cell>
          <table:table-cell office:value-type="float" office:value="2.343411" calcext:value-type="float">
            <text:p>2.343411</text:p>
          </table:table-cell>
          <table:table-cell office:value-type="float" office:value="139.3703" calcext:value-type="float">
            <text:p>139.3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21765" calcext:value-type="float">
            <text:p>6.021765</text:p>
          </table:table-cell>
          <table:table-cell office:value-type="float" office:value="0" calcext:value-type="float">
            <text:p>0</text:p>
          </table:table-cell>
          <table:table-cell office:value-type="float" office:value="0.01169468" calcext:value-type="float">
            <text:p>0.01169468</text:p>
          </table:table-cell>
          <table:table-cell office:value-type="float" office:value="0.05688602" calcext:value-type="float">
            <text:p>0.05688602</text:p>
          </table:table-cell>
          <table:table-cell office:value-type="float" office:value="1664.512" calcext:value-type="float">
            <text:p>1664.512</text:p>
          </table:table-cell>
          <table:table-cell office:value-type="float" office:value="2.952314" calcext:value-type="float">
            <text:p>2.952314</text:p>
          </table:table-cell>
          <table:table-cell office:value-type="float" office:value="0" calcext:value-type="float">
            <text:p>0</text:p>
          </table:table-cell>
          <table:table-cell office:value-type="float" office:value="0.01850217" calcext:value-type="float">
            <text:p>0.01850217</text:p>
          </table:table-cell>
          <table:table-cell office:value-type="float" office:value="0.7768541" calcext:value-type="float">
            <text:p>0.7768541</text:p>
          </table:table-cell>
          <table:table-cell office:value-type="float" office:value="0.1405341" calcext:value-type="float">
            <text:p>0.1405341</text:p>
          </table:table-cell>
          <table:table-cell office:value-type="float" office:value="0.1405038" calcext:value-type="float">
            <text:p>0.1405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0891" calcext:value-type="float">
            <text:p>1.050891</text:p>
          </table:table-cell>
          <table:table-cell office:value-type="float" office:value="6.875517" calcext:value-type="float">
            <text:p>6.8755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1998" calcext:value-type="float">
            <text:p>30011998</text:p>
          </table:table-cell>
          <table:table-cell office:value-type="float" office:value="2.344084" calcext:value-type="float">
            <text:p>2.344084</text:p>
          </table:table-cell>
          <table:table-cell office:value-type="float" office:value="139.3279" calcext:value-type="float">
            <text:p>139.3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461" calcext:value-type="float">
            <text:p>6.1461</text:p>
          </table:table-cell>
          <table:table-cell office:value-type="float" office:value="0" calcext:value-type="float">
            <text:p>0</text:p>
          </table:table-cell>
          <table:table-cell office:value-type="float" office:value="0.01170774" calcext:value-type="float">
            <text:p>0.01170774</text:p>
          </table:table-cell>
          <table:table-cell office:value-type="float" office:value="0.05706654" calcext:value-type="float">
            <text:p>0.05706654</text:p>
          </table:table-cell>
          <table:table-cell office:value-type="float" office:value="1664.428" calcext:value-type="float">
            <text:p>1664.428</text:p>
          </table:table-cell>
          <table:table-cell office:value-type="float" office:value="2.96729" calcext:value-type="float">
            <text:p>2.96729</text:p>
          </table:table-cell>
          <table:table-cell office:value-type="float" office:value="0" calcext:value-type="float">
            <text:p>0</text:p>
          </table:table-cell>
          <table:table-cell office:value-type="float" office:value="0.01821386" calcext:value-type="float">
            <text:p>0.01821386</text:p>
          </table:table-cell>
          <table:table-cell office:value-type="float" office:value="0.7633725" calcext:value-type="float">
            <text:p>0.7633725</text:p>
          </table:table-cell>
          <table:table-cell office:value-type="float" office:value="0.1410673" calcext:value-type="float">
            <text:p>0.1410673</text:p>
          </table:table-cell>
          <table:table-cell office:value-type="float" office:value="0.1410376" calcext:value-type="float">
            <text:p>0.1410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2537" calcext:value-type="float">
            <text:p>1.052537</text:p>
          </table:table-cell>
          <table:table-cell office:value-type="float" office:value="7.041891" calcext:value-type="float">
            <text:p>7.0418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1998" calcext:value-type="float">
            <text:p>31011998</text:p>
          </table:table-cell>
          <table:table-cell office:value-type="float" office:value="2.344562" calcext:value-type="float">
            <text:p>2.344562</text:p>
          </table:table-cell>
          <table:table-cell office:value-type="float" office:value="139.2866" calcext:value-type="float">
            <text:p>139.2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69544" calcext:value-type="float">
            <text:p>6.269544</text:p>
          </table:table-cell>
          <table:table-cell office:value-type="float" office:value="0" calcext:value-type="float">
            <text:p>0</text:p>
          </table:table-cell>
          <table:table-cell office:value-type="float" office:value="0.01172032" calcext:value-type="float">
            <text:p>0.01172032</text:p>
          </table:table-cell>
          <table:table-cell office:value-type="float" office:value="0.05723314" calcext:value-type="float">
            <text:p>0.05723314</text:p>
          </table:table-cell>
          <table:table-cell office:value-type="float" office:value="1664.344" calcext:value-type="float">
            <text:p>1664.344</text:p>
          </table:table-cell>
          <table:table-cell office:value-type="float" office:value="2.981773" calcext:value-type="float">
            <text:p>2.981773</text:p>
          </table:table-cell>
          <table:table-cell office:value-type="float" office:value="0" calcext:value-type="float">
            <text:p>0</text:p>
          </table:table-cell>
          <table:table-cell office:value-type="float" office:value="0.01796438" calcext:value-type="float">
            <text:p>0.01796438</text:p>
          </table:table-cell>
          <table:table-cell office:value-type="float" office:value="0.751388" calcext:value-type="float">
            <text:p>0.751388</text:p>
          </table:table-cell>
          <table:table-cell office:value-type="float" office:value="0.1415996" calcext:value-type="float">
            <text:p>0.1415996</text:p>
          </table:table-cell>
          <table:table-cell office:value-type="float" office:value="0.1415706" calcext:value-type="float">
            <text:p>0.1415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4106" calcext:value-type="float">
            <text:p>1.054106</text:p>
          </table:table-cell>
          <table:table-cell office:value-type="float" office:value="7.2045" calcext:value-type="float">
            <text:p>7.20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1998" calcext:value-type="float">
            <text:p>1021998</text:p>
          </table:table-cell>
          <table:table-cell office:value-type="float" office:value="2.344855" calcext:value-type="float">
            <text:p>2.344855</text:p>
          </table:table-cell>
          <table:table-cell office:value-type="float" office:value="139.2461" calcext:value-type="float">
            <text:p>139.2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92187" calcext:value-type="float">
            <text:p>6.392187</text:p>
          </table:table-cell>
          <table:table-cell office:value-type="float" office:value="0" calcext:value-type="float">
            <text:p>0</text:p>
          </table:table-cell>
          <table:table-cell office:value-type="float" office:value="0.01173224" calcext:value-type="float">
            <text:p>0.01173224</text:p>
          </table:table-cell>
          <table:table-cell office:value-type="float" office:value="0.05734418" calcext:value-type="float">
            <text:p>0.05734418</text:p>
          </table:table-cell>
          <table:table-cell office:value-type="float" office:value="1664.261" calcext:value-type="float">
            <text:p>1664.261</text:p>
          </table:table-cell>
          <table:table-cell office:value-type="float" office:value="2.99565" calcext:value-type="float">
            <text:p>2.99565</text:p>
          </table:table-cell>
          <table:table-cell office:value-type="float" office:value="0" calcext:value-type="float">
            <text:p>0</text:p>
          </table:table-cell>
          <table:table-cell office:value-type="float" office:value="0.01771406" calcext:value-type="float">
            <text:p>0.01771406</text:p>
          </table:table-cell>
          <table:table-cell office:value-type="float" office:value="0.7402344" calcext:value-type="float">
            <text:p>0.7402344</text:p>
          </table:table-cell>
          <table:table-cell office:value-type="float" office:value="0.1421309" calcext:value-type="float">
            <text:p>0.1421309</text:p>
          </table:table-cell>
          <table:table-cell office:value-type="float" office:value="0.1421025" calcext:value-type="float">
            <text:p>0.1421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5603" calcext:value-type="float">
            <text:p>1.055603</text:p>
          </table:table-cell>
          <table:table-cell office:value-type="float" office:value="7.363758" calcext:value-type="float">
            <text:p>7.3637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1998" calcext:value-type="float">
            <text:p>2021998</text:p>
          </table:table-cell>
          <table:table-cell office:value-type="float" office:value="2.344984" calcext:value-type="float">
            <text:p>2.344984</text:p>
          </table:table-cell>
          <table:table-cell office:value-type="float" office:value="139.2065" calcext:value-type="float">
            <text:p>139.2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14093" calcext:value-type="float">
            <text:p>6.514093</text:p>
          </table:table-cell>
          <table:table-cell office:value-type="float" office:value="0" calcext:value-type="float">
            <text:p>0</text:p>
          </table:table-cell>
          <table:table-cell office:value-type="float" office:value="0.01174419" calcext:value-type="float">
            <text:p>0.01174419</text:p>
          </table:table-cell>
          <table:table-cell office:value-type="float" office:value="0.05742494" calcext:value-type="float">
            <text:p>0.05742494</text:p>
          </table:table-cell>
          <table:table-cell office:value-type="float" office:value="1664.176" calcext:value-type="float">
            <text:p>1664.176</text:p>
          </table:table-cell>
          <table:table-cell office:value-type="float" office:value="3.008694" calcext:value-type="float">
            <text:p>3.008694</text:p>
          </table:table-cell>
          <table:table-cell office:value-type="float" office:value="0" calcext:value-type="float">
            <text:p>0</text:p>
          </table:table-cell>
          <table:table-cell office:value-type="float" office:value="0.01746068" calcext:value-type="float">
            <text:p>0.01746068</text:p>
          </table:table-cell>
          <table:table-cell office:value-type="float" office:value="0.7292515" calcext:value-type="float">
            <text:p>0.7292515</text:p>
          </table:table-cell>
          <table:table-cell office:value-type="float" office:value="0.1426612" calcext:value-type="float">
            <text:p>0.1426612</text:p>
          </table:table-cell>
          <table:table-cell office:value-type="float" office:value="0.1426334" calcext:value-type="float">
            <text:p>0.1426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7028" calcext:value-type="float">
            <text:p>1.057028</text:p>
          </table:table-cell>
          <table:table-cell office:value-type="float" office:value="7.519822" calcext:value-type="float">
            <text:p>7.5198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1998" calcext:value-type="float">
            <text:p>3021998</text:p>
          </table:table-cell>
          <table:table-cell office:value-type="float" office:value="2.344959" calcext:value-type="float">
            <text:p>2.344959</text:p>
          </table:table-cell>
          <table:table-cell office:value-type="float" office:value="139.1678" calcext:value-type="float">
            <text:p>139.1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35281" calcext:value-type="float">
            <text:p>6.635281</text:p>
          </table:table-cell>
          <table:table-cell office:value-type="float" office:value="0" calcext:value-type="float">
            <text:p>0</text:p>
          </table:table-cell>
          <table:table-cell office:value-type="float" office:value="0.01175591" calcext:value-type="float">
            <text:p>0.01175591</text:p>
          </table:table-cell>
          <table:table-cell office:value-type="float" office:value="0.05749632" calcext:value-type="float">
            <text:p>0.05749632</text:p>
          </table:table-cell>
          <table:table-cell office:value-type="float" office:value="1664.092" calcext:value-type="float">
            <text:p>1664.092</text:p>
          </table:table-cell>
          <table:table-cell office:value-type="float" office:value="3.02086" calcext:value-type="float">
            <text:p>3.02086</text:p>
          </table:table-cell>
          <table:table-cell office:value-type="float" office:value="0" calcext:value-type="float">
            <text:p>0</text:p>
          </table:table-cell>
          <table:table-cell office:value-type="float" office:value="0.0172157" calcext:value-type="float">
            <text:p>0.0172157</text:p>
          </table:table-cell>
          <table:table-cell office:value-type="float" office:value="0.7184607" calcext:value-type="float">
            <text:p>0.7184607</text:p>
          </table:table-cell>
          <table:table-cell office:value-type="float" office:value="0.1431906" calcext:value-type="float">
            <text:p>0.1431906</text:p>
          </table:table-cell>
          <table:table-cell office:value-type="float" office:value="0.1431632" calcext:value-type="float">
            <text:p>0.1431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8388" calcext:value-type="float">
            <text:p>1.058388</text:p>
          </table:table-cell>
          <table:table-cell office:value-type="float" office:value="7.672689" calcext:value-type="float">
            <text:p>7.6726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1998" calcext:value-type="float">
            <text:p>4021998</text:p>
          </table:table-cell>
          <table:table-cell office:value-type="float" office:value="2.344804" calcext:value-type="float">
            <text:p>2.344804</text:p>
          </table:table-cell>
          <table:table-cell office:value-type="float" office:value="139.1299" calcext:value-type="float">
            <text:p>139.1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55763" calcext:value-type="float">
            <text:p>6.755763</text:p>
          </table:table-cell>
          <table:table-cell office:value-type="float" office:value="0" calcext:value-type="float">
            <text:p>0</text:p>
          </table:table-cell>
          <table:table-cell office:value-type="float" office:value="0.01176727" calcext:value-type="float">
            <text:p>0.01176727</text:p>
          </table:table-cell>
          <table:table-cell office:value-type="float" office:value="0.05755967" calcext:value-type="float">
            <text:p>0.05755967</text:p>
          </table:table-cell>
          <table:table-cell office:value-type="float" office:value="1664.007" calcext:value-type="float">
            <text:p>1664.007</text:p>
          </table:table-cell>
          <table:table-cell office:value-type="float" office:value="3.032017" calcext:value-type="float">
            <text:p>3.032017</text:p>
          </table:table-cell>
          <table:table-cell office:value-type="float" office:value="0" calcext:value-type="float">
            <text:p>0</text:p>
          </table:table-cell>
          <table:table-cell office:value-type="float" office:value="0.01695538" calcext:value-type="float">
            <text:p>0.01695538</text:p>
          </table:table-cell>
          <table:table-cell office:value-type="float" office:value="0.7076763" calcext:value-type="float">
            <text:p>0.7076763</text:p>
          </table:table-cell>
          <table:table-cell office:value-type="float" office:value="0.143719" calcext:value-type="float">
            <text:p>0.143719</text:p>
          </table:table-cell>
          <table:table-cell office:value-type="float" office:value="0.1436921" calcext:value-type="float">
            <text:p>0.1436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9692" calcext:value-type="float">
            <text:p>1.059692</text:p>
          </table:table-cell>
          <table:table-cell office:value-type="float" office:value="7.8224" calcext:value-type="float">
            <text:p>7.82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1998" calcext:value-type="float">
            <text:p>5021998</text:p>
          </table:table-cell>
          <table:table-cell office:value-type="float" office:value="2.344585" calcext:value-type="float">
            <text:p>2.344585</text:p>
          </table:table-cell>
          <table:table-cell office:value-type="float" office:value="139.0928" calcext:value-type="float">
            <text:p>139.0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7553" calcext:value-type="float">
            <text:p>6.87553</text:p>
          </table:table-cell>
          <table:table-cell office:value-type="float" office:value="0" calcext:value-type="float">
            <text:p>0</text:p>
          </table:table-cell>
          <table:table-cell office:value-type="float" office:value="0.0117783" calcext:value-type="float">
            <text:p>0.0117783</text:p>
          </table:table-cell>
          <table:table-cell office:value-type="float" office:value="0.05761321" calcext:value-type="float">
            <text:p>0.05761321</text:p>
          </table:table-cell>
          <table:table-cell office:value-type="float" office:value="1663.923" calcext:value-type="float">
            <text:p>1663.923</text:p>
          </table:table-cell>
          <table:table-cell office:value-type="float" office:value="3.041898" calcext:value-type="float">
            <text:p>3.041898</text:p>
          </table:table-cell>
          <table:table-cell office:value-type="float" office:value="0" calcext:value-type="float">
            <text:p>0</text:p>
          </table:table-cell>
          <table:table-cell office:value-type="float" office:value="0.01667715" calcext:value-type="float">
            <text:p>0.01667715</text:p>
          </table:table-cell>
          <table:table-cell office:value-type="float" office:value="0.6962981" calcext:value-type="float">
            <text:p>0.6962981</text:p>
          </table:table-cell>
          <table:table-cell office:value-type="float" office:value="0.1442464" calcext:value-type="float">
            <text:p>0.1442464</text:p>
          </table:table-cell>
          <table:table-cell office:value-type="float" office:value="0.1442199" calcext:value-type="float">
            <text:p>0.1442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093" calcext:value-type="float">
            <text:p>1.06093</text:p>
          </table:table-cell>
          <table:table-cell office:value-type="float" office:value="7.96886" calcext:value-type="float">
            <text:p>7.968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1998" calcext:value-type="float">
            <text:p>6021998</text:p>
          </table:table-cell>
          <table:table-cell office:value-type="float" office:value="2.344328" calcext:value-type="float">
            <text:p>2.344328</text:p>
          </table:table-cell>
          <table:table-cell office:value-type="float" office:value="139.0567" calcext:value-type="float">
            <text:p>139.0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94552" calcext:value-type="float">
            <text:p>6.994552</text:p>
          </table:table-cell>
          <table:table-cell office:value-type="float" office:value="0" calcext:value-type="float">
            <text:p>0</text:p>
          </table:table-cell>
          <table:table-cell office:value-type="float" office:value="0.01178901" calcext:value-type="float">
            <text:p>0.01178901</text:p>
          </table:table-cell>
          <table:table-cell office:value-type="float" office:value="0.05765809" calcext:value-type="float">
            <text:p>0.05765809</text:p>
          </table:table-cell>
          <table:table-cell office:value-type="float" office:value="1663.838" calcext:value-type="float">
            <text:p>1663.838</text:p>
          </table:table-cell>
          <table:table-cell office:value-type="float" office:value="3.050545" calcext:value-type="float">
            <text:p>3.050545</text:p>
          </table:table-cell>
          <table:table-cell office:value-type="float" office:value="0" calcext:value-type="float">
            <text:p>0</text:p>
          </table:table-cell>
          <table:table-cell office:value-type="float" office:value="0.0163961" calcext:value-type="float">
            <text:p>0.0163961</text:p>
          </table:table-cell>
          <table:table-cell office:value-type="float" office:value="0.6844665" calcext:value-type="float">
            <text:p>0.6844665</text:p>
          </table:table-cell>
          <table:table-cell office:value-type="float" office:value="0.1447728" calcext:value-type="float">
            <text:p>0.1447728</text:p>
          </table:table-cell>
          <table:table-cell office:value-type="float" office:value="0.1447468" calcext:value-type="float">
            <text:p>0.1447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2086" calcext:value-type="float">
            <text:p>1.062086</text:p>
          </table:table-cell>
          <table:table-cell office:value-type="float" office:value="8.111916" calcext:value-type="float">
            <text:p>8.1119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1998" calcext:value-type="float">
            <text:p>7021998</text:p>
          </table:table-cell>
          <table:table-cell office:value-type="float" office:value="2.344037" calcext:value-type="float">
            <text:p>2.344037</text:p>
          </table:table-cell>
          <table:table-cell office:value-type="float" office:value="139.0213" calcext:value-type="float">
            <text:p>139.0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12817" calcext:value-type="float">
            <text:p>7.112817</text:p>
          </table:table-cell>
          <table:table-cell office:value-type="float" office:value="0" calcext:value-type="float">
            <text:p>0</text:p>
          </table:table-cell>
          <table:table-cell office:value-type="float" office:value="0.01179965" calcext:value-type="float">
            <text:p>0.01179965</text:p>
          </table:table-cell>
          <table:table-cell office:value-type="float" office:value="0.05769843" calcext:value-type="float">
            <text:p>0.05769843</text:p>
          </table:table-cell>
          <table:table-cell office:value-type="float" office:value="1663.754" calcext:value-type="float">
            <text:p>1663.754</text:p>
          </table:table-cell>
          <table:table-cell office:value-type="float" office:value="3.058125" calcext:value-type="float">
            <text:p>3.058125</text:p>
          </table:table-cell>
          <table:table-cell office:value-type="float" office:value="0" calcext:value-type="float">
            <text:p>0</text:p>
          </table:table-cell>
          <table:table-cell office:value-type="float" office:value="0.01612344" calcext:value-type="float">
            <text:p>0.01612344</text:p>
          </table:table-cell>
          <table:table-cell office:value-type="float" office:value="0.6726153" calcext:value-type="float">
            <text:p>0.6726153</text:p>
          </table:table-cell>
          <table:table-cell office:value-type="float" office:value="0.1452985" calcext:value-type="float">
            <text:p>0.1452985</text:p>
          </table:table-cell>
          <table:table-cell office:value-type="float" office:value="0.1452729" calcext:value-type="float">
            <text:p>0.1452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3148" calcext:value-type="float">
            <text:p>1.063148</text:p>
          </table:table-cell>
          <table:table-cell office:value-type="float" office:value="8.251577" calcext:value-type="float">
            <text:p>8.2515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1998" calcext:value-type="float">
            <text:p>8021998</text:p>
          </table:table-cell>
          <table:table-cell office:value-type="float" office:value="2.34371" calcext:value-type="float">
            <text:p>2.34371</text:p>
          </table:table-cell>
          <table:table-cell office:value-type="float" office:value="138.9868" calcext:value-type="float">
            <text:p>138.9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30325" calcext:value-type="float">
            <text:p>7.230325</text:p>
          </table:table-cell>
          <table:table-cell office:value-type="float" office:value="0" calcext:value-type="float">
            <text:p>0</text:p>
          </table:table-cell>
          <table:table-cell office:value-type="float" office:value="0.01181025" calcext:value-type="float">
            <text:p>0.01181025</text:p>
          </table:table-cell>
          <table:table-cell office:value-type="float" office:value="0.0577343" calcext:value-type="float">
            <text:p>0.0577343</text:p>
          </table:table-cell>
          <table:table-cell office:value-type="float" office:value="1663.669" calcext:value-type="float">
            <text:p>1663.669</text:p>
          </table:table-cell>
          <table:table-cell office:value-type="float" office:value="3.064795" calcext:value-type="float">
            <text:p>3.064795</text:p>
          </table:table-cell>
          <table:table-cell office:value-type="float" office:value="0" calcext:value-type="float">
            <text:p>0</text:p>
          </table:table-cell>
          <table:table-cell office:value-type="float" office:value="0.01585532" calcext:value-type="float">
            <text:p>0.01585532</text:p>
          </table:table-cell>
          <table:table-cell office:value-type="float" office:value="0.6610622" calcext:value-type="float">
            <text:p>0.6610622</text:p>
          </table:table-cell>
          <table:table-cell office:value-type="float" office:value="0.1458231" calcext:value-type="float">
            <text:p>0.1458231</text:p>
          </table:table-cell>
          <table:table-cell office:value-type="float" office:value="0.1457977" calcext:value-type="float">
            <text:p>0.1457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4127" calcext:value-type="float">
            <text:p>1.064127</text:p>
          </table:table-cell>
          <table:table-cell office:value-type="float" office:value="8.387912" calcext:value-type="float">
            <text:p>8.3879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1998" calcext:value-type="float">
            <text:p>9021998</text:p>
          </table:table-cell>
          <table:table-cell office:value-type="float" office:value="2.343344" calcext:value-type="float">
            <text:p>2.343344</text:p>
          </table:table-cell>
          <table:table-cell office:value-type="float" office:value="138.9532" calcext:value-type="float">
            <text:p>138.9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47088" calcext:value-type="float">
            <text:p>7.347088</text:p>
          </table:table-cell>
          <table:table-cell office:value-type="float" office:value="0" calcext:value-type="float">
            <text:p>0</text:p>
          </table:table-cell>
          <table:table-cell office:value-type="float" office:value="0.01182072" calcext:value-type="float">
            <text:p>0.01182072</text:p>
          </table:table-cell>
          <table:table-cell office:value-type="float" office:value="0.05776594" calcext:value-type="float">
            <text:p>0.05776594</text:p>
          </table:table-cell>
          <table:table-cell office:value-type="float" office:value="1663.584" calcext:value-type="float">
            <text:p>1663.584</text:p>
          </table:table-cell>
          <table:table-cell office:value-type="float" office:value="3.070657" calcext:value-type="float">
            <text:p>3.070657</text:p>
          </table:table-cell>
          <table:table-cell office:value-type="float" office:value="0" calcext:value-type="float">
            <text:p>0</text:p>
          </table:table-cell>
          <table:table-cell office:value-type="float" office:value="0.01560371" calcext:value-type="float">
            <text:p>0.01560371</text:p>
          </table:table-cell>
          <table:table-cell office:value-type="float" office:value="0.6498335" calcext:value-type="float">
            <text:p>0.6498335</text:p>
          </table:table-cell>
          <table:table-cell office:value-type="float" office:value="0.1463467" calcext:value-type="float">
            <text:p>0.1463467</text:p>
          </table:table-cell>
          <table:table-cell office:value-type="float" office:value="0.1463217" calcext:value-type="float">
            <text:p>0.1463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5044" calcext:value-type="float">
            <text:p>1.065044</text:p>
          </table:table-cell>
          <table:table-cell office:value-type="float" office:value="8.520971" calcext:value-type="float">
            <text:p>8.52097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1998" calcext:value-type="float">
            <text:p>10021998</text:p>
          </table:table-cell>
          <table:table-cell office:value-type="float" office:value="2.34294" calcext:value-type="float">
            <text:p>2.34294</text:p>
          </table:table-cell>
          <table:table-cell office:value-type="float" office:value="138.9203" calcext:value-type="float">
            <text:p>138.9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63122" calcext:value-type="float">
            <text:p>7.463122</text:p>
          </table:table-cell>
          <table:table-cell office:value-type="float" office:value="0" calcext:value-type="float">
            <text:p>0</text:p>
          </table:table-cell>
          <table:table-cell office:value-type="float" office:value="0.01183108" calcext:value-type="float">
            <text:p>0.01183108</text:p>
          </table:table-cell>
          <table:table-cell office:value-type="float" office:value="0.05779404" calcext:value-type="float">
            <text:p>0.05779404</text:p>
          </table:table-cell>
          <table:table-cell office:value-type="float" office:value="1663.498" calcext:value-type="float">
            <text:p>1663.498</text:p>
          </table:table-cell>
          <table:table-cell office:value-type="float" office:value="3.075821" calcext:value-type="float">
            <text:p>3.075821</text:p>
          </table:table-cell>
          <table:table-cell office:value-type="float" office:value="0" calcext:value-type="float">
            <text:p>0</text:p>
          </table:table-cell>
          <table:table-cell office:value-type="float" office:value="0.01536577" calcext:value-type="float">
            <text:p>0.01536577</text:p>
          </table:table-cell>
          <table:table-cell office:value-type="float" office:value="0.6389878" calcext:value-type="float">
            <text:p>0.6389878</text:p>
          </table:table-cell>
          <table:table-cell office:value-type="float" office:value="0.1468693" calcext:value-type="float">
            <text:p>0.1468693</text:p>
          </table:table-cell>
          <table:table-cell office:value-type="float" office:value="0.1468449" calcext:value-type="float">
            <text:p>0.1468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5897" calcext:value-type="float">
            <text:p>1.065897</text:p>
          </table:table-cell>
          <table:table-cell office:value-type="float" office:value="8.650879" calcext:value-type="float">
            <text:p>8.65087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1998" calcext:value-type="float">
            <text:p>11021998</text:p>
          </table:table-cell>
          <table:table-cell office:value-type="float" office:value="2.342475" calcext:value-type="float">
            <text:p>2.342475</text:p>
          </table:table-cell>
          <table:table-cell office:value-type="float" office:value="138.8883" calcext:value-type="float">
            <text:p>138.8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78448" calcext:value-type="float">
            <text:p>7.578448</text:p>
          </table:table-cell>
          <table:table-cell office:value-type="float" office:value="0" calcext:value-type="float">
            <text:p>0</text:p>
          </table:table-cell>
          <table:table-cell office:value-type="float" office:value="0.01184136" calcext:value-type="float">
            <text:p>0.01184136</text:p>
          </table:table-cell>
          <table:table-cell office:value-type="float" office:value="0.05781961" calcext:value-type="float">
            <text:p>0.05781961</text:p>
          </table:table-cell>
          <table:table-cell office:value-type="float" office:value="1663.412" calcext:value-type="float">
            <text:p>1663.412</text:p>
          </table:table-cell>
          <table:table-cell office:value-type="float" office:value="3.080408" calcext:value-type="float">
            <text:p>3.080408</text:p>
          </table:table-cell>
          <table:table-cell office:value-type="float" office:value="0" calcext:value-type="float">
            <text:p>0</text:p>
          </table:table-cell>
          <table:table-cell office:value-type="float" office:value="0.01514497" calcext:value-type="float">
            <text:p>0.01514497</text:p>
          </table:table-cell>
          <table:table-cell office:value-type="float" office:value="0.6287451" calcext:value-type="float">
            <text:p>0.6287451</text:p>
          </table:table-cell>
          <table:table-cell office:value-type="float" office:value="0.147391" calcext:value-type="float">
            <text:p>0.147391</text:p>
          </table:table-cell>
          <table:table-cell office:value-type="float" office:value="0.147367" calcext:value-type="float">
            <text:p>0.147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6669" calcext:value-type="float">
            <text:p>1.066669</text:p>
          </table:table-cell>
          <table:table-cell office:value-type="float" office:value="8.777674" calcext:value-type="float">
            <text:p>8.7776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1998" calcext:value-type="float">
            <text:p>12021998</text:p>
          </table:table-cell>
          <table:table-cell office:value-type="float" office:value="2.341887" calcext:value-type="float">
            <text:p>2.341887</text:p>
          </table:table-cell>
          <table:table-cell office:value-type="float" office:value="138.857" calcext:value-type="float">
            <text:p>138.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93107" calcext:value-type="float">
            <text:p>7.693107</text:p>
          </table:table-cell>
          <table:table-cell office:value-type="float" office:value="0" calcext:value-type="float">
            <text:p>0</text:p>
          </table:table-cell>
          <table:table-cell office:value-type="float" office:value="0.01185165" calcext:value-type="float">
            <text:p>0.01185165</text:p>
          </table:table-cell>
          <table:table-cell office:value-type="float" office:value="0.0578429" calcext:value-type="float">
            <text:p>0.0578429</text:p>
          </table:table-cell>
          <table:table-cell office:value-type="float" office:value="1663.326" calcext:value-type="float">
            <text:p>1663.326</text:p>
          </table:table-cell>
          <table:table-cell office:value-type="float" office:value="3.084661" calcext:value-type="float">
            <text:p>3.084661</text:p>
          </table:table-cell>
          <table:table-cell office:value-type="float" office:value="0" calcext:value-type="float">
            <text:p>0</text:p>
          </table:table-cell>
          <table:table-cell office:value-type="float" office:value="0.01497168" calcext:value-type="float">
            <text:p>0.01497168</text:p>
          </table:table-cell>
          <table:table-cell office:value-type="float" office:value="0.6197361" calcext:value-type="float">
            <text:p>0.6197361</text:p>
          </table:table-cell>
          <table:table-cell office:value-type="float" office:value="0.1479117" calcext:value-type="float">
            <text:p>0.1479117</text:p>
          </table:table-cell>
          <table:table-cell office:value-type="float" office:value="0.1478878" calcext:value-type="float">
            <text:p>0.1478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7369" calcext:value-type="float">
            <text:p>1.067369</text:p>
          </table:table-cell>
          <table:table-cell office:value-type="float" office:value="8.901671" calcext:value-type="float">
            <text:p>8.9016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1998" calcext:value-type="float">
            <text:p>13021998</text:p>
          </table:table-cell>
          <table:table-cell office:value-type="float" office:value="2.341184" calcext:value-type="float">
            <text:p>2.341184</text:p>
          </table:table-cell>
          <table:table-cell office:value-type="float" office:value="138.8264" calcext:value-type="float">
            <text:p>138.8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07169" calcext:value-type="float">
            <text:p>7.807169</text:p>
          </table:table-cell>
          <table:table-cell office:value-type="float" office:value="0" calcext:value-type="float">
            <text:p>0</text:p>
          </table:table-cell>
          <table:table-cell office:value-type="float" office:value="0.01186181" calcext:value-type="float">
            <text:p>0.01186181</text:p>
          </table:table-cell>
          <table:table-cell office:value-type="float" office:value="0.05786403" calcext:value-type="float">
            <text:p>0.05786403</text:p>
          </table:table-cell>
          <table:table-cell office:value-type="float" office:value="1663.239" calcext:value-type="float">
            <text:p>1663.239</text:p>
          </table:table-cell>
          <table:table-cell office:value-type="float" office:value="3.088507" calcext:value-type="float">
            <text:p>3.088507</text:p>
          </table:table-cell>
          <table:table-cell office:value-type="float" office:value="0" calcext:value-type="float">
            <text:p>0</text:p>
          </table:table-cell>
          <table:table-cell office:value-type="float" office:value="0.01477165" calcext:value-type="float">
            <text:p>0.01477165</text:p>
          </table:table-cell>
          <table:table-cell office:value-type="float" office:value="0.6114641" calcext:value-type="float">
            <text:p>0.6114641</text:p>
          </table:table-cell>
          <table:table-cell office:value-type="float" office:value="0.1484315" calcext:value-type="float">
            <text:p>0.1484315</text:p>
          </table:table-cell>
          <table:table-cell office:value-type="float" office:value="0.1484077" calcext:value-type="float">
            <text:p>0.1484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8018" calcext:value-type="float">
            <text:p>1.068018</text:p>
          </table:table-cell>
          <table:table-cell office:value-type="float" office:value="9.023218" calcext:value-type="float">
            <text:p>9.0232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1998" calcext:value-type="float">
            <text:p>14021998</text:p>
          </table:table-cell>
          <table:table-cell office:value-type="float" office:value="2.340423" calcext:value-type="float">
            <text:p>2.340423</text:p>
          </table:table-cell>
          <table:table-cell office:value-type="float" office:value="138.7964" calcext:value-type="float">
            <text:p>138.7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20648" calcext:value-type="float">
            <text:p>7.920648</text:p>
          </table:table-cell>
          <table:table-cell office:value-type="float" office:value="0" calcext:value-type="float">
            <text:p>0</text:p>
          </table:table-cell>
          <table:table-cell office:value-type="float" office:value="0.01187177" calcext:value-type="float">
            <text:p>0.01187177</text:p>
          </table:table-cell>
          <table:table-cell office:value-type="float" office:value="0.0578833" calcext:value-type="float">
            <text:p>0.0578833</text:p>
          </table:table-cell>
          <table:table-cell office:value-type="float" office:value="1663.153" calcext:value-type="float">
            <text:p>1663.153</text:p>
          </table:table-cell>
          <table:table-cell office:value-type="float" office:value="3.091773" calcext:value-type="float">
            <text:p>3.091773</text:p>
          </table:table-cell>
          <table:table-cell office:value-type="float" office:value="0" calcext:value-type="float">
            <text:p>0</text:p>
          </table:table-cell>
          <table:table-cell office:value-type="float" office:value="0.0145668" calcext:value-type="float">
            <text:p>0.0145668</text:p>
          </table:table-cell>
          <table:table-cell office:value-type="float" office:value="0.6028701" calcext:value-type="float">
            <text:p>0.6028701</text:p>
          </table:table-cell>
          <table:table-cell office:value-type="float" office:value="0.1489502" calcext:value-type="float">
            <text:p>0.1489502</text:p>
          </table:table-cell>
          <table:table-cell office:value-type="float" office:value="0.1489268" calcext:value-type="float">
            <text:p>0.1489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8617" calcext:value-type="float">
            <text:p>1.068617</text:p>
          </table:table-cell>
          <table:table-cell office:value-type="float" office:value="9.142255" calcext:value-type="float">
            <text:p>9.1422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1998" calcext:value-type="float">
            <text:p>15021998</text:p>
          </table:table-cell>
          <table:table-cell office:value-type="float" office:value="2.339617" calcext:value-type="float">
            <text:p>2.339617</text:p>
          </table:table-cell>
          <table:table-cell office:value-type="float" office:value="138.7671" calcext:value-type="float">
            <text:p>138.7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33532" calcext:value-type="float">
            <text:p>8.033532</text:p>
          </table:table-cell>
          <table:table-cell office:value-type="float" office:value="0" calcext:value-type="float">
            <text:p>0</text:p>
          </table:table-cell>
          <table:table-cell office:value-type="float" office:value="0.0118816" calcext:value-type="float">
            <text:p>0.0118816</text:p>
          </table:table-cell>
          <table:table-cell office:value-type="float" office:value="0.05790092" calcext:value-type="float">
            <text:p>0.05790092</text:p>
          </table:table-cell>
          <table:table-cell office:value-type="float" office:value="1663.067" calcext:value-type="float">
            <text:p>1663.067</text:p>
          </table:table-cell>
          <table:table-cell office:value-type="float" office:value="3.094506" calcext:value-type="float">
            <text:p>3.094506</text:p>
          </table:table-cell>
          <table:table-cell office:value-type="float" office:value="0" calcext:value-type="float">
            <text:p>0</text:p>
          </table:table-cell>
          <table:table-cell office:value-type="float" office:value="0.01436297" calcext:value-type="float">
            <text:p>0.01436297</text:p>
          </table:table-cell>
          <table:table-cell office:value-type="float" office:value="0.5941641" calcext:value-type="float">
            <text:p>0.5941641</text:p>
          </table:table-cell>
          <table:table-cell office:value-type="float" office:value="0.149468" calcext:value-type="float">
            <text:p>0.149468</text:p>
          </table:table-cell>
          <table:table-cell office:value-type="float" office:value="0.1494449" calcext:value-type="float">
            <text:p>0.1494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9168" calcext:value-type="float">
            <text:p>1.069168</text:p>
          </table:table-cell>
          <table:table-cell office:value-type="float" office:value="9.258744" calcext:value-type="float">
            <text:p>9.2587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1998" calcext:value-type="float">
            <text:p>16021998</text:p>
          </table:table-cell>
          <table:table-cell office:value-type="float" office:value="2.338772" calcext:value-type="float">
            <text:p>2.338772</text:p>
          </table:table-cell>
          <table:table-cell office:value-type="float" office:value="138.7384" calcext:value-type="float">
            <text:p>138.7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45822" calcext:value-type="float">
            <text:p>8.145822</text:p>
          </table:table-cell>
          <table:table-cell office:value-type="float" office:value="0" calcext:value-type="float">
            <text:p>0</text:p>
          </table:table-cell>
          <table:table-cell office:value-type="float" office:value="0.01189125" calcext:value-type="float">
            <text:p>0.01189125</text:p>
          </table:table-cell>
          <table:table-cell office:value-type="float" office:value="0.05791235" calcext:value-type="float">
            <text:p>0.05791235</text:p>
          </table:table-cell>
          <table:table-cell office:value-type="float" office:value="1662.981" calcext:value-type="float">
            <text:p>1662.981</text:p>
          </table:table-cell>
          <table:table-cell office:value-type="float" office:value="3.096732" calcext:value-type="float">
            <text:p>3.096732</text:p>
          </table:table-cell>
          <table:table-cell office:value-type="float" office:value="0" calcext:value-type="float">
            <text:p>0</text:p>
          </table:table-cell>
          <table:table-cell office:value-type="float" office:value="0.01416195" calcext:value-type="float">
            <text:p>0.01416195</text:p>
          </table:table-cell>
          <table:table-cell office:value-type="float" office:value="0.5854959" calcext:value-type="float">
            <text:p>0.5854959</text:p>
          </table:table-cell>
          <table:table-cell office:value-type="float" office:value="0.1499847" calcext:value-type="float">
            <text:p>0.1499847</text:p>
          </table:table-cell>
          <table:table-cell office:value-type="float" office:value="0.1499622" calcext:value-type="float">
            <text:p>0.1499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9669" calcext:value-type="float">
            <text:p>1.069669</text:p>
          </table:table-cell>
          <table:table-cell office:value-type="float" office:value="9.37271" calcext:value-type="float">
            <text:p>9.372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1998" calcext:value-type="float">
            <text:p>17021998</text:p>
          </table:table-cell>
          <table:table-cell office:value-type="float" office:value="2.337893" calcext:value-type="float">
            <text:p>2.337893</text:p>
          </table:table-cell>
          <table:table-cell office:value-type="float" office:value="138.7103" calcext:value-type="float">
            <text:p>138.7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57521" calcext:value-type="float">
            <text:p>8.257521</text:p>
          </table:table-cell>
          <table:table-cell office:value-type="float" office:value="0" calcext:value-type="float">
            <text:p>0</text:p>
          </table:table-cell>
          <table:table-cell office:value-type="float" office:value="0.0119008" calcext:value-type="float">
            <text:p>0.0119008</text:p>
          </table:table-cell>
          <table:table-cell office:value-type="float" office:value="0.05792242" calcext:value-type="float">
            <text:p>0.05792242</text:p>
          </table:table-cell>
          <table:table-cell office:value-type="float" office:value="1662.895" calcext:value-type="float">
            <text:p>1662.895</text:p>
          </table:table-cell>
          <table:table-cell office:value-type="float" office:value="3.098502" calcext:value-type="float">
            <text:p>3.098502</text:p>
          </table:table-cell>
          <table:table-cell office:value-type="float" office:value="0" calcext:value-type="float">
            <text:p>0</text:p>
          </table:table-cell>
          <table:table-cell office:value-type="float" office:value="0.0139646" calcext:value-type="float">
            <text:p>0.0139646</text:p>
          </table:table-cell>
          <table:table-cell office:value-type="float" office:value="0.5769445" calcext:value-type="float">
            <text:p>0.5769445</text:p>
          </table:table-cell>
          <table:table-cell office:value-type="float" office:value="0.1505006" calcext:value-type="float">
            <text:p>0.1505006</text:p>
          </table:table-cell>
          <table:table-cell office:value-type="float" office:value="0.1504784" calcext:value-type="float">
            <text:p>0.1504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0092" calcext:value-type="float">
            <text:p>1.070092</text:p>
          </table:table-cell>
          <table:table-cell office:value-type="float" office:value="9.484118" calcext:value-type="float">
            <text:p>9.4841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1998" calcext:value-type="float">
            <text:p>18021998</text:p>
          </table:table-cell>
          <table:table-cell office:value-type="float" office:value="2.337167" calcext:value-type="float">
            <text:p>2.337167</text:p>
          </table:table-cell>
          <table:table-cell office:value-type="float" office:value="138.6827" calcext:value-type="float">
            <text:p>138.6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68577" calcext:value-type="float">
            <text:p>8.368577</text:p>
          </table:table-cell>
          <table:table-cell office:value-type="float" office:value="0" calcext:value-type="float">
            <text:p>0</text:p>
          </table:table-cell>
          <table:table-cell office:value-type="float" office:value="0.01191028" calcext:value-type="float">
            <text:p>0.01191028</text:p>
          </table:table-cell>
          <table:table-cell office:value-type="float" office:value="0.05793313" calcext:value-type="float">
            <text:p>0.05793313</text:p>
          </table:table-cell>
          <table:table-cell office:value-type="float" office:value="1662.809" calcext:value-type="float">
            <text:p>1662.809</text:p>
          </table:table-cell>
          <table:table-cell office:value-type="float" office:value="3.100212" calcext:value-type="float">
            <text:p>3.100212</text:p>
          </table:table-cell>
          <table:table-cell office:value-type="float" office:value="0" calcext:value-type="float">
            <text:p>0</text:p>
          </table:table-cell>
          <table:table-cell office:value-type="float" office:value="0.01342729" calcext:value-type="float">
            <text:p>0.01342729</text:p>
          </table:table-cell>
          <table:table-cell office:value-type="float" office:value="0.4133371" calcext:value-type="float">
            <text:p>0.4133371</text:p>
          </table:table-cell>
          <table:table-cell office:value-type="float" office:value="0.1510154" calcext:value-type="float">
            <text:p>0.1510154</text:p>
          </table:table-cell>
          <table:table-cell office:value-type="float" office:value="0.1509933" calcext:value-type="float">
            <text:p>0.1509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0278" calcext:value-type="float">
            <text:p>1.070278</text:p>
          </table:table-cell>
          <table:table-cell office:value-type="float" office:value="9.58661" calcext:value-type="float">
            <text:p>9.586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1998" calcext:value-type="float">
            <text:p>19021998</text:p>
          </table:table-cell>
          <table:table-cell office:value-type="float" office:value="2.336483" calcext:value-type="float">
            <text:p>2.336483</text:p>
          </table:table-cell>
          <table:table-cell office:value-type="float" office:value="138.6547" calcext:value-type="float">
            <text:p>138.6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79086" calcext:value-type="float">
            <text:p>8.479086</text:p>
          </table:table-cell>
          <table:table-cell office:value-type="float" office:value="0" calcext:value-type="float">
            <text:p>0</text:p>
          </table:table-cell>
          <table:table-cell office:value-type="float" office:value="0.01197736" calcext:value-type="float">
            <text:p>0.01197736</text:p>
          </table:table-cell>
          <table:table-cell office:value-type="float" office:value="0.05869649" calcext:value-type="float">
            <text:p>0.05869649</text:p>
          </table:table-cell>
          <table:table-cell office:value-type="float" office:value="1662.722" calcext:value-type="float">
            <text:p>1662.722</text:p>
          </table:table-cell>
          <table:table-cell office:value-type="float" office:value="3.102" calcext:value-type="float">
            <text:p>3.102</text:p>
          </table:table-cell>
          <table:table-cell office:value-type="float" office:value="0" calcext:value-type="float">
            <text:p>0</text:p>
          </table:table-cell>
          <table:table-cell office:value-type="float" office:value="0.0131545" calcext:value-type="float">
            <text:p>0.0131545</text:p>
          </table:table-cell>
          <table:table-cell office:value-type="float" office:value="0.4127599" calcext:value-type="float">
            <text:p>0.4127599</text:p>
          </table:table-cell>
          <table:table-cell office:value-type="float" office:value="0.1515295" calcext:value-type="float">
            <text:p>0.1515295</text:p>
          </table:table-cell>
          <table:table-cell office:value-type="float" office:value="0.1515074" calcext:value-type="float">
            <text:p>0.1515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0314" calcext:value-type="float">
            <text:p>1.070314</text:p>
          </table:table-cell>
          <table:table-cell office:value-type="float" office:value="9.661209" calcext:value-type="float">
            <text:p>9.66120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1998" calcext:value-type="float">
            <text:p>20021998</text:p>
          </table:table-cell>
          <table:table-cell office:value-type="float" office:value="2.335717" calcext:value-type="float">
            <text:p>2.335717</text:p>
          </table:table-cell>
          <table:table-cell office:value-type="float" office:value="138.6275" calcext:value-type="float">
            <text:p>138.6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89128" calcext:value-type="float">
            <text:p>8.589128</text:p>
          </table:table-cell>
          <table:table-cell office:value-type="float" office:value="0" calcext:value-type="float">
            <text:p>0</text:p>
          </table:table-cell>
          <table:table-cell office:value-type="float" office:value="0.01204359" calcext:value-type="float">
            <text:p>0.01204359</text:p>
          </table:table-cell>
          <table:table-cell office:value-type="float" office:value="0.05947335" calcext:value-type="float">
            <text:p>0.05947335</text:p>
          </table:table-cell>
          <table:table-cell office:value-type="float" office:value="1662.635" calcext:value-type="float">
            <text:p>1662.635</text:p>
          </table:table-cell>
          <table:table-cell office:value-type="float" office:value="3.103258" calcext:value-type="float">
            <text:p>3.103258</text:p>
          </table:table-cell>
          <table:table-cell office:value-type="float" office:value="0" calcext:value-type="float">
            <text:p>0</text:p>
          </table:table-cell>
          <table:table-cell office:value-type="float" office:value="0.01296324" calcext:value-type="float">
            <text:p>0.01296324</text:p>
          </table:table-cell>
          <table:table-cell office:value-type="float" office:value="0.4156026" calcext:value-type="float">
            <text:p>0.4156026</text:p>
          </table:table-cell>
          <table:table-cell office:value-type="float" office:value="0.1520425" calcext:value-type="float">
            <text:p>0.1520425</text:p>
          </table:table-cell>
          <table:table-cell office:value-type="float" office:value="0.1520207" calcext:value-type="float">
            <text:p>0.1520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0348" calcext:value-type="float">
            <text:p>1.070348</text:p>
          </table:table-cell>
          <table:table-cell office:value-type="float" office:value="9.740912" calcext:value-type="float">
            <text:p>9.7409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1998" calcext:value-type="float">
            <text:p>21021998</text:p>
          </table:table-cell>
          <table:table-cell office:value-type="float" office:value="2.334888" calcext:value-type="float">
            <text:p>2.334888</text:p>
          </table:table-cell>
          <table:table-cell office:value-type="float" office:value="138.601" calcext:value-type="float">
            <text:p>138.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98603" calcext:value-type="float">
            <text:p>8.698603</text:p>
          </table:table-cell>
          <table:table-cell office:value-type="float" office:value="0" calcext:value-type="float">
            <text:p>0</text:p>
          </table:table-cell>
          <table:table-cell office:value-type="float" office:value="0.01210409" calcext:value-type="float">
            <text:p>0.01210409</text:p>
          </table:table-cell>
          <table:table-cell office:value-type="float" office:value="0.06018652" calcext:value-type="float">
            <text:p>0.06018652</text:p>
          </table:table-cell>
          <table:table-cell office:value-type="float" office:value="1662.548" calcext:value-type="float">
            <text:p>1662.548</text:p>
          </table:table-cell>
          <table:table-cell office:value-type="float" office:value="3.104039" calcext:value-type="float">
            <text:p>3.104039</text:p>
          </table:table-cell>
          <table:table-cell office:value-type="float" office:value="0" calcext:value-type="float">
            <text:p>0</text:p>
          </table:table-cell>
          <table:table-cell office:value-type="float" office:value="0.01280093" calcext:value-type="float">
            <text:p>0.01280093</text:p>
          </table:table-cell>
          <table:table-cell office:value-type="float" office:value="0.4262068" calcext:value-type="float">
            <text:p>0.4262068</text:p>
          </table:table-cell>
          <table:table-cell office:value-type="float" office:value="0.1525545" calcext:value-type="float">
            <text:p>0.1525545</text:p>
          </table:table-cell>
          <table:table-cell office:value-type="float" office:value="0.152533" calcext:value-type="float">
            <text:p>0.152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036" calcext:value-type="float">
            <text:p>1.07036</text:p>
          </table:table-cell>
          <table:table-cell office:value-type="float" office:value="9.822262" calcext:value-type="float">
            <text:p>9.82226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1998" calcext:value-type="float">
            <text:p>22021998</text:p>
          </table:table-cell>
          <table:table-cell office:value-type="float" office:value="2.334025" calcext:value-type="float">
            <text:p>2.334025</text:p>
          </table:table-cell>
          <table:table-cell office:value-type="float" office:value="138.5752" calcext:value-type="float">
            <text:p>138.5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07465" calcext:value-type="float">
            <text:p>8.807465</text:p>
          </table:table-cell>
          <table:table-cell office:value-type="float" office:value="0" calcext:value-type="float">
            <text:p>0</text:p>
          </table:table-cell>
          <table:table-cell office:value-type="float" office:value="0.01215936" calcext:value-type="float">
            <text:p>0.01215936</text:p>
          </table:table-cell>
          <table:table-cell office:value-type="float" office:value="0.06082952" calcext:value-type="float">
            <text:p>0.06082952</text:p>
          </table:table-cell>
          <table:table-cell office:value-type="float" office:value="1662.462" calcext:value-type="float">
            <text:p>1662.462</text:p>
          </table:table-cell>
          <table:table-cell office:value-type="float" office:value="3.104426" calcext:value-type="float">
            <text:p>3.104426</text:p>
          </table:table-cell>
          <table:table-cell office:value-type="float" office:value="0" calcext:value-type="float">
            <text:p>0</text:p>
          </table:table-cell>
          <table:table-cell office:value-type="float" office:value="0.01260492" calcext:value-type="float">
            <text:p>0.01260492</text:p>
          </table:table-cell>
          <table:table-cell office:value-type="float" office:value="0.4207963" calcext:value-type="float">
            <text:p>0.4207963</text:p>
          </table:table-cell>
          <table:table-cell office:value-type="float" office:value="0.1530657" calcext:value-type="float">
            <text:p>0.1530657</text:p>
          </table:table-cell>
          <table:table-cell office:value-type="float" office:value="0.1530443" calcext:value-type="float">
            <text:p>0.1530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033" calcext:value-type="float">
            <text:p>1.07033</text:p>
          </table:table-cell>
          <table:table-cell office:value-type="float" office:value="9.902818" calcext:value-type="float">
            <text:p>9.9028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1998" calcext:value-type="float">
            <text:p>23021998</text:p>
          </table:table-cell>
          <table:table-cell office:value-type="float" office:value="2.333149" calcext:value-type="float">
            <text:p>2.333149</text:p>
          </table:table-cell>
          <table:table-cell office:value-type="float" office:value="138.5501" calcext:value-type="float">
            <text:p>138.5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15726" calcext:value-type="float">
            <text:p>8.915726</text:p>
          </table:table-cell>
          <table:table-cell office:value-type="float" office:value="0" calcext:value-type="float">
            <text:p>0</text:p>
          </table:table-cell>
          <table:table-cell office:value-type="float" office:value="0.0122129" calcext:value-type="float">
            <text:p>0.0122129</text:p>
          </table:table-cell>
          <table:table-cell office:value-type="float" office:value="0.0614469" calcext:value-type="float">
            <text:p>0.0614469</text:p>
          </table:table-cell>
          <table:table-cell office:value-type="float" office:value="1662.375" calcext:value-type="float">
            <text:p>1662.375</text:p>
          </table:table-cell>
          <table:table-cell office:value-type="float" office:value="3.104486" calcext:value-type="float">
            <text:p>3.104486</text:p>
          </table:table-cell>
          <table:table-cell office:value-type="float" office:value="0" calcext:value-type="float">
            <text:p>0</text:p>
          </table:table-cell>
          <table:table-cell office:value-type="float" office:value="0.0123889" calcext:value-type="float">
            <text:p>0.0123889</text:p>
          </table:table-cell>
          <table:table-cell office:value-type="float" office:value="0.407537" calcext:value-type="float">
            <text:p>0.407537</text:p>
          </table:table-cell>
          <table:table-cell office:value-type="float" office:value="0.1535759" calcext:value-type="float">
            <text:p>0.1535759</text:p>
          </table:table-cell>
          <table:table-cell office:value-type="float" office:value="0.1535547" calcext:value-type="float">
            <text:p>0.1535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0242" calcext:value-type="float">
            <text:p>1.070242</text:p>
          </table:table-cell>
          <table:table-cell office:value-type="float" office:value="9.980618" calcext:value-type="float">
            <text:p>9.9806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1998" calcext:value-type="float">
            <text:p>24021998</text:p>
          </table:table-cell>
          <table:table-cell office:value-type="float" office:value="2.332203" calcext:value-type="float">
            <text:p>2.332203</text:p>
          </table:table-cell>
          <table:table-cell office:value-type="float" office:value="138.5257" calcext:value-type="float">
            <text:p>138.5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23448" calcext:value-type="float">
            <text:p>9.023448</text:p>
          </table:table-cell>
          <table:table-cell office:value-type="float" office:value="0" calcext:value-type="float">
            <text:p>0</text:p>
          </table:table-cell>
          <table:table-cell office:value-type="float" office:value="0.01226213" calcext:value-type="float">
            <text:p>0.01226213</text:p>
          </table:table-cell>
          <table:table-cell office:value-type="float" office:value="0.06201909" calcext:value-type="float">
            <text:p>0.06201909</text:p>
          </table:table-cell>
          <table:table-cell office:value-type="float" office:value="1662.287" calcext:value-type="float">
            <text:p>1662.287</text:p>
          </table:table-cell>
          <table:table-cell office:value-type="float" office:value="3.104153" calcext:value-type="float">
            <text:p>3.104153</text:p>
          </table:table-cell>
          <table:table-cell office:value-type="float" office:value="0" calcext:value-type="float">
            <text:p>0</text:p>
          </table:table-cell>
          <table:table-cell office:value-type="float" office:value="0.01225482" calcext:value-type="float">
            <text:p>0.01225482</text:p>
          </table:table-cell>
          <table:table-cell office:value-type="float" office:value="0.4370331" calcext:value-type="float">
            <text:p>0.4370331</text:p>
          </table:table-cell>
          <table:table-cell office:value-type="float" office:value="0.1540851" calcext:value-type="float">
            <text:p>0.1540851</text:p>
          </table:table-cell>
          <table:table-cell office:value-type="float" office:value="0.1540641" calcext:value-type="float">
            <text:p>0.1540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0128" calcext:value-type="float">
            <text:p>1.070128</text:p>
          </table:table-cell>
          <table:table-cell office:value-type="float" office:value="10.05889" calcext:value-type="float">
            <text:p>10.0588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1998" calcext:value-type="float">
            <text:p>25021998</text:p>
          </table:table-cell>
          <table:table-cell office:value-type="float" office:value="2.331625" calcext:value-type="float">
            <text:p>2.331625</text:p>
          </table:table-cell>
          <table:table-cell office:value-type="float" office:value="138.5014" calcext:value-type="float">
            <text:p>138.5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30351" calcext:value-type="float">
            <text:p>9.130351</text:p>
          </table:table-cell>
          <table:table-cell office:value-type="float" office:value="0" calcext:value-type="float">
            <text:p>0</text:p>
          </table:table-cell>
          <table:table-cell office:value-type="float" office:value="0.01233627" calcext:value-type="float">
            <text:p>0.01233627</text:p>
          </table:table-cell>
          <table:table-cell office:value-type="float" office:value="0.06280445" calcext:value-type="float">
            <text:p>0.06280445</text:p>
          </table:table-cell>
          <table:table-cell office:value-type="float" office:value="1662.2" calcext:value-type="float">
            <text:p>1662.2</text:p>
          </table:table-cell>
          <table:table-cell office:value-type="float" office:value="3.104346" calcext:value-type="float">
            <text:p>3.104346</text:p>
          </table:table-cell>
          <table:table-cell office:value-type="float" office:value="0" calcext:value-type="float">
            <text:p>0</text:p>
          </table:table-cell>
          <table:table-cell office:value-type="float" office:value="0.01166961" calcext:value-type="float">
            <text:p>0.01166961</text:p>
          </table:table-cell>
          <table:table-cell office:value-type="float" office:value="0.2855123" calcext:value-type="float">
            <text:p>0.2855123</text:p>
          </table:table-cell>
          <table:table-cell office:value-type="float" office:value="0.1545932" calcext:value-type="float">
            <text:p>0.1545932</text:p>
          </table:table-cell>
          <table:table-cell office:value-type="float" office:value="0.1545723" calcext:value-type="float">
            <text:p>0.1545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9555" calcext:value-type="float">
            <text:p>1.069555</text:p>
          </table:table-cell>
          <table:table-cell office:value-type="float" office:value="10.11462" calcext:value-type="float">
            <text:p>10.114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1998" calcext:value-type="float">
            <text:p>26021998</text:p>
          </table:table-cell>
          <table:table-cell office:value-type="float" office:value="2.330878" calcext:value-type="float">
            <text:p>2.330878</text:p>
          </table:table-cell>
          <table:table-cell office:value-type="float" office:value="138.477" calcext:value-type="float">
            <text:p>138.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37059" calcext:value-type="float">
            <text:p>9.237059</text:p>
          </table:table-cell>
          <table:table-cell office:value-type="float" office:value="0" calcext:value-type="float">
            <text:p>0</text:p>
          </table:table-cell>
          <table:table-cell office:value-type="float" office:value="0.01243612" calcext:value-type="float">
            <text:p>0.01243612</text:p>
          </table:table-cell>
          <table:table-cell office:value-type="float" office:value="0.06398769" calcext:value-type="float">
            <text:p>0.06398769</text:p>
          </table:table-cell>
          <table:table-cell office:value-type="float" office:value="1662.112" calcext:value-type="float">
            <text:p>1662.112</text:p>
          </table:table-cell>
          <table:table-cell office:value-type="float" office:value="3.104214" calcext:value-type="float">
            <text:p>3.104214</text:p>
          </table:table-cell>
          <table:table-cell office:value-type="float" office:value="0" calcext:value-type="float">
            <text:p>0</text:p>
          </table:table-cell>
          <table:table-cell office:value-type="float" office:value="0.01156346" calcext:value-type="float">
            <text:p>0.01156346</text:p>
          </table:table-cell>
          <table:table-cell office:value-type="float" office:value="0.3204864" calcext:value-type="float">
            <text:p>0.3204864</text:p>
          </table:table-cell>
          <table:table-cell office:value-type="float" office:value="0.1551005" calcext:value-type="float">
            <text:p>0.1551005</text:p>
          </table:table-cell>
          <table:table-cell office:value-type="float" office:value="0.1550797" calcext:value-type="float">
            <text:p>0.1550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9092" calcext:value-type="float">
            <text:p>1.069092</text:p>
          </table:table-cell>
          <table:table-cell office:value-type="float" office:value="10.16652" calcext:value-type="float">
            <text:p>10.166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1998" calcext:value-type="float">
            <text:p>27021998</text:p>
          </table:table-cell>
          <table:table-cell office:value-type="float" office:value="2.330044" calcext:value-type="float">
            <text:p>2.330044</text:p>
          </table:table-cell>
          <table:table-cell office:value-type="float" office:value="138.4535" calcext:value-type="float">
            <text:p>138.4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43403" calcext:value-type="float">
            <text:p>9.343403</text:p>
          </table:table-cell>
          <table:table-cell office:value-type="float" office:value="0" calcext:value-type="float">
            <text:p>0</text:p>
          </table:table-cell>
          <table:table-cell office:value-type="float" office:value="0.01252792" calcext:value-type="float">
            <text:p>0.01252792</text:p>
          </table:table-cell>
          <table:table-cell office:value-type="float" office:value="0.06510803" calcext:value-type="float">
            <text:p>0.06510803</text:p>
          </table:table-cell>
          <table:table-cell office:value-type="float" office:value="1662.025" calcext:value-type="float">
            <text:p>1662.025</text:p>
          </table:table-cell>
          <table:table-cell office:value-type="float" office:value="3.10362" calcext:value-type="float">
            <text:p>3.10362</text:p>
          </table:table-cell>
          <table:table-cell office:value-type="float" office:value="0" calcext:value-type="float">
            <text:p>0</text:p>
          </table:table-cell>
          <table:table-cell office:value-type="float" office:value="0.01149903" calcext:value-type="float">
            <text:p>0.01149903</text:p>
          </table:table-cell>
          <table:table-cell office:value-type="float" office:value="0.3507872" calcext:value-type="float">
            <text:p>0.3507872</text:p>
          </table:table-cell>
          <table:table-cell office:value-type="float" office:value="0.1556067" calcext:value-type="float">
            <text:p>0.1556067</text:p>
          </table:table-cell>
          <table:table-cell office:value-type="float" office:value="0.1555862" calcext:value-type="float">
            <text:p>0.1555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866" calcext:value-type="float">
            <text:p>1.06866</text:p>
          </table:table-cell>
          <table:table-cell office:value-type="float" office:value="10.22674" calcext:value-type="float">
            <text:p>10.226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1998" calcext:value-type="float">
            <text:p>28021998</text:p>
          </table:table-cell>
          <table:table-cell office:value-type="float" office:value="2.329266" calcext:value-type="float">
            <text:p>2.329266</text:p>
          </table:table-cell>
          <table:table-cell office:value-type="float" office:value="138.4306" calcext:value-type="float">
            <text:p>138.4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49083" calcext:value-type="float">
            <text:p>9.449083</text:p>
          </table:table-cell>
          <table:table-cell office:value-type="float" office:value="0" calcext:value-type="float">
            <text:p>0</text:p>
          </table:table-cell>
          <table:table-cell office:value-type="float" office:value="0.01261485" calcext:value-type="float">
            <text:p>0.01261485</text:p>
          </table:table-cell>
          <table:table-cell office:value-type="float" office:value="0.06614564" calcext:value-type="float">
            <text:p>0.06614564</text:p>
          </table:table-cell>
          <table:table-cell office:value-type="float" office:value="1661.937" calcext:value-type="float">
            <text:p>1661.937</text:p>
          </table:table-cell>
          <table:table-cell office:value-type="float" office:value="3.102838" calcext:value-type="float">
            <text:p>3.102838</text:p>
          </table:table-cell>
          <table:table-cell office:value-type="float" office:value="0" calcext:value-type="float">
            <text:p>0</text:p>
          </table:table-cell>
          <table:table-cell office:value-type="float" office:value="0.01120767" calcext:value-type="float">
            <text:p>0.01120767</text:p>
          </table:table-cell>
          <table:table-cell office:value-type="float" office:value="0.3099174" calcext:value-type="float">
            <text:p>0.3099174</text:p>
          </table:table-cell>
          <table:table-cell office:value-type="float" office:value="0.1561122" calcext:value-type="float">
            <text:p>0.1561122</text:p>
          </table:table-cell>
          <table:table-cell office:value-type="float" office:value="0.1560918" calcext:value-type="float">
            <text:p>0.1560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8106" calcext:value-type="float">
            <text:p>1.068106</text:p>
          </table:table-cell>
          <table:table-cell office:value-type="float" office:value="10.28319" calcext:value-type="float">
            <text:p>10.283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1998" calcext:value-type="float">
            <text:p>1031998</text:p>
          </table:table-cell>
          <table:table-cell office:value-type="float" office:value="2.328492" calcext:value-type="float">
            <text:p>2.328492</text:p>
          </table:table-cell>
          <table:table-cell office:value-type="float" office:value="138.4082" calcext:value-type="float">
            <text:p>138.4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54201" calcext:value-type="float">
            <text:p>9.554201</text:p>
          </table:table-cell>
          <table:table-cell office:value-type="float" office:value="0" calcext:value-type="float">
            <text:p>0</text:p>
          </table:table-cell>
          <table:table-cell office:value-type="float" office:value="0.01270801" calcext:value-type="float">
            <text:p>0.01270801</text:p>
          </table:table-cell>
          <table:table-cell office:value-type="float" office:value="0.06725597" calcext:value-type="float">
            <text:p>0.06725597</text:p>
          </table:table-cell>
          <table:table-cell office:value-type="float" office:value="1661.849" calcext:value-type="float">
            <text:p>1661.849</text:p>
          </table:table-cell>
          <table:table-cell office:value-type="float" office:value="3.101914" calcext:value-type="float">
            <text:p>3.101914</text:p>
          </table:table-cell>
          <table:table-cell office:value-type="float" office:value="0" calcext:value-type="float">
            <text:p>0</text:p>
          </table:table-cell>
          <table:table-cell office:value-type="float" office:value="0.01123951" calcext:value-type="float">
            <text:p>0.01123951</text:p>
          </table:table-cell>
          <table:table-cell office:value-type="float" office:value="0.3111262" calcext:value-type="float">
            <text:p>0.3111262</text:p>
          </table:table-cell>
          <table:table-cell office:value-type="float" office:value="0.1566165" calcext:value-type="float">
            <text:p>0.1566165</text:p>
          </table:table-cell>
          <table:table-cell office:value-type="float" office:value="0.1565964" calcext:value-type="float">
            <text:p>0.1565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7486" calcext:value-type="float">
            <text:p>1.067486</text:p>
          </table:table-cell>
          <table:table-cell office:value-type="float" office:value="10.33272" calcext:value-type="float">
            <text:p>10.332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1998" calcext:value-type="float">
            <text:p>2031998</text:p>
          </table:table-cell>
          <table:table-cell office:value-type="float" office:value="2.327662" calcext:value-type="float">
            <text:p>2.327662</text:p>
          </table:table-cell>
          <table:table-cell office:value-type="float" office:value="138.3863" calcext:value-type="float">
            <text:p>138.3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58867" calcext:value-type="float">
            <text:p>9.658867</text:p>
          </table:table-cell>
          <table:table-cell office:value-type="float" office:value="0" calcext:value-type="float">
            <text:p>0</text:p>
          </table:table-cell>
          <table:table-cell office:value-type="float" office:value="0.01279998" calcext:value-type="float">
            <text:p>0.01279998</text:p>
          </table:table-cell>
          <table:table-cell office:value-type="float" office:value="0.06836321" calcext:value-type="float">
            <text:p>0.06836321</text:p>
          </table:table-cell>
          <table:table-cell office:value-type="float" office:value="1661.761" calcext:value-type="float">
            <text:p>1661.761</text:p>
          </table:table-cell>
          <table:table-cell office:value-type="float" office:value="3.100724" calcext:value-type="float">
            <text:p>3.100724</text:p>
          </table:table-cell>
          <table:table-cell office:value-type="float" office:value="0" calcext:value-type="float">
            <text:p>0</text:p>
          </table:table-cell>
          <table:table-cell office:value-type="float" office:value="0.01089691" calcext:value-type="float">
            <text:p>0.01089691</text:p>
          </table:table-cell>
          <table:table-cell office:value-type="float" office:value="0.3174055" calcext:value-type="float">
            <text:p>0.3174055</text:p>
          </table:table-cell>
          <table:table-cell office:value-type="float" office:value="0.15712" calcext:value-type="float">
            <text:p>0.15712</text:p>
          </table:table-cell>
          <table:table-cell office:value-type="float" office:value="0.1571001" calcext:value-type="float">
            <text:p>0.157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6855" calcext:value-type="float">
            <text:p>1.066855</text:p>
          </table:table-cell>
          <table:table-cell office:value-type="float" office:value="10.38349" calcext:value-type="float">
            <text:p>10.3834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1998" calcext:value-type="float">
            <text:p>3031998</text:p>
          </table:table-cell>
          <table:table-cell office:value-type="float" office:value="2.326789" calcext:value-type="float">
            <text:p>2.326789</text:p>
          </table:table-cell>
          <table:table-cell office:value-type="float" office:value="138.3651" calcext:value-type="float">
            <text:p>138.3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63037" calcext:value-type="float">
            <text:p>9.763037</text:p>
          </table:table-cell>
          <table:table-cell office:value-type="float" office:value="0" calcext:value-type="float">
            <text:p>0</text:p>
          </table:table-cell>
          <table:table-cell office:value-type="float" office:value="0.0128832" calcext:value-type="float">
            <text:p>0.0128832</text:p>
          </table:table-cell>
          <table:table-cell office:value-type="float" office:value="0.06937646" calcext:value-type="float">
            <text:p>0.06937646</text:p>
          </table:table-cell>
          <table:table-cell office:value-type="float" office:value="1661.674" calcext:value-type="float">
            <text:p>1661.674</text:p>
          </table:table-cell>
          <table:table-cell office:value-type="float" office:value="3.099212" calcext:value-type="float">
            <text:p>3.099212</text:p>
          </table:table-cell>
          <table:table-cell office:value-type="float" office:value="0" calcext:value-type="float">
            <text:p>0</text:p>
          </table:table-cell>
          <table:table-cell office:value-type="float" office:value="0.01078613" calcext:value-type="float">
            <text:p>0.01078613</text:p>
          </table:table-cell>
          <table:table-cell office:value-type="float" office:value="0.3250695" calcext:value-type="float">
            <text:p>0.3250695</text:p>
          </table:table-cell>
          <table:table-cell office:value-type="float" office:value="0.1576226" calcext:value-type="float">
            <text:p>0.1576226</text:p>
          </table:table-cell>
          <table:table-cell office:value-type="float" office:value="0.1576028" calcext:value-type="float">
            <text:p>0.157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6222" calcext:value-type="float">
            <text:p>1.066222</text:p>
          </table:table-cell>
          <table:table-cell office:value-type="float" office:value="10.43812" calcext:value-type="float">
            <text:p>10.438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1998" calcext:value-type="float">
            <text:p>4031998</text:p>
          </table:table-cell>
          <table:table-cell office:value-type="float" office:value="2.325972" calcext:value-type="float">
            <text:p>2.325972</text:p>
          </table:table-cell>
          <table:table-cell office:value-type="float" office:value="138.3444" calcext:value-type="float">
            <text:p>138.3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66573" calcext:value-type="float">
            <text:p>9.866573</text:p>
          </table:table-cell>
          <table:table-cell office:value-type="float" office:value="0" calcext:value-type="float">
            <text:p>0</text:p>
          </table:table-cell>
          <table:table-cell office:value-type="float" office:value="0.01296463" calcext:value-type="float">
            <text:p>0.01296463</text:p>
          </table:table-cell>
          <table:table-cell office:value-type="float" office:value="0.07034719" calcext:value-type="float">
            <text:p>0.07034719</text:p>
          </table:table-cell>
          <table:table-cell office:value-type="float" office:value="1661.586" calcext:value-type="float">
            <text:p>1661.586</text:p>
          </table:table-cell>
          <table:table-cell office:value-type="float" office:value="3.097604" calcext:value-type="float">
            <text:p>3.097604</text:p>
          </table:table-cell>
          <table:table-cell office:value-type="float" office:value="0" calcext:value-type="float">
            <text:p>0</text:p>
          </table:table-cell>
          <table:table-cell office:value-type="float" office:value="0.01054695" calcext:value-type="float">
            <text:p>0.01054695</text:p>
          </table:table-cell>
          <table:table-cell office:value-type="float" office:value="0.295198" calcext:value-type="float">
            <text:p>0.295198</text:p>
          </table:table-cell>
          <table:table-cell office:value-type="float" office:value="0.158124" calcext:value-type="float">
            <text:p>0.158124</text:p>
          </table:table-cell>
          <table:table-cell office:value-type="float" office:value="0.1581046" calcext:value-type="float">
            <text:p>0.1581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5447" calcext:value-type="float">
            <text:p>1.065447</text:p>
          </table:table-cell>
          <table:table-cell office:value-type="float" office:value="10.48749" calcext:value-type="float">
            <text:p>10.487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1998" calcext:value-type="float">
            <text:p>5031998</text:p>
          </table:table-cell>
          <table:table-cell office:value-type="float" office:value="2.32502" calcext:value-type="float">
            <text:p>2.32502</text:p>
          </table:table-cell>
          <table:table-cell office:value-type="float" office:value="138.3243" calcext:value-type="float">
            <text:p>138.3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69709" calcext:value-type="float">
            <text:p>9.969709</text:p>
          </table:table-cell>
          <table:table-cell office:value-type="float" office:value="0" calcext:value-type="float">
            <text:p>0</text:p>
          </table:table-cell>
          <table:table-cell office:value-type="float" office:value="0.01303909" calcext:value-type="float">
            <text:p>0.01303909</text:p>
          </table:table-cell>
          <table:table-cell office:value-type="float" office:value="0.07126442" calcext:value-type="float">
            <text:p>0.07126442</text:p>
          </table:table-cell>
          <table:table-cell office:value-type="float" office:value="1661.498" calcext:value-type="float">
            <text:p>1661.498</text:p>
          </table:table-cell>
          <table:table-cell office:value-type="float" office:value="3.095609" calcext:value-type="float">
            <text:p>3.095609</text:p>
          </table:table-cell>
          <table:table-cell office:value-type="float" office:value="0" calcext:value-type="float">
            <text:p>0</text:p>
          </table:table-cell>
          <table:table-cell office:value-type="float" office:value="0.01056327" calcext:value-type="float">
            <text:p>0.01056327</text:p>
          </table:table-cell>
          <table:table-cell office:value-type="float" office:value="0.3657961" calcext:value-type="float">
            <text:p>0.3657961</text:p>
          </table:table-cell>
          <table:table-cell office:value-type="float" office:value="0.1586248" calcext:value-type="float">
            <text:p>0.1586248</text:p>
          </table:table-cell>
          <table:table-cell office:value-type="float" office:value="0.158605" calcext:value-type="float">
            <text:p>0.158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479" calcext:value-type="float">
            <text:p>1.06479</text:p>
          </table:table-cell>
          <table:table-cell office:value-type="float" office:value="10.54273" calcext:value-type="float">
            <text:p>10.5427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1998" calcext:value-type="float">
            <text:p>6031998</text:p>
          </table:table-cell>
          <table:table-cell office:value-type="float" office:value="2.324131" calcext:value-type="float">
            <text:p>2.324131</text:p>
          </table:table-cell>
          <table:table-cell office:value-type="float" office:value="138.3049" calcext:value-type="float">
            <text:p>138.3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7224" calcext:value-type="float">
            <text:p>10.07224</text:p>
          </table:table-cell>
          <table:table-cell office:value-type="float" office:value="0" calcext:value-type="float">
            <text:p>0</text:p>
          </table:table-cell>
          <table:table-cell office:value-type="float" office:value="0.01310289" calcext:value-type="float">
            <text:p>0.01310289</text:p>
          </table:table-cell>
          <table:table-cell office:value-type="float" office:value="0.07202265" calcext:value-type="float">
            <text:p>0.07202265</text:p>
          </table:table-cell>
          <table:table-cell office:value-type="float" office:value="1661.41" calcext:value-type="float">
            <text:p>1661.41</text:p>
          </table:table-cell>
          <table:table-cell office:value-type="float" office:value="3.093489" calcext:value-type="float">
            <text:p>3.093489</text:p>
          </table:table-cell>
          <table:table-cell office:value-type="float" office:value="0" calcext:value-type="float">
            <text:p>0</text:p>
          </table:table-cell>
          <table:table-cell office:value-type="float" office:value="0.01033565" calcext:value-type="float">
            <text:p>0.01033565</text:p>
          </table:table-cell>
          <table:table-cell office:value-type="float" office:value="0.3128171" calcext:value-type="float">
            <text:p>0.3128171</text:p>
          </table:table-cell>
          <table:table-cell office:value-type="float" office:value="0.1591243" calcext:value-type="float">
            <text:p>0.1591243</text:p>
          </table:table-cell>
          <table:table-cell office:value-type="float" office:value="0.1591047" calcext:value-type="float">
            <text:p>0.1591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4026" calcext:value-type="float">
            <text:p>1.064026</text:p>
          </table:table-cell>
          <table:table-cell office:value-type="float" office:value="10.5974" calcext:value-type="float">
            <text:p>10.59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1998" calcext:value-type="float">
            <text:p>7031998</text:p>
          </table:table-cell>
          <table:table-cell office:value-type="float" office:value="2.323176" calcext:value-type="float">
            <text:p>2.323176</text:p>
          </table:table-cell>
          <table:table-cell office:value-type="float" office:value="138.2859" calcext:value-type="float">
            <text:p>138.2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7428" calcext:value-type="float">
            <text:p>10.17428</text:p>
          </table:table-cell>
          <table:table-cell office:value-type="float" office:value="0" calcext:value-type="float">
            <text:p>0</text:p>
          </table:table-cell>
          <table:table-cell office:value-type="float" office:value="0.01316347" calcext:value-type="float">
            <text:p>0.01316347</text:p>
          </table:table-cell>
          <table:table-cell office:value-type="float" office:value="0.07275341" calcext:value-type="float">
            <text:p>0.07275341</text:p>
          </table:table-cell>
          <table:table-cell office:value-type="float" office:value="1661.323" calcext:value-type="float">
            <text:p>1661.323</text:p>
          </table:table-cell>
          <table:table-cell office:value-type="float" office:value="3.09113" calcext:value-type="float">
            <text:p>3.09113</text:p>
          </table:table-cell>
          <table:table-cell office:value-type="float" office:value="0" calcext:value-type="float">
            <text:p>0</text:p>
          </table:table-cell>
          <table:table-cell office:value-type="float" office:value="0.01025998" calcext:value-type="float">
            <text:p>0.01025998</text:p>
          </table:table-cell>
          <table:table-cell office:value-type="float" office:value="0.3449716" calcext:value-type="float">
            <text:p>0.3449716</text:p>
          </table:table-cell>
          <table:table-cell office:value-type="float" office:value="0.1596231" calcext:value-type="float">
            <text:p>0.1596231</text:p>
          </table:table-cell>
          <table:table-cell office:value-type="float" office:value="0.1596036" calcext:value-type="float">
            <text:p>0.1596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3308" calcext:value-type="float">
            <text:p>1.063308</text:p>
          </table:table-cell>
          <table:table-cell office:value-type="float" office:value="10.65087" calcext:value-type="float">
            <text:p>10.6508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1998" calcext:value-type="float">
            <text:p>8031998</text:p>
          </table:table-cell>
          <table:table-cell office:value-type="float" office:value="2.322213" calcext:value-type="float">
            <text:p>2.322213</text:p>
          </table:table-cell>
          <table:table-cell office:value-type="float" office:value="138.2675" calcext:value-type="float">
            <text:p>138.2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7582" calcext:value-type="float">
            <text:p>10.27582</text:p>
          </table:table-cell>
          <table:table-cell office:value-type="float" office:value="0" calcext:value-type="float">
            <text:p>0</text:p>
          </table:table-cell>
          <table:table-cell office:value-type="float" office:value="0.01321478" calcext:value-type="float">
            <text:p>0.01321478</text:p>
          </table:table-cell>
          <table:table-cell office:value-type="float" office:value="0.07335987" calcext:value-type="float">
            <text:p>0.07335987</text:p>
          </table:table-cell>
          <table:table-cell office:value-type="float" office:value="1661.235" calcext:value-type="float">
            <text:p>1661.235</text:p>
          </table:table-cell>
          <table:table-cell office:value-type="float" office:value="3.088585" calcext:value-type="float">
            <text:p>3.088585</text:p>
          </table:table-cell>
          <table:table-cell office:value-type="float" office:value="0" calcext:value-type="float">
            <text:p>0</text:p>
          </table:table-cell>
          <table:table-cell office:value-type="float" office:value="0.01048712" calcext:value-type="float">
            <text:p>0.01048712</text:p>
          </table:table-cell>
          <table:table-cell office:value-type="float" office:value="0.3368056" calcext:value-type="float">
            <text:p>0.3368056</text:p>
          </table:table-cell>
          <table:table-cell office:value-type="float" office:value="0.1601211" calcext:value-type="float">
            <text:p>0.1601211</text:p>
          </table:table-cell>
          <table:table-cell office:value-type="float" office:value="0.1601015" calcext:value-type="float">
            <text:p>0.1601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2539" calcext:value-type="float">
            <text:p>1.062539</text:p>
          </table:table-cell>
          <table:table-cell office:value-type="float" office:value="10.70595" calcext:value-type="float">
            <text:p>10.7059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1998" calcext:value-type="float">
            <text:p>9031998</text:p>
          </table:table-cell>
          <table:table-cell office:value-type="float" office:value="2.322027" calcext:value-type="float">
            <text:p>2.322027</text:p>
          </table:table-cell>
          <table:table-cell office:value-type="float" office:value="138.2481" calcext:value-type="float">
            <text:p>138.2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76" calcext:value-type="float">
            <text:p>10.376</text:p>
          </table:table-cell>
          <table:table-cell office:value-type="float" office:value="0" calcext:value-type="float">
            <text:p>0</text:p>
          </table:table-cell>
          <table:table-cell office:value-type="float" office:value="0.01334506" calcext:value-type="float">
            <text:p>0.01334506</text:p>
          </table:table-cell>
          <table:table-cell office:value-type="float" office:value="0.07456141" calcext:value-type="float">
            <text:p>0.07456141</text:p>
          </table:table-cell>
          <table:table-cell office:value-type="float" office:value="1661.146" calcext:value-type="float">
            <text:p>1661.146</text:p>
          </table:table-cell>
          <table:table-cell office:value-type="float" office:value="3.087642" calcext:value-type="float">
            <text:p>3.087642</text:p>
          </table:table-cell>
          <table:table-cell office:value-type="float" office:value="0" calcext:value-type="float">
            <text:p>0</text:p>
          </table:table-cell>
          <table:table-cell office:value-type="float" office:value="0.008780641" calcext:value-type="float">
            <text:p>0.008780641</text:p>
          </table:table-cell>
          <table:table-cell office:value-type="float" office:value="0.1078014" calcext:value-type="float">
            <text:p>0.1078014</text:p>
          </table:table-cell>
          <table:table-cell office:value-type="float" office:value="0.1606179" calcext:value-type="float">
            <text:p>0.1606179</text:p>
          </table:table-cell>
          <table:table-cell office:value-type="float" office:value="0.1605984" calcext:value-type="float">
            <text:p>0.1605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0526" calcext:value-type="float">
            <text:p>1.060526</text:p>
          </table:table-cell>
          <table:table-cell office:value-type="float" office:value="10.70413" calcext:value-type="float">
            <text:p>10.704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1998" calcext:value-type="float">
            <text:p>10031998</text:p>
          </table:table-cell>
          <table:table-cell office:value-type="float" office:value="2.321183" calcext:value-type="float">
            <text:p>2.321183</text:p>
          </table:table-cell>
          <table:table-cell office:value-type="float" office:value="138.228" calcext:value-type="float">
            <text:p>138.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7751" calcext:value-type="float">
            <text:p>10.47751</text:p>
          </table:table-cell>
          <table:table-cell office:value-type="float" office:value="0" calcext:value-type="float">
            <text:p>0</text:p>
          </table:table-cell>
          <table:table-cell office:value-type="float" office:value="0.01350125" calcext:value-type="float">
            <text:p>0.01350125</text:p>
          </table:table-cell>
          <table:table-cell office:value-type="float" office:value="0.07619847" calcext:value-type="float">
            <text:p>0.07619847</text:p>
          </table:table-cell>
          <table:table-cell office:value-type="float" office:value="1661.058" calcext:value-type="float">
            <text:p>1661.058</text:p>
          </table:table-cell>
          <table:table-cell office:value-type="float" office:value="3.086007" calcext:value-type="float">
            <text:p>3.086007</text:p>
          </table:table-cell>
          <table:table-cell office:value-type="float" office:value="0" calcext:value-type="float">
            <text:p>0</text:p>
          </table:table-cell>
          <table:table-cell office:value-type="float" office:value="0.009593182" calcext:value-type="float">
            <text:p>0.009593182</text:p>
          </table:table-cell>
          <table:table-cell office:value-type="float" office:value="0.324341" calcext:value-type="float">
            <text:p>0.324341</text:p>
          </table:table-cell>
          <table:table-cell office:value-type="float" office:value="0.1611138" calcext:value-type="float">
            <text:p>0.1611138</text:p>
          </table:table-cell>
          <table:table-cell office:value-type="float" office:value="0.1610945" calcext:value-type="float">
            <text:p>0.1610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942" calcext:value-type="float">
            <text:p>1.05942</text:p>
          </table:table-cell>
          <table:table-cell office:value-type="float" office:value="10.73576" calcext:value-type="float">
            <text:p>10.735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1998" calcext:value-type="float">
            <text:p>11031998</text:p>
          </table:table-cell>
          <table:table-cell office:value-type="float" office:value="2.320246" calcext:value-type="float">
            <text:p>2.320246</text:p>
          </table:table-cell>
          <table:table-cell office:value-type="float" office:value="138.2093" calcext:value-type="float">
            <text:p>138.2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7911" calcext:value-type="float">
            <text:p>10.57911</text:p>
          </table:table-cell>
          <table:table-cell office:value-type="float" office:value="0" calcext:value-type="float">
            <text:p>0</text:p>
          </table:table-cell>
          <table:table-cell office:value-type="float" office:value="0.01362847" calcext:value-type="float">
            <text:p>0.01362847</text:p>
          </table:table-cell>
          <table:table-cell office:value-type="float" office:value="0.07773873" calcext:value-type="float">
            <text:p>0.07773873</text:p>
          </table:table-cell>
          <table:table-cell office:value-type="float" office:value="1660.97" calcext:value-type="float">
            <text:p>1660.97</text:p>
          </table:table-cell>
          <table:table-cell office:value-type="float" office:value="3.08376" calcext:value-type="float">
            <text:p>3.08376</text:p>
          </table:table-cell>
          <table:table-cell office:value-type="float" office:value="0" calcext:value-type="float">
            <text:p>0</text:p>
          </table:table-cell>
          <table:table-cell office:value-type="float" office:value="0.009623898" calcext:value-type="float">
            <text:p>0.009623898</text:p>
          </table:table-cell>
          <table:table-cell office:value-type="float" office:value="0.3691674" calcext:value-type="float">
            <text:p>0.3691674</text:p>
          </table:table-cell>
          <table:table-cell office:value-type="float" office:value="0.161609" calcext:value-type="float">
            <text:p>0.161609</text:p>
          </table:table-cell>
          <table:table-cell office:value-type="float" office:value="0.1615897" calcext:value-type="float">
            <text:p>0.1615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8438" calcext:value-type="float">
            <text:p>1.058438</text:p>
          </table:table-cell>
          <table:table-cell office:value-type="float" office:value="10.79601" calcext:value-type="float">
            <text:p>10.796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1998" calcext:value-type="float">
            <text:p>12031998</text:p>
          </table:table-cell>
          <table:table-cell office:value-type="float" office:value="2.319248" calcext:value-type="float">
            <text:p>2.319248</text:p>
          </table:table-cell>
          <table:table-cell office:value-type="float" office:value="138.1917" calcext:value-type="float">
            <text:p>138.1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7994" calcext:value-type="float">
            <text:p>10.67994</text:p>
          </table:table-cell>
          <table:table-cell office:value-type="float" office:value="0" calcext:value-type="float">
            <text:p>0</text:p>
          </table:table-cell>
          <table:table-cell office:value-type="float" office:value="0.01373031" calcext:value-type="float">
            <text:p>0.01373031</text:p>
          </table:table-cell>
          <table:table-cell office:value-type="float" office:value="0.07904129" calcext:value-type="float">
            <text:p>0.07904129</text:p>
          </table:table-cell>
          <table:table-cell office:value-type="float" office:value="1660.882" calcext:value-type="float">
            <text:p>1660.882</text:p>
          </table:table-cell>
          <table:table-cell office:value-type="float" office:value="3.081076" calcext:value-type="float">
            <text:p>3.081076</text:p>
          </table:table-cell>
          <table:table-cell office:value-type="float" office:value="0" calcext:value-type="float">
            <text:p>0</text:p>
          </table:table-cell>
          <table:table-cell office:value-type="float" office:value="0.009563908" calcext:value-type="float">
            <text:p>0.009563908</text:p>
          </table:table-cell>
          <table:table-cell office:value-type="float" office:value="0.3771018" calcext:value-type="float">
            <text:p>0.3771018</text:p>
          </table:table-cell>
          <table:table-cell office:value-type="float" office:value="0.1621029" calcext:value-type="float">
            <text:p>0.1621029</text:p>
          </table:table-cell>
          <table:table-cell office:value-type="float" office:value="0.1620839" calcext:value-type="float">
            <text:p>0.1620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7475" calcext:value-type="float">
            <text:p>1.057475</text:p>
          </table:table-cell>
          <table:table-cell office:value-type="float" office:value="10.85885" calcext:value-type="float">
            <text:p>10.858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1998" calcext:value-type="float">
            <text:p>13031998</text:p>
          </table:table-cell>
          <table:table-cell office:value-type="float" office:value="2.318196" calcext:value-type="float">
            <text:p>2.318196</text:p>
          </table:table-cell>
          <table:table-cell office:value-type="float" office:value="138.1748" calcext:value-type="float">
            <text:p>138.1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7998" calcext:value-type="float">
            <text:p>10.77998</text:p>
          </table:table-cell>
          <table:table-cell office:value-type="float" office:value="0" calcext:value-type="float">
            <text:p>0</text:p>
          </table:table-cell>
          <table:table-cell office:value-type="float" office:value="0.01380608" calcext:value-type="float">
            <text:p>0.01380608</text:p>
          </table:table-cell>
          <table:table-cell office:value-type="float" office:value="0.08003303" calcext:value-type="float">
            <text:p>0.08003303</text:p>
          </table:table-cell>
          <table:table-cell office:value-type="float" office:value="1660.797" calcext:value-type="float">
            <text:p>1660.797</text:p>
          </table:table-cell>
          <table:table-cell office:value-type="float" office:value="3.07802" calcext:value-type="float">
            <text:p>3.07802</text:p>
          </table:table-cell>
          <table:table-cell office:value-type="float" office:value="0" calcext:value-type="float">
            <text:p>0</text:p>
          </table:table-cell>
          <table:table-cell office:value-type="float" office:value="0.009504465" calcext:value-type="float">
            <text:p>0.009504465</text:p>
          </table:table-cell>
          <table:table-cell office:value-type="float" office:value="0.3855145" calcext:value-type="float">
            <text:p>0.3855145</text:p>
          </table:table-cell>
          <table:table-cell office:value-type="float" office:value="0.1625961" calcext:value-type="float">
            <text:p>0.1625961</text:p>
          </table:table-cell>
          <table:table-cell office:value-type="float" office:value="0.1625773" calcext:value-type="float">
            <text:p>0.1625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6563" calcext:value-type="float">
            <text:p>1.056563</text:p>
          </table:table-cell>
          <table:table-cell office:value-type="float" office:value="10.92049" calcext:value-type="float">
            <text:p>10.9204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1998" calcext:value-type="float">
            <text:p>14031998</text:p>
          </table:table-cell>
          <table:table-cell office:value-type="float" office:value="2.317103" calcext:value-type="float">
            <text:p>2.317103</text:p>
          </table:table-cell>
          <table:table-cell office:value-type="float" office:value="138.1587" calcext:value-type="float">
            <text:p>138.1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7934" calcext:value-type="float">
            <text:p>10.87934</text:p>
          </table:table-cell>
          <table:table-cell office:value-type="float" office:value="0" calcext:value-type="float">
            <text:p>0</text:p>
          </table:table-cell>
          <table:table-cell office:value-type="float" office:value="0.01385818" calcext:value-type="float">
            <text:p>0.01385818</text:p>
          </table:table-cell>
          <table:table-cell office:value-type="float" office:value="0.08070572" calcext:value-type="float">
            <text:p>0.08070572</text:p>
          </table:table-cell>
          <table:table-cell office:value-type="float" office:value="1660.711" calcext:value-type="float">
            <text:p>1660.711</text:p>
          </table:table-cell>
          <table:table-cell office:value-type="float" office:value="3.074688" calcext:value-type="float">
            <text:p>3.074688</text:p>
          </table:table-cell>
          <table:table-cell office:value-type="float" office:value="0" calcext:value-type="float">
            <text:p>0</text:p>
          </table:table-cell>
          <table:table-cell office:value-type="float" office:value="0.009432942" calcext:value-type="float">
            <text:p>0.009432942</text:p>
          </table:table-cell>
          <table:table-cell office:value-type="float" office:value="0.3875139" calcext:value-type="float">
            <text:p>0.3875139</text:p>
          </table:table-cell>
          <table:table-cell office:value-type="float" office:value="0.1630885" calcext:value-type="float">
            <text:p>0.1630885</text:p>
          </table:table-cell>
          <table:table-cell office:value-type="float" office:value="0.1630696" calcext:value-type="float">
            <text:p>0.1630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5693" calcext:value-type="float">
            <text:p>1.055693</text:p>
          </table:table-cell>
          <table:table-cell office:value-type="float" office:value="10.98122" calcext:value-type="float">
            <text:p>10.9812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1998" calcext:value-type="float">
            <text:p>15031998</text:p>
          </table:table-cell>
          <table:table-cell office:value-type="float" office:value="2.315984" calcext:value-type="float">
            <text:p>2.315984</text:p>
          </table:table-cell>
          <table:table-cell office:value-type="float" office:value="138.1431" calcext:value-type="float">
            <text:p>138.1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7812" calcext:value-type="float">
            <text:p>10.97812</text:p>
          </table:table-cell>
          <table:table-cell office:value-type="float" office:value="0" calcext:value-type="float">
            <text:p>0</text:p>
          </table:table-cell>
          <table:table-cell office:value-type="float" office:value="0.01389324" calcext:value-type="float">
            <text:p>0.01389324</text:p>
          </table:table-cell>
          <table:table-cell office:value-type="float" office:value="0.08113275" calcext:value-type="float">
            <text:p>0.08113275</text:p>
          </table:table-cell>
          <table:table-cell office:value-type="float" office:value="1660.625" calcext:value-type="float">
            <text:p>1660.625</text:p>
          </table:table-cell>
          <table:table-cell office:value-type="float" office:value="3.071159" calcext:value-type="float">
            <text:p>3.071159</text:p>
          </table:table-cell>
          <table:table-cell office:value-type="float" office:value="0" calcext:value-type="float">
            <text:p>0</text:p>
          </table:table-cell>
          <table:table-cell office:value-type="float" office:value="0.009269922" calcext:value-type="float">
            <text:p>0.009269922</text:p>
          </table:table-cell>
          <table:table-cell office:value-type="float" office:value="0.3862442" calcext:value-type="float">
            <text:p>0.3862442</text:p>
          </table:table-cell>
          <table:table-cell office:value-type="float" office:value="0.1635796" calcext:value-type="float">
            <text:p>0.1635796</text:p>
          </table:table-cell>
          <table:table-cell office:value-type="float" office:value="0.163561" calcext:value-type="float">
            <text:p>0.163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4825" calcext:value-type="float">
            <text:p>1.054825</text:p>
          </table:table-cell>
          <table:table-cell office:value-type="float" office:value="11.04051" calcext:value-type="float">
            <text:p>11.0405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1998" calcext:value-type="float">
            <text:p>16031998</text:p>
          </table:table-cell>
          <table:table-cell office:value-type="float" office:value="2.314856" calcext:value-type="float">
            <text:p>2.314856</text:p>
          </table:table-cell>
          <table:table-cell office:value-type="float" office:value="138.128" calcext:value-type="float">
            <text:p>138.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7642" calcext:value-type="float">
            <text:p>11.07642</text:p>
          </table:table-cell>
          <table:table-cell office:value-type="float" office:value="0" calcext:value-type="float">
            <text:p>0</text:p>
          </table:table-cell>
          <table:table-cell office:value-type="float" office:value="0.01391772" calcext:value-type="float">
            <text:p>0.01391772</text:p>
          </table:table-cell>
          <table:table-cell office:value-type="float" office:value="0.08140186" calcext:value-type="float">
            <text:p>0.08140186</text:p>
          </table:table-cell>
          <table:table-cell office:value-type="float" office:value="1660.538" calcext:value-type="float">
            <text:p>1660.538</text:p>
          </table:table-cell>
          <table:table-cell office:value-type="float" office:value="3.067496" calcext:value-type="float">
            <text:p>3.067496</text:p>
          </table:table-cell>
          <table:table-cell office:value-type="float" office:value="0" calcext:value-type="float">
            <text:p>0</text:p>
          </table:table-cell>
          <table:table-cell office:value-type="float" office:value="0.009015979" calcext:value-type="float">
            <text:p>0.009015979</text:p>
          </table:table-cell>
          <table:table-cell office:value-type="float" office:value="0.3826954" calcext:value-type="float">
            <text:p>0.3826954</text:p>
          </table:table-cell>
          <table:table-cell office:value-type="float" office:value="0.1640697" calcext:value-type="float">
            <text:p>0.1640697</text:p>
          </table:table-cell>
          <table:table-cell office:value-type="float" office:value="0.1640512" calcext:value-type="float">
            <text:p>0.1640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3932" calcext:value-type="float">
            <text:p>1.053932</text:p>
          </table:table-cell>
          <table:table-cell office:value-type="float" office:value="11.09839" calcext:value-type="float">
            <text:p>11.0983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1998" calcext:value-type="float">
            <text:p>17031998</text:p>
          </table:table-cell>
          <table:table-cell office:value-type="float" office:value="2.313732" calcext:value-type="float">
            <text:p>2.313732</text:p>
          </table:table-cell>
          <table:table-cell office:value-type="float" office:value="138.1131" calcext:value-type="float">
            <text:p>138.1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7426" calcext:value-type="float">
            <text:p>11.17426</text:p>
          </table:table-cell>
          <table:table-cell office:value-type="float" office:value="0" calcext:value-type="float">
            <text:p>0</text:p>
          </table:table-cell>
          <table:table-cell office:value-type="float" office:value="0.01393709" calcext:value-type="float">
            <text:p>0.01393709</text:p>
          </table:table-cell>
          <table:table-cell office:value-type="float" office:value="0.08158986" calcext:value-type="float">
            <text:p>0.08158986</text:p>
          </table:table-cell>
          <table:table-cell office:value-type="float" office:value="1660.457" calcext:value-type="float">
            <text:p>1660.457</text:p>
          </table:table-cell>
          <table:table-cell office:value-type="float" office:value="3.063758" calcext:value-type="float">
            <text:p>3.063758</text:p>
          </table:table-cell>
          <table:table-cell office:value-type="float" office:value="0" calcext:value-type="float">
            <text:p>0</text:p>
          </table:table-cell>
          <table:table-cell office:value-type="float" office:value="0.008843493" calcext:value-type="float">
            <text:p>0.008843493</text:p>
          </table:table-cell>
          <table:table-cell office:value-type="float" office:value="0.3735407" calcext:value-type="float">
            <text:p>0.3735407</text:p>
          </table:table-cell>
          <table:table-cell office:value-type="float" office:value="0.1645588" calcext:value-type="float">
            <text:p>0.1645588</text:p>
          </table:table-cell>
          <table:table-cell office:value-type="float" office:value="0.1645401" calcext:value-type="float">
            <text:p>0.1645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296" calcext:value-type="float">
            <text:p>1.05296</text:p>
          </table:table-cell>
          <table:table-cell office:value-type="float" office:value="11.15426" calcext:value-type="float">
            <text:p>11.154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1998" calcext:value-type="float">
            <text:p>18031998</text:p>
          </table:table-cell>
          <table:table-cell office:value-type="float" office:value="2.312614" calcext:value-type="float">
            <text:p>2.312614</text:p>
          </table:table-cell>
          <table:table-cell office:value-type="float" office:value="138.0986" calcext:value-type="float">
            <text:p>138.0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7167" calcext:value-type="float">
            <text:p>11.27167</text:p>
          </table:table-cell>
          <table:table-cell office:value-type="float" office:value="0" calcext:value-type="float">
            <text:p>0</text:p>
          </table:table-cell>
          <table:table-cell office:value-type="float" office:value="0.01395446" calcext:value-type="float">
            <text:p>0.01395446</text:p>
          </table:table-cell>
          <table:table-cell office:value-type="float" office:value="0.08174481" calcext:value-type="float">
            <text:p>0.08174481</text:p>
          </table:table-cell>
          <table:table-cell office:value-type="float" office:value="1660.377" calcext:value-type="float">
            <text:p>1660.377</text:p>
          </table:table-cell>
          <table:table-cell office:value-type="float" office:value="3.059964" calcext:value-type="float">
            <text:p>3.059964</text:p>
          </table:table-cell>
          <table:table-cell office:value-type="float" office:value="0" calcext:value-type="float">
            <text:p>0</text:p>
          </table:table-cell>
          <table:table-cell office:value-type="float" office:value="0.008727673" calcext:value-type="float">
            <text:p>0.008727673</text:p>
          </table:table-cell>
          <table:table-cell office:value-type="float" office:value="0.3649162" calcext:value-type="float">
            <text:p>0.3649162</text:p>
          </table:table-cell>
          <table:table-cell office:value-type="float" office:value="0.1650468" calcext:value-type="float">
            <text:p>0.1650468</text:p>
          </table:table-cell>
          <table:table-cell office:value-type="float" office:value="0.165028" calcext:value-type="float">
            <text:p>0.165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1926" calcext:value-type="float">
            <text:p>1.051926</text:p>
          </table:table-cell>
          <table:table-cell office:value-type="float" office:value="11.20783" calcext:value-type="float">
            <text:p>11.207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1998" calcext:value-type="float">
            <text:p>19031998</text:p>
          </table:table-cell>
          <table:table-cell office:value-type="float" office:value="2.311483" calcext:value-type="float">
            <text:p>2.311483</text:p>
          </table:table-cell>
          <table:table-cell office:value-type="float" office:value="138.0844" calcext:value-type="float">
            <text:p>138.0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6869" calcext:value-type="float">
            <text:p>11.36869</text:p>
          </table:table-cell>
          <table:table-cell office:value-type="float" office:value="0" calcext:value-type="float">
            <text:p>0</text:p>
          </table:table-cell>
          <table:table-cell office:value-type="float" office:value="0.0139703" calcext:value-type="float">
            <text:p>0.0139703</text:p>
          </table:table-cell>
          <table:table-cell office:value-type="float" office:value="0.08187689" calcext:value-type="float">
            <text:p>0.08187689</text:p>
          </table:table-cell>
          <table:table-cell office:value-type="float" office:value="1660.298" calcext:value-type="float">
            <text:p>1660.298</text:p>
          </table:table-cell>
          <table:table-cell office:value-type="float" office:value="3.056117" calcext:value-type="float">
            <text:p>3.056117</text:p>
          </table:table-cell>
          <table:table-cell office:value-type="float" office:value="0" calcext:value-type="float">
            <text:p>0</text:p>
          </table:table-cell>
          <table:table-cell office:value-type="float" office:value="0.008730001" calcext:value-type="float">
            <text:p>0.008730001</text:p>
          </table:table-cell>
          <table:table-cell office:value-type="float" office:value="0.3667173" calcext:value-type="float">
            <text:p>0.3667173</text:p>
          </table:table-cell>
          <table:table-cell office:value-type="float" office:value="0.1655337" calcext:value-type="float">
            <text:p>0.1655337</text:p>
          </table:table-cell>
          <table:table-cell office:value-type="float" office:value="0.1655151" calcext:value-type="float">
            <text:p>0.1655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0876" calcext:value-type="float">
            <text:p>1.050876</text:p>
          </table:table-cell>
          <table:table-cell office:value-type="float" office:value="11.26" calcext:value-type="float">
            <text:p>11.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1998" calcext:value-type="float">
            <text:p>20031998</text:p>
          </table:table-cell>
          <table:table-cell office:value-type="float" office:value="2.310322" calcext:value-type="float">
            <text:p>2.310322</text:p>
          </table:table-cell>
          <table:table-cell office:value-type="float" office:value="138.0705" calcext:value-type="float">
            <text:p>138.0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6536" calcext:value-type="float">
            <text:p>11.46536</text:p>
          </table:table-cell>
          <table:table-cell office:value-type="float" office:value="0" calcext:value-type="float">
            <text:p>0</text:p>
          </table:table-cell>
          <table:table-cell office:value-type="float" office:value="0.01398246" calcext:value-type="float">
            <text:p>0.01398246</text:p>
          </table:table-cell>
          <table:table-cell office:value-type="float" office:value="0.0819486" calcext:value-type="float">
            <text:p>0.0819486</text:p>
          </table:table-cell>
          <table:table-cell office:value-type="float" office:value="1660.219" calcext:value-type="float">
            <text:p>1660.219</text:p>
          </table:table-cell>
          <table:table-cell office:value-type="float" office:value="3.052206" calcext:value-type="float">
            <text:p>3.052206</text:p>
          </table:table-cell>
          <table:table-cell office:value-type="float" office:value="0" calcext:value-type="float">
            <text:p>0</text:p>
          </table:table-cell>
          <table:table-cell office:value-type="float" office:value="0.008589521" calcext:value-type="float">
            <text:p>0.008589521</text:p>
          </table:table-cell>
          <table:table-cell office:value-type="float" office:value="0.3636114" calcext:value-type="float">
            <text:p>0.3636114</text:p>
          </table:table-cell>
          <table:table-cell office:value-type="float" office:value="0.1660198" calcext:value-type="float">
            <text:p>0.1660198</text:p>
          </table:table-cell>
          <table:table-cell office:value-type="float" office:value="0.1660012" calcext:value-type="float">
            <text:p>0.166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9835" calcext:value-type="float">
            <text:p>1.049835</text:p>
          </table:table-cell>
          <table:table-cell office:value-type="float" office:value="11.31233" calcext:value-type="float">
            <text:p>11.312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1998" calcext:value-type="float">
            <text:p>21031998</text:p>
          </table:table-cell>
          <table:table-cell office:value-type="float" office:value="2.30916" calcext:value-type="float">
            <text:p>2.30916</text:p>
          </table:table-cell>
          <table:table-cell office:value-type="float" office:value="138.0568" calcext:value-type="float">
            <text:p>138.0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617" calcext:value-type="float">
            <text:p>11.5617</text:p>
          </table:table-cell>
          <table:table-cell office:value-type="float" office:value="0" calcext:value-type="float">
            <text:p>0</text:p>
          </table:table-cell>
          <table:table-cell office:value-type="float" office:value="0.01399464" calcext:value-type="float">
            <text:p>0.01399464</text:p>
          </table:table-cell>
          <table:table-cell office:value-type="float" office:value="0.08201598" calcext:value-type="float">
            <text:p>0.08201598</text:p>
          </table:table-cell>
          <table:table-cell office:value-type="float" office:value="1660.139" calcext:value-type="float">
            <text:p>1660.139</text:p>
          </table:table-cell>
          <table:table-cell office:value-type="float" office:value="3.048254" calcext:value-type="float">
            <text:p>3.048254</text:p>
          </table:table-cell>
          <table:table-cell office:value-type="float" office:value="0" calcext:value-type="float">
            <text:p>0</text:p>
          </table:table-cell>
          <table:table-cell office:value-type="float" office:value="0.008491281" calcext:value-type="float">
            <text:p>0.008491281</text:p>
          </table:table-cell>
          <table:table-cell office:value-type="float" office:value="0.3580074" calcext:value-type="float">
            <text:p>0.3580074</text:p>
          </table:table-cell>
          <table:table-cell office:value-type="float" office:value="0.1665051" calcext:value-type="float">
            <text:p>0.1665051</text:p>
          </table:table-cell>
          <table:table-cell office:value-type="float" office:value="0.1664865" calcext:value-type="float">
            <text:p>0.1664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8744" calcext:value-type="float">
            <text:p>1.048744</text:p>
          </table:table-cell>
          <table:table-cell office:value-type="float" office:value="11.36314" calcext:value-type="float">
            <text:p>11.363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1998" calcext:value-type="float">
            <text:p>22031998</text:p>
          </table:table-cell>
          <table:table-cell office:value-type="float" office:value="2.307983" calcext:value-type="float">
            <text:p>2.307983</text:p>
          </table:table-cell>
          <table:table-cell office:value-type="float" office:value="138.0433" calcext:value-type="float">
            <text:p>138.0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5769" calcext:value-type="float">
            <text:p>11.65769</text:p>
          </table:table-cell>
          <table:table-cell office:value-type="float" office:value="0" calcext:value-type="float">
            <text:p>0</text:p>
          </table:table-cell>
          <table:table-cell office:value-type="float" office:value="0.01400666" calcext:value-type="float">
            <text:p>0.01400666</text:p>
          </table:table-cell>
          <table:table-cell office:value-type="float" office:value="0.08207726" calcext:value-type="float">
            <text:p>0.08207726</text:p>
          </table:table-cell>
          <table:table-cell office:value-type="float" office:value="1660.06" calcext:value-type="float">
            <text:p>1660.06</text:p>
          </table:table-cell>
          <table:table-cell office:value-type="float" office:value="3.044245" calcext:value-type="float">
            <text:p>3.044245</text:p>
          </table:table-cell>
          <table:table-cell office:value-type="float" office:value="0" calcext:value-type="float">
            <text:p>0</text:p>
          </table:table-cell>
          <table:table-cell office:value-type="float" office:value="0.008477531" calcext:value-type="float">
            <text:p>0.008477531</text:p>
          </table:table-cell>
          <table:table-cell office:value-type="float" office:value="0.3581882" calcext:value-type="float">
            <text:p>0.3581882</text:p>
          </table:table-cell>
          <table:table-cell office:value-type="float" office:value="0.1669895" calcext:value-type="float">
            <text:p>0.1669895</text:p>
          </table:table-cell>
          <table:table-cell office:value-type="float" office:value="0.1669708" calcext:value-type="float">
            <text:p>0.1669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7643" calcext:value-type="float">
            <text:p>1.047643</text:p>
          </table:table-cell>
          <table:table-cell office:value-type="float" office:value="11.41287" calcext:value-type="float">
            <text:p>11.412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1998" calcext:value-type="float">
            <text:p>23031998</text:p>
          </table:table-cell>
          <table:table-cell office:value-type="float" office:value="2.306784" calcext:value-type="float">
            <text:p>2.306784</text:p>
          </table:table-cell>
          <table:table-cell office:value-type="float" office:value="138.03" calcext:value-type="float">
            <text:p>138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5337" calcext:value-type="float">
            <text:p>11.75337</text:p>
          </table:table-cell>
          <table:table-cell office:value-type="float" office:value="0" calcext:value-type="float">
            <text:p>0</text:p>
          </table:table-cell>
          <table:table-cell office:value-type="float" office:value="0.01401674" calcext:value-type="float">
            <text:p>0.01401674</text:p>
          </table:table-cell>
          <table:table-cell office:value-type="float" office:value="0.08211148" calcext:value-type="float">
            <text:p>0.08211148</text:p>
          </table:table-cell>
          <table:table-cell office:value-type="float" office:value="1659.981" calcext:value-type="float">
            <text:p>1659.981</text:p>
          </table:table-cell>
          <table:table-cell office:value-type="float" office:value="3.040168" calcext:value-type="float">
            <text:p>3.040168</text:p>
          </table:table-cell>
          <table:table-cell office:value-type="float" office:value="0" calcext:value-type="float">
            <text:p>0</text:p>
          </table:table-cell>
          <table:table-cell office:value-type="float" office:value="0.008398572" calcext:value-type="float">
            <text:p>0.008398572</text:p>
          </table:table-cell>
          <table:table-cell office:value-type="float" office:value="0.3587784" calcext:value-type="float">
            <text:p>0.3587784</text:p>
          </table:table-cell>
          <table:table-cell office:value-type="float" office:value="0.1674725" calcext:value-type="float">
            <text:p>0.1674725</text:p>
          </table:table-cell>
          <table:table-cell office:value-type="float" office:value="0.1674541" calcext:value-type="float">
            <text:p>0.1674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655" calcext:value-type="float">
            <text:p>1.04655</text:p>
          </table:table-cell>
          <table:table-cell office:value-type="float" office:value="11.46273" calcext:value-type="float">
            <text:p>11.4627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1998" calcext:value-type="float">
            <text:p>24031998</text:p>
          </table:table-cell>
          <table:table-cell office:value-type="float" office:value="2.305579" calcext:value-type="float">
            <text:p>2.305579</text:p>
          </table:table-cell>
          <table:table-cell office:value-type="float" office:value="138.0169" calcext:value-type="float">
            <text:p>138.0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4873" calcext:value-type="float">
            <text:p>11.84873</text:p>
          </table:table-cell>
          <table:table-cell office:value-type="float" office:value="0" calcext:value-type="float">
            <text:p>0</text:p>
          </table:table-cell>
          <table:table-cell office:value-type="float" office:value="0.01402659" calcext:value-type="float">
            <text:p>0.01402659</text:p>
          </table:table-cell>
          <table:table-cell office:value-type="float" office:value="0.08214097" calcext:value-type="float">
            <text:p>0.08214097</text:p>
          </table:table-cell>
          <table:table-cell office:value-type="float" office:value="1659.902" calcext:value-type="float">
            <text:p>1659.902</text:p>
          </table:table-cell>
          <table:table-cell office:value-type="float" office:value="3.036031" calcext:value-type="float">
            <text:p>3.036031</text:p>
          </table:table-cell>
          <table:table-cell office:value-type="float" office:value="0" calcext:value-type="float">
            <text:p>0</text:p>
          </table:table-cell>
          <table:table-cell office:value-type="float" office:value="0.008311731" calcext:value-type="float">
            <text:p>0.008311731</text:p>
          </table:table-cell>
          <table:table-cell office:value-type="float" office:value="0.3565932" calcext:value-type="float">
            <text:p>0.3565932</text:p>
          </table:table-cell>
          <table:table-cell office:value-type="float" office:value="0.167955" calcext:value-type="float">
            <text:p>0.167955</text:p>
          </table:table-cell>
          <table:table-cell office:value-type="float" office:value="0.1679367" calcext:value-type="float">
            <text:p>0.1679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5441" calcext:value-type="float">
            <text:p>1.045441</text:p>
          </table:table-cell>
          <table:table-cell office:value-type="float" office:value="11.51205" calcext:value-type="float">
            <text:p>11.512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1998" calcext:value-type="float">
            <text:p>25031998</text:p>
          </table:table-cell>
          <table:table-cell office:value-type="float" office:value="2.304372" calcext:value-type="float">
            <text:p>2.304372</text:p>
          </table:table-cell>
          <table:table-cell office:value-type="float" office:value="138.0041" calcext:value-type="float">
            <text:p>138.0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4377" calcext:value-type="float">
            <text:p>11.94377</text:p>
          </table:table-cell>
          <table:table-cell office:value-type="float" office:value="0" calcext:value-type="float">
            <text:p>0</text:p>
          </table:table-cell>
          <table:table-cell office:value-type="float" office:value="0.01403603" calcext:value-type="float">
            <text:p>0.01403603</text:p>
          </table:table-cell>
          <table:table-cell office:value-type="float" office:value="0.08216525" calcext:value-type="float">
            <text:p>0.08216525</text:p>
          </table:table-cell>
          <table:table-cell office:value-type="float" office:value="1659.823" calcext:value-type="float">
            <text:p>1659.823</text:p>
          </table:table-cell>
          <table:table-cell office:value-type="float" office:value="3.031839" calcext:value-type="float">
            <text:p>3.031839</text:p>
          </table:table-cell>
          <table:table-cell office:value-type="float" office:value="0" calcext:value-type="float">
            <text:p>0</text:p>
          </table:table-cell>
          <table:table-cell office:value-type="float" office:value="0.008221642" calcext:value-type="float">
            <text:p>0.008221642</text:p>
          </table:table-cell>
          <table:table-cell office:value-type="float" office:value="0.3537431" calcext:value-type="float">
            <text:p>0.3537431</text:p>
          </table:table-cell>
          <table:table-cell office:value-type="float" office:value="0.1684364" calcext:value-type="float">
            <text:p>0.1684364</text:p>
          </table:table-cell>
          <table:table-cell office:value-type="float" office:value="0.1684181" calcext:value-type="float">
            <text:p>0.1684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432" calcext:value-type="float">
            <text:p>1.04432</text:p>
          </table:table-cell>
          <table:table-cell office:value-type="float" office:value="11.5605" calcext:value-type="float">
            <text:p>11.56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1998" calcext:value-type="float">
            <text:p>26031998</text:p>
          </table:table-cell>
          <table:table-cell office:value-type="float" office:value="2.303526" calcext:value-type="float">
            <text:p>2.303526</text:p>
          </table:table-cell>
          <table:table-cell office:value-type="float" office:value="137.9912" calcext:value-type="float">
            <text:p>137.9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3797" calcext:value-type="float">
            <text:p>12.03797</text:p>
          </table:table-cell>
          <table:table-cell office:value-type="float" office:value="0" calcext:value-type="float">
            <text:p>0</text:p>
          </table:table-cell>
          <table:table-cell office:value-type="float" office:value="0.01407672" calcext:value-type="float">
            <text:p>0.01407672</text:p>
          </table:table-cell>
          <table:table-cell office:value-type="float" office:value="0.08254287" calcext:value-type="float">
            <text:p>0.08254287</text:p>
          </table:table-cell>
          <table:table-cell office:value-type="float" office:value="1659.743" calcext:value-type="float">
            <text:p>1659.743</text:p>
          </table:table-cell>
          <table:table-cell office:value-type="float" office:value="3.028294" calcext:value-type="float">
            <text:p>3.028294</text:p>
          </table:table-cell>
          <table:table-cell office:value-type="float" office:value="0" calcext:value-type="float">
            <text:p>0</text:p>
          </table:table-cell>
          <table:table-cell office:value-type="float" office:value="0.007939428" calcext:value-type="float">
            <text:p>0.007939428</text:p>
          </table:table-cell>
          <table:table-cell office:value-type="float" office:value="0.1682582" calcext:value-type="float">
            <text:p>0.1682582</text:p>
          </table:table-cell>
          <table:table-cell office:value-type="float" office:value="0.1689172" calcext:value-type="float">
            <text:p>0.1689172</text:p>
          </table:table-cell>
          <table:table-cell office:value-type="float" office:value="0.1688988" calcext:value-type="float">
            <text:p>0.1688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2559" calcext:value-type="float">
            <text:p>1.042559</text:p>
          </table:table-cell>
          <table:table-cell office:value-type="float" office:value="11.58165" calcext:value-type="float">
            <text:p>11.5816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1998" calcext:value-type="float">
            <text:p>27031998</text:p>
          </table:table-cell>
          <table:table-cell office:value-type="float" office:value="2.302565" calcext:value-type="float">
            <text:p>2.302565</text:p>
          </table:table-cell>
          <table:table-cell office:value-type="float" office:value="137.9778" calcext:value-type="float">
            <text:p>137.9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3188" calcext:value-type="float">
            <text:p>12.13188</text:p>
          </table:table-cell>
          <table:table-cell office:value-type="float" office:value="0" calcext:value-type="float">
            <text:p>0</text:p>
          </table:table-cell>
          <table:table-cell office:value-type="float" office:value="0.01417171" calcext:value-type="float">
            <text:p>0.01417171</text:p>
          </table:table-cell>
          <table:table-cell office:value-type="float" office:value="0.08365664" calcext:value-type="float">
            <text:p>0.08365664</text:p>
          </table:table-cell>
          <table:table-cell office:value-type="float" office:value="1659.662" calcext:value-type="float">
            <text:p>1659.662</text:p>
          </table:table-cell>
          <table:table-cell office:value-type="float" office:value="3.024861" calcext:value-type="float">
            <text:p>3.024861</text:p>
          </table:table-cell>
          <table:table-cell office:value-type="float" office:value="0" calcext:value-type="float">
            <text:p>0</text:p>
          </table:table-cell>
          <table:table-cell office:value-type="float" office:value="0.01477248" calcext:value-type="float">
            <text:p>0.01477248</text:p>
          </table:table-cell>
          <table:table-cell office:value-type="float" office:value="0.1312424" calcext:value-type="float">
            <text:p>0.1312424</text:p>
          </table:table-cell>
          <table:table-cell office:value-type="float" office:value="0.1693965" calcext:value-type="float">
            <text:p>0.1693965</text:p>
          </table:table-cell>
          <table:table-cell office:value-type="float" office:value="0.1693783" calcext:value-type="float">
            <text:p>0.1693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1182" calcext:value-type="float">
            <text:p>1.041182</text:p>
          </table:table-cell>
          <table:table-cell office:value-type="float" office:value="11.58223" calcext:value-type="float">
            <text:p>11.5822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1998" calcext:value-type="float">
            <text:p>28031998</text:p>
          </table:table-cell>
          <table:table-cell office:value-type="float" office:value="2.301358" calcext:value-type="float">
            <text:p>2.301358</text:p>
          </table:table-cell>
          <table:table-cell office:value-type="float" office:value="137.9643" calcext:value-type="float">
            <text:p>137.9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2566" calcext:value-type="float">
            <text:p>12.22566</text:p>
          </table:table-cell>
          <table:table-cell office:value-type="float" office:value="0" calcext:value-type="float">
            <text:p>0</text:p>
          </table:table-cell>
          <table:table-cell office:value-type="float" office:value="0.01429605" calcext:value-type="float">
            <text:p>0.01429605</text:p>
          </table:table-cell>
          <table:table-cell office:value-type="float" office:value="0.08502159" calcext:value-type="float">
            <text:p>0.08502159</text:p>
          </table:table-cell>
          <table:table-cell office:value-type="float" office:value="1659.582" calcext:value-type="float">
            <text:p>1659.582</text:p>
          </table:table-cell>
          <table:table-cell office:value-type="float" office:value="3.021318" calcext:value-type="float">
            <text:p>3.021318</text:p>
          </table:table-cell>
          <table:table-cell office:value-type="float" office:value="0" calcext:value-type="float">
            <text:p>0</text:p>
          </table:table-cell>
          <table:table-cell office:value-type="float" office:value="0.02323236" calcext:value-type="float">
            <text:p>0.02323236</text:p>
          </table:table-cell>
          <table:table-cell office:value-type="float" office:value="0.07359298" calcext:value-type="float">
            <text:p>0.07359298</text:p>
          </table:table-cell>
          <table:table-cell office:value-type="float" office:value="0.1698755" calcext:value-type="float">
            <text:p>0.1698755</text:p>
          </table:table-cell>
          <table:table-cell office:value-type="float" office:value="0.1698573" calcext:value-type="float">
            <text:p>0.1698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2817" calcext:value-type="float">
            <text:p>1.042817</text:p>
          </table:table-cell>
          <table:table-cell office:value-type="float" office:value="11.56968" calcext:value-type="float">
            <text:p>11.5696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1998" calcext:value-type="float">
            <text:p>29031998</text:p>
          </table:table-cell>
          <table:table-cell office:value-type="float" office:value="2.300284" calcext:value-type="float">
            <text:p>2.300284</text:p>
          </table:table-cell>
          <table:table-cell office:value-type="float" office:value="137.9506" calcext:value-type="float">
            <text:p>137.9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2" calcext:value-type="float">
            <text:p>12.32</text:p>
          </table:table-cell>
          <table:table-cell office:value-type="float" office:value="0" calcext:value-type="float">
            <text:p>0</text:p>
          </table:table-cell>
          <table:table-cell office:value-type="float" office:value="0.01443619" calcext:value-type="float">
            <text:p>0.01443619</text:p>
          </table:table-cell>
          <table:table-cell office:value-type="float" office:value="0.0865485" calcext:value-type="float">
            <text:p>0.0865485</text:p>
          </table:table-cell>
          <table:table-cell office:value-type="float" office:value="1659.499" calcext:value-type="float">
            <text:p>1659.499</text:p>
          </table:table-cell>
          <table:table-cell office:value-type="float" office:value="3.018059" calcext:value-type="float">
            <text:p>3.018059</text:p>
          </table:table-cell>
          <table:table-cell office:value-type="float" office:value="0" calcext:value-type="float">
            <text:p>0</text:p>
          </table:table-cell>
          <table:table-cell office:value-type="float" office:value="0.01504427" calcext:value-type="float">
            <text:p>0.01504427</text:p>
          </table:table-cell>
          <table:table-cell office:value-type="float" office:value="0.1706546" calcext:value-type="float">
            <text:p>0.1706546</text:p>
          </table:table-cell>
          <table:table-cell office:value-type="float" office:value="0.1703531" calcext:value-type="float">
            <text:p>0.1703531</text:p>
          </table:table-cell>
          <table:table-cell office:value-type="float" office:value="0.170335" calcext:value-type="float">
            <text:p>0.17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4938" calcext:value-type="float">
            <text:p>1.044938</text:p>
          </table:table-cell>
          <table:table-cell office:value-type="float" office:value="11.55708" calcext:value-type="float">
            <text:p>11.5570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1998" calcext:value-type="float">
            <text:p>30031998</text:p>
          </table:table-cell>
          <table:table-cell office:value-type="float" office:value="2.299092" calcext:value-type="float">
            <text:p>2.299092</text:p>
          </table:table-cell>
          <table:table-cell office:value-type="float" office:value="137.9376" calcext:value-type="float">
            <text:p>137.9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147" calcext:value-type="float">
            <text:p>12.4147</text:p>
          </table:table-cell>
          <table:table-cell office:value-type="float" office:value="0" calcext:value-type="float">
            <text:p>0</text:p>
          </table:table-cell>
          <table:table-cell office:value-type="float" office:value="0.01457419" calcext:value-type="float">
            <text:p>0.01457419</text:p>
          </table:table-cell>
          <table:table-cell office:value-type="float" office:value="0.08815299" calcext:value-type="float">
            <text:p>0.08815299</text:p>
          </table:table-cell>
          <table:table-cell office:value-type="float" office:value="1659.416" calcext:value-type="float">
            <text:p>1659.416</text:p>
          </table:table-cell>
          <table:table-cell office:value-type="float" office:value="3.014482" calcext:value-type="float">
            <text:p>3.014482</text:p>
          </table:table-cell>
          <table:table-cell office:value-type="float" office:value="0" calcext:value-type="float">
            <text:p>0</text:p>
          </table:table-cell>
          <table:table-cell office:value-type="float" office:value="0.02197456" calcext:value-type="float">
            <text:p>0.02197456</text:p>
          </table:table-cell>
          <table:table-cell office:value-type="float" office:value="0.05863822" calcext:value-type="float">
            <text:p>0.05863822</text:p>
          </table:table-cell>
          <table:table-cell office:value-type="float" office:value="0.1708302" calcext:value-type="float">
            <text:p>0.1708302</text:p>
          </table:table-cell>
          <table:table-cell office:value-type="float" office:value="0.1708121" calcext:value-type="float">
            <text:p>0.1708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6284" calcext:value-type="float">
            <text:p>1.046284</text:p>
          </table:table-cell>
          <table:table-cell office:value-type="float" office:value="11.55263" calcext:value-type="float">
            <text:p>11.552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1998" calcext:value-type="float">
            <text:p>31031998</text:p>
          </table:table-cell>
          <table:table-cell office:value-type="float" office:value="2.297859" calcext:value-type="float">
            <text:p>2.297859</text:p>
          </table:table-cell>
          <table:table-cell office:value-type="float" office:value="137.9245" calcext:value-type="float">
            <text:p>137.9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096" calcext:value-type="float">
            <text:p>12.5096</text:p>
          </table:table-cell>
          <table:table-cell office:value-type="float" office:value="0" calcext:value-type="float">
            <text:p>0</text:p>
          </table:table-cell>
          <table:table-cell office:value-type="float" office:value="0.01473141" calcext:value-type="float">
            <text:p>0.01473141</text:p>
          </table:table-cell>
          <table:table-cell office:value-type="float" office:value="0.09009658" calcext:value-type="float">
            <text:p>0.09009658</text:p>
          </table:table-cell>
          <table:table-cell office:value-type="float" office:value="1659.33" calcext:value-type="float">
            <text:p>1659.33</text:p>
          </table:table-cell>
          <table:table-cell office:value-type="float" office:value="3.011192" calcext:value-type="float">
            <text:p>3.011192</text:p>
          </table:table-cell>
          <table:table-cell office:value-type="float" office:value="0" calcext:value-type="float">
            <text:p>0</text:p>
          </table:table-cell>
          <table:table-cell office:value-type="float" office:value="0.01764525" calcext:value-type="float">
            <text:p>0.01764525</text:p>
          </table:table-cell>
          <table:table-cell office:value-type="float" office:value="0.1187941" calcext:value-type="float">
            <text:p>0.1187941</text:p>
          </table:table-cell>
          <table:table-cell office:value-type="float" office:value="0.1713062" calcext:value-type="float">
            <text:p>0.1713062</text:p>
          </table:table-cell>
          <table:table-cell office:value-type="float" office:value="0.1712881" calcext:value-type="float">
            <text:p>0.1712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9009" calcext:value-type="float">
            <text:p>1.049009</text:p>
          </table:table-cell>
          <table:table-cell office:value-type="float" office:value="11.52931" calcext:value-type="float">
            <text:p>11.5293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1998" calcext:value-type="float">
            <text:p>1041998</text:p>
          </table:table-cell>
          <table:table-cell office:value-type="float" office:value="2.296705" calcext:value-type="float">
            <text:p>2.296705</text:p>
          </table:table-cell>
          <table:table-cell office:value-type="float" office:value="137.912" calcext:value-type="float">
            <text:p>137.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0585" calcext:value-type="float">
            <text:p>12.60585</text:p>
          </table:table-cell>
          <table:table-cell office:value-type="float" office:value="0" calcext:value-type="float">
            <text:p>0</text:p>
          </table:table-cell>
          <table:table-cell office:value-type="float" office:value="0.01486877" calcext:value-type="float">
            <text:p>0.01486877</text:p>
          </table:table-cell>
          <table:table-cell office:value-type="float" office:value="0.09206873" calcext:value-type="float">
            <text:p>0.09206873</text:p>
          </table:table-cell>
          <table:table-cell office:value-type="float" office:value="1659.244" calcext:value-type="float">
            <text:p>1659.244</text:p>
          </table:table-cell>
          <table:table-cell office:value-type="float" office:value="3.007624" calcext:value-type="float">
            <text:p>3.007624</text:p>
          </table:table-cell>
          <table:table-cell office:value-type="float" office:value="0" calcext:value-type="float">
            <text:p>0</text:p>
          </table:table-cell>
          <table:table-cell office:value-type="float" office:value="0.02077386" calcext:value-type="float">
            <text:p>0.02077386</text:p>
          </table:table-cell>
          <table:table-cell office:value-type="float" office:value="0.09226486" calcext:value-type="float">
            <text:p>0.09226486</text:p>
          </table:table-cell>
          <table:table-cell office:value-type="float" office:value="0.1717813" calcext:value-type="float">
            <text:p>0.1717813</text:p>
          </table:table-cell>
          <table:table-cell office:value-type="float" office:value="0.1717633" calcext:value-type="float">
            <text:p>0.1717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0486" calcext:value-type="float">
            <text:p>1.050486</text:p>
          </table:table-cell>
          <table:table-cell office:value-type="float" office:value="11.52146" calcext:value-type="float">
            <text:p>11.5214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1998" calcext:value-type="float">
            <text:p>2041998</text:p>
          </table:table-cell>
          <table:table-cell office:value-type="float" office:value="2.295596" calcext:value-type="float">
            <text:p>2.295596</text:p>
          </table:table-cell>
          <table:table-cell office:value-type="float" office:value="137.8996" calcext:value-type="float">
            <text:p>137.8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0248" calcext:value-type="float">
            <text:p>12.70248</text:p>
          </table:table-cell>
          <table:table-cell office:value-type="float" office:value="0" calcext:value-type="float">
            <text:p>0</text:p>
          </table:table-cell>
          <table:table-cell office:value-type="float" office:value="0.01500388" calcext:value-type="float">
            <text:p>0.01500388</text:p>
          </table:table-cell>
          <table:table-cell office:value-type="float" office:value="0.09414863" calcext:value-type="float">
            <text:p>0.09414863</text:p>
          </table:table-cell>
          <table:table-cell office:value-type="float" office:value="1659.157" calcext:value-type="float">
            <text:p>1659.157</text:p>
          </table:table-cell>
          <table:table-cell office:value-type="float" office:value="3.004036" calcext:value-type="float">
            <text:p>3.004036</text:p>
          </table:table-cell>
          <table:table-cell office:value-type="float" office:value="0" calcext:value-type="float">
            <text:p>0</text:p>
          </table:table-cell>
          <table:table-cell office:value-type="float" office:value="0.01960283" calcext:value-type="float">
            <text:p>0.01960283</text:p>
          </table:table-cell>
          <table:table-cell office:value-type="float" office:value="0.122657" calcext:value-type="float">
            <text:p>0.122657</text:p>
          </table:table-cell>
          <table:table-cell office:value-type="float" office:value="0.1722551" calcext:value-type="float">
            <text:p>0.1722551</text:p>
          </table:table-cell>
          <table:table-cell office:value-type="float" office:value="0.1722374" calcext:value-type="float">
            <text:p>0.1722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2194" calcext:value-type="float">
            <text:p>1.052194</text:p>
          </table:table-cell>
          <table:table-cell office:value-type="float" office:value="11.51294" calcext:value-type="float">
            <text:p>11.512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1998" calcext:value-type="float">
            <text:p>3041998</text:p>
          </table:table-cell>
          <table:table-cell office:value-type="float" office:value="2.294535" calcext:value-type="float">
            <text:p>2.294535</text:p>
          </table:table-cell>
          <table:table-cell office:value-type="float" office:value="137.8877" calcext:value-type="float">
            <text:p>137.8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9939" calcext:value-type="float">
            <text:p>12.79939</text:p>
          </table:table-cell>
          <table:table-cell office:value-type="float" office:value="0" calcext:value-type="float">
            <text:p>0</text:p>
          </table:table-cell>
          <table:table-cell office:value-type="float" office:value="0.01513126" calcext:value-type="float">
            <text:p>0.01513126</text:p>
          </table:table-cell>
          <table:table-cell office:value-type="float" office:value="0.09630254" calcext:value-type="float">
            <text:p>0.09630254</text:p>
          </table:table-cell>
          <table:table-cell office:value-type="float" office:value="1659.07" calcext:value-type="float">
            <text:p>1659.07</text:p>
          </table:table-cell>
          <table:table-cell office:value-type="float" office:value="3.0003" calcext:value-type="float">
            <text:p>3.0003</text:p>
          </table:table-cell>
          <table:table-cell office:value-type="float" office:value="0" calcext:value-type="float">
            <text:p>0</text:p>
          </table:table-cell>
          <table:table-cell office:value-type="float" office:value="0.01586895" calcext:value-type="float">
            <text:p>0.01586895</text:p>
          </table:table-cell>
          <table:table-cell office:value-type="float" office:value="0.1816489" calcext:value-type="float">
            <text:p>0.1816489</text:p>
          </table:table-cell>
          <table:table-cell office:value-type="float" office:value="0.1727285" calcext:value-type="float">
            <text:p>0.1727285</text:p>
          </table:table-cell>
          <table:table-cell office:value-type="float" office:value="0.1727108" calcext:value-type="float">
            <text:p>0.1727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3322" calcext:value-type="float">
            <text:p>1.053322</text:p>
          </table:table-cell>
          <table:table-cell office:value-type="float" office:value="11.51481" calcext:value-type="float">
            <text:p>11.5148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1998" calcext:value-type="float">
            <text:p>4041998</text:p>
          </table:table-cell>
          <table:table-cell office:value-type="float" office:value="2.293386" calcext:value-type="float">
            <text:p>2.293386</text:p>
          </table:table-cell>
          <table:table-cell office:value-type="float" office:value="137.8762" calcext:value-type="float">
            <text:p>137.8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962" calcext:value-type="float">
            <text:p>12.8962</text:p>
          </table:table-cell>
          <table:table-cell office:value-type="float" office:value="0" calcext:value-type="float">
            <text:p>0</text:p>
          </table:table-cell>
          <table:table-cell office:value-type="float" office:value="0.01524468" calcext:value-type="float">
            <text:p>0.01524468</text:p>
          </table:table-cell>
          <table:table-cell office:value-type="float" office:value="0.09843503" calcext:value-type="float">
            <text:p>0.09843503</text:p>
          </table:table-cell>
          <table:table-cell office:value-type="float" office:value="1658.984" calcext:value-type="float">
            <text:p>1658.984</text:p>
          </table:table-cell>
          <table:table-cell office:value-type="float" office:value="2.996266" calcext:value-type="float">
            <text:p>2.996266</text:p>
          </table:table-cell>
          <table:table-cell office:value-type="float" office:value="0" calcext:value-type="float">
            <text:p>0</text:p>
          </table:table-cell>
          <table:table-cell office:value-type="float" office:value="0.02494569" calcext:value-type="float">
            <text:p>0.02494569</text:p>
          </table:table-cell>
          <table:table-cell office:value-type="float" office:value="0.2370735" calcext:value-type="float">
            <text:p>0.2370735</text:p>
          </table:table-cell>
          <table:table-cell office:value-type="float" office:value="0.1732008" calcext:value-type="float">
            <text:p>0.1732008</text:p>
          </table:table-cell>
          <table:table-cell office:value-type="float" office:value="0.1731828" calcext:value-type="float">
            <text:p>0.1731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5262" calcext:value-type="float">
            <text:p>1.055262</text:p>
          </table:table-cell>
          <table:table-cell office:value-type="float" office:value="11.53504" calcext:value-type="float">
            <text:p>11.535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1998" calcext:value-type="float">
            <text:p>5041998</text:p>
          </table:table-cell>
          <table:table-cell office:value-type="float" office:value="2.292142" calcext:value-type="float">
            <text:p>2.292142</text:p>
          </table:table-cell>
          <table:table-cell office:value-type="float" office:value="137.8653" calcext:value-type="float">
            <text:p>137.8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9218" calcext:value-type="float">
            <text:p>12.99218</text:p>
          </table:table-cell>
          <table:table-cell office:value-type="float" office:value="0" calcext:value-type="float">
            <text:p>0</text:p>
          </table:table-cell>
          <table:table-cell office:value-type="float" office:value="0.01535074" calcext:value-type="float">
            <text:p>0.01535074</text:p>
          </table:table-cell>
          <table:table-cell office:value-type="float" office:value="0.1004837" calcext:value-type="float">
            <text:p>0.1004837</text:p>
          </table:table-cell>
          <table:table-cell office:value-type="float" office:value="1658.898" calcext:value-type="float">
            <text:p>1658.898</text:p>
          </table:table-cell>
          <table:table-cell office:value-type="float" office:value="2.992048" calcext:value-type="float">
            <text:p>2.992048</text:p>
          </table:table-cell>
          <table:table-cell office:value-type="float" office:value="0" calcext:value-type="float">
            <text:p>0</text:p>
          </table:table-cell>
          <table:table-cell office:value-type="float" office:value="0.03239033" calcext:value-type="float">
            <text:p>0.03239033</text:p>
          </table:table-cell>
          <table:table-cell office:value-type="float" office:value="0.1854083" calcext:value-type="float">
            <text:p>0.1854083</text:p>
          </table:table-cell>
          <table:table-cell office:value-type="float" office:value="0.1736723" calcext:value-type="float">
            <text:p>0.1736723</text:p>
          </table:table-cell>
          <table:table-cell office:value-type="float" office:value="0.1736543" calcext:value-type="float">
            <text:p>0.1736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974" calcext:value-type="float">
            <text:p>1.05974</text:p>
          </table:table-cell>
          <table:table-cell office:value-type="float" office:value="11.55007" calcext:value-type="float">
            <text:p>11.5500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1998" calcext:value-type="float">
            <text:p>6041998</text:p>
          </table:table-cell>
          <table:table-cell office:value-type="float" office:value="2.290849" calcext:value-type="float">
            <text:p>2.290849</text:p>
          </table:table-cell>
          <table:table-cell office:value-type="float" office:value="137.8546" calcext:value-type="float">
            <text:p>137.8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8742" calcext:value-type="float">
            <text:p>13.08742</text:p>
          </table:table-cell>
          <table:table-cell office:value-type="float" office:value="0" calcext:value-type="float">
            <text:p>0</text:p>
          </table:table-cell>
          <table:table-cell office:value-type="float" office:value="0.01545797" calcext:value-type="float">
            <text:p>0.01545797</text:p>
          </table:table-cell>
          <table:table-cell office:value-type="float" office:value="0.1025097" calcext:value-type="float">
            <text:p>0.1025097</text:p>
          </table:table-cell>
          <table:table-cell office:value-type="float" office:value="1658.813" calcext:value-type="float">
            <text:p>1658.813</text:p>
          </table:table-cell>
          <table:table-cell office:value-type="float" office:value="2.987767" calcext:value-type="float">
            <text:p>2.987767</text:p>
          </table:table-cell>
          <table:table-cell office:value-type="float" office:value="0" calcext:value-type="float">
            <text:p>0</text:p>
          </table:table-cell>
          <table:table-cell office:value-type="float" office:value="0.03468306" calcext:value-type="float">
            <text:p>0.03468306</text:p>
          </table:table-cell>
          <table:table-cell office:value-type="float" office:value="0.1725789" calcext:value-type="float">
            <text:p>0.1725789</text:p>
          </table:table-cell>
          <table:table-cell office:value-type="float" office:value="0.1741428" calcext:value-type="float">
            <text:p>0.1741428</text:p>
          </table:table-cell>
          <table:table-cell office:value-type="float" office:value="0.1741247" calcext:value-type="float">
            <text:p>0.1741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553" calcext:value-type="float">
            <text:p>1.06553</text:p>
          </table:table-cell>
          <table:table-cell office:value-type="float" office:value="11.55668" calcext:value-type="float">
            <text:p>11.556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1998" calcext:value-type="float">
            <text:p>7041998</text:p>
          </table:table-cell>
          <table:table-cell office:value-type="float" office:value="2.289512" calcext:value-type="float">
            <text:p>2.289512</text:p>
          </table:table-cell>
          <table:table-cell office:value-type="float" office:value="137.8439" calcext:value-type="float">
            <text:p>137.8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8211" calcext:value-type="float">
            <text:p>13.18211</text:p>
          </table:table-cell>
          <table:table-cell office:value-type="float" office:value="0" calcext:value-type="float">
            <text:p>0</text:p>
          </table:table-cell>
          <table:table-cell office:value-type="float" office:value="0.0155654" calcext:value-type="float">
            <text:p>0.0155654</text:p>
          </table:table-cell>
          <table:table-cell office:value-type="float" office:value="0.1045214" calcext:value-type="float">
            <text:p>0.1045214</text:p>
          </table:table-cell>
          <table:table-cell office:value-type="float" office:value="1658.726" calcext:value-type="float">
            <text:p>1658.726</text:p>
          </table:table-cell>
          <table:table-cell office:value-type="float" office:value="2.983483" calcext:value-type="float">
            <text:p>2.983483</text:p>
          </table:table-cell>
          <table:table-cell office:value-type="float" office:value="0" calcext:value-type="float">
            <text:p>0</text:p>
          </table:table-cell>
          <table:table-cell office:value-type="float" office:value="0.0358563" calcext:value-type="float">
            <text:p>0.0358563</text:p>
          </table:table-cell>
          <table:table-cell office:value-type="float" office:value="0.1745325" calcext:value-type="float">
            <text:p>0.1745325</text:p>
          </table:table-cell>
          <table:table-cell office:value-type="float" office:value="0.1746123" calcext:value-type="float">
            <text:p>0.1746123</text:p>
          </table:table-cell>
          <table:table-cell office:value-type="float" office:value="0.1745942" calcext:value-type="float">
            <text:p>0.1745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1949" calcext:value-type="float">
            <text:p>1.071949</text:p>
          </table:table-cell>
          <table:table-cell office:value-type="float" office:value="11.56206" calcext:value-type="float">
            <text:p>11.5620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1998" calcext:value-type="float">
            <text:p>8041998</text:p>
          </table:table-cell>
          <table:table-cell office:value-type="float" office:value="2.288137" calcext:value-type="float">
            <text:p>2.288137</text:p>
          </table:table-cell>
          <table:table-cell office:value-type="float" office:value="137.8334" calcext:value-type="float">
            <text:p>137.8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7634" calcext:value-type="float">
            <text:p>13.27634</text:p>
          </table:table-cell>
          <table:table-cell office:value-type="float" office:value="0" calcext:value-type="float">
            <text:p>0</text:p>
          </table:table-cell>
          <table:table-cell office:value-type="float" office:value="0.01567198" calcext:value-type="float">
            <text:p>0.01567198</text:p>
          </table:table-cell>
          <table:table-cell office:value-type="float" office:value="0.1065144" calcext:value-type="float">
            <text:p>0.1065144</text:p>
          </table:table-cell>
          <table:table-cell office:value-type="float" office:value="1658.641" calcext:value-type="float">
            <text:p>1658.641</text:p>
          </table:table-cell>
          <table:table-cell office:value-type="float" office:value="2.979138" calcext:value-type="float">
            <text:p>2.979138</text:p>
          </table:table-cell>
          <table:table-cell office:value-type="float" office:value="0" calcext:value-type="float">
            <text:p>0</text:p>
          </table:table-cell>
          <table:table-cell office:value-type="float" office:value="0.03703901" calcext:value-type="float">
            <text:p>0.03703901</text:p>
          </table:table-cell>
          <table:table-cell office:value-type="float" office:value="0.1695082" calcext:value-type="float">
            <text:p>0.1695082</text:p>
          </table:table-cell>
          <table:table-cell office:value-type="float" office:value="0.175081" calcext:value-type="float">
            <text:p>0.175081</text:p>
          </table:table-cell>
          <table:table-cell office:value-type="float" office:value="0.175063" calcext:value-type="float">
            <text:p>0.175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8496" calcext:value-type="float">
            <text:p>1.078496</text:p>
          </table:table-cell>
          <table:table-cell office:value-type="float" office:value="11.56646" calcext:value-type="float">
            <text:p>11.5664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1998" calcext:value-type="float">
            <text:p>9041998</text:p>
          </table:table-cell>
          <table:table-cell office:value-type="float" office:value="2.286738" calcext:value-type="float">
            <text:p>2.286738</text:p>
          </table:table-cell>
          <table:table-cell office:value-type="float" office:value="137.8231" calcext:value-type="float">
            <text:p>137.8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702" calcext:value-type="float">
            <text:p>13.3702</text:p>
          </table:table-cell>
          <table:table-cell office:value-type="float" office:value="0" calcext:value-type="float">
            <text:p>0</text:p>
          </table:table-cell>
          <table:table-cell office:value-type="float" office:value="0.01577626" calcext:value-type="float">
            <text:p>0.01577626</text:p>
          </table:table-cell>
          <table:table-cell office:value-type="float" office:value="0.1084816" calcext:value-type="float">
            <text:p>0.1084816</text:p>
          </table:table-cell>
          <table:table-cell office:value-type="float" office:value="1658.555" calcext:value-type="float">
            <text:p>1658.555</text:p>
          </table:table-cell>
          <table:table-cell office:value-type="float" office:value="2.974679" calcext:value-type="float">
            <text:p>2.974679</text:p>
          </table:table-cell>
          <table:table-cell office:value-type="float" office:value="0" calcext:value-type="float">
            <text:p>0</text:p>
          </table:table-cell>
          <table:table-cell office:value-type="float" office:value="0.04281783" calcext:value-type="float">
            <text:p>0.04281783</text:p>
          </table:table-cell>
          <table:table-cell office:value-type="float" office:value="0.1839413" calcext:value-type="float">
            <text:p>0.1839413</text:p>
          </table:table-cell>
          <table:table-cell office:value-type="float" office:value="0.1755488" calcext:value-type="float">
            <text:p>0.1755488</text:p>
          </table:table-cell>
          <table:table-cell office:value-type="float" office:value="0.1755308" calcext:value-type="float">
            <text:p>0.1755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6169" calcext:value-type="float">
            <text:p>1.086169</text:p>
          </table:table-cell>
          <table:table-cell office:value-type="float" office:value="11.57336" calcext:value-type="float">
            <text:p>11.573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1998" calcext:value-type="float">
            <text:p>10041998</text:p>
          </table:table-cell>
          <table:table-cell office:value-type="float" office:value="2.285313" calcext:value-type="float">
            <text:p>2.285313</text:p>
          </table:table-cell>
          <table:table-cell office:value-type="float" office:value="137.8131" calcext:value-type="float">
            <text:p>137.8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636" calcext:value-type="float">
            <text:p>13.4636</text:p>
          </table:table-cell>
          <table:table-cell office:value-type="float" office:value="0" calcext:value-type="float">
            <text:p>0</text:p>
          </table:table-cell>
          <table:table-cell office:value-type="float" office:value="0.01587622" calcext:value-type="float">
            <text:p>0.01587622</text:p>
          </table:table-cell>
          <table:table-cell office:value-type="float" office:value="0.1103947" calcext:value-type="float">
            <text:p>0.1103947</text:p>
          </table:table-cell>
          <table:table-cell office:value-type="float" office:value="1658.47" calcext:value-type="float">
            <text:p>1658.47</text:p>
          </table:table-cell>
          <table:table-cell office:value-type="float" office:value="2.970127" calcext:value-type="float">
            <text:p>2.970127</text:p>
          </table:table-cell>
          <table:table-cell office:value-type="float" office:value="0" calcext:value-type="float">
            <text:p>0</text:p>
          </table:table-cell>
          <table:table-cell office:value-type="float" office:value="0.04572036" calcext:value-type="float">
            <text:p>0.04572036</text:p>
          </table:table-cell>
          <table:table-cell office:value-type="float" office:value="0.185095" calcext:value-type="float">
            <text:p>0.185095</text:p>
          </table:table-cell>
          <table:table-cell office:value-type="float" office:value="0.1760159" calcext:value-type="float">
            <text:p>0.1760159</text:p>
          </table:table-cell>
          <table:table-cell office:value-type="float" office:value="0.1759979" calcext:value-type="float">
            <text:p>0.1759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5186" calcext:value-type="float">
            <text:p>1.095186</text:p>
          </table:table-cell>
          <table:table-cell office:value-type="float" office:value="11.58246" calcext:value-type="float">
            <text:p>11.5824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1998" calcext:value-type="float">
            <text:p>11041998</text:p>
          </table:table-cell>
          <table:table-cell office:value-type="float" office:value="2.283566" calcext:value-type="float">
            <text:p>2.283566</text:p>
          </table:table-cell>
          <table:table-cell office:value-type="float" office:value="137.8034" calcext:value-type="float">
            <text:p>137.8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5648" calcext:value-type="float">
            <text:p>13.55648</text:p>
          </table:table-cell>
          <table:table-cell office:value-type="float" office:value="0" calcext:value-type="float">
            <text:p>0</text:p>
          </table:table-cell>
          <table:table-cell office:value-type="float" office:value="0.01597444" calcext:value-type="float">
            <text:p>0.01597444</text:p>
          </table:table-cell>
          <table:table-cell office:value-type="float" office:value="0.1122602" calcext:value-type="float">
            <text:p>0.1122602</text:p>
          </table:table-cell>
          <table:table-cell office:value-type="float" office:value="1658.385" calcext:value-type="float">
            <text:p>1658.385</text:p>
          </table:table-cell>
          <table:table-cell office:value-type="float" office:value="2.967" calcext:value-type="float">
            <text:p>2.967</text:p>
          </table:table-cell>
          <table:table-cell office:value-type="float" office:value="0" calcext:value-type="float">
            <text:p>0</text:p>
          </table:table-cell>
          <table:table-cell office:value-type="float" office:value="0.006690432" calcext:value-type="float">
            <text:p>0.006690432</text:p>
          </table:table-cell>
          <table:table-cell office:value-type="float" office:value="0.1740699" calcext:value-type="float">
            <text:p>0.1740699</text:p>
          </table:table-cell>
          <table:table-cell office:value-type="float" office:value="0.1764819" calcext:value-type="float">
            <text:p>0.1764819</text:p>
          </table:table-cell>
          <table:table-cell office:value-type="float" office:value="0.1764639" calcext:value-type="float">
            <text:p>0.1764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2324" calcext:value-type="float">
            <text:p>1.102324</text:p>
          </table:table-cell>
          <table:table-cell office:value-type="float" office:value="11.58956" calcext:value-type="float">
            <text:p>11.5895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1998" calcext:value-type="float">
            <text:p>12041998</text:p>
          </table:table-cell>
          <table:table-cell office:value-type="float" office:value="2.280066" calcext:value-type="float">
            <text:p>2.280066</text:p>
          </table:table-cell>
          <table:table-cell office:value-type="float" office:value="137.7939" calcext:value-type="float">
            <text:p>137.7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4923" calcext:value-type="float">
            <text:p>13.64923</text:p>
          </table:table-cell>
          <table:table-cell office:value-type="float" office:value="0" calcext:value-type="float">
            <text:p>0</text:p>
          </table:table-cell>
          <table:table-cell office:value-type="float" office:value="0.01611515" calcext:value-type="float">
            <text:p>0.01611515</text:p>
          </table:table-cell>
          <table:table-cell office:value-type="float" office:value="0.1141196" calcext:value-type="float">
            <text:p>0.1141196</text:p>
          </table:table-cell>
          <table:table-cell office:value-type="float" office:value="1658.301" calcext:value-type="float">
            <text:p>1658.301</text:p>
          </table:table-cell>
          <table:table-cell office:value-type="float" office:value="2.969201" calcext:value-type="float">
            <text:p>2.969201</text:p>
          </table:table-cell>
          <table:table-cell office:value-type="float" office:value="0" calcext:value-type="float">
            <text:p>0</text:p>
          </table:table-cell>
          <table:table-cell office:value-type="float" office:value="0.006318037" calcext:value-type="float">
            <text:p>0.006318037</text:p>
          </table:table-cell>
          <table:table-cell office:value-type="float" office:value="0.1442908" calcext:value-type="float">
            <text:p>0.1442908</text:p>
          </table:table-cell>
          <table:table-cell office:value-type="float" office:value="0.1769471" calcext:value-type="float">
            <text:p>0.1769471</text:p>
          </table:table-cell>
          <table:table-cell office:value-type="float" office:value="0.176929" calcext:value-type="float">
            <text:p>0.176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1967" calcext:value-type="float">
            <text:p>1.101967</text:p>
          </table:table-cell>
          <table:table-cell office:value-type="float" office:value="11.59164" calcext:value-type="float">
            <text:p>11.5916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1998" calcext:value-type="float">
            <text:p>13041998</text:p>
          </table:table-cell>
          <table:table-cell office:value-type="float" office:value="2.274608" calcext:value-type="float">
            <text:p>2.274608</text:p>
          </table:table-cell>
          <table:table-cell office:value-type="float" office:value="137.7826" calcext:value-type="float">
            <text:p>137.7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4351" calcext:value-type="float">
            <text:p>13.74351</text:p>
          </table:table-cell>
          <table:table-cell office:value-type="float" office:value="0" calcext:value-type="float">
            <text:p>0</text:p>
          </table:table-cell>
          <table:table-cell office:value-type="float" office:value="0.01620234" calcext:value-type="float">
            <text:p>0.01620234</text:p>
          </table:table-cell>
          <table:table-cell office:value-type="float" office:value="0.1159441" calcext:value-type="float">
            <text:p>0.1159441</text:p>
          </table:table-cell>
          <table:table-cell office:value-type="float" office:value="1658.218" calcext:value-type="float">
            <text:p>1658.218</text:p>
          </table:table-cell>
          <table:table-cell office:value-type="float" office:value="2.977828" calcext:value-type="float">
            <text:p>2.977828</text:p>
          </table:table-cell>
          <table:table-cell office:value-type="float" office:value="0" calcext:value-type="float">
            <text:p>0</text:p>
          </table:table-cell>
          <table:table-cell office:value-type="float" office:value="0.009839628" calcext:value-type="float">
            <text:p>0.009839628</text:p>
          </table:table-cell>
          <table:table-cell office:value-type="float" office:value="0.3582975" calcext:value-type="float">
            <text:p>0.3582975</text:p>
          </table:table-cell>
          <table:table-cell office:value-type="float" office:value="0.177411" calcext:value-type="float">
            <text:p>0.177411</text:p>
          </table:table-cell>
          <table:table-cell office:value-type="float" office:value="0.1773932" calcext:value-type="float">
            <text:p>0.1773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1829" calcext:value-type="float">
            <text:p>1.101829</text:p>
          </table:table-cell>
          <table:table-cell office:value-type="float" office:value="11.61898" calcext:value-type="float">
            <text:p>11.6189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1998" calcext:value-type="float">
            <text:p>14041998</text:p>
          </table:table-cell>
          <table:table-cell office:value-type="float" office:value="2.268068" calcext:value-type="float">
            <text:p>2.268068</text:p>
          </table:table-cell>
          <table:table-cell office:value-type="float" office:value="137.7684" calcext:value-type="float">
            <text:p>137.7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3975" calcext:value-type="float">
            <text:p>13.83975</text:p>
          </table:table-cell>
          <table:table-cell office:value-type="float" office:value="0" calcext:value-type="float">
            <text:p>0</text:p>
          </table:table-cell>
          <table:table-cell office:value-type="float" office:value="0.01626299" calcext:value-type="float">
            <text:p>0.01626299</text:p>
          </table:table-cell>
          <table:table-cell office:value-type="float" office:value="0.1174445" calcext:value-type="float">
            <text:p>0.1174445</text:p>
          </table:table-cell>
          <table:table-cell office:value-type="float" office:value="1658.137" calcext:value-type="float">
            <text:p>1658.137</text:p>
          </table:table-cell>
          <table:table-cell office:value-type="float" office:value="2.970968" calcext:value-type="float">
            <text:p>2.970968</text:p>
          </table:table-cell>
          <table:table-cell office:value-type="float" office:value="0" calcext:value-type="float">
            <text:p>0</text:p>
          </table:table-cell>
          <table:table-cell office:value-type="float" office:value="0.1562289" calcext:value-type="float">
            <text:p>0.1562289</text:p>
          </table:table-cell>
          <table:table-cell office:value-type="float" office:value="0.4518831" calcext:value-type="float">
            <text:p>0.4518831</text:p>
          </table:table-cell>
          <table:table-cell office:value-type="float" office:value="0.1778747" calcext:value-type="float">
            <text:p>0.1778747</text:p>
          </table:table-cell>
          <table:table-cell office:value-type="float" office:value="0.1778568" calcext:value-type="float">
            <text:p>0.1778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5063" calcext:value-type="float">
            <text:p>1.105063</text:p>
          </table:table-cell>
          <table:table-cell office:value-type="float" office:value="11.68047" calcext:value-type="float">
            <text:p>11.6804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1998" calcext:value-type="float">
            <text:p>15041998</text:p>
          </table:table-cell>
          <table:table-cell office:value-type="float" office:value="2.244558" calcext:value-type="float">
            <text:p>2.244558</text:p>
          </table:table-cell>
          <table:table-cell office:value-type="float" office:value="137.7528" calcext:value-type="float">
            <text:p>137.7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3797" calcext:value-type="float">
            <text:p>13.93797</text:p>
          </table:table-cell>
          <table:table-cell office:value-type="float" office:value="0" calcext:value-type="float">
            <text:p>0</text:p>
          </table:table-cell>
          <table:table-cell office:value-type="float" office:value="0.01630788" calcext:value-type="float">
            <text:p>0.01630788</text:p>
          </table:table-cell>
          <table:table-cell office:value-type="float" office:value="0.118635" calcext:value-type="float">
            <text:p>0.118635</text:p>
          </table:table-cell>
          <table:table-cell office:value-type="float" office:value="1658.062" calcext:value-type="float">
            <text:p>1658.062</text:p>
          </table:table-cell>
          <table:table-cell office:value-type="float" office:value="2.920005" calcext:value-type="float">
            <text:p>2.920005</text:p>
          </table:table-cell>
          <table:table-cell office:value-type="float" office:value="0" calcext:value-type="float">
            <text:p>0</text:p>
          </table:table-cell>
          <table:table-cell office:value-type="float" office:value="2.214453" calcext:value-type="float">
            <text:p>2.214453</text:p>
          </table:table-cell>
          <table:table-cell office:value-type="float" office:value="0.5035824" calcext:value-type="float">
            <text:p>0.5035824</text:p>
          </table:table-cell>
          <table:table-cell office:value-type="float" office:value="0.178337" calcext:value-type="float">
            <text:p>0.178337</text:p>
          </table:table-cell>
          <table:table-cell office:value-type="float" office:value="0.1783191" calcext:value-type="float">
            <text:p>0.1783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4009" calcext:value-type="float">
            <text:p>1.194009</text:p>
          </table:table-cell>
          <table:table-cell office:value-type="float" office:value="11.75599" calcext:value-type="float">
            <text:p>11.7559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1998" calcext:value-type="float">
            <text:p>16041998</text:p>
          </table:table-cell>
          <table:table-cell office:value-type="float" office:value="2.228843" calcext:value-type="float">
            <text:p>2.228843</text:p>
          </table:table-cell>
          <table:table-cell office:value-type="float" office:value="137.7363" calcext:value-type="float">
            <text:p>137.7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04116" calcext:value-type="float">
            <text:p>14.04116</text:p>
          </table:table-cell>
          <table:table-cell office:value-type="float" office:value="0" calcext:value-type="float">
            <text:p>0</text:p>
          </table:table-cell>
          <table:table-cell office:value-type="float" office:value="0.01637588" calcext:value-type="float">
            <text:p>0.01637588</text:p>
          </table:table-cell>
          <table:table-cell office:value-type="float" office:value="0.1201853" calcext:value-type="float">
            <text:p>0.1201853</text:p>
          </table:table-cell>
          <table:table-cell office:value-type="float" office:value="1657.991" calcext:value-type="float">
            <text:p>1657.991</text:p>
          </table:table-cell>
          <table:table-cell office:value-type="float" office:value="2.889842" calcext:value-type="float">
            <text:p>2.889842</text:p>
          </table:table-cell>
          <table:table-cell office:value-type="float" office:value="0" calcext:value-type="float">
            <text:p>0</text:p>
          </table:table-cell>
          <table:table-cell office:value-type="float" office:value="0.8711426" calcext:value-type="float">
            <text:p>0.8711426</text:p>
          </table:table-cell>
          <table:table-cell office:value-type="float" office:value="0.9181998" calcext:value-type="float">
            <text:p>0.9181998</text:p>
          </table:table-cell>
          <table:table-cell office:value-type="float" office:value="0.1787987" calcext:value-type="float">
            <text:p>0.1787987</text:p>
          </table:table-cell>
          <table:table-cell office:value-type="float" office:value="0.1787809" calcext:value-type="float">
            <text:p>0.1787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0738" calcext:value-type="float">
            <text:p>1.450738</text:p>
          </table:table-cell>
          <table:table-cell office:value-type="float" office:value="11.91288" calcext:value-type="float">
            <text:p>11.9128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1998" calcext:value-type="float">
            <text:p>17041998</text:p>
          </table:table-cell>
          <table:table-cell office:value-type="float" office:value="2.224431" calcext:value-type="float">
            <text:p>2.224431</text:p>
          </table:table-cell>
          <table:table-cell office:value-type="float" office:value="137.7198" calcext:value-type="float">
            <text:p>137.7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14312" calcext:value-type="float">
            <text:p>14.14312</text:p>
          </table:table-cell>
          <table:table-cell office:value-type="float" office:value="0" calcext:value-type="float">
            <text:p>0</text:p>
          </table:table-cell>
          <table:table-cell office:value-type="float" office:value="0.01646853" calcext:value-type="float">
            <text:p>0.01646853</text:p>
          </table:table-cell>
          <table:table-cell office:value-type="float" office:value="0.1222054" calcext:value-type="float">
            <text:p>0.1222054</text:p>
          </table:table-cell>
          <table:table-cell office:value-type="float" office:value="1657.914" calcext:value-type="float">
            <text:p>1657.914</text:p>
          </table:table-cell>
          <table:table-cell office:value-type="float" office:value="2.89957" calcext:value-type="float">
            <text:p>2.89957</text:p>
          </table:table-cell>
          <table:table-cell office:value-type="float" office:value="0" calcext:value-type="float">
            <text:p>0</text:p>
          </table:table-cell>
          <table:table-cell office:value-type="float" office:value="0.01022582" calcext:value-type="float">
            <text:p>0.01022582</text:p>
          </table:table-cell>
          <table:table-cell office:value-type="float" office:value="0.5075664" calcext:value-type="float">
            <text:p>0.5075664</text:p>
          </table:table-cell>
          <table:table-cell office:value-type="float" office:value="0.1792593" calcext:value-type="float">
            <text:p>0.1792593</text:p>
          </table:table-cell>
          <table:table-cell office:value-type="float" office:value="0.1792416" calcext:value-type="float">
            <text:p>0.1792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521" calcext:value-type="float">
            <text:p>1.513521</text:p>
          </table:table-cell>
          <table:table-cell office:value-type="float" office:value="12.03617" calcext:value-type="float">
            <text:p>12.0361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1998" calcext:value-type="float">
            <text:p>18041998</text:p>
          </table:table-cell>
          <table:table-cell office:value-type="float" office:value="2.219627" calcext:value-type="float">
            <text:p>2.219627</text:p>
          </table:table-cell>
          <table:table-cell office:value-type="float" office:value="137.7037" calcext:value-type="float">
            <text:p>137.7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4091" calcext:value-type="float">
            <text:p>14.24091</text:p>
          </table:table-cell>
          <table:table-cell office:value-type="float" office:value="0" calcext:value-type="float">
            <text:p>0</text:p>
          </table:table-cell>
          <table:table-cell office:value-type="float" office:value="0.0165134" calcext:value-type="float">
            <text:p>0.0165134</text:p>
          </table:table-cell>
          <table:table-cell office:value-type="float" office:value="0.1233866" calcext:value-type="float">
            <text:p>0.1233866</text:p>
          </table:table-cell>
          <table:table-cell office:value-type="float" office:value="1657.835" calcext:value-type="float">
            <text:p>1657.835</text:p>
          </table:table-cell>
          <table:table-cell office:value-type="float" office:value="2.893951" calcext:value-type="float">
            <text:p>2.893951</text:p>
          </table:table-cell>
          <table:table-cell office:value-type="float" office:value="0" calcext:value-type="float">
            <text:p>0</text:p>
          </table:table-cell>
          <table:table-cell office:value-type="float" office:value="0.1046798" calcext:value-type="float">
            <text:p>0.1046798</text:p>
          </table:table-cell>
          <table:table-cell office:value-type="float" office:value="0.4702955" calcext:value-type="float">
            <text:p>0.4702955</text:p>
          </table:table-cell>
          <table:table-cell office:value-type="float" office:value="0.1797193" calcext:value-type="float">
            <text:p>0.1797193</text:p>
          </table:table-cell>
          <table:table-cell office:value-type="float" office:value="0.1797015" calcext:value-type="float">
            <text:p>0.1797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4214" calcext:value-type="float">
            <text:p>1.514214</text:p>
          </table:table-cell>
          <table:table-cell office:value-type="float" office:value="12.11174" calcext:value-type="float">
            <text:p>12.1117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1998" calcext:value-type="float">
            <text:p>19041998</text:p>
          </table:table-cell>
          <table:table-cell office:value-type="float" office:value="2.212258" calcext:value-type="float">
            <text:p>2.212258</text:p>
          </table:table-cell>
          <table:table-cell office:value-type="float" office:value="137.6879" calcext:value-type="float">
            <text:p>137.6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3789" calcext:value-type="float">
            <text:p>14.33789</text:p>
          </table:table-cell>
          <table:table-cell office:value-type="float" office:value="0" calcext:value-type="float">
            <text:p>0</text:p>
          </table:table-cell>
          <table:table-cell office:value-type="float" office:value="0.01653409" calcext:value-type="float">
            <text:p>0.01653409</text:p>
          </table:table-cell>
          <table:table-cell office:value-type="float" office:value="0.1240343" calcext:value-type="float">
            <text:p>0.1240343</text:p>
          </table:table-cell>
          <table:table-cell office:value-type="float" office:value="1657.758" calcext:value-type="float">
            <text:p>1657.758</text:p>
          </table:table-cell>
          <table:table-cell office:value-type="float" office:value="2.878095" calcext:value-type="float">
            <text:p>2.878095</text:p>
          </table:table-cell>
          <table:table-cell office:value-type="float" office:value="0" calcext:value-type="float">
            <text:p>0</text:p>
          </table:table-cell>
          <table:table-cell office:value-type="float" office:value="0.5485329" calcext:value-type="float">
            <text:p>0.5485329</text:p>
          </table:table-cell>
          <table:table-cell office:value-type="float" office:value="0.4645533" calcext:value-type="float">
            <text:p>0.4645533</text:p>
          </table:table-cell>
          <table:table-cell office:value-type="float" office:value="0.1801783" calcext:value-type="float">
            <text:p>0.1801783</text:p>
          </table:table-cell>
          <table:table-cell office:value-type="float" office:value="0.1801604" calcext:value-type="float">
            <text:p>0.180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8508" calcext:value-type="float">
            <text:p>1.578508</text:p>
          </table:table-cell>
          <table:table-cell office:value-type="float" office:value="12.17908" calcext:value-type="float">
            <text:p>12.179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1998" calcext:value-type="float">
            <text:p>20041998</text:p>
          </table:table-cell>
          <table:table-cell office:value-type="float" office:value="2.195229" calcext:value-type="float">
            <text:p>2.195229</text:p>
          </table:table-cell>
          <table:table-cell office:value-type="float" office:value="137.6723" calcext:value-type="float">
            <text:p>137.6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3489" calcext:value-type="float">
            <text:p>14.43489</text:p>
          </table:table-cell>
          <table:table-cell office:value-type="float" office:value="0" calcext:value-type="float">
            <text:p>0</text:p>
          </table:table-cell>
          <table:table-cell office:value-type="float" office:value="0.01654827" calcext:value-type="float">
            <text:p>0.01654827</text:p>
          </table:table-cell>
          <table:table-cell office:value-type="float" office:value="0.1245047" calcext:value-type="float">
            <text:p>0.1245047</text:p>
          </table:table-cell>
          <table:table-cell office:value-type="float" office:value="1657.684" calcext:value-type="float">
            <text:p>1657.684</text:p>
          </table:table-cell>
          <table:table-cell office:value-type="float" office:value="2.841979" calcext:value-type="float">
            <text:p>2.841979</text:p>
          </table:table-cell>
          <table:table-cell office:value-type="float" office:value="0" calcext:value-type="float">
            <text:p>0</text:p>
          </table:table-cell>
          <table:table-cell office:value-type="float" office:value="1.453189" calcext:value-type="float">
            <text:p>1.453189</text:p>
          </table:table-cell>
          <table:table-cell office:value-type="float" office:value="0.5026047" calcext:value-type="float">
            <text:p>0.5026047</text:p>
          </table:table-cell>
          <table:table-cell office:value-type="float" office:value="0.1806365" calcext:value-type="float">
            <text:p>0.1806365</text:p>
          </table:table-cell>
          <table:table-cell office:value-type="float" office:value="0.1806186" calcext:value-type="float">
            <text:p>0.1806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9215" calcext:value-type="float">
            <text:p>1.699215</text:p>
          </table:table-cell>
          <table:table-cell office:value-type="float" office:value="12.25134" calcext:value-type="float">
            <text:p>12.2513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1998" calcext:value-type="float">
            <text:p>21041998</text:p>
          </table:table-cell>
          <table:table-cell office:value-type="float" office:value="2.164318" calcext:value-type="float">
            <text:p>2.164318</text:p>
          </table:table-cell>
          <table:table-cell office:value-type="float" office:value="137.6566" calcext:value-type="float">
            <text:p>137.6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3317" calcext:value-type="float">
            <text:p>14.53317</text:p>
          </table:table-cell>
          <table:table-cell office:value-type="float" office:value="0" calcext:value-type="float">
            <text:p>0</text:p>
          </table:table-cell>
          <table:table-cell office:value-type="float" office:value="0.01655987" calcext:value-type="float">
            <text:p>0.01655987</text:p>
          </table:table-cell>
          <table:table-cell office:value-type="float" office:value="0.1249004" calcext:value-type="float">
            <text:p>0.1249004</text:p>
          </table:table-cell>
          <table:table-cell office:value-type="float" office:value="1657.617" calcext:value-type="float">
            <text:p>1657.617</text:p>
          </table:table-cell>
          <table:table-cell office:value-type="float" office:value="2.777995" calcext:value-type="float">
            <text:p>2.777995</text:p>
          </table:table-cell>
          <table:table-cell office:value-type="float" office:value="0" calcext:value-type="float">
            <text:p>0</text:p>
          </table:table-cell>
          <table:table-cell office:value-type="float" office:value="3.656679" calcext:value-type="float">
            <text:p>3.656679</text:p>
          </table:table-cell>
          <table:table-cell office:value-type="float" office:value="0.6126736" calcext:value-type="float">
            <text:p>0.6126736</text:p>
          </table:table-cell>
          <table:table-cell office:value-type="float" office:value="0.1810936" calcext:value-type="float">
            <text:p>0.1810936</text:p>
          </table:table-cell>
          <table:table-cell office:value-type="float" office:value="0.1810758" calcext:value-type="float">
            <text:p>0.1810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4503" calcext:value-type="float">
            <text:p>1.894503</text:p>
          </table:table-cell>
          <table:table-cell office:value-type="float" office:value="12.33801" calcext:value-type="float">
            <text:p>12.338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1998" calcext:value-type="float">
            <text:p>22041998</text:p>
          </table:table-cell>
          <table:table-cell office:value-type="float" office:value="2.143326" calcext:value-type="float">
            <text:p>2.143326</text:p>
          </table:table-cell>
          <table:table-cell office:value-type="float" office:value="137.6358" calcext:value-type="float">
            <text:p>137.6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63355" calcext:value-type="float">
            <text:p>14.63355</text:p>
          </table:table-cell>
          <table:table-cell office:value-type="float" office:value="0" calcext:value-type="float">
            <text:p>0</text:p>
          </table:table-cell>
          <table:table-cell office:value-type="float" office:value="0.01657039" calcext:value-type="float">
            <text:p>0.01657039</text:p>
          </table:table-cell>
          <table:table-cell office:value-type="float" office:value="0.1252501" calcext:value-type="float">
            <text:p>0.1252501</text:p>
          </table:table-cell>
          <table:table-cell office:value-type="float" office:value="1657.555" calcext:value-type="float">
            <text:p>1657.555</text:p>
          </table:table-cell>
          <table:table-cell office:value-type="float" office:value="2.731407" calcext:value-type="float">
            <text:p>2.731407</text:p>
          </table:table-cell>
          <table:table-cell office:value-type="float" office:value="0" calcext:value-type="float">
            <text:p>0</text:p>
          </table:table-cell>
          <table:table-cell office:value-type="float" office:value="3.85563" calcext:value-type="float">
            <text:p>3.85563</text:p>
          </table:table-cell>
          <table:table-cell office:value-type="float" office:value="0.6878309" calcext:value-type="float">
            <text:p>0.6878309</text:p>
          </table:table-cell>
          <table:table-cell office:value-type="float" office:value="0.1815499" calcext:value-type="float">
            <text:p>0.1815499</text:p>
          </table:table-cell>
          <table:table-cell office:value-type="float" office:value="0.181532" calcext:value-type="float">
            <text:p>0.181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3428" calcext:value-type="float">
            <text:p>2.133428</text:p>
          </table:table-cell>
          <table:table-cell office:value-type="float" office:value="12.44778" calcext:value-type="float">
            <text:p>12.4477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1998" calcext:value-type="float">
            <text:p>23041998</text:p>
          </table:table-cell>
          <table:table-cell office:value-type="float" office:value="2.124214" calcext:value-type="float">
            <text:p>2.124214</text:p>
          </table:table-cell>
          <table:table-cell office:value-type="float" office:value="137.6126" calcext:value-type="float">
            <text:p>137.6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3525" calcext:value-type="float">
            <text:p>14.73525</text:p>
          </table:table-cell>
          <table:table-cell office:value-type="float" office:value="0" calcext:value-type="float">
            <text:p>0</text:p>
          </table:table-cell>
          <table:table-cell office:value-type="float" office:value="0.01658065" calcext:value-type="float">
            <text:p>0.01658065</text:p>
          </table:table-cell>
          <table:table-cell office:value-type="float" office:value="0.1255674" calcext:value-type="float">
            <text:p>0.1255674</text:p>
          </table:table-cell>
          <table:table-cell office:value-type="float" office:value="1657.492" calcext:value-type="float">
            <text:p>1657.492</text:p>
          </table:table-cell>
          <table:table-cell office:value-type="float" office:value="2.688725" calcext:value-type="float">
            <text:p>2.688725</text:p>
          </table:table-cell>
          <table:table-cell office:value-type="float" office:value="0" calcext:value-type="float">
            <text:p>0</text:p>
          </table:table-cell>
          <table:table-cell office:value-type="float" office:value="3.748633" calcext:value-type="float">
            <text:p>3.748633</text:p>
          </table:table-cell>
          <table:table-cell office:value-type="float" office:value="0.736421" calcext:value-type="float">
            <text:p>0.736421</text:p>
          </table:table-cell>
          <table:table-cell office:value-type="float" office:value="0.1820056" calcext:value-type="float">
            <text:p>0.1820056</text:p>
          </table:table-cell>
          <table:table-cell office:value-type="float" office:value="0.1819875" calcext:value-type="float">
            <text:p>0.1819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1626" calcext:value-type="float">
            <text:p>2.371626</text:p>
          </table:table-cell>
          <table:table-cell office:value-type="float" office:value="12.57171" calcext:value-type="float">
            <text:p>12.5717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1998" calcext:value-type="float">
            <text:p>24041998</text:p>
          </table:table-cell>
          <table:table-cell office:value-type="float" office:value="2.109614" calcext:value-type="float">
            <text:p>2.109614</text:p>
          </table:table-cell>
          <table:table-cell office:value-type="float" office:value="137.5895" calcext:value-type="float">
            <text:p>137.5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4084" calcext:value-type="float">
            <text:p>14.84084</text:p>
          </table:table-cell>
          <table:table-cell office:value-type="float" office:value="0" calcext:value-type="float">
            <text:p>0</text:p>
          </table:table-cell>
          <table:table-cell office:value-type="float" office:value="0.01659797" calcext:value-type="float">
            <text:p>0.01659797</text:p>
          </table:table-cell>
          <table:table-cell office:value-type="float" office:value="0.1259965" calcext:value-type="float">
            <text:p>0.1259965</text:p>
          </table:table-cell>
          <table:table-cell office:value-type="float" office:value="1657.427" calcext:value-type="float">
            <text:p>1657.427</text:p>
          </table:table-cell>
          <table:table-cell office:value-type="float" office:value="2.661316" calcext:value-type="float">
            <text:p>2.661316</text:p>
          </table:table-cell>
          <table:table-cell office:value-type="float" office:value="0" calcext:value-type="float">
            <text:p>0</text:p>
          </table:table-cell>
          <table:table-cell office:value-type="float" office:value="0.9437864" calcext:value-type="float">
            <text:p>0.9437864</text:p>
          </table:table-cell>
          <table:table-cell office:value-type="float" office:value="1.072277" calcext:value-type="float">
            <text:p>1.072277</text:p>
          </table:table-cell>
          <table:table-cell office:value-type="float" office:value="0.18246" calcext:value-type="float">
            <text:p>0.18246</text:p>
          </table:table-cell>
          <table:table-cell office:value-type="float" office:value="0.182442" calcext:value-type="float">
            <text:p>0.182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06795" calcext:value-type="float">
            <text:p>2.706795</text:p>
          </table:table-cell>
          <table:table-cell office:value-type="float" office:value="12.77036" calcext:value-type="float">
            <text:p>12.7703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1998" calcext:value-type="float">
            <text:p>25041998</text:p>
          </table:table-cell>
          <table:table-cell office:value-type="float" office:value="2.105162" calcext:value-type="float">
            <text:p>2.105162</text:p>
          </table:table-cell>
          <table:table-cell office:value-type="float" office:value="137.5705" calcext:value-type="float">
            <text:p>137.5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94408" calcext:value-type="float">
            <text:p>14.94408</text:p>
          </table:table-cell>
          <table:table-cell office:value-type="float" office:value="0" calcext:value-type="float">
            <text:p>0</text:p>
          </table:table-cell>
          <table:table-cell office:value-type="float" office:value="0.01665287" calcext:value-type="float">
            <text:p>0.01665287</text:p>
          </table:table-cell>
          <table:table-cell office:value-type="float" office:value="0.1274389" calcext:value-type="float">
            <text:p>0.1274389</text:p>
          </table:table-cell>
          <table:table-cell office:value-type="float" office:value="1657.354" calcext:value-type="float">
            <text:p>1657.354</text:p>
          </table:table-cell>
          <table:table-cell office:value-type="float" office:value="2.668411" calcext:value-type="float">
            <text:p>2.668411</text:p>
          </table:table-cell>
          <table:table-cell office:value-type="float" office:value="0" calcext:value-type="float">
            <text:p>0</text:p>
          </table:table-cell>
          <table:table-cell office:value-type="float" office:value="0.6744632" calcext:value-type="float">
            <text:p>0.6744632</text:p>
          </table:table-cell>
          <table:table-cell office:value-type="float" office:value="0.5873542" calcext:value-type="float">
            <text:p>0.5873542</text:p>
          </table:table-cell>
          <table:table-cell office:value-type="float" office:value="0.1829139" calcext:value-type="float">
            <text:p>0.1829139</text:p>
          </table:table-cell>
          <table:table-cell office:value-type="float" office:value="0.1828959" calcext:value-type="float">
            <text:p>0.1828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90124" calcext:value-type="float">
            <text:p>2.890124</text:p>
          </table:table-cell>
          <table:table-cell office:value-type="float" office:value="12.92029" calcext:value-type="float">
            <text:p>12.9202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1998" calcext:value-type="float">
            <text:p>26041998</text:p>
          </table:table-cell>
          <table:table-cell office:value-type="float" office:value="2.100403" calcext:value-type="float">
            <text:p>2.100403</text:p>
          </table:table-cell>
          <table:table-cell office:value-type="float" office:value="137.5529" calcext:value-type="float">
            <text:p>137.5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408" calcext:value-type="float">
            <text:p>15.0408</text:p>
          </table:table-cell>
          <table:table-cell office:value-type="float" office:value="0" calcext:value-type="float">
            <text:p>0</text:p>
          </table:table-cell>
          <table:table-cell office:value-type="float" office:value="0.01666961" calcext:value-type="float">
            <text:p>0.01666961</text:p>
          </table:table-cell>
          <table:table-cell office:value-type="float" office:value="0.1278858" calcext:value-type="float">
            <text:p>0.1278858</text:p>
          </table:table-cell>
          <table:table-cell office:value-type="float" office:value="1657.279" calcext:value-type="float">
            <text:p>1657.279</text:p>
          </table:table-cell>
          <table:table-cell office:value-type="float" office:value="2.66347" calcext:value-type="float">
            <text:p>2.66347</text:p>
          </table:table-cell>
          <table:table-cell office:value-type="float" office:value="0" calcext:value-type="float">
            <text:p>0</text:p>
          </table:table-cell>
          <table:table-cell office:value-type="float" office:value="0.8713496" calcext:value-type="float">
            <text:p>0.8713496</text:p>
          </table:table-cell>
          <table:table-cell office:value-type="float" office:value="0.5038911" calcext:value-type="float">
            <text:p>0.5038911</text:p>
          </table:table-cell>
          <table:table-cell office:value-type="float" office:value="0.1833667" calcext:value-type="float">
            <text:p>0.1833667</text:p>
          </table:table-cell>
          <table:table-cell office:value-type="float" office:value="0.1833485" calcext:value-type="float">
            <text:p>0.1833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5338" calcext:value-type="float">
            <text:p>2.995338</text:p>
          </table:table-cell>
          <table:table-cell office:value-type="float" office:value="13.00042" calcext:value-type="float">
            <text:p>13.0004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1998" calcext:value-type="float">
            <text:p>27041998</text:p>
          </table:table-cell>
          <table:table-cell office:value-type="float" office:value="2.093459" calcext:value-type="float">
            <text:p>2.093459</text:p>
          </table:table-cell>
          <table:table-cell office:value-type="float" office:value="137.5361" calcext:value-type="float">
            <text:p>137.5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3515" calcext:value-type="float">
            <text:p>15.13515</text:p>
          </table:table-cell>
          <table:table-cell office:value-type="float" office:value="0" calcext:value-type="float">
            <text:p>0</text:p>
          </table:table-cell>
          <table:table-cell office:value-type="float" office:value="0.01667983" calcext:value-type="float">
            <text:p>0.01667983</text:p>
          </table:table-cell>
          <table:table-cell office:value-type="float" office:value="0.1281548" calcext:value-type="float">
            <text:p>0.1281548</text:p>
          </table:table-cell>
          <table:table-cell office:value-type="float" office:value="1657.205" calcext:value-type="float">
            <text:p>1657.205</text:p>
          </table:table-cell>
          <table:table-cell office:value-type="float" office:value="2.645484" calcext:value-type="float">
            <text:p>2.645484</text:p>
          </table:table-cell>
          <table:table-cell office:value-type="float" office:value="0" calcext:value-type="float">
            <text:p>0</text:p>
          </table:table-cell>
          <table:table-cell office:value-type="float" office:value="1.097834" calcext:value-type="float">
            <text:p>1.097834</text:p>
          </table:table-cell>
          <table:table-cell office:value-type="float" office:value="0.4752489" calcext:value-type="float">
            <text:p>0.4752489</text:p>
          </table:table-cell>
          <table:table-cell office:value-type="float" office:value="0.1838187" calcext:value-type="float">
            <text:p>0.1838187</text:p>
          </table:table-cell>
          <table:table-cell office:value-type="float" office:value="0.1838005" calcext:value-type="float">
            <text:p>0.1838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2032" calcext:value-type="float">
            <text:p>3.062032</text:p>
          </table:table-cell>
          <table:table-cell office:value-type="float" office:value="13.0703" calcext:value-type="float">
            <text:p>13.070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1998" calcext:value-type="float">
            <text:p>28041998</text:p>
          </table:table-cell>
          <table:table-cell office:value-type="float" office:value="2.07724" calcext:value-type="float">
            <text:p>2.07724</text:p>
          </table:table-cell>
          <table:table-cell office:value-type="float" office:value="137.5175" calcext:value-type="float">
            <text:p>137.5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3012" calcext:value-type="float">
            <text:p>15.23012</text:p>
          </table:table-cell>
          <table:table-cell office:value-type="float" office:value="0" calcext:value-type="float">
            <text:p>0</text:p>
          </table:table-cell>
          <table:table-cell office:value-type="float" office:value="0.01668883" calcext:value-type="float">
            <text:p>0.01668883</text:p>
          </table:table-cell>
          <table:table-cell office:value-type="float" office:value="0.1283187" calcext:value-type="float">
            <text:p>0.1283187</text:p>
          </table:table-cell>
          <table:table-cell office:value-type="float" office:value="1657.134" calcext:value-type="float">
            <text:p>1657.134</text:p>
          </table:table-cell>
          <table:table-cell office:value-type="float" office:value="2.610342" calcext:value-type="float">
            <text:p>2.610342</text:p>
          </table:table-cell>
          <table:table-cell office:value-type="float" office:value="0" calcext:value-type="float">
            <text:p>0</text:p>
          </table:table-cell>
          <table:table-cell office:value-type="float" office:value="2.113907" calcext:value-type="float">
            <text:p>2.113907</text:p>
          </table:table-cell>
          <table:table-cell office:value-type="float" office:value="0.5907054" calcext:value-type="float">
            <text:p>0.5907054</text:p>
          </table:table-cell>
          <table:table-cell office:value-type="float" office:value="0.1842697" calcext:value-type="float">
            <text:p>0.1842697</text:p>
          </table:table-cell>
          <table:table-cell office:value-type="float" office:value="0.1842514" calcext:value-type="float">
            <text:p>0.1842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69521" calcext:value-type="float">
            <text:p>3.169521</text:p>
          </table:table-cell>
          <table:table-cell office:value-type="float" office:value="13.15143" calcext:value-type="float">
            <text:p>13.1514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1998" calcext:value-type="float">
            <text:p>29041998</text:p>
          </table:table-cell>
          <table:table-cell office:value-type="float" office:value="2.060705" calcext:value-type="float">
            <text:p>2.060705</text:p>
          </table:table-cell>
          <table:table-cell office:value-type="float" office:value="137.4952" calcext:value-type="float">
            <text:p>137.4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2791" calcext:value-type="float">
            <text:p>15.32791</text:p>
          </table:table-cell>
          <table:table-cell office:value-type="float" office:value="0" calcext:value-type="float">
            <text:p>0</text:p>
          </table:table-cell>
          <table:table-cell office:value-type="float" office:value="0.01669713" calcext:value-type="float">
            <text:p>0.01669713</text:p>
          </table:table-cell>
          <table:table-cell office:value-type="float" office:value="0.1284352" calcext:value-type="float">
            <text:p>0.1284352</text:p>
          </table:table-cell>
          <table:table-cell office:value-type="float" office:value="1657.067" calcext:value-type="float">
            <text:p>1657.067</text:p>
          </table:table-cell>
          <table:table-cell office:value-type="float" office:value="2.575099" calcext:value-type="float">
            <text:p>2.575099</text:p>
          </table:table-cell>
          <table:table-cell office:value-type="float" office:value="0" calcext:value-type="float">
            <text:p>0</text:p>
          </table:table-cell>
          <table:table-cell office:value-type="float" office:value="2.698651" calcext:value-type="float">
            <text:p>2.698651</text:p>
          </table:table-cell>
          <table:table-cell office:value-type="float" office:value="0.6950114" calcext:value-type="float">
            <text:p>0.6950114</text:p>
          </table:table-cell>
          <table:table-cell office:value-type="float" office:value="0.1847204" calcext:value-type="float">
            <text:p>0.1847204</text:p>
          </table:table-cell>
          <table:table-cell office:value-type="float" office:value="0.1847018" calcext:value-type="float">
            <text:p>0.1847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24659" calcext:value-type="float">
            <text:p>3.324659</text:p>
          </table:table-cell>
          <table:table-cell office:value-type="float" office:value="13.25741" calcext:value-type="float">
            <text:p>13.2574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1998" calcext:value-type="float">
            <text:p>30041998</text:p>
          </table:table-cell>
          <table:table-cell office:value-type="float" office:value="2.048008" calcext:value-type="float">
            <text:p>2.048008</text:p>
          </table:table-cell>
          <table:table-cell office:value-type="float" office:value="137.4693" calcext:value-type="float">
            <text:p>137.4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2796" calcext:value-type="float">
            <text:p>15.42796</text:p>
          </table:table-cell>
          <table:table-cell office:value-type="float" office:value="0" calcext:value-type="float">
            <text:p>0</text:p>
          </table:table-cell>
          <table:table-cell office:value-type="float" office:value="0.01670524" calcext:value-type="float">
            <text:p>0.01670524</text:p>
          </table:table-cell>
          <table:table-cell office:value-type="float" office:value="0.1285331" calcext:value-type="float">
            <text:p>0.1285331</text:p>
          </table:table-cell>
          <table:table-cell office:value-type="float" office:value="1657.001" calcext:value-type="float">
            <text:p>1657.001</text:p>
          </table:table-cell>
          <table:table-cell office:value-type="float" office:value="2.547472" calcext:value-type="float">
            <text:p>2.547472</text:p>
          </table:table-cell>
          <table:table-cell office:value-type="float" office:value="0" calcext:value-type="float">
            <text:p>0</text:p>
          </table:table-cell>
          <table:table-cell office:value-type="float" office:value="2.561032" calcext:value-type="float">
            <text:p>2.561032</text:p>
          </table:table-cell>
          <table:table-cell office:value-type="float" office:value="0.7627853" calcext:value-type="float">
            <text:p>0.7627853</text:p>
          </table:table-cell>
          <table:table-cell office:value-type="float" office:value="0.18517" calcext:value-type="float">
            <text:p>0.18517</text:p>
          </table:table-cell>
          <table:table-cell office:value-type="float" office:value="0.185151" calcext:value-type="float">
            <text:p>0.185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90113" calcext:value-type="float">
            <text:p>3.490113</text:p>
          </table:table-cell>
          <table:table-cell office:value-type="float" office:value="13.38279" calcext:value-type="float">
            <text:p>13.3827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1998" calcext:value-type="float">
            <text:p>1051998</text:p>
          </table:table-cell>
          <table:table-cell office:value-type="float" office:value="2.038476" calcext:value-type="float">
            <text:p>2.038476</text:p>
          </table:table-cell>
          <table:table-cell office:value-type="float" office:value="137.4411" calcext:value-type="float">
            <text:p>137.4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2948" calcext:value-type="float">
            <text:p>15.52948</text:p>
          </table:table-cell>
          <table:table-cell office:value-type="float" office:value="0" calcext:value-type="float">
            <text:p>0</text:p>
          </table:table-cell>
          <table:table-cell office:value-type="float" office:value="0.01671308" calcext:value-type="float">
            <text:p>0.01671308</text:p>
          </table:table-cell>
          <table:table-cell office:value-type="float" office:value="0.1286162" calcext:value-type="float">
            <text:p>0.1286162</text:p>
          </table:table-cell>
          <table:table-cell office:value-type="float" office:value="1656.935" calcext:value-type="float">
            <text:p>1656.935</text:p>
          </table:table-cell>
          <table:table-cell office:value-type="float" office:value="2.526489" calcext:value-type="float">
            <text:p>2.526489</text:p>
          </table:table-cell>
          <table:table-cell office:value-type="float" office:value="0" calcext:value-type="float">
            <text:p>0</text:p>
          </table:table-cell>
          <table:table-cell office:value-type="float" office:value="2.065721" calcext:value-type="float">
            <text:p>2.065721</text:p>
          </table:table-cell>
          <table:table-cell office:value-type="float" office:value="0.7864696" calcext:value-type="float">
            <text:p>0.7864696</text:p>
          </table:table-cell>
          <table:table-cell office:value-type="float" office:value="0.1856185" calcext:value-type="float">
            <text:p>0.1856185</text:p>
          </table:table-cell>
          <table:table-cell office:value-type="float" office:value="0.1855994" calcext:value-type="float">
            <text:p>0.1855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41017" calcext:value-type="float">
            <text:p>3.641017</text:p>
          </table:table-cell>
          <table:table-cell office:value-type="float" office:value="13.51895" calcext:value-type="float">
            <text:p>13.5189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1998" calcext:value-type="float">
            <text:p>2051998</text:p>
          </table:table-cell>
          <table:table-cell office:value-type="float" office:value="2.032182" calcext:value-type="float">
            <text:p>2.032182</text:p>
          </table:table-cell>
          <table:table-cell office:value-type="float" office:value="137.4173" calcext:value-type="float">
            <text:p>137.4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3249" calcext:value-type="float">
            <text:p>15.63249</text:p>
          </table:table-cell>
          <table:table-cell office:value-type="float" office:value="0" calcext:value-type="float">
            <text:p>0</text:p>
          </table:table-cell>
          <table:table-cell office:value-type="float" office:value="0.01675909" calcext:value-type="float">
            <text:p>0.01675909</text:p>
          </table:table-cell>
          <table:table-cell office:value-type="float" office:value="0.1293547" calcext:value-type="float">
            <text:p>0.1293547</text:p>
          </table:table-cell>
          <table:table-cell office:value-type="float" office:value="1656.865" calcext:value-type="float">
            <text:p>1656.865</text:p>
          </table:table-cell>
          <table:table-cell office:value-type="float" office:value="2.526458" calcext:value-type="float">
            <text:p>2.526458</text:p>
          </table:table-cell>
          <table:table-cell office:value-type="float" office:value="0" calcext:value-type="float">
            <text:p>0</text:p>
          </table:table-cell>
          <table:table-cell office:value-type="float" office:value="0.436018" calcext:value-type="float">
            <text:p>0.436018</text:p>
          </table:table-cell>
          <table:table-cell office:value-type="float" office:value="0.5879423" calcext:value-type="float">
            <text:p>0.5879423</text:p>
          </table:table-cell>
          <table:table-cell office:value-type="float" office:value="0.1860664" calcext:value-type="float">
            <text:p>0.1860664</text:p>
          </table:table-cell>
          <table:table-cell office:value-type="float" office:value="0.186047" calcext:value-type="float">
            <text:p>0.186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23086" calcext:value-type="float">
            <text:p>3.823086</text:p>
          </table:table-cell>
          <table:table-cell office:value-type="float" office:value="13.66896" calcext:value-type="float">
            <text:p>13.6689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1998" calcext:value-type="float">
            <text:p>3051998</text:p>
          </table:table-cell>
          <table:table-cell office:value-type="float" office:value="2.027767" calcext:value-type="float">
            <text:p>2.027767</text:p>
          </table:table-cell>
          <table:table-cell office:value-type="float" office:value="137.3971" calcext:value-type="float">
            <text:p>137.3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3046" calcext:value-type="float">
            <text:p>15.73046</text:p>
          </table:table-cell>
          <table:table-cell office:value-type="float" office:value="0" calcext:value-type="float">
            <text:p>0</text:p>
          </table:table-cell>
          <table:table-cell office:value-type="float" office:value="0.01681874" calcext:value-type="float">
            <text:p>0.01681874</text:p>
          </table:table-cell>
          <table:table-cell office:value-type="float" office:value="0.1303822" calcext:value-type="float">
            <text:p>0.1303822</text:p>
          </table:table-cell>
          <table:table-cell office:value-type="float" office:value="1656.792" calcext:value-type="float">
            <text:p>1656.792</text:p>
          </table:table-cell>
          <table:table-cell office:value-type="float" office:value="2.533428" calcext:value-type="float">
            <text:p>2.533428</text:p>
          </table:table-cell>
          <table:table-cell office:value-type="float" office:value="0" calcext:value-type="float">
            <text:p>0</text:p>
          </table:table-cell>
          <table:table-cell office:value-type="float" office:value="0.1461188" calcext:value-type="float">
            <text:p>0.1461188</text:p>
          </table:table-cell>
          <table:table-cell office:value-type="float" office:value="0.5126998" calcext:value-type="float">
            <text:p>0.5126998</text:p>
          </table:table-cell>
          <table:table-cell office:value-type="float" office:value="0.1865131" calcext:value-type="float">
            <text:p>0.1865131</text:p>
          </table:table-cell>
          <table:table-cell office:value-type="float" office:value="0.1864938" calcext:value-type="float">
            <text:p>0.1864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87652" calcext:value-type="float">
            <text:p>3.887652</text:p>
          </table:table-cell>
          <table:table-cell office:value-type="float" office:value="13.754" calcext:value-type="float">
            <text:p>13.75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1998" calcext:value-type="float">
            <text:p>4051998</text:p>
          </table:table-cell>
          <table:table-cell office:value-type="float" office:value="2.023465" calcext:value-type="float">
            <text:p>2.023465</text:p>
          </table:table-cell>
          <table:table-cell office:value-type="float" office:value="137.3781" calcext:value-type="float">
            <text:p>137.3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2558" calcext:value-type="float">
            <text:p>15.82558</text:p>
          </table:table-cell>
          <table:table-cell office:value-type="float" office:value="0" calcext:value-type="float">
            <text:p>0</text:p>
          </table:table-cell>
          <table:table-cell office:value-type="float" office:value="0.01686029" calcext:value-type="float">
            <text:p>0.01686029</text:p>
          </table:table-cell>
          <table:table-cell office:value-type="float" office:value="0.1309288" calcext:value-type="float">
            <text:p>0.1309288</text:p>
          </table:table-cell>
          <table:table-cell office:value-type="float" office:value="1656.717" calcext:value-type="float">
            <text:p>1656.717</text:p>
          </table:table-cell>
          <table:table-cell office:value-type="float" office:value="2.541609" calcext:value-type="float">
            <text:p>2.541609</text:p>
          </table:table-cell>
          <table:table-cell office:value-type="float" office:value="0" calcext:value-type="float">
            <text:p>0</text:p>
          </table:table-cell>
          <table:table-cell office:value-type="float" office:value="0.009365314" calcext:value-type="float">
            <text:p>0.009365314</text:p>
          </table:table-cell>
          <table:table-cell office:value-type="float" office:value="0.4098496" calcext:value-type="float">
            <text:p>0.4098496</text:p>
          </table:table-cell>
          <table:table-cell office:value-type="float" office:value="0.1869593" calcext:value-type="float">
            <text:p>0.1869593</text:p>
          </table:table-cell>
          <table:table-cell office:value-type="float" office:value="0.1869397" calcext:value-type="float">
            <text:p>0.1869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90756" calcext:value-type="float">
            <text:p>3.890756</text:p>
          </table:table-cell>
          <table:table-cell office:value-type="float" office:value="13.82407" calcext:value-type="float">
            <text:p>13.8240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1998" calcext:value-type="float">
            <text:p>5051998</text:p>
          </table:table-cell>
          <table:table-cell office:value-type="float" office:value="2.017819" calcext:value-type="float">
            <text:p>2.017819</text:p>
          </table:table-cell>
          <table:table-cell office:value-type="float" office:value="137.3595" calcext:value-type="float">
            <text:p>137.3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1994" calcext:value-type="float">
            <text:p>15.91994</text:p>
          </table:table-cell>
          <table:table-cell office:value-type="float" office:value="0" calcext:value-type="float">
            <text:p>0</text:p>
          </table:table-cell>
          <table:table-cell office:value-type="float" office:value="0.01689204" calcext:value-type="float">
            <text:p>0.01689204</text:p>
          </table:table-cell>
          <table:table-cell office:value-type="float" office:value="0.1313712" calcext:value-type="float">
            <text:p>0.1313712</text:p>
          </table:table-cell>
          <table:table-cell office:value-type="float" office:value="1656.642" calcext:value-type="float">
            <text:p>1656.642</text:p>
          </table:table-cell>
          <table:table-cell office:value-type="float" office:value="2.549419" calcext:value-type="float">
            <text:p>2.549419</text:p>
          </table:table-cell>
          <table:table-cell office:value-type="float" office:value="0" calcext:value-type="float">
            <text:p>0</text:p>
          </table:table-cell>
          <table:table-cell office:value-type="float" office:value="0.009918291" calcext:value-type="float">
            <text:p>0.009918291</text:p>
          </table:table-cell>
          <table:table-cell office:value-type="float" office:value="0.5023506" calcext:value-type="float">
            <text:p>0.5023506</text:p>
          </table:table-cell>
          <table:table-cell office:value-type="float" office:value="0.1874043" calcext:value-type="float">
            <text:p>0.1874043</text:p>
          </table:table-cell>
          <table:table-cell office:value-type="float" office:value="0.1873847" calcext:value-type="float">
            <text:p>0.1873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82961" calcext:value-type="float">
            <text:p>3.882961</text:p>
          </table:table-cell>
          <table:table-cell office:value-type="float" office:value="13.88706" calcext:value-type="float">
            <text:p>13.8870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1998" calcext:value-type="float">
            <text:p>6051998</text:p>
          </table:table-cell>
          <table:table-cell office:value-type="float" office:value="2.010631" calcext:value-type="float">
            <text:p>2.010631</text:p>
          </table:table-cell>
          <table:table-cell office:value-type="float" office:value="137.3403" calcext:value-type="float">
            <text:p>137.3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1486" calcext:value-type="float">
            <text:p>16.01486</text:p>
          </table:table-cell>
          <table:table-cell office:value-type="float" office:value="0" calcext:value-type="float">
            <text:p>0</text:p>
          </table:table-cell>
          <table:table-cell office:value-type="float" office:value="0.01690682" calcext:value-type="float">
            <text:p>0.01690682</text:p>
          </table:table-cell>
          <table:table-cell office:value-type="float" office:value="0.13154" calcext:value-type="float">
            <text:p>0.13154</text:p>
          </table:table-cell>
          <table:table-cell office:value-type="float" office:value="1656.568" calcext:value-type="float">
            <text:p>1656.568</text:p>
          </table:table-cell>
          <table:table-cell office:value-type="float" office:value="2.549523" calcext:value-type="float">
            <text:p>2.549523</text:p>
          </table:table-cell>
          <table:table-cell office:value-type="float" office:value="0" calcext:value-type="float">
            <text:p>0</text:p>
          </table:table-cell>
          <table:table-cell office:value-type="float" office:value="0.2185055" calcext:value-type="float">
            <text:p>0.2185055</text:p>
          </table:table-cell>
          <table:table-cell office:value-type="float" office:value="0.5488755" calcext:value-type="float">
            <text:p>0.5488755</text:p>
          </table:table-cell>
          <table:table-cell office:value-type="float" office:value="0.1878489" calcext:value-type="float">
            <text:p>0.1878489</text:p>
          </table:table-cell>
          <table:table-cell office:value-type="float" office:value="0.1878289" calcext:value-type="float">
            <text:p>0.1878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83014" calcext:value-type="float">
            <text:p>3.883014</text:p>
          </table:table-cell>
          <table:table-cell office:value-type="float" office:value="13.96316" calcext:value-type="float">
            <text:p>13.9631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1998" calcext:value-type="float">
            <text:p>7051998</text:p>
          </table:table-cell>
          <table:table-cell office:value-type="float" office:value="1.996845" calcext:value-type="float">
            <text:p>1.996845</text:p>
          </table:table-cell>
          <table:table-cell office:value-type="float" office:value="137.3198" calcext:value-type="float">
            <text:p>137.3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1123" calcext:value-type="float">
            <text:p>16.11123</text:p>
          </table:table-cell>
          <table:table-cell office:value-type="float" office:value="0" calcext:value-type="float">
            <text:p>0</text:p>
          </table:table-cell>
          <table:table-cell office:value-type="float" office:value="0.01691431" calcext:value-type="float">
            <text:p>0.01691431</text:p>
          </table:table-cell>
          <table:table-cell office:value-type="float" office:value="0.1315964" calcext:value-type="float">
            <text:p>0.1315964</text:p>
          </table:table-cell>
          <table:table-cell office:value-type="float" office:value="1656.496" calcext:value-type="float">
            <text:p>1656.496</text:p>
          </table:table-cell>
          <table:table-cell office:value-type="float" office:value="2.530059" calcext:value-type="float">
            <text:p>2.530059</text:p>
          </table:table-cell>
          <table:table-cell office:value-type="float" office:value="0" calcext:value-type="float">
            <text:p>0</text:p>
          </table:table-cell>
          <table:table-cell office:value-type="float" office:value="1.176985" calcext:value-type="float">
            <text:p>1.176985</text:p>
          </table:table-cell>
          <table:table-cell office:value-type="float" office:value="0.6250904" calcext:value-type="float">
            <text:p>0.6250904</text:p>
          </table:table-cell>
          <table:table-cell office:value-type="float" office:value="0.1882924" calcext:value-type="float">
            <text:p>0.1882924</text:p>
          </table:table-cell>
          <table:table-cell office:value-type="float" office:value="0.1882721" calcext:value-type="float">
            <text:p>0.1882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55046" calcext:value-type="float">
            <text:p>3.955046</text:p>
          </table:table-cell>
          <table:table-cell office:value-type="float" office:value="14.05076" calcext:value-type="float">
            <text:p>14.050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1998" calcext:value-type="float">
            <text:p>8051998</text:p>
          </table:table-cell>
          <table:table-cell office:value-type="float" office:value="1.968561" calcext:value-type="float">
            <text:p>1.968561</text:p>
          </table:table-cell>
          <table:table-cell office:value-type="float" office:value="137.2978" calcext:value-type="float">
            <text:p>137.2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1002" calcext:value-type="float">
            <text:p>16.21002</text:p>
          </table:table-cell>
          <table:table-cell office:value-type="float" office:value="0" calcext:value-type="float">
            <text:p>0</text:p>
          </table:table-cell>
          <table:table-cell office:value-type="float" office:value="0.01692079" calcext:value-type="float">
            <text:p>0.01692079</text:p>
          </table:table-cell>
          <table:table-cell office:value-type="float" office:value="0.1316296" calcext:value-type="float">
            <text:p>0.1316296</text:p>
          </table:table-cell>
          <table:table-cell office:value-type="float" office:value="1656.431" calcext:value-type="float">
            <text:p>1656.431</text:p>
          </table:table-cell>
          <table:table-cell office:value-type="float" office:value="2.478435" calcext:value-type="float">
            <text:p>2.478435</text:p>
          </table:table-cell>
          <table:table-cell office:value-type="float" office:value="0" calcext:value-type="float">
            <text:p>0</text:p>
          </table:table-cell>
          <table:table-cell office:value-type="float" office:value="2.973773" calcext:value-type="float">
            <text:p>2.973773</text:p>
          </table:table-cell>
          <table:table-cell office:value-type="float" office:value="0.7622443" calcext:value-type="float">
            <text:p>0.7622443</text:p>
          </table:table-cell>
          <table:table-cell office:value-type="float" office:value="0.1887351" calcext:value-type="float">
            <text:p>0.1887351</text:p>
          </table:table-cell>
          <table:table-cell office:value-type="float" office:value="0.1887148" calcext:value-type="float">
            <text:p>0.1887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11452" calcext:value-type="float">
            <text:p>4.111452</text:p>
          </table:table-cell>
          <table:table-cell office:value-type="float" office:value="14.1638" calcext:value-type="float">
            <text:p>14.163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1998" calcext:value-type="float">
            <text:p>9051998</text:p>
          </table:table-cell>
          <table:table-cell office:value-type="float" office:value="1.958376" calcext:value-type="float">
            <text:p>1.958376</text:p>
          </table:table-cell>
          <table:table-cell office:value-type="float" office:value="137.2732" calcext:value-type="float">
            <text:p>137.2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0998" calcext:value-type="float">
            <text:p>16.30998</text:p>
          </table:table-cell>
          <table:table-cell office:value-type="float" office:value="0" calcext:value-type="float">
            <text:p>0</text:p>
          </table:table-cell>
          <table:table-cell office:value-type="float" office:value="0.01692722" calcext:value-type="float">
            <text:p>0.01692722</text:p>
          </table:table-cell>
          <table:table-cell office:value-type="float" office:value="0.1316544" calcext:value-type="float">
            <text:p>0.1316544</text:p>
          </table:table-cell>
          <table:table-cell office:value-type="float" office:value="1656.368" calcext:value-type="float">
            <text:p>1656.368</text:p>
          </table:table-cell>
          <table:table-cell office:value-type="float" office:value="2.45885" calcext:value-type="float">
            <text:p>2.45885</text:p>
          </table:table-cell>
          <table:table-cell office:value-type="float" office:value="0" calcext:value-type="float">
            <text:p>0</text:p>
          </table:table-cell>
          <table:table-cell office:value-type="float" office:value="1.965753" calcext:value-type="float">
            <text:p>1.965753</text:p>
          </table:table-cell>
          <table:table-cell office:value-type="float" office:value="0.689975" calcext:value-type="float">
            <text:p>0.689975</text:p>
          </table:table-cell>
          <table:table-cell office:value-type="float" office:value="0.1891767" calcext:value-type="float">
            <text:p>0.1891767</text:p>
          </table:table-cell>
          <table:table-cell office:value-type="float" office:value="0.1891563" calcext:value-type="float">
            <text:p>0.1891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8066" calcext:value-type="float">
            <text:p>4.28066</text:p>
          </table:table-cell>
          <table:table-cell office:value-type="float" office:value="14.28606" calcext:value-type="float">
            <text:p>14.2860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1998" calcext:value-type="float">
            <text:p>10051998</text:p>
          </table:table-cell>
          <table:table-cell office:value-type="float" office:value="1.947338" calcext:value-type="float">
            <text:p>1.947338</text:p>
          </table:table-cell>
          <table:table-cell office:value-type="float" office:value="137.2512" calcext:value-type="float">
            <text:p>137.2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079" calcext:value-type="float">
            <text:p>16.4079</text:p>
          </table:table-cell>
          <table:table-cell office:value-type="float" office:value="0" calcext:value-type="float">
            <text:p>0</text:p>
          </table:table-cell>
          <table:table-cell office:value-type="float" office:value="0.01693366" calcext:value-type="float">
            <text:p>0.01693366</text:p>
          </table:table-cell>
          <table:table-cell office:value-type="float" office:value="0.1316729" calcext:value-type="float">
            <text:p>0.1316729</text:p>
          </table:table-cell>
          <table:table-cell office:value-type="float" office:value="1656.302" calcext:value-type="float">
            <text:p>1656.302</text:p>
          </table:table-cell>
          <table:table-cell office:value-type="float" office:value="2.439416" calcext:value-type="float">
            <text:p>2.439416</text:p>
          </table:table-cell>
          <table:table-cell office:value-type="float" office:value="0" calcext:value-type="float">
            <text:p>0</text:p>
          </table:table-cell>
          <table:table-cell office:value-type="float" office:value="1.309603" calcext:value-type="float">
            <text:p>1.309603</text:p>
          </table:table-cell>
          <table:table-cell office:value-type="float" office:value="0.6614926" calcext:value-type="float">
            <text:p>0.6614926</text:p>
          </table:table-cell>
          <table:table-cell office:value-type="float" office:value="0.1896175" calcext:value-type="float">
            <text:p>0.1896175</text:p>
          </table:table-cell>
          <table:table-cell office:value-type="float" office:value="0.1895971" calcext:value-type="float">
            <text:p>0.1895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2245" calcext:value-type="float">
            <text:p>4.42245</text:p>
          </table:table-cell>
          <table:table-cell office:value-type="float" office:value="14.39351" calcext:value-type="float">
            <text:p>14.3935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1998" calcext:value-type="float">
            <text:p>11051998</text:p>
          </table:table-cell>
          <table:table-cell office:value-type="float" office:value="1.935019" calcext:value-type="float">
            <text:p>1.935019</text:p>
          </table:table-cell>
          <table:table-cell office:value-type="float" office:value="137.229" calcext:value-type="float">
            <text:p>137.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0527" calcext:value-type="float">
            <text:p>16.50527</text:p>
          </table:table-cell>
          <table:table-cell office:value-type="float" office:value="0" calcext:value-type="float">
            <text:p>0</text:p>
          </table:table-cell>
          <table:table-cell office:value-type="float" office:value="0.0169401" calcext:value-type="float">
            <text:p>0.0169401</text:p>
          </table:table-cell>
          <table:table-cell office:value-type="float" office:value="0.1316848" calcext:value-type="float">
            <text:p>0.1316848</text:p>
          </table:table-cell>
          <table:table-cell office:value-type="float" office:value="1656.236" calcext:value-type="float">
            <text:p>1656.236</text:p>
          </table:table-cell>
          <table:table-cell office:value-type="float" office:value="2.420221" calcext:value-type="float">
            <text:p>2.420221</text:p>
          </table:table-cell>
          <table:table-cell office:value-type="float" office:value="0" calcext:value-type="float">
            <text:p>0</text:p>
          </table:table-cell>
          <table:table-cell office:value-type="float" office:value="2.098461" calcext:value-type="float">
            <text:p>2.098461</text:p>
          </table:table-cell>
          <table:table-cell office:value-type="float" office:value="0.6868157" calcext:value-type="float">
            <text:p>0.6868157</text:p>
          </table:table-cell>
          <table:table-cell office:value-type="float" office:value="0.1900576" calcext:value-type="float">
            <text:p>0.1900576</text:p>
          </table:table-cell>
          <table:table-cell office:value-type="float" office:value="0.1900369" calcext:value-type="float">
            <text:p>0.1900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63111" calcext:value-type="float">
            <text:p>4.563111</text:p>
          </table:table-cell>
          <table:table-cell office:value-type="float" office:value="14.49952" calcext:value-type="float">
            <text:p>14.4995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1998" calcext:value-type="float">
            <text:p>12051998</text:p>
          </table:table-cell>
          <table:table-cell office:value-type="float" office:value="1.921396" calcext:value-type="float">
            <text:p>1.921396</text:p>
          </table:table-cell>
          <table:table-cell office:value-type="float" office:value="137.2032" calcext:value-type="float">
            <text:p>137.2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0358" calcext:value-type="float">
            <text:p>16.60358</text:p>
          </table:table-cell>
          <table:table-cell office:value-type="float" office:value="0" calcext:value-type="float">
            <text:p>0</text:p>
          </table:table-cell>
          <table:table-cell office:value-type="float" office:value="0.01694654" calcext:value-type="float">
            <text:p>0.01694654</text:p>
          </table:table-cell>
          <table:table-cell office:value-type="float" office:value="0.1316956" calcext:value-type="float">
            <text:p>0.1316956</text:p>
          </table:table-cell>
          <table:table-cell office:value-type="float" office:value="1656.171" calcext:value-type="float">
            <text:p>1656.171</text:p>
          </table:table-cell>
          <table:table-cell office:value-type="float" office:value="2.395093" calcext:value-type="float">
            <text:p>2.395093</text:p>
          </table:table-cell>
          <table:table-cell office:value-type="float" office:value="0" calcext:value-type="float">
            <text:p>0</text:p>
          </table:table-cell>
          <table:table-cell office:value-type="float" office:value="2.162327" calcext:value-type="float">
            <text:p>2.162327</text:p>
          </table:table-cell>
          <table:table-cell office:value-type="float" office:value="0.7718418" calcext:value-type="float">
            <text:p>0.7718418</text:p>
          </table:table-cell>
          <table:table-cell office:value-type="float" office:value="0.1904969" calcext:value-type="float">
            <text:p>0.1904969</text:p>
          </table:table-cell>
          <table:table-cell office:value-type="float" office:value="0.190476" calcext:value-type="float">
            <text:p>0.190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94715" calcext:value-type="float">
            <text:p>4.694715</text:p>
          </table:table-cell>
          <table:table-cell office:value-type="float" office:value="14.62037" calcext:value-type="float">
            <text:p>14.6203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1998" calcext:value-type="float">
            <text:p>13051998</text:p>
          </table:table-cell>
          <table:table-cell office:value-type="float" office:value="1.911421" calcext:value-type="float">
            <text:p>1.911421</text:p>
          </table:table-cell>
          <table:table-cell office:value-type="float" office:value="137.175" calcext:value-type="float">
            <text:p>137.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0336" calcext:value-type="float">
            <text:p>16.70336</text:p>
          </table:table-cell>
          <table:table-cell office:value-type="float" office:value="0" calcext:value-type="float">
            <text:p>0</text:p>
          </table:table-cell>
          <table:table-cell office:value-type="float" office:value="0.01695291" calcext:value-type="float">
            <text:p>0.01695291</text:p>
          </table:table-cell>
          <table:table-cell office:value-type="float" office:value="0.131698" calcext:value-type="float">
            <text:p>0.131698</text:p>
          </table:table-cell>
          <table:table-cell office:value-type="float" office:value="1656.106" calcext:value-type="float">
            <text:p>1656.106</text:p>
          </table:table-cell>
          <table:table-cell office:value-type="float" office:value="2.377145" calcext:value-type="float">
            <text:p>2.377145</text:p>
          </table:table-cell>
          <table:table-cell office:value-type="float" office:value="0" calcext:value-type="float">
            <text:p>0</text:p>
          </table:table-cell>
          <table:table-cell office:value-type="float" office:value="1.842599" calcext:value-type="float">
            <text:p>1.842599</text:p>
          </table:table-cell>
          <table:table-cell office:value-type="float" office:value="0.8024712" calcext:value-type="float">
            <text:p>0.8024712</text:p>
          </table:table-cell>
          <table:table-cell office:value-type="float" office:value="0.1909355" calcext:value-type="float">
            <text:p>0.1909355</text:p>
          </table:table-cell>
          <table:table-cell office:value-type="float" office:value="0.1909143" calcext:value-type="float">
            <text:p>0.1909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17924" calcext:value-type="float">
            <text:p>4.817924</text:p>
          </table:table-cell>
          <table:table-cell office:value-type="float" office:value="14.75356" calcext:value-type="float">
            <text:p>14.7535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1998" calcext:value-type="float">
            <text:p>14051998</text:p>
          </table:table-cell>
          <table:table-cell office:value-type="float" office:value="1.902499" calcext:value-type="float">
            <text:p>1.902499</text:p>
          </table:table-cell>
          <table:table-cell office:value-type="float" office:value="137.1454" calcext:value-type="float">
            <text:p>137.1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8037" calcext:value-type="float">
            <text:p>16.8037</text:p>
          </table:table-cell>
          <table:table-cell office:value-type="float" office:value="0" calcext:value-type="float">
            <text:p>0</text:p>
          </table:table-cell>
          <table:table-cell office:value-type="float" office:value="0.016959" calcext:value-type="float">
            <text:p>0.016959</text:p>
          </table:table-cell>
          <table:table-cell office:value-type="float" office:value="0.1316978" calcext:value-type="float">
            <text:p>0.1316978</text:p>
          </table:table-cell>
          <table:table-cell office:value-type="float" office:value="1656.04" calcext:value-type="float">
            <text:p>1656.04</text:p>
          </table:table-cell>
          <table:table-cell office:value-type="float" office:value="2.361568" calcext:value-type="float">
            <text:p>2.361568</text:p>
          </table:table-cell>
          <table:table-cell office:value-type="float" office:value="0" calcext:value-type="float">
            <text:p>0</text:p>
          </table:table-cell>
          <table:table-cell office:value-type="float" office:value="1.559802" calcext:value-type="float">
            <text:p>1.559802</text:p>
          </table:table-cell>
          <table:table-cell office:value-type="float" office:value="0.8336443" calcext:value-type="float">
            <text:p>0.8336443</text:p>
          </table:table-cell>
          <table:table-cell office:value-type="float" office:value="0.1913729" calcext:value-type="float">
            <text:p>0.1913729</text:p>
          </table:table-cell>
          <table:table-cell office:value-type="float" office:value="0.1913515" calcext:value-type="float">
            <text:p>0.1913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223" calcext:value-type="float">
            <text:p>4.9223</text:p>
          </table:table-cell>
          <table:table-cell office:value-type="float" office:value="14.89054" calcext:value-type="float">
            <text:p>14.8905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1998" calcext:value-type="float">
            <text:p>15051998</text:p>
          </table:table-cell>
          <table:table-cell office:value-type="float" office:value="1.893586" calcext:value-type="float">
            <text:p>1.893586</text:p>
          </table:table-cell>
          <table:table-cell office:value-type="float" office:value="137.1126" calcext:value-type="float">
            <text:p>137.1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0562" calcext:value-type="float">
            <text:p>16.90562</text:p>
          </table:table-cell>
          <table:table-cell office:value-type="float" office:value="0" calcext:value-type="float">
            <text:p>0</text:p>
          </table:table-cell>
          <table:table-cell office:value-type="float" office:value="0.01696508" calcext:value-type="float">
            <text:p>0.01696508</text:p>
          </table:table-cell>
          <table:table-cell office:value-type="float" office:value="0.1316978" calcext:value-type="float">
            <text:p>0.1316978</text:p>
          </table:table-cell>
          <table:table-cell office:value-type="float" office:value="1655.974" calcext:value-type="float">
            <text:p>1655.974</text:p>
          </table:table-cell>
          <table:table-cell office:value-type="float" office:value="2.346925" calcext:value-type="float">
            <text:p>2.346925</text:p>
          </table:table-cell>
          <table:table-cell office:value-type="float" office:value="0" calcext:value-type="float">
            <text:p>0</text:p>
          </table:table-cell>
          <table:table-cell office:value-type="float" office:value="1.332493" calcext:value-type="float">
            <text:p>1.332493</text:p>
          </table:table-cell>
          <table:table-cell office:value-type="float" office:value="0.8883572" calcext:value-type="float">
            <text:p>0.8883572</text:p>
          </table:table-cell>
          <table:table-cell office:value-type="float" office:value="0.1918097" calcext:value-type="float">
            <text:p>0.1918097</text:p>
          </table:table-cell>
          <table:table-cell office:value-type="float" office:value="0.1917881" calcext:value-type="float">
            <text:p>0.1917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15338" calcext:value-type="float">
            <text:p>5.015338</text:p>
          </table:table-cell>
          <table:table-cell office:value-type="float" office:value="15.04032" calcext:value-type="float">
            <text:p>15.0403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1998" calcext:value-type="float">
            <text:p>16051998</text:p>
          </table:table-cell>
          <table:table-cell office:value-type="float" office:value="1.884051" calcext:value-type="float">
            <text:p>1.884051</text:p>
          </table:table-cell>
          <table:table-cell office:value-type="float" office:value="137.0794" calcext:value-type="float">
            <text:p>137.0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00979" calcext:value-type="float">
            <text:p>17.00979</text:p>
          </table:table-cell>
          <table:table-cell office:value-type="float" office:value="0" calcext:value-type="float">
            <text:p>0</text:p>
          </table:table-cell>
          <table:table-cell office:value-type="float" office:value="0.01697116" calcext:value-type="float">
            <text:p>0.01697116</text:p>
          </table:table-cell>
          <table:table-cell office:value-type="float" office:value="0.131697" calcext:value-type="float">
            <text:p>0.131697</text:p>
          </table:table-cell>
          <table:table-cell office:value-type="float" office:value="1655.907" calcext:value-type="float">
            <text:p>1655.907</text:p>
          </table:table-cell>
          <table:table-cell office:value-type="float" office:value="2.332603" calcext:value-type="float">
            <text:p>2.332603</text:p>
          </table:table-cell>
          <table:table-cell office:value-type="float" office:value="0" calcext:value-type="float">
            <text:p>0</text:p>
          </table:table-cell>
          <table:table-cell office:value-type="float" office:value="1.935263" calcext:value-type="float">
            <text:p>1.935263</text:p>
          </table:table-cell>
          <table:table-cell office:value-type="float" office:value="0.9333199" calcext:value-type="float">
            <text:p>0.9333199</text:p>
          </table:table-cell>
          <table:table-cell office:value-type="float" office:value="0.1922453" calcext:value-type="float">
            <text:p>0.1922453</text:p>
          </table:table-cell>
          <table:table-cell office:value-type="float" office:value="0.1922236" calcext:value-type="float">
            <text:p>0.1922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51489" calcext:value-type="float">
            <text:p>8.851489</text:p>
          </table:table-cell>
          <table:table-cell office:value-type="float" office:value="13.88498" calcext:value-type="float">
            <text:p>13.8849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1998" calcext:value-type="float">
            <text:p>17051998</text:p>
          </table:table-cell>
          <table:table-cell office:value-type="float" office:value="1.873326" calcext:value-type="float">
            <text:p>1.873326</text:p>
          </table:table-cell>
          <table:table-cell office:value-type="float" office:value="137.045" calcext:value-type="float">
            <text:p>137.0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34536" calcext:value-type="float">
            <text:p>17.34536</text:p>
          </table:table-cell>
          <table:table-cell office:value-type="float" office:value="0" calcext:value-type="float">
            <text:p>0</text:p>
          </table:table-cell>
          <table:table-cell office:value-type="float" office:value="0.01697724" calcext:value-type="float">
            <text:p>0.01697724</text:p>
          </table:table-cell>
          <table:table-cell office:value-type="float" office:value="0.1316958" calcext:value-type="float">
            <text:p>0.1316958</text:p>
          </table:table-cell>
          <table:table-cell office:value-type="float" office:value="1659.965" calcext:value-type="float">
            <text:p>1659.965</text:p>
          </table:table-cell>
          <table:table-cell office:value-type="float" office:value="2.317308" calcext:value-type="float">
            <text:p>2.317308</text:p>
          </table:table-cell>
          <table:table-cell office:value-type="float" office:value="0" calcext:value-type="float">
            <text:p>0</text:p>
          </table:table-cell>
          <table:table-cell office:value-type="float" office:value="2.028647" calcext:value-type="float">
            <text:p>2.028647</text:p>
          </table:table-cell>
          <table:table-cell office:value-type="float" office:value="1.427113" calcext:value-type="float">
            <text:p>1.427113</text:p>
          </table:table-cell>
          <table:table-cell office:value-type="float" office:value="0.1926949" calcext:value-type="float">
            <text:p>0.1926949</text:p>
          </table:table-cell>
          <table:table-cell office:value-type="float" office:value="0.1926586" calcext:value-type="float">
            <text:p>0.1926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92122" calcext:value-type="float">
            <text:p>8.992122</text:p>
          </table:table-cell>
          <table:table-cell office:value-type="float" office:value="14.08483" calcext:value-type="float">
            <text:p>14.0848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1998" calcext:value-type="float">
            <text:p>18051998</text:p>
          </table:table-cell>
          <table:table-cell office:value-type="float" office:value="1.863712" calcext:value-type="float">
            <text:p>1.863712</text:p>
          </table:table-cell>
          <table:table-cell office:value-type="float" office:value="137.0114" calcext:value-type="float">
            <text:p>137.01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51147" calcext:value-type="float">
            <text:p>17.51147</text:p>
          </table:table-cell>
          <table:table-cell office:value-type="float" office:value="0" calcext:value-type="float">
            <text:p>0</text:p>
          </table:table-cell>
          <table:table-cell office:value-type="float" office:value="0.0169833" calcext:value-type="float">
            <text:p>0.0169833</text:p>
          </table:table-cell>
          <table:table-cell office:value-type="float" office:value="0.1316953" calcext:value-type="float">
            <text:p>0.1316953</text:p>
          </table:table-cell>
          <table:table-cell office:value-type="float" office:value="1658.808" calcext:value-type="float">
            <text:p>1658.808</text:p>
          </table:table-cell>
          <table:table-cell office:value-type="float" office:value="2.304803" calcext:value-type="float">
            <text:p>2.304803</text:p>
          </table:table-cell>
          <table:table-cell office:value-type="float" office:value="0" calcext:value-type="float">
            <text:p>0</text:p>
          </table:table-cell>
          <table:table-cell office:value-type="float" office:value="1.598928" calcext:value-type="float">
            <text:p>1.598928</text:p>
          </table:table-cell>
          <table:table-cell office:value-type="float" office:value="2.659531" calcext:value-type="float">
            <text:p>2.659531</text:p>
          </table:table-cell>
          <table:table-cell office:value-type="float" office:value="0.1931522" calcext:value-type="float">
            <text:p>0.1931522</text:p>
          </table:table-cell>
          <table:table-cell office:value-type="float" office:value="0.1930927" calcext:value-type="float">
            <text:p>0.1930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00708" calcext:value-type="float">
            <text:p>9.100708</text:p>
          </table:table-cell>
          <table:table-cell office:value-type="float" office:value="14.5439" calcext:value-type="float">
            <text:p>14.543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1998" calcext:value-type="float">
            <text:p>19051998</text:p>
          </table:table-cell>
          <table:table-cell office:value-type="float" office:value="1.855218" calcext:value-type="float">
            <text:p>1.855218</text:p>
          </table:table-cell>
          <table:table-cell office:value-type="float" office:value="136.9805" calcext:value-type="float">
            <text:p>136.98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66801" calcext:value-type="float">
            <text:p>17.66801</text:p>
          </table:table-cell>
          <table:table-cell office:value-type="float" office:value="0" calcext:value-type="float">
            <text:p>0</text:p>
          </table:table-cell>
          <table:table-cell office:value-type="float" office:value="0.01698912" calcext:value-type="float">
            <text:p>0.01698912</text:p>
          </table:table-cell>
          <table:table-cell office:value-type="float" office:value="0.1316949" calcext:value-type="float">
            <text:p>0.1316949</text:p>
          </table:table-cell>
          <table:table-cell office:value-type="float" office:value="1658.642" calcext:value-type="float">
            <text:p>1658.642</text:p>
          </table:table-cell>
          <table:table-cell office:value-type="float" office:value="2.295058" calcext:value-type="float">
            <text:p>2.295058</text:p>
          </table:table-cell>
          <table:table-cell office:value-type="float" office:value="0" calcext:value-type="float">
            <text:p>0</text:p>
          </table:table-cell>
          <table:table-cell office:value-type="float" office:value="1.193635" calcext:value-type="float">
            <text:p>1.193635</text:p>
          </table:table-cell>
          <table:table-cell office:value-type="float" office:value="3.173635" calcext:value-type="float">
            <text:p>3.173635</text:p>
          </table:table-cell>
          <table:table-cell office:value-type="float" office:value="0.1936224" calcext:value-type="float">
            <text:p>0.1936224</text:p>
          </table:table-cell>
          <table:table-cell office:value-type="float" office:value="0.1935258" calcext:value-type="float">
            <text:p>0.1935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84142" calcext:value-type="float">
            <text:p>9.184142</text:p>
          </table:table-cell>
          <table:table-cell office:value-type="float" office:value="15.27405" calcext:value-type="float">
            <text:p>15.2740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1998" calcext:value-type="float">
            <text:p>20051998</text:p>
          </table:table-cell>
          <table:table-cell office:value-type="float" office:value="1.846101" calcext:value-type="float">
            <text:p>1.846101</text:p>
          </table:table-cell>
          <table:table-cell office:value-type="float" office:value="136.9493" calcext:value-type="float">
            <text:p>136.94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82896" calcext:value-type="float">
            <text:p>17.82896</text:p>
          </table:table-cell>
          <table:table-cell office:value-type="float" office:value="0" calcext:value-type="float">
            <text:p>0</text:p>
          </table:table-cell>
          <table:table-cell office:value-type="float" office:value="0.01699484" calcext:value-type="float">
            <text:p>0.01699484</text:p>
          </table:table-cell>
          <table:table-cell office:value-type="float" office:value="0.1316914" calcext:value-type="float">
            <text:p>0.1316914</text:p>
          </table:table-cell>
          <table:table-cell office:value-type="float" office:value="1659.154" calcext:value-type="float">
            <text:p>1659.154</text:p>
          </table:table-cell>
          <table:table-cell office:value-type="float" office:value="2.283691" calcext:value-type="float">
            <text:p>2.283691</text:p>
          </table:table-cell>
          <table:table-cell office:value-type="float" office:value="0" calcext:value-type="float">
            <text:p>0</text:p>
          </table:table-cell>
          <table:table-cell office:value-type="float" office:value="1.164989" calcext:value-type="float">
            <text:p>1.164989</text:p>
          </table:table-cell>
          <table:table-cell office:value-type="float" office:value="2.659087" calcext:value-type="float">
            <text:p>2.659087</text:p>
          </table:table-cell>
          <table:table-cell office:value-type="float" office:value="0.1940945" calcext:value-type="float">
            <text:p>0.1940945</text:p>
          </table:table-cell>
          <table:table-cell office:value-type="float" office:value="0.1939586" calcext:value-type="float">
            <text:p>0.1939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60129" calcext:value-type="float">
            <text:p>9.260129</text:p>
          </table:table-cell>
          <table:table-cell office:value-type="float" office:value="15.99185" calcext:value-type="float">
            <text:p>15.9918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1998" calcext:value-type="float">
            <text:p>21051998</text:p>
          </table:table-cell>
          <table:table-cell office:value-type="float" office:value="1.838854" calcext:value-type="float">
            <text:p>1.838854</text:p>
          </table:table-cell>
          <table:table-cell office:value-type="float" office:value="136.9214" calcext:value-type="float">
            <text:p>136.92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98472" calcext:value-type="float">
            <text:p>17.98472</text:p>
          </table:table-cell>
          <table:table-cell office:value-type="float" office:value="0" calcext:value-type="float">
            <text:p>0</text:p>
          </table:table-cell>
          <table:table-cell office:value-type="float" office:value="0.01700057" calcext:value-type="float">
            <text:p>0.01700057</text:p>
          </table:table-cell>
          <table:table-cell office:value-type="float" office:value="0.1316857" calcext:value-type="float">
            <text:p>0.1316857</text:p>
          </table:table-cell>
          <table:table-cell office:value-type="float" office:value="1659.539" calcext:value-type="float">
            <text:p>1659.539</text:p>
          </table:table-cell>
          <table:table-cell office:value-type="float" office:value="2.275132" calcext:value-type="float">
            <text:p>2.275132</text:p>
          </table:table-cell>
          <table:table-cell office:value-type="float" office:value="0" calcext:value-type="float">
            <text:p>0</text:p>
          </table:table-cell>
          <table:table-cell office:value-type="float" office:value="0.7407088" calcext:value-type="float">
            <text:p>0.7407088</text:p>
          </table:table-cell>
          <table:table-cell office:value-type="float" office:value="1.703323" calcext:value-type="float">
            <text:p>1.703323</text:p>
          </table:table-cell>
          <table:table-cell office:value-type="float" office:value="0.1945576" calcext:value-type="float">
            <text:p>0.1945576</text:p>
          </table:table-cell>
          <table:table-cell office:value-type="float" office:value="0.1943898" calcext:value-type="float">
            <text:p>0.1943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15284" calcext:value-type="float">
            <text:p>9.315284</text:p>
          </table:table-cell>
          <table:table-cell office:value-type="float" office:value="16.49769" calcext:value-type="float">
            <text:p>16.4976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1998" calcext:value-type="float">
            <text:p>22051998</text:p>
          </table:table-cell>
          <table:table-cell office:value-type="float" office:value="1.832181" calcext:value-type="float">
            <text:p>1.832181</text:p>
          </table:table-cell>
          <table:table-cell office:value-type="float" office:value="136.8969" calcext:value-type="float">
            <text:p>136.896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13388" calcext:value-type="float">
            <text:p>18.13388</text:p>
          </table:table-cell>
          <table:table-cell office:value-type="float" office:value="0" calcext:value-type="float">
            <text:p>0</text:p>
          </table:table-cell>
          <table:table-cell office:value-type="float" office:value="0.01700629" calcext:value-type="float">
            <text:p>0.01700629</text:p>
          </table:table-cell>
          <table:table-cell office:value-type="float" office:value="0.1316791" calcext:value-type="float">
            <text:p>0.1316791</text:p>
          </table:table-cell>
          <table:table-cell office:value-type="float" office:value="1659.722" calcext:value-type="float">
            <text:p>1659.722</text:p>
          </table:table-cell>
          <table:table-cell office:value-type="float" office:value="2.265831" calcext:value-type="float">
            <text:p>2.265831</text:p>
          </table:table-cell>
          <table:table-cell office:value-type="float" office:value="0" calcext:value-type="float">
            <text:p>0</text:p>
          </table:table-cell>
          <table:table-cell office:value-type="float" office:value="0.67351" calcext:value-type="float">
            <text:p>0.67351</text:p>
          </table:table-cell>
          <table:table-cell office:value-type="float" office:value="1.180617" calcext:value-type="float">
            <text:p>1.180617</text:p>
          </table:table-cell>
          <table:table-cell office:value-type="float" office:value="0.1950098" calcext:value-type="float">
            <text:p>0.1950098</text:p>
          </table:table-cell>
          <table:table-cell office:value-type="float" office:value="0.1948205" calcext:value-type="float">
            <text:p>0.1948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55423" calcext:value-type="float">
            <text:p>9.355423</text:p>
          </table:table-cell>
          <table:table-cell office:value-type="float" office:value="16.79851" calcext:value-type="float">
            <text:p>16.7985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1998" calcext:value-type="float">
            <text:p>23051998</text:p>
          </table:table-cell>
          <table:table-cell office:value-type="float" office:value="1.824741" calcext:value-type="float">
            <text:p>1.824741</text:p>
          </table:table-cell>
          <table:table-cell office:value-type="float" office:value="136.871" calcext:value-type="float">
            <text:p>136.8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27679" calcext:value-type="float">
            <text:p>18.27679</text:p>
          </table:table-cell>
          <table:table-cell office:value-type="float" office:value="0" calcext:value-type="float">
            <text:p>0</text:p>
          </table:table-cell>
          <table:table-cell office:value-type="float" office:value="0.01701201" calcext:value-type="float">
            <text:p>0.01701201</text:p>
          </table:table-cell>
          <table:table-cell office:value-type="float" office:value="0.1316734" calcext:value-type="float">
            <text:p>0.1316734</text:p>
          </table:table-cell>
          <table:table-cell office:value-type="float" office:value="1659.767" calcext:value-type="float">
            <text:p>1659.767</text:p>
          </table:table-cell>
          <table:table-cell office:value-type="float" office:value="2.255948" calcext:value-type="float">
            <text:p>2.255948</text:p>
          </table:table-cell>
          <table:table-cell office:value-type="float" office:value="0" calcext:value-type="float">
            <text:p>0</text:p>
          </table:table-cell>
          <table:table-cell office:value-type="float" office:value="0.7094402" calcext:value-type="float">
            <text:p>0.7094402</text:p>
          </table:table-cell>
          <table:table-cell office:value-type="float" office:value="0.9477099" calcext:value-type="float">
            <text:p>0.9477099</text:p>
          </table:table-cell>
          <table:table-cell office:value-type="float" office:value="0.1954538" calcext:value-type="float">
            <text:p>0.1954538</text:p>
          </table:table-cell>
          <table:table-cell office:value-type="float" office:value="0.1952503" calcext:value-type="float">
            <text:p>0.1952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94004" calcext:value-type="float">
            <text:p>9.394004</text:p>
          </table:table-cell>
          <table:table-cell office:value-type="float" office:value="16.99897" calcext:value-type="float">
            <text:p>16.9989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1998" calcext:value-type="float">
            <text:p>24051998</text:p>
          </table:table-cell>
          <table:table-cell office:value-type="float" office:value="1.816583" calcext:value-type="float">
            <text:p>1.816583</text:p>
          </table:table-cell>
          <table:table-cell office:value-type="float" office:value="136.8434" calcext:value-type="float">
            <text:p>136.84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40131" calcext:value-type="float">
            <text:p>18.40131</text:p>
          </table:table-cell>
          <table:table-cell office:value-type="float" office:value="0" calcext:value-type="float">
            <text:p>0</text:p>
          </table:table-cell>
          <table:table-cell office:value-type="float" office:value="0.01701773" calcext:value-type="float">
            <text:p>0.01701773</text:p>
          </table:table-cell>
          <table:table-cell office:value-type="float" office:value="0.131669" calcext:value-type="float">
            <text:p>0.131669</text:p>
          </table:table-cell>
          <table:table-cell office:value-type="float" office:value="1659.74" calcext:value-type="float">
            <text:p>1659.74</text:p>
          </table:table-cell>
          <table:table-cell office:value-type="float" office:value="2.24579" calcext:value-type="float">
            <text:p>2.24579</text:p>
          </table:table-cell>
          <table:table-cell office:value-type="float" office:value="0" calcext:value-type="float">
            <text:p>0</text:p>
          </table:table-cell>
          <table:table-cell office:value-type="float" office:value="0.6810659" calcext:value-type="float">
            <text:p>0.6810659</text:p>
          </table:table-cell>
          <table:table-cell office:value-type="float" office:value="0.8545977" calcext:value-type="float">
            <text:p>0.8545977</text:p>
          </table:table-cell>
          <table:table-cell office:value-type="float" office:value="0.1958914" calcext:value-type="float">
            <text:p>0.1958914</text:p>
          </table:table-cell>
          <table:table-cell office:value-type="float" office:value="0.1956793" calcext:value-type="float">
            <text:p>0.1956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31391" calcext:value-type="float">
            <text:p>9.431391</text:p>
          </table:table-cell>
          <table:table-cell office:value-type="float" office:value="17.15551" calcext:value-type="float">
            <text:p>17.1555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1998" calcext:value-type="float">
            <text:p>25051998</text:p>
          </table:table-cell>
          <table:table-cell office:value-type="float" office:value="1.808027" calcext:value-type="float">
            <text:p>1.808027</text:p>
          </table:table-cell>
          <table:table-cell office:value-type="float" office:value="136.8149" calcext:value-type="float">
            <text:p>136.81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50763" calcext:value-type="float">
            <text:p>18.50763</text:p>
          </table:table-cell>
          <table:table-cell office:value-type="float" office:value="0" calcext:value-type="float">
            <text:p>0</text:p>
          </table:table-cell>
          <table:table-cell office:value-type="float" office:value="0.01702345" calcext:value-type="float">
            <text:p>0.01702345</text:p>
          </table:table-cell>
          <table:table-cell office:value-type="float" office:value="0.1316631" calcext:value-type="float">
            <text:p>0.1316631</text:p>
          </table:table-cell>
          <table:table-cell office:value-type="float" office:value="1659.686" calcext:value-type="float">
            <text:p>1659.686</text:p>
          </table:table-cell>
          <table:table-cell office:value-type="float" office:value="2.235393" calcext:value-type="float">
            <text:p>2.235393</text:p>
          </table:table-cell>
          <table:table-cell office:value-type="float" office:value="0" calcext:value-type="float">
            <text:p>0</text:p>
          </table:table-cell>
          <table:table-cell office:value-type="float" office:value="0.6335759" calcext:value-type="float">
            <text:p>0.6335759</text:p>
          </table:table-cell>
          <table:table-cell office:value-type="float" office:value="0.8245476" calcext:value-type="float">
            <text:p>0.8245476</text:p>
          </table:table-cell>
          <table:table-cell office:value-type="float" office:value="0.196328" calcext:value-type="float">
            <text:p>0.196328</text:p>
          </table:table-cell>
          <table:table-cell office:value-type="float" office:value="0.1961075" calcext:value-type="float">
            <text:p>0.196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66938" calcext:value-type="float">
            <text:p>9.466938</text:p>
          </table:table-cell>
          <table:table-cell office:value-type="float" office:value="17.2958" calcext:value-type="float">
            <text:p>17.295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1998" calcext:value-type="float">
            <text:p>26051998</text:p>
          </table:table-cell>
          <table:table-cell office:value-type="float" office:value="1.800167" calcext:value-type="float">
            <text:p>1.800167</text:p>
          </table:table-cell>
          <table:table-cell office:value-type="float" office:value="136.7876" calcext:value-type="float">
            <text:p>136.78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60661" calcext:value-type="float">
            <text:p>18.60661</text:p>
          </table:table-cell>
          <table:table-cell office:value-type="float" office:value="0" calcext:value-type="float">
            <text:p>0</text:p>
          </table:table-cell>
          <table:table-cell office:value-type="float" office:value="0.01702918" calcext:value-type="float">
            <text:p>0.01702918</text:p>
          </table:table-cell>
          <table:table-cell office:value-type="float" office:value="0.1316567" calcext:value-type="float">
            <text:p>0.1316567</text:p>
          </table:table-cell>
          <table:table-cell office:value-type="float" office:value="1659.625" calcext:value-type="float">
            <text:p>1659.625</text:p>
          </table:table-cell>
          <table:table-cell office:value-type="float" office:value="2.226234" calcext:value-type="float">
            <text:p>2.226234</text:p>
          </table:table-cell>
          <table:table-cell office:value-type="float" office:value="0" calcext:value-type="float">
            <text:p>0</text:p>
          </table:table-cell>
          <table:table-cell office:value-type="float" office:value="0.5585107" calcext:value-type="float">
            <text:p>0.5585107</text:p>
          </table:table-cell>
          <table:table-cell office:value-type="float" office:value="0.7481191" calcext:value-type="float">
            <text:p>0.7481191</text:p>
          </table:table-cell>
          <table:table-cell office:value-type="float" office:value="0.1967589" calcext:value-type="float">
            <text:p>0.1967589</text:p>
          </table:table-cell>
          <table:table-cell office:value-type="float" office:value="0.1965347" calcext:value-type="float">
            <text:p>0.1965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97783" calcext:value-type="float">
            <text:p>9.497783</text:p>
          </table:table-cell>
          <table:table-cell office:value-type="float" office:value="17.42318" calcext:value-type="float">
            <text:p>17.423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1998" calcext:value-type="float">
            <text:p>27051998</text:p>
          </table:table-cell>
          <table:table-cell office:value-type="float" office:value="1.792539" calcext:value-type="float">
            <text:p>1.792539</text:p>
          </table:table-cell>
          <table:table-cell office:value-type="float" office:value="136.7619" calcext:value-type="float">
            <text:p>136.76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70218" calcext:value-type="float">
            <text:p>18.70218</text:p>
          </table:table-cell>
          <table:table-cell office:value-type="float" office:value="0" calcext:value-type="float">
            <text:p>0</text:p>
          </table:table-cell>
          <table:table-cell office:value-type="float" office:value="0.0170349" calcext:value-type="float">
            <text:p>0.0170349</text:p>
          </table:table-cell>
          <table:table-cell office:value-type="float" office:value="0.131649" calcext:value-type="float">
            <text:p>0.131649</text:p>
          </table:table-cell>
          <table:table-cell office:value-type="float" office:value="1659.559" calcext:value-type="float">
            <text:p>1659.559</text:p>
          </table:table-cell>
          <table:table-cell office:value-type="float" office:value="2.216602" calcext:value-type="float">
            <text:p>2.216602</text:p>
          </table:table-cell>
          <table:table-cell office:value-type="float" office:value="0" calcext:value-type="float">
            <text:p>0</text:p>
          </table:table-cell>
          <table:table-cell office:value-type="float" office:value="0.5508652" calcext:value-type="float">
            <text:p>0.5508652</text:p>
          </table:table-cell>
          <table:table-cell office:value-type="float" office:value="0.7509438" calcext:value-type="float">
            <text:p>0.7509438</text:p>
          </table:table-cell>
          <table:table-cell office:value-type="float" office:value="0.1971902" calcext:value-type="float">
            <text:p>0.1971902</text:p>
          </table:table-cell>
          <table:table-cell office:value-type="float" office:value="0.1969611" calcext:value-type="float">
            <text:p>0.1969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26127" calcext:value-type="float">
            <text:p>9.526127</text:p>
          </table:table-cell>
          <table:table-cell office:value-type="float" office:value="17.53717" calcext:value-type="float">
            <text:p>17.5371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1998" calcext:value-type="float">
            <text:p>28051998</text:p>
          </table:table-cell>
          <table:table-cell office:value-type="float" office:value="1.783361" calcext:value-type="float">
            <text:p>1.783361</text:p>
          </table:table-cell>
          <table:table-cell office:value-type="float" office:value="136.7333" calcext:value-type="float">
            <text:p>136.73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79854" calcext:value-type="float">
            <text:p>18.79854</text:p>
          </table:table-cell>
          <table:table-cell office:value-type="float" office:value="0" calcext:value-type="float">
            <text:p>0</text:p>
          </table:table-cell>
          <table:table-cell office:value-type="float" office:value="0.01704062" calcext:value-type="float">
            <text:p>0.01704062</text:p>
          </table:table-cell>
          <table:table-cell office:value-type="float" office:value="0.1316434" calcext:value-type="float">
            <text:p>0.1316434</text:p>
          </table:table-cell>
          <table:table-cell office:value-type="float" office:value="1659.494" calcext:value-type="float">
            <text:p>1659.494</text:p>
          </table:table-cell>
          <table:table-cell office:value-type="float" office:value="2.205119" calcext:value-type="float">
            <text:p>2.205119</text:p>
          </table:table-cell>
          <table:table-cell office:value-type="float" office:value="0" calcext:value-type="float">
            <text:p>0</text:p>
          </table:table-cell>
          <table:table-cell office:value-type="float" office:value="0.6102055" calcext:value-type="float">
            <text:p>0.6102055</text:p>
          </table:table-cell>
          <table:table-cell office:value-type="float" office:value="0.8285614" calcext:value-type="float">
            <text:p>0.8285614</text:p>
          </table:table-cell>
          <table:table-cell office:value-type="float" office:value="0.1976207" calcext:value-type="float">
            <text:p>0.1976207</text:p>
          </table:table-cell>
          <table:table-cell office:value-type="float" office:value="0.1973869" calcext:value-type="float">
            <text:p>0.1973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58165" calcext:value-type="float">
            <text:p>9.558165</text:p>
          </table:table-cell>
          <table:table-cell office:value-type="float" office:value="17.6657" calcext:value-type="float">
            <text:p>17.665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1998" calcext:value-type="float">
            <text:p>29051998</text:p>
          </table:table-cell>
          <table:table-cell office:value-type="float" office:value="1.774033" calcext:value-type="float">
            <text:p>1.774033</text:p>
          </table:table-cell>
          <table:table-cell office:value-type="float" office:value="136.7074" calcext:value-type="float">
            <text:p>136.707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89568" calcext:value-type="float">
            <text:p>18.89568</text:p>
          </table:table-cell>
          <table:table-cell office:value-type="float" office:value="0" calcext:value-type="float">
            <text:p>0</text:p>
          </table:table-cell>
          <table:table-cell office:value-type="float" office:value="0.01704634" calcext:value-type="float">
            <text:p>0.01704634</text:p>
          </table:table-cell>
          <table:table-cell office:value-type="float" office:value="0.1316371" calcext:value-type="float">
            <text:p>0.1316371</text:p>
          </table:table-cell>
          <table:table-cell office:value-type="float" office:value="1659.428" calcext:value-type="float">
            <text:p>1659.428</text:p>
          </table:table-cell>
          <table:table-cell office:value-type="float" office:value="2.195009" calcext:value-type="float">
            <text:p>2.195009</text:p>
          </table:table-cell>
          <table:table-cell office:value-type="float" office:value="0" calcext:value-type="float">
            <text:p>0</text:p>
          </table:table-cell>
          <table:table-cell office:value-type="float" office:value="0.7450048" calcext:value-type="float">
            <text:p>0.7450048</text:p>
          </table:table-cell>
          <table:table-cell office:value-type="float" office:value="0.7187853" calcext:value-type="float">
            <text:p>0.7187853</text:p>
          </table:table-cell>
          <table:table-cell office:value-type="float" office:value="0.1983618" calcext:value-type="float">
            <text:p>0.1983618</text:p>
          </table:table-cell>
          <table:table-cell office:value-type="float" office:value="0.1978117" calcext:value-type="float">
            <text:p>0.1978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10689" calcext:value-type="float">
            <text:p>9.610689</text:p>
          </table:table-cell>
          <table:table-cell office:value-type="float" office:value="17.78919" calcext:value-type="float">
            <text:p>17.789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1998" calcext:value-type="float">
            <text:p>30051998</text:p>
          </table:table-cell>
          <table:table-cell office:value-type="float" office:value="1.765202" calcext:value-type="float">
            <text:p>1.765202</text:p>
          </table:table-cell>
          <table:table-cell office:value-type="float" office:value="136.6836" calcext:value-type="float">
            <text:p>136.68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99035" calcext:value-type="float">
            <text:p>18.99035</text:p>
          </table:table-cell>
          <table:table-cell office:value-type="float" office:value="0" calcext:value-type="float">
            <text:p>0</text:p>
          </table:table-cell>
          <table:table-cell office:value-type="float" office:value="0.01705206" calcext:value-type="float">
            <text:p>0.01705206</text:p>
          </table:table-cell>
          <table:table-cell office:value-type="float" office:value="0.1316317" calcext:value-type="float">
            <text:p>0.1316317</text:p>
          </table:table-cell>
          <table:table-cell office:value-type="float" office:value="1659.362" calcext:value-type="float">
            <text:p>1659.362</text:p>
          </table:table-cell>
          <table:table-cell office:value-type="float" office:value="2.183597" calcext:value-type="float">
            <text:p>2.183597</text:p>
          </table:table-cell>
          <table:table-cell office:value-type="float" office:value="0" calcext:value-type="float">
            <text:p>0</text:p>
          </table:table-cell>
          <table:table-cell office:value-type="float" office:value="1.11958" calcext:value-type="float">
            <text:p>1.11958</text:p>
          </table:table-cell>
          <table:table-cell office:value-type="float" office:value="0.7252563" calcext:value-type="float">
            <text:p>0.7252563</text:p>
          </table:table-cell>
          <table:table-cell office:value-type="float" office:value="0.1988217" calcext:value-type="float">
            <text:p>0.1988217</text:p>
          </table:table-cell>
          <table:table-cell office:value-type="float" office:value="0.1982357" calcext:value-type="float">
            <text:p>0.1982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80726" calcext:value-type="float">
            <text:p>9.680726</text:p>
          </table:table-cell>
          <table:table-cell office:value-type="float" office:value="17.8961" calcext:value-type="float">
            <text:p>17.896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1998" calcext:value-type="float">
            <text:p>31051998</text:p>
          </table:table-cell>
          <table:table-cell office:value-type="float" office:value="1.757739" calcext:value-type="float">
            <text:p>1.757739</text:p>
          </table:table-cell>
          <table:table-cell office:value-type="float" office:value="136.663" calcext:value-type="float">
            <text:p>136.6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08364" calcext:value-type="float">
            <text:p>19.08364</text:p>
          </table:table-cell>
          <table:table-cell office:value-type="float" office:value="0" calcext:value-type="float">
            <text:p>0</text:p>
          </table:table-cell>
          <table:table-cell office:value-type="float" office:value="0.01710371" calcext:value-type="float">
            <text:p>0.01710371</text:p>
          </table:table-cell>
          <table:table-cell office:value-type="float" office:value="0.1322722" calcext:value-type="float">
            <text:p>0.1322722</text:p>
          </table:table-cell>
          <table:table-cell office:value-type="float" office:value="1659.295" calcext:value-type="float">
            <text:p>1659.295</text:p>
          </table:table-cell>
          <table:table-cell office:value-type="float" office:value="2.176896" calcext:value-type="float">
            <text:p>2.176896</text:p>
          </table:table-cell>
          <table:table-cell office:value-type="float" office:value="0" calcext:value-type="float">
            <text:p>0</text:p>
          </table:table-cell>
          <table:table-cell office:value-type="float" office:value="0.4411142" calcext:value-type="float">
            <text:p>0.4411142</text:p>
          </table:table-cell>
          <table:table-cell office:value-type="float" office:value="0.5284981" calcext:value-type="float">
            <text:p>0.5284981</text:p>
          </table:table-cell>
          <table:table-cell office:value-type="float" office:value="0.199316" calcext:value-type="float">
            <text:p>0.199316</text:p>
          </table:table-cell>
          <table:table-cell office:value-type="float" office:value="0.1986592" calcext:value-type="float">
            <text:p>0.1986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43117" calcext:value-type="float">
            <text:p>9.743117</text:p>
          </table:table-cell>
          <table:table-cell office:value-type="float" office:value="17.98043" calcext:value-type="float">
            <text:p>17.9804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1998" calcext:value-type="float">
            <text:p>1061998</text:p>
          </table:table-cell>
          <table:table-cell office:value-type="float" office:value="1.750712" calcext:value-type="float">
            <text:p>1.750712</text:p>
          </table:table-cell>
          <table:table-cell office:value-type="float" office:value="136.6439" calcext:value-type="float">
            <text:p>136.64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1755" calcext:value-type="float">
            <text:p>19.1755</text:p>
          </table:table-cell>
          <table:table-cell office:value-type="float" office:value="0" calcext:value-type="float">
            <text:p>0</text:p>
          </table:table-cell>
          <table:table-cell office:value-type="float" office:value="0.01715933" calcext:value-type="float">
            <text:p>0.01715933</text:p>
          </table:table-cell>
          <table:table-cell office:value-type="float" office:value="0.13318" calcext:value-type="float">
            <text:p>0.13318</text:p>
          </table:table-cell>
          <table:table-cell office:value-type="float" office:value="1659.226" calcext:value-type="float">
            <text:p>1659.226</text:p>
          </table:table-cell>
          <table:table-cell office:value-type="float" office:value="2.170331" calcext:value-type="float">
            <text:p>2.170331</text:p>
          </table:table-cell>
          <table:table-cell office:value-type="float" office:value="0" calcext:value-type="float">
            <text:p>0</text:p>
          </table:table-cell>
          <table:table-cell office:value-type="float" office:value="1.352318" calcext:value-type="float">
            <text:p>1.352318</text:p>
          </table:table-cell>
          <table:table-cell office:value-type="float" office:value="0.5636881" calcext:value-type="float">
            <text:p>0.5636881</text:p>
          </table:table-cell>
          <table:table-cell office:value-type="float" office:value="0.1999938" calcext:value-type="float">
            <text:p>0.1999938</text:p>
          </table:table-cell>
          <table:table-cell office:value-type="float" office:value="0.1990814" calcext:value-type="float">
            <text:p>0.1990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19695" calcext:value-type="float">
            <text:p>9.819695</text:p>
          </table:table-cell>
          <table:table-cell office:value-type="float" office:value="18.05305" calcext:value-type="float">
            <text:p>18.053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1998" calcext:value-type="float">
            <text:p>2061998</text:p>
          </table:table-cell>
          <table:table-cell office:value-type="float" office:value="1.742623" calcext:value-type="float">
            <text:p>1.742623</text:p>
          </table:table-cell>
          <table:table-cell office:value-type="float" office:value="136.6246" calcext:value-type="float">
            <text:p>136.62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26596" calcext:value-type="float">
            <text:p>19.26596</text:p>
          </table:table-cell>
          <table:table-cell office:value-type="float" office:value="0" calcext:value-type="float">
            <text:p>0</text:p>
          </table:table-cell>
          <table:table-cell office:value-type="float" office:value="0.01719401" calcext:value-type="float">
            <text:p>0.01719401</text:p>
          </table:table-cell>
          <table:table-cell office:value-type="float" office:value="0.133668" calcext:value-type="float">
            <text:p>0.133668</text:p>
          </table:table-cell>
          <table:table-cell office:value-type="float" office:value="1659.158" calcext:value-type="float">
            <text:p>1659.158</text:p>
          </table:table-cell>
          <table:table-cell office:value-type="float" office:value="2.159418" calcext:value-type="float">
            <text:p>2.159418</text:p>
          </table:table-cell>
          <table:table-cell office:value-type="float" office:value="0" calcext:value-type="float">
            <text:p>0</text:p>
          </table:table-cell>
          <table:table-cell office:value-type="float" office:value="0.5544831" calcext:value-type="float">
            <text:p>0.5544831</text:p>
          </table:table-cell>
          <table:table-cell office:value-type="float" office:value="0.5772119" calcext:value-type="float">
            <text:p>0.5772119</text:p>
          </table:table-cell>
          <table:table-cell office:value-type="float" office:value="0.2001516" calcext:value-type="float">
            <text:p>0.2001516</text:p>
          </table:table-cell>
          <table:table-cell office:value-type="float" office:value="0.1995033" calcext:value-type="float">
            <text:p>0.1995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85493" calcext:value-type="float">
            <text:p>9.885493</text:p>
          </table:table-cell>
          <table:table-cell office:value-type="float" office:value="18.13331" calcext:value-type="float">
            <text:p>18.1333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1998" calcext:value-type="float">
            <text:p>3061998</text:p>
          </table:table-cell>
          <table:table-cell office:value-type="float" office:value="1.736675" calcext:value-type="float">
            <text:p>1.736675</text:p>
          </table:table-cell>
          <table:table-cell office:value-type="float" office:value="136.6077" calcext:value-type="float">
            <text:p>136.60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35556" calcext:value-type="float">
            <text:p>19.35556</text:p>
          </table:table-cell>
          <table:table-cell office:value-type="float" office:value="0" calcext:value-type="float">
            <text:p>0</text:p>
          </table:table-cell>
          <table:table-cell office:value-type="float" office:value="0.01722077" calcext:value-type="float">
            <text:p>0.01722077</text:p>
          </table:table-cell>
          <table:table-cell office:value-type="float" office:value="0.1340495" calcext:value-type="float">
            <text:p>0.1340495</text:p>
          </table:table-cell>
          <table:table-cell office:value-type="float" office:value="1659.088" calcext:value-type="float">
            <text:p>1659.088</text:p>
          </table:table-cell>
          <table:table-cell office:value-type="float" office:value="2.156561" calcext:value-type="float">
            <text:p>2.156561</text:p>
          </table:table-cell>
          <table:table-cell office:value-type="float" office:value="0" calcext:value-type="float">
            <text:p>0</text:p>
          </table:table-cell>
          <table:table-cell office:value-type="float" office:value="0.5947585" calcext:value-type="float">
            <text:p>0.5947585</text:p>
          </table:table-cell>
          <table:table-cell office:value-type="float" office:value="0.5356013" calcext:value-type="float">
            <text:p>0.5356013</text:p>
          </table:table-cell>
          <table:table-cell office:value-type="float" office:value="0.2011397" calcext:value-type="float">
            <text:p>0.2011397</text:p>
          </table:table-cell>
          <table:table-cell office:value-type="float" office:value="0.199924" calcext:value-type="float">
            <text:p>0.199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69044" calcext:value-type="float">
            <text:p>9.969044</text:p>
          </table:table-cell>
          <table:table-cell office:value-type="float" office:value="18.20288" calcext:value-type="float">
            <text:p>18.2028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1998" calcext:value-type="float">
            <text:p>4061998</text:p>
          </table:table-cell>
          <table:table-cell office:value-type="float" office:value="1.729652" calcext:value-type="float">
            <text:p>1.729652</text:p>
          </table:table-cell>
          <table:table-cell office:value-type="float" office:value="136.5917" calcext:value-type="float">
            <text:p>136.59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44337" calcext:value-type="float">
            <text:p>19.44337</text:p>
          </table:table-cell>
          <table:table-cell office:value-type="float" office:value="0" calcext:value-type="float">
            <text:p>0</text:p>
          </table:table-cell>
          <table:table-cell office:value-type="float" office:value="0.01722987" calcext:value-type="float">
            <text:p>0.01722987</text:p>
          </table:table-cell>
          <table:table-cell office:value-type="float" office:value="0.1341304" calcext:value-type="float">
            <text:p>0.1341304</text:p>
          </table:table-cell>
          <table:table-cell office:value-type="float" office:value="1659.018" calcext:value-type="float">
            <text:p>1659.018</text:p>
          </table:table-cell>
          <table:table-cell office:value-type="float" office:value="2.147908" calcext:value-type="float">
            <text:p>2.147908</text:p>
          </table:table-cell>
          <table:table-cell office:value-type="float" office:value="0" calcext:value-type="float">
            <text:p>0</text:p>
          </table:table-cell>
          <table:table-cell office:value-type="float" office:value="1.388289" calcext:value-type="float">
            <text:p>1.388289</text:p>
          </table:table-cell>
          <table:table-cell office:value-type="float" office:value="0.5483924" calcext:value-type="float">
            <text:p>0.5483924</text:p>
          </table:table-cell>
          <table:table-cell office:value-type="float" office:value="0.2015283" calcext:value-type="float">
            <text:p>0.2015283</text:p>
          </table:table-cell>
          <table:table-cell office:value-type="float" office:value="0.2003438" calcext:value-type="float">
            <text:p>0.2003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4204" calcext:value-type="float">
            <text:p>10.04204</text:p>
          </table:table-cell>
          <table:table-cell office:value-type="float" office:value="18.26693" calcext:value-type="float">
            <text:p>18.2669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1998" calcext:value-type="float">
            <text:p>5061998</text:p>
          </table:table-cell>
          <table:table-cell office:value-type="float" office:value="1.718657" calcext:value-type="float">
            <text:p>1.718657</text:p>
          </table:table-cell>
          <table:table-cell office:value-type="float" office:value="136.5735" calcext:value-type="float">
            <text:p>136.57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53172" calcext:value-type="float">
            <text:p>19.53172</text:p>
          </table:table-cell>
          <table:table-cell office:value-type="float" office:value="0" calcext:value-type="float">
            <text:p>0</text:p>
          </table:table-cell>
          <table:table-cell office:value-type="float" office:value="0.01723646" calcext:value-type="float">
            <text:p>0.01723646</text:p>
          </table:table-cell>
          <table:table-cell office:value-type="float" office:value="0.1341577" calcext:value-type="float">
            <text:p>0.1341577</text:p>
          </table:table-cell>
          <table:table-cell office:value-type="float" office:value="1658.95" calcext:value-type="float">
            <text:p>1658.95</text:p>
          </table:table-cell>
          <table:table-cell office:value-type="float" office:value="2.131222" calcext:value-type="float">
            <text:p>2.131222</text:p>
          </table:table-cell>
          <table:table-cell office:value-type="float" office:value="0" calcext:value-type="float">
            <text:p>0</text:p>
          </table:table-cell>
          <table:table-cell office:value-type="float" office:value="1.652913" calcext:value-type="float">
            <text:p>1.652913</text:p>
          </table:table-cell>
          <table:table-cell office:value-type="float" office:value="0.640099" calcext:value-type="float">
            <text:p>0.640099</text:p>
          </table:table-cell>
          <table:table-cell office:value-type="float" office:value="0.2016954" calcext:value-type="float">
            <text:p>0.2016954</text:p>
          </table:table-cell>
          <table:table-cell office:value-type="float" office:value="0.2007634" calcext:value-type="float">
            <text:p>0.2007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1478" calcext:value-type="float">
            <text:p>10.11478</text:p>
          </table:table-cell>
          <table:table-cell office:value-type="float" office:value="18.34636" calcext:value-type="float">
            <text:p>18.3463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1998" calcext:value-type="float">
            <text:p>6061998</text:p>
          </table:table-cell>
          <table:table-cell office:value-type="float" office:value="1.711533" calcext:value-type="float">
            <text:p>1.711533</text:p>
          </table:table-cell>
          <table:table-cell office:value-type="float" office:value="136.5548" calcext:value-type="float">
            <text:p>136.55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62107" calcext:value-type="float">
            <text:p>19.62107</text:p>
          </table:table-cell>
          <table:table-cell office:value-type="float" office:value="0" calcext:value-type="float">
            <text:p>0</text:p>
          </table:table-cell>
          <table:table-cell office:value-type="float" office:value="0.01724255" calcext:value-type="float">
            <text:p>0.01724255</text:p>
          </table:table-cell>
          <table:table-cell office:value-type="float" office:value="0.1341709" calcext:value-type="float">
            <text:p>0.1341709</text:p>
          </table:table-cell>
          <table:table-cell office:value-type="float" office:value="1658.888" calcext:value-type="float">
            <text:p>1658.888</text:p>
          </table:table-cell>
          <table:table-cell office:value-type="float" office:value="2.121375" calcext:value-type="float">
            <text:p>2.121375</text:p>
          </table:table-cell>
          <table:table-cell office:value-type="float" office:value="0" calcext:value-type="float">
            <text:p>0</text:p>
          </table:table-cell>
          <table:table-cell office:value-type="float" office:value="1.192403" calcext:value-type="float">
            <text:p>1.192403</text:p>
          </table:table-cell>
          <table:table-cell office:value-type="float" office:value="0.598534" calcext:value-type="float">
            <text:p>0.598534</text:p>
          </table:table-cell>
          <table:table-cell office:value-type="float" office:value="0.2019425" calcext:value-type="float">
            <text:p>0.2019425</text:p>
          </table:table-cell>
          <table:table-cell office:value-type="float" office:value="0.2011813" calcext:value-type="float">
            <text:p>0.2011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838" calcext:value-type="float">
            <text:p>10.1838</text:p>
          </table:table-cell>
          <table:table-cell office:value-type="float" office:value="18.43099" calcext:value-type="float">
            <text:p>18.4309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1998" calcext:value-type="float">
            <text:p>7061998</text:p>
          </table:table-cell>
          <table:table-cell office:value-type="float" office:value="1.705602" calcext:value-type="float">
            <text:p>1.705602</text:p>
          </table:table-cell>
          <table:table-cell office:value-type="float" office:value="136.5377" calcext:value-type="float">
            <text:p>136.53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7092" calcext:value-type="float">
            <text:p>19.7092</text:p>
          </table:table-cell>
          <table:table-cell office:value-type="float" office:value="0" calcext:value-type="float">
            <text:p>0</text:p>
          </table:table-cell>
          <table:table-cell office:value-type="float" office:value="0.01724827" calcext:value-type="float">
            <text:p>0.01724827</text:p>
          </table:table-cell>
          <table:table-cell office:value-type="float" office:value="0.1341791" calcext:value-type="float">
            <text:p>0.1341791</text:p>
          </table:table-cell>
          <table:table-cell office:value-type="float" office:value="1658.825" calcext:value-type="float">
            <text:p>1658.825</text:p>
          </table:table-cell>
          <table:table-cell office:value-type="float" office:value="2.112912" calcext:value-type="float">
            <text:p>2.112912</text:p>
          </table:table-cell>
          <table:table-cell office:value-type="float" office:value="0" calcext:value-type="float">
            <text:p>0</text:p>
          </table:table-cell>
          <table:table-cell office:value-type="float" office:value="0.7077692" calcext:value-type="float">
            <text:p>0.7077692</text:p>
          </table:table-cell>
          <table:table-cell office:value-type="float" office:value="0.5424818" calcext:value-type="float">
            <text:p>0.5424818</text:p>
          </table:table-cell>
          <table:table-cell office:value-type="float" office:value="0.2022621" calcext:value-type="float">
            <text:p>0.2022621</text:p>
          </table:table-cell>
          <table:table-cell office:value-type="float" office:value="0.2015985" calcext:value-type="float">
            <text:p>0.2015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3279" calcext:value-type="float">
            <text:p>10.23279</text:p>
          </table:table-cell>
          <table:table-cell office:value-type="float" office:value="18.50439" calcext:value-type="float">
            <text:p>18.5043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1998" calcext:value-type="float">
            <text:p>8061998</text:p>
          </table:table-cell>
          <table:table-cell office:value-type="float" office:value="1.697971" calcext:value-type="float">
            <text:p>1.697971</text:p>
          </table:table-cell>
          <table:table-cell office:value-type="float" office:value="136.5209" calcext:value-type="float">
            <text:p>136.52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7965" calcext:value-type="float">
            <text:p>19.7965</text:p>
          </table:table-cell>
          <table:table-cell office:value-type="float" office:value="0" calcext:value-type="float">
            <text:p>0</text:p>
          </table:table-cell>
          <table:table-cell office:value-type="float" office:value="0.01725382" calcext:value-type="float">
            <text:p>0.01725382</text:p>
          </table:table-cell>
          <table:table-cell office:value-type="float" office:value="0.134186" calcext:value-type="float">
            <text:p>0.134186</text:p>
          </table:table-cell>
          <table:table-cell office:value-type="float" office:value="1658.762" calcext:value-type="float">
            <text:p>1658.762</text:p>
          </table:table-cell>
          <table:table-cell office:value-type="float" office:value="2.103061" calcext:value-type="float">
            <text:p>2.103061</text:p>
          </table:table-cell>
          <table:table-cell office:value-type="float" office:value="0" calcext:value-type="float">
            <text:p>0</text:p>
          </table:table-cell>
          <table:table-cell office:value-type="float" office:value="1.003411" calcext:value-type="float">
            <text:p>1.003411</text:p>
          </table:table-cell>
          <table:table-cell office:value-type="float" office:value="0.5677513" calcext:value-type="float">
            <text:p>0.5677513</text:p>
          </table:table-cell>
          <table:table-cell office:value-type="float" office:value="0.2026335" calcext:value-type="float">
            <text:p>0.2026335</text:p>
          </table:table-cell>
          <table:table-cell office:value-type="float" office:value="0.2020143" calcext:value-type="float">
            <text:p>0.2020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8736" calcext:value-type="float">
            <text:p>10.28736</text:p>
          </table:table-cell>
          <table:table-cell office:value-type="float" office:value="18.57416" calcext:value-type="float">
            <text:p>18.5741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1998" calcext:value-type="float">
            <text:p>9061998</text:p>
          </table:table-cell>
          <table:table-cell office:value-type="float" office:value="1.688468" calcext:value-type="float">
            <text:p>1.688468</text:p>
          </table:table-cell>
          <table:table-cell office:value-type="float" office:value="136.5013" calcext:value-type="float">
            <text:p>136.50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88502" calcext:value-type="float">
            <text:p>19.88502</text:p>
          </table:table-cell>
          <table:table-cell office:value-type="float" office:value="0" calcext:value-type="float">
            <text:p>0</text:p>
          </table:table-cell>
          <table:table-cell office:value-type="float" office:value="0.01725936" calcext:value-type="float">
            <text:p>0.01725936</text:p>
          </table:table-cell>
          <table:table-cell office:value-type="float" office:value="0.1341914" calcext:value-type="float">
            <text:p>0.1341914</text:p>
          </table:table-cell>
          <table:table-cell office:value-type="float" office:value="1658.7" calcext:value-type="float">
            <text:p>1658.7</text:p>
          </table:table-cell>
          <table:table-cell office:value-type="float" office:value="2.090355" calcext:value-type="float">
            <text:p>2.090355</text:p>
          </table:table-cell>
          <table:table-cell office:value-type="float" office:value="0" calcext:value-type="float">
            <text:p>0</text:p>
          </table:table-cell>
          <table:table-cell office:value-type="float" office:value="1.215713" calcext:value-type="float">
            <text:p>1.215713</text:p>
          </table:table-cell>
          <table:table-cell office:value-type="float" office:value="0.7039133" calcext:value-type="float">
            <text:p>0.7039133</text:p>
          </table:table-cell>
          <table:table-cell office:value-type="float" office:value="0.2029375" calcext:value-type="float">
            <text:p>0.2029375</text:p>
          </table:table-cell>
          <table:table-cell office:value-type="float" office:value="0.2024294" calcext:value-type="float">
            <text:p>0.2024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4818" calcext:value-type="float">
            <text:p>10.34818</text:p>
          </table:table-cell>
          <table:table-cell office:value-type="float" office:value="18.66336" calcext:value-type="float">
            <text:p>18.6633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1998" calcext:value-type="float">
            <text:p>10061998</text:p>
          </table:table-cell>
          <table:table-cell office:value-type="float" office:value="1.678423" calcext:value-type="float">
            <text:p>1.678423</text:p>
          </table:table-cell>
          <table:table-cell office:value-type="float" office:value="136.4787" calcext:value-type="float">
            <text:p>136.47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97626" calcext:value-type="float">
            <text:p>19.97626</text:p>
          </table:table-cell>
          <table:table-cell office:value-type="float" office:value="0" calcext:value-type="float">
            <text:p>0</text:p>
          </table:table-cell>
          <table:table-cell office:value-type="float" office:value="0.0172649" calcext:value-type="float">
            <text:p>0.0172649</text:p>
          </table:table-cell>
          <table:table-cell office:value-type="float" office:value="0.1341968" calcext:value-type="float">
            <text:p>0.1341968</text:p>
          </table:table-cell>
          <table:table-cell office:value-type="float" office:value="1658.639" calcext:value-type="float">
            <text:p>1658.639</text:p>
          </table:table-cell>
          <table:table-cell office:value-type="float" office:value="2.077833" calcext:value-type="float">
            <text:p>2.077833</text:p>
          </table:table-cell>
          <table:table-cell office:value-type="float" office:value="0" calcext:value-type="float">
            <text:p>0</text:p>
          </table:table-cell>
          <table:table-cell office:value-type="float" office:value="0.4984067" calcext:value-type="float">
            <text:p>0.4984067</text:p>
          </table:table-cell>
          <table:table-cell office:value-type="float" office:value="0.7224657" calcext:value-type="float">
            <text:p>0.7224657</text:p>
          </table:table-cell>
          <table:table-cell office:value-type="float" office:value="0.203184" calcext:value-type="float">
            <text:p>0.203184</text:p>
          </table:table-cell>
          <table:table-cell office:value-type="float" office:value="0.2028435" calcext:value-type="float">
            <text:p>0.2028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1681" calcext:value-type="float">
            <text:p>10.41681</text:p>
          </table:table-cell>
          <table:table-cell office:value-type="float" office:value="18.78057" calcext:value-type="float">
            <text:p>18.7805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1998" calcext:value-type="float">
            <text:p>11061998</text:p>
          </table:table-cell>
          <table:table-cell office:value-type="float" office:value="1.66899" calcext:value-type="float">
            <text:p>1.66899</text:p>
          </table:table-cell>
          <table:table-cell office:value-type="float" office:value="136.4581" calcext:value-type="float">
            <text:p>136.45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.06824" calcext:value-type="float">
            <text:p>20.06824</text:p>
          </table:table-cell>
          <table:table-cell office:value-type="float" office:value="0" calcext:value-type="float">
            <text:p>0</text:p>
          </table:table-cell>
          <table:table-cell office:value-type="float" office:value="0.01727661" calcext:value-type="float">
            <text:p>0.01727661</text:p>
          </table:table-cell>
          <table:table-cell office:value-type="float" office:value="0.1342762" calcext:value-type="float">
            <text:p>0.1342762</text:p>
          </table:table-cell>
          <table:table-cell office:value-type="float" office:value="1658.578" calcext:value-type="float">
            <text:p>1658.578</text:p>
          </table:table-cell>
          <table:table-cell office:value-type="float" office:value="2.069644" calcext:value-type="float">
            <text:p>2.069644</text:p>
          </table:table-cell>
          <table:table-cell office:value-type="float" office:value="0" calcext:value-type="float">
            <text:p>0</text:p>
          </table:table-cell>
          <table:table-cell office:value-type="float" office:value="1.308153" calcext:value-type="float">
            <text:p>1.308153</text:p>
          </table:table-cell>
          <table:table-cell office:value-type="float" office:value="0.6765693" calcext:value-type="float">
            <text:p>0.6765693</text:p>
          </table:table-cell>
          <table:table-cell office:value-type="float" office:value="0.2037195" calcext:value-type="float">
            <text:p>0.2037195</text:p>
          </table:table-cell>
          <table:table-cell office:value-type="float" office:value="0.2032569" calcext:value-type="float">
            <text:p>0.2032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0588" calcext:value-type="float">
            <text:p>10.50588</text:p>
          </table:table-cell>
          <table:table-cell office:value-type="float" office:value="18.87767" calcext:value-type="float">
            <text:p>18.8776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1998" calcext:value-type="float">
            <text:p>12061998</text:p>
          </table:table-cell>
          <table:table-cell office:value-type="float" office:value="1.661293" calcext:value-type="float">
            <text:p>1.661293</text:p>
          </table:table-cell>
          <table:table-cell office:value-type="float" office:value="136.4393" calcext:value-type="float">
            <text:p>136.43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.15866" calcext:value-type="float">
            <text:p>20.15866</text:p>
          </table:table-cell>
          <table:table-cell office:value-type="float" office:value="0" calcext:value-type="float">
            <text:p>0</text:p>
          </table:table-cell>
          <table:table-cell office:value-type="float" office:value="0.01732486" calcext:value-type="float">
            <text:p>0.01732486</text:p>
          </table:table-cell>
          <table:table-cell office:value-type="float" office:value="0.1348313" calcext:value-type="float">
            <text:p>0.1348313</text:p>
          </table:table-cell>
          <table:table-cell office:value-type="float" office:value="1658.516" calcext:value-type="float">
            <text:p>1658.516</text:p>
          </table:table-cell>
          <table:table-cell office:value-type="float" office:value="2.063944" calcext:value-type="float">
            <text:p>2.063944</text:p>
          </table:table-cell>
          <table:table-cell office:value-type="float" office:value="0" calcext:value-type="float">
            <text:p>0</text:p>
          </table:table-cell>
          <table:table-cell office:value-type="float" office:value="0.3576947" calcext:value-type="float">
            <text:p>0.3576947</text:p>
          </table:table-cell>
          <table:table-cell office:value-type="float" office:value="0.5032573" calcext:value-type="float">
            <text:p>0.5032573</text:p>
          </table:table-cell>
          <table:table-cell office:value-type="float" office:value="0.2039194" calcext:value-type="float">
            <text:p>0.2039194</text:p>
          </table:table-cell>
          <table:table-cell office:value-type="float" office:value="0.2036695" calcext:value-type="float">
            <text:p>0.2036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704" calcext:value-type="float">
            <text:p>10.5704</text:p>
          </table:table-cell>
          <table:table-cell office:value-type="float" office:value="18.95839" calcext:value-type="float">
            <text:p>18.9583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1998" calcext:value-type="float">
            <text:p>13061998</text:p>
          </table:table-cell>
          <table:table-cell office:value-type="float" office:value="1.652635" calcext:value-type="float">
            <text:p>1.652635</text:p>
          </table:table-cell>
          <table:table-cell office:value-type="float" office:value="136.4205" calcext:value-type="float">
            <text:p>136.42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.24817" calcext:value-type="float">
            <text:p>20.24817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749127" calcext:value-type="float">
            <text:p>0.01749127</text:p>
          </table:table-cell>
          <table:table-cell office:value-type="float" office:value="0.1367491" calcext:value-type="float">
            <text:p>0.1367491</text:p>
          </table:table-cell>
          <table:table-cell office:value-type="float" office:value="1658.454" calcext:value-type="float">
            <text:p>1658.454</text:p>
          </table:table-cell>
          <table:table-cell office:value-type="float" office:value="2.057302" calcext:value-type="float">
            <text:p>2.057302</text:p>
          </table:table-cell>
          <table:table-cell office:value-type="float" office:value="0" calcext:value-type="float">
            <text:p>0</text:p>
          </table:table-cell>
          <table:table-cell office:value-type="float" office:value="0.2961339" calcext:value-type="float">
            <text:p>0.2961339</text:p>
          </table:table-cell>
          <table:table-cell office:value-type="float" office:value="0.4969943" calcext:value-type="float">
            <text:p>0.4969943</text:p>
          </table:table-cell>
          <table:table-cell office:value-type="float" office:value="0.204179" calcext:value-type="float">
            <text:p>0.204179</text:p>
          </table:table-cell>
          <table:table-cell office:value-type="float" office:value="0.2040813" calcext:value-type="float">
            <text:p>0.2040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216" calcext:value-type="float">
            <text:p>10.6216</text:p>
          </table:table-cell>
          <table:table-cell office:value-type="float" office:value="19.01133" calcext:value-type="float">
            <text:p>19.0113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1998" calcext:value-type="float">
            <text:p>14061998</text:p>
          </table:table-cell>
          <table:table-cell office:value-type="float" office:value="1.644862" calcext:value-type="float">
            <text:p>1.644862</text:p>
          </table:table-cell>
          <table:table-cell office:value-type="float" office:value="136.4029" calcext:value-type="float">
            <text:p>136.40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.33649" calcext:value-type="float">
            <text:p>20.33649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763944" calcext:value-type="float">
            <text:p>0.01763944</text:p>
          </table:table-cell>
          <table:table-cell office:value-type="float" office:value="0.1387227" calcext:value-type="float">
            <text:p>0.1387227</text:p>
          </table:table-cell>
          <table:table-cell office:value-type="float" office:value="1658.391" calcext:value-type="float">
            <text:p>1658.391</text:p>
          </table:table-cell>
          <table:table-cell office:value-type="float" office:value="2.052159" calcext:value-type="float">
            <text:p>2.052159</text:p>
          </table:table-cell>
          <table:table-cell office:value-type="float" office:value="0" calcext:value-type="float">
            <text:p>0</text:p>
          </table:table-cell>
          <table:table-cell office:value-type="float" office:value="0.2343906" calcext:value-type="float">
            <text:p>0.2343906</text:p>
          </table:table-cell>
          <table:table-cell office:value-type="float" office:value="0.3553282" calcext:value-type="float">
            <text:p>0.3553282</text:p>
          </table:table-cell>
          <table:table-cell office:value-type="float" office:value="0.2045499" calcext:value-type="float">
            <text:p>0.2045499</text:p>
          </table:table-cell>
          <table:table-cell office:value-type="float" office:value="0.2044921" calcext:value-type="float">
            <text:p>0.2044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5451" calcext:value-type="float">
            <text:p>10.65451</text:p>
          </table:table-cell>
          <table:table-cell office:value-type="float" office:value="19.05747" calcext:value-type="float">
            <text:p>19.0574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1998" calcext:value-type="float">
            <text:p>15061998</text:p>
          </table:table-cell>
          <table:table-cell office:value-type="float" office:value="1.636505" calcext:value-type="float">
            <text:p>1.636505</text:p>
          </table:table-cell>
          <table:table-cell office:value-type="float" office:value="136.385" calcext:value-type="float">
            <text:p>136.3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.42555" calcext:value-type="float">
            <text:p>20.42555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782008" calcext:value-type="float">
            <text:p>0.01782008</text:p>
          </table:table-cell>
          <table:table-cell office:value-type="float" office:value="0.1408807" calcext:value-type="float">
            <text:p>0.1408807</text:p>
          </table:table-cell>
          <table:table-cell office:value-type="float" office:value="1658.328" calcext:value-type="float">
            <text:p>1658.328</text:p>
          </table:table-cell>
          <table:table-cell office:value-type="float" office:value="2.051469" calcext:value-type="float">
            <text:p>2.051469</text:p>
          </table:table-cell>
          <table:table-cell office:value-type="float" office:value="0" calcext:value-type="float">
            <text:p>0</text:p>
          </table:table-cell>
          <table:table-cell office:value-type="float" office:value="0.3207982" calcext:value-type="float">
            <text:p>0.3207982</text:p>
          </table:table-cell>
          <table:table-cell office:value-type="float" office:value="0.5300999" calcext:value-type="float">
            <text:p>0.5300999</text:p>
          </table:table-cell>
          <table:table-cell office:value-type="float" office:value="0.2050216" calcext:value-type="float">
            <text:p>0.2050216</text:p>
          </table:table-cell>
          <table:table-cell office:value-type="float" office:value="0.2049024" calcext:value-type="float">
            <text:p>0.2049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0205" calcext:value-type="float">
            <text:p>10.70205</text:p>
          </table:table-cell>
          <table:table-cell office:value-type="float" office:value="19.10533" calcext:value-type="float">
            <text:p>19.1053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1998" calcext:value-type="float">
            <text:p>16061998</text:p>
          </table:table-cell>
          <table:table-cell office:value-type="float" office:value="1.628858" calcext:value-type="float">
            <text:p>1.628858</text:p>
          </table:table-cell>
          <table:table-cell office:value-type="float" office:value="136.3668" calcext:value-type="float">
            <text:p>136.36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.51402" calcext:value-type="float">
            <text:p>20.51402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79437" calcext:value-type="float">
            <text:p>0.0179437</text:p>
          </table:table-cell>
          <table:table-cell office:value-type="float" office:value="0.1427896" calcext:value-type="float">
            <text:p>0.1427896</text:p>
          </table:table-cell>
          <table:table-cell office:value-type="float" office:value="1658.264" calcext:value-type="float">
            <text:p>1658.264</text:p>
          </table:table-cell>
          <table:table-cell office:value-type="float" office:value="2.051101" calcext:value-type="float">
            <text:p>2.051101</text:p>
          </table:table-cell>
          <table:table-cell office:value-type="float" office:value="0" calcext:value-type="float">
            <text:p>0</text:p>
          </table:table-cell>
          <table:table-cell office:value-type="float" office:value="0.2544323" calcext:value-type="float">
            <text:p>0.2544323</text:p>
          </table:table-cell>
          <table:table-cell office:value-type="float" office:value="0.4940025" calcext:value-type="float">
            <text:p>0.4940025</text:p>
          </table:table-cell>
          <table:table-cell office:value-type="float" office:value="0.2054108" calcext:value-type="float">
            <text:p>0.2054108</text:p>
          </table:table-cell>
          <table:table-cell office:value-type="float" office:value="0.2053116" calcext:value-type="float">
            <text:p>0.2053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4172" calcext:value-type="float">
            <text:p>10.74172</text:p>
          </table:table-cell>
          <table:table-cell office:value-type="float" office:value="19.17603" calcext:value-type="float">
            <text:p>19.1760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1998" calcext:value-type="float">
            <text:p>17061998</text:p>
          </table:table-cell>
          <table:table-cell office:value-type="float" office:value="1.620286" calcext:value-type="float">
            <text:p>1.620286</text:p>
          </table:table-cell>
          <table:table-cell office:value-type="float" office:value="136.3486" calcext:value-type="float">
            <text:p>136.34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.60218" calcext:value-type="float">
            <text:p>20.60218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805393" calcext:value-type="float">
            <text:p>0.01805393</text:p>
          </table:table-cell>
          <table:table-cell office:value-type="float" office:value="0.1444376" calcext:value-type="float">
            <text:p>0.1444376</text:p>
          </table:table-cell>
          <table:table-cell office:value-type="float" office:value="1658.201" calcext:value-type="float">
            <text:p>1658.201</text:p>
          </table:table-cell>
          <table:table-cell office:value-type="float" office:value="2.048575" calcext:value-type="float">
            <text:p>2.048575</text:p>
          </table:table-cell>
          <table:table-cell office:value-type="float" office:value="0" calcext:value-type="float">
            <text:p>0</text:p>
          </table:table-cell>
          <table:table-cell office:value-type="float" office:value="0.3239741" calcext:value-type="float">
            <text:p>0.3239741</text:p>
          </table:table-cell>
          <table:table-cell office:value-type="float" office:value="0.537117" calcext:value-type="float">
            <text:p>0.537117</text:p>
          </table:table-cell>
          <table:table-cell office:value-type="float" office:value="0.2058081" calcext:value-type="float">
            <text:p>0.2058081</text:p>
          </table:table-cell>
          <table:table-cell office:value-type="float" office:value="0.2057202" calcext:value-type="float">
            <text:p>0.2057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8648" calcext:value-type="float">
            <text:p>10.78648</text:p>
          </table:table-cell>
          <table:table-cell office:value-type="float" office:value="19.24339" calcext:value-type="float">
            <text:p>19.2433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1998" calcext:value-type="float">
            <text:p>18061998</text:p>
          </table:table-cell>
          <table:table-cell office:value-type="float" office:value="1.608958" calcext:value-type="float">
            <text:p>1.608958</text:p>
          </table:table-cell>
          <table:table-cell office:value-type="float" office:value="136.33" calcext:value-type="float">
            <text:p>136.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.69123" calcext:value-type="float">
            <text:p>20.69123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822946" calcext:value-type="float">
            <text:p>0.01822946</text:p>
          </table:table-cell>
          <table:table-cell office:value-type="float" office:value="0.1464275" calcext:value-type="float">
            <text:p>0.1464275</text:p>
          </table:table-cell>
          <table:table-cell office:value-type="float" office:value="1658.139" calcext:value-type="float">
            <text:p>1658.139</text:p>
          </table:table-cell>
          <table:table-cell office:value-type="float" office:value="2.04184" calcext:value-type="float">
            <text:p>2.04184</text:p>
          </table:table-cell>
          <table:table-cell office:value-type="float" office:value="0" calcext:value-type="float">
            <text:p>0</text:p>
          </table:table-cell>
          <table:table-cell office:value-type="float" office:value="0.5132297" calcext:value-type="float">
            <text:p>0.5132297</text:p>
          </table:table-cell>
          <table:table-cell office:value-type="float" office:value="0.5559121" calcext:value-type="float">
            <text:p>0.5559121</text:p>
          </table:table-cell>
          <table:table-cell office:value-type="float" office:value="0.2062196" calcext:value-type="float">
            <text:p>0.2062196</text:p>
          </table:table-cell>
          <table:table-cell office:value-type="float" office:value="0.2061281" calcext:value-type="float">
            <text:p>0.2061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6811" calcext:value-type="float">
            <text:p>10.86811</text:p>
          </table:table-cell>
          <table:table-cell office:value-type="float" office:value="19.30881" calcext:value-type="float">
            <text:p>19.3088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1998" calcext:value-type="float">
            <text:p>19061998</text:p>
          </table:table-cell>
          <table:table-cell office:value-type="float" office:value="1.592599" calcext:value-type="float">
            <text:p>1.592599</text:p>
          </table:table-cell>
          <table:table-cell office:value-type="float" office:value="136.3098" calcext:value-type="float">
            <text:p>136.30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.7815" calcext:value-type="float">
            <text:p>20.7815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833413" calcext:value-type="float">
            <text:p>0.01833413</text:p>
          </table:table-cell>
          <table:table-cell office:value-type="float" office:value="0.1479819" calcext:value-type="float">
            <text:p>0.1479819</text:p>
          </table:table-cell>
          <table:table-cell office:value-type="float" office:value="1658.078" calcext:value-type="float">
            <text:p>1658.078</text:p>
          </table:table-cell>
          <table:table-cell office:value-type="float" office:value="2.021336" calcext:value-type="float">
            <text:p>2.021336</text:p>
          </table:table-cell>
          <table:table-cell office:value-type="float" office:value="0" calcext:value-type="float">
            <text:p>0</text:p>
          </table:table-cell>
          <table:table-cell office:value-type="float" office:value="2.45007" calcext:value-type="float">
            <text:p>2.45007</text:p>
          </table:table-cell>
          <table:table-cell office:value-type="float" office:value="0.6769679" calcext:value-type="float">
            <text:p>0.6769679</text:p>
          </table:table-cell>
          <table:table-cell office:value-type="float" office:value="0.2066262" calcext:value-type="float">
            <text:p>0.2066262</text:p>
          </table:table-cell>
          <table:table-cell office:value-type="float" office:value="0.2065348" calcext:value-type="float">
            <text:p>0.2065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9932" calcext:value-type="float">
            <text:p>10.99932</text:p>
          </table:table-cell>
          <table:table-cell office:value-type="float" office:value="19.39419" calcext:value-type="float">
            <text:p>19.3941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1998" calcext:value-type="float">
            <text:p>20061998</text:p>
          </table:table-cell>
          <table:table-cell office:value-type="float" office:value="1.567117" calcext:value-type="float">
            <text:p>1.567117</text:p>
          </table:table-cell>
          <table:table-cell office:value-type="float" office:value="136.285" calcext:value-type="float">
            <text:p>136.2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.87607" calcext:value-type="float">
            <text:p>20.87607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842346" calcext:value-type="float">
            <text:p>0.01842346</text:p>
          </table:table-cell>
          <table:table-cell office:value-type="float" office:value="0.1491468" calcext:value-type="float">
            <text:p>0.1491468</text:p>
          </table:table-cell>
          <table:table-cell office:value-type="float" office:value="1658.023" calcext:value-type="float">
            <text:p>1658.023</text:p>
          </table:table-cell>
          <table:table-cell office:value-type="float" office:value="1.976112" calcext:value-type="float">
            <text:p>1.976112</text:p>
          </table:table-cell>
          <table:table-cell office:value-type="float" office:value="0" calcext:value-type="float">
            <text:p>0</text:p>
          </table:table-cell>
          <table:table-cell office:value-type="float" office:value="4.315107" calcext:value-type="float">
            <text:p>4.315107</text:p>
          </table:table-cell>
          <table:table-cell office:value-type="float" office:value="0.979146" calcext:value-type="float">
            <text:p>0.979146</text:p>
          </table:table-cell>
          <table:table-cell office:value-type="float" office:value="0.2070334" calcext:value-type="float">
            <text:p>0.2070334</text:p>
          </table:table-cell>
          <table:table-cell office:value-type="float" office:value="0.2069413" calcext:value-type="float">
            <text:p>0.2069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7055" calcext:value-type="float">
            <text:p>11.27055</text:p>
          </table:table-cell>
          <table:table-cell office:value-type="float" office:value="19.52963" calcext:value-type="float">
            <text:p>19.5296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1998" calcext:value-type="float">
            <text:p>21061998</text:p>
          </table:table-cell>
          <table:table-cell office:value-type="float" office:value="1.551078" calcext:value-type="float">
            <text:p>1.551078</text:p>
          </table:table-cell>
          <table:table-cell office:value-type="float" office:value="136.2557" calcext:value-type="float">
            <text:p>136.255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.97415" calcext:value-type="float">
            <text:p>20.97415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848948" calcext:value-type="float">
            <text:p>0.01848948</text:p>
          </table:table-cell>
          <table:table-cell office:value-type="float" office:value="0.1499964" calcext:value-type="float">
            <text:p>0.1499964</text:p>
          </table:table-cell>
          <table:table-cell office:value-type="float" office:value="1657.97" calcext:value-type="float">
            <text:p>1657.97</text:p>
          </table:table-cell>
          <table:table-cell office:value-type="float" office:value="1.950584" calcext:value-type="float">
            <text:p>1.950584</text:p>
          </table:table-cell>
          <table:table-cell office:value-type="float" office:value="0" calcext:value-type="float">
            <text:p>0</text:p>
          </table:table-cell>
          <table:table-cell office:value-type="float" office:value="3.348018" calcext:value-type="float">
            <text:p>3.348018</text:p>
          </table:table-cell>
          <table:table-cell office:value-type="float" office:value="1.011759" calcext:value-type="float">
            <text:p>1.011759</text:p>
          </table:table-cell>
          <table:table-cell office:value-type="float" office:value="0.2074395" calcext:value-type="float">
            <text:p>0.2074395</text:p>
          </table:table-cell>
          <table:table-cell office:value-type="float" office:value="0.2073466" calcext:value-type="float">
            <text:p>0.2073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5277" calcext:value-type="float">
            <text:p>11.55277</text:p>
          </table:table-cell>
          <table:table-cell office:value-type="float" office:value="19.70119" calcext:value-type="float">
            <text:p>19.7011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1998" calcext:value-type="float">
            <text:p>22061998</text:p>
          </table:table-cell>
          <table:table-cell office:value-type="float" office:value="1.538184" calcext:value-type="float">
            <text:p>1.538184</text:p>
          </table:table-cell>
          <table:table-cell office:value-type="float" office:value="136.2252" calcext:value-type="float">
            <text:p>136.22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.07219" calcext:value-type="float">
            <text:p>21.07219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853217" calcext:value-type="float">
            <text:p>0.01853217</text:p>
          </table:table-cell>
          <table:table-cell office:value-type="float" office:value="0.1505541" calcext:value-type="float">
            <text:p>0.1505541</text:p>
          </table:table-cell>
          <table:table-cell office:value-type="float" office:value="1657.914" calcext:value-type="float">
            <text:p>1657.914</text:p>
          </table:table-cell>
          <table:table-cell office:value-type="float" office:value="1.931249" calcext:value-type="float">
            <text:p>1.931249</text:p>
          </table:table-cell>
          <table:table-cell office:value-type="float" office:value="0" calcext:value-type="float">
            <text:p>0</text:p>
          </table:table-cell>
          <table:table-cell office:value-type="float" office:value="2.195924" calcext:value-type="float">
            <text:p>2.195924</text:p>
          </table:table-cell>
          <table:table-cell office:value-type="float" office:value="0.9689508" calcext:value-type="float">
            <text:p>0.9689508</text:p>
          </table:table-cell>
          <table:table-cell office:value-type="float" office:value="0.2078338" calcext:value-type="float">
            <text:p>0.2078338</text:p>
          </table:table-cell>
          <table:table-cell office:value-type="float" office:value="0.2077511" calcext:value-type="float">
            <text:p>0.2077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3914" calcext:value-type="float">
            <text:p>11.73914</text:p>
          </table:table-cell>
          <table:table-cell office:value-type="float" office:value="19.86798" calcext:value-type="float">
            <text:p>19.8679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1998" calcext:value-type="float">
            <text:p>23061998</text:p>
          </table:table-cell>
          <table:table-cell office:value-type="float" office:value="1.527091" calcext:value-type="float">
            <text:p>1.527091</text:p>
          </table:table-cell>
          <table:table-cell office:value-type="float" office:value="136.1949" calcext:value-type="float">
            <text:p>136.19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.1694" calcext:value-type="float">
            <text:p>21.1694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855984" calcext:value-type="float">
            <text:p>0.01855984</text:p>
          </table:table-cell>
          <table:table-cell office:value-type="float" office:value="0.1509145" calcext:value-type="float">
            <text:p>0.1509145</text:p>
          </table:table-cell>
          <table:table-cell office:value-type="float" office:value="1657.858" calcext:value-type="float">
            <text:p>1657.858</text:p>
          </table:table-cell>
          <table:table-cell office:value-type="float" office:value="1.917231" calcext:value-type="float">
            <text:p>1.917231</text:p>
          </table:table-cell>
          <table:table-cell office:value-type="float" office:value="0" calcext:value-type="float">
            <text:p>0</text:p>
          </table:table-cell>
          <table:table-cell office:value-type="float" office:value="1.370501" calcext:value-type="float">
            <text:p>1.370501</text:p>
          </table:table-cell>
          <table:table-cell office:value-type="float" office:value="0.890761" calcext:value-type="float">
            <text:p>0.890761</text:p>
          </table:table-cell>
          <table:table-cell office:value-type="float" office:value="0.2082239" calcext:value-type="float">
            <text:p>0.2082239</text:p>
          </table:table-cell>
          <table:table-cell office:value-type="float" office:value="0.2081552" calcext:value-type="float">
            <text:p>0.2081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5458" calcext:value-type="float">
            <text:p>11.85458</text:p>
          </table:table-cell>
          <table:table-cell office:value-type="float" office:value="20.02022" calcext:value-type="float">
            <text:p>20.0202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1998" calcext:value-type="float">
            <text:p>24061998</text:p>
          </table:table-cell>
          <table:table-cell office:value-type="float" office:value="1.515967" calcext:value-type="float">
            <text:p>1.515967</text:p>
          </table:table-cell>
          <table:table-cell office:value-type="float" office:value="136.1646" calcext:value-type="float">
            <text:p>136.16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.26582" calcext:value-type="float">
            <text:p>21.26582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857894" calcext:value-type="float">
            <text:p>0.01857894</text:p>
          </table:table-cell>
          <table:table-cell office:value-type="float" office:value="0.1511517" calcext:value-type="float">
            <text:p>0.1511517</text:p>
          </table:table-cell>
          <table:table-cell office:value-type="float" office:value="1657.801" calcext:value-type="float">
            <text:p>1657.801</text:p>
          </table:table-cell>
          <table:table-cell office:value-type="float" office:value="1.901735" calcext:value-type="float">
            <text:p>1.901735</text:p>
          </table:table-cell>
          <table:table-cell office:value-type="float" office:value="0" calcext:value-type="float">
            <text:p>0</text:p>
          </table:table-cell>
          <table:table-cell office:value-type="float" office:value="1.105478" calcext:value-type="float">
            <text:p>1.105478</text:p>
          </table:table-cell>
          <table:table-cell office:value-type="float" office:value="0.8803601" calcext:value-type="float">
            <text:p>0.8803601</text:p>
          </table:table-cell>
          <table:table-cell office:value-type="float" office:value="0.2086159" calcext:value-type="float">
            <text:p>0.2086159</text:p>
          </table:table-cell>
          <table:table-cell office:value-type="float" office:value="0.2085578" calcext:value-type="float">
            <text:p>0.2085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3691" calcext:value-type="float">
            <text:p>11.93691</text:p>
          </table:table-cell>
          <table:table-cell office:value-type="float" office:value="20.16344" calcext:value-type="float">
            <text:p>20.1634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1998" calcext:value-type="float">
            <text:p>25061998</text:p>
          </table:table-cell>
          <table:table-cell office:value-type="float" office:value="1.50584" calcext:value-type="float">
            <text:p>1.50584</text:p>
          </table:table-cell>
          <table:table-cell office:value-type="float" office:value="136.1378" calcext:value-type="float">
            <text:p>136.13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.3612" calcext:value-type="float">
            <text:p>21.3612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859457" calcext:value-type="float">
            <text:p>0.01859457</text:p>
          </table:table-cell>
          <table:table-cell office:value-type="float" office:value="0.1513475" calcext:value-type="float">
            <text:p>0.1513475</text:p>
          </table:table-cell>
          <table:table-cell office:value-type="float" office:value="1657.742" calcext:value-type="float">
            <text:p>1657.742</text:p>
          </table:table-cell>
          <table:table-cell office:value-type="float" office:value="1.894175" calcext:value-type="float">
            <text:p>1.894175</text:p>
          </table:table-cell>
          <table:table-cell office:value-type="float" office:value="0" calcext:value-type="float">
            <text:p>0</text:p>
          </table:table-cell>
          <table:table-cell office:value-type="float" office:value="0.5797336" calcext:value-type="float">
            <text:p>0.5797336</text:p>
          </table:table-cell>
          <table:table-cell office:value-type="float" office:value="0.7234319" calcext:value-type="float">
            <text:p>0.7234319</text:p>
          </table:table-cell>
          <table:table-cell office:value-type="float" office:value="0.2090464" calcext:value-type="float">
            <text:p>0.2090464</text:p>
          </table:table-cell>
          <table:table-cell office:value-type="float" office:value="0.2089601" calcext:value-type="float">
            <text:p>0.2089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1433" calcext:value-type="float">
            <text:p>12.01433</text:p>
          </table:table-cell>
          <table:table-cell office:value-type="float" office:value="20.28905" calcext:value-type="float">
            <text:p>20.2890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1998" calcext:value-type="float">
            <text:p>26061998</text:p>
          </table:table-cell>
          <table:table-cell office:value-type="float" office:value="1.494859" calcext:value-type="float">
            <text:p>1.494859</text:p>
          </table:table-cell>
          <table:table-cell office:value-type="float" office:value="136.1156" calcext:value-type="float">
            <text:p>136.11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.45335" calcext:value-type="float">
            <text:p>21.45335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86663" calcext:value-type="float">
            <text:p>0.0186663</text:p>
          </table:table-cell>
          <table:table-cell office:value-type="float" office:value="0.1521621" calcext:value-type="float">
            <text:p>0.1521621</text:p>
          </table:table-cell>
          <table:table-cell office:value-type="float" office:value="1657.684" calcext:value-type="float">
            <text:p>1657.684</text:p>
          </table:table-cell>
          <table:table-cell office:value-type="float" office:value="1.888231" calcext:value-type="float">
            <text:p>1.888231</text:p>
          </table:table-cell>
          <table:table-cell office:value-type="float" office:value="0" calcext:value-type="float">
            <text:p>0</text:p>
          </table:table-cell>
          <table:table-cell office:value-type="float" office:value="0.2745606" calcext:value-type="float">
            <text:p>0.2745606</text:p>
          </table:table-cell>
          <table:table-cell office:value-type="float" office:value="0.409991" calcext:value-type="float">
            <text:p>0.409991</text:p>
          </table:table-cell>
          <table:table-cell office:value-type="float" office:value="0.2094427" calcext:value-type="float">
            <text:p>0.2094427</text:p>
          </table:table-cell>
          <table:table-cell office:value-type="float" office:value="0.2093615" calcext:value-type="float">
            <text:p>0.2093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0702" calcext:value-type="float">
            <text:p>12.10702</text:p>
          </table:table-cell>
          <table:table-cell office:value-type="float" office:value="20.37886" calcext:value-type="float">
            <text:p>20.3788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1998" calcext:value-type="float">
            <text:p>27061998</text:p>
          </table:table-cell>
          <table:table-cell office:value-type="float" office:value="1.483111" calcext:value-type="float">
            <text:p>1.483111</text:p>
          </table:table-cell>
          <table:table-cell office:value-type="float" office:value="136.0937" calcext:value-type="float">
            <text:p>136.09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.54456" calcext:value-type="float">
            <text:p>21.54456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885262" calcext:value-type="float">
            <text:p>0.01885262</text:p>
          </table:table-cell>
          <table:table-cell office:value-type="float" office:value="0.1541898" calcext:value-type="float">
            <text:p>0.1541898</text:p>
          </table:table-cell>
          <table:table-cell office:value-type="float" office:value="1657.624" calcext:value-type="float">
            <text:p>1657.624</text:p>
          </table:table-cell>
          <table:table-cell office:value-type="float" office:value="1.882213" calcext:value-type="float">
            <text:p>1.882213</text:p>
          </table:table-cell>
          <table:table-cell office:value-type="float" office:value="0" calcext:value-type="float">
            <text:p>0</text:p>
          </table:table-cell>
          <table:table-cell office:value-type="float" office:value="0.4567652" calcext:value-type="float">
            <text:p>0.4567652</text:p>
          </table:table-cell>
          <table:table-cell office:value-type="float" office:value="0.5768954" calcext:value-type="float">
            <text:p>0.5768954</text:p>
          </table:table-cell>
          <table:table-cell office:value-type="float" office:value="0.2098587" calcext:value-type="float">
            <text:p>0.2098587</text:p>
          </table:table-cell>
          <table:table-cell office:value-type="float" office:value="0.2097621" calcext:value-type="float">
            <text:p>0.2097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8738" calcext:value-type="float">
            <text:p>12.18738</text:p>
          </table:table-cell>
          <table:table-cell office:value-type="float" office:value="20.44653" calcext:value-type="float">
            <text:p>20.4465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1998" calcext:value-type="float">
            <text:p>28061998</text:p>
          </table:table-cell>
          <table:table-cell office:value-type="float" office:value="1.473868" calcext:value-type="float">
            <text:p>1.473868</text:p>
          </table:table-cell>
          <table:table-cell office:value-type="float" office:value="136.0729" calcext:value-type="float">
            <text:p>136.07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.63454" calcext:value-type="float">
            <text:p>21.63454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897307" calcext:value-type="float">
            <text:p>0.01897307</text:p>
          </table:table-cell>
          <table:table-cell office:value-type="float" office:value="0.1559872" calcext:value-type="float">
            <text:p>0.1559872</text:p>
          </table:table-cell>
          <table:table-cell office:value-type="float" office:value="1657.564" calcext:value-type="float">
            <text:p>1657.564</text:p>
          </table:table-cell>
          <table:table-cell office:value-type="float" office:value="1.878499" calcext:value-type="float">
            <text:p>1.878499</text:p>
          </table:table-cell>
          <table:table-cell office:value-type="float" office:value="0" calcext:value-type="float">
            <text:p>0</text:p>
          </table:table-cell>
          <table:table-cell office:value-type="float" office:value="1.109137" calcext:value-type="float">
            <text:p>1.109137</text:p>
          </table:table-cell>
          <table:table-cell office:value-type="float" office:value="0.5921438" calcext:value-type="float">
            <text:p>0.5921438</text:p>
          </table:table-cell>
          <table:table-cell office:value-type="float" office:value="0.2102493" calcext:value-type="float">
            <text:p>0.2102493</text:p>
          </table:table-cell>
          <table:table-cell office:value-type="float" office:value="0.2101619" calcext:value-type="float">
            <text:p>0.2101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7599" calcext:value-type="float">
            <text:p>12.27599</text:p>
          </table:table-cell>
          <table:table-cell office:value-type="float" office:value="20.52487" calcext:value-type="float">
            <text:p>20.5248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1998" calcext:value-type="float">
            <text:p>29061998</text:p>
          </table:table-cell>
          <table:table-cell office:value-type="float" office:value="1.462249" calcext:value-type="float">
            <text:p>1.462249</text:p>
          </table:table-cell>
          <table:table-cell office:value-type="float" office:value="136.0506" calcext:value-type="float">
            <text:p>136.05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.72347" calcext:value-type="float">
            <text:p>21.72347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906101" calcext:value-type="float">
            <text:p>0.01906101</text:p>
          </table:table-cell>
          <table:table-cell office:value-type="float" office:value="0.1572456" calcext:value-type="float">
            <text:p>0.1572456</text:p>
          </table:table-cell>
          <table:table-cell office:value-type="float" office:value="1657.505" calcext:value-type="float">
            <text:p>1657.505</text:p>
          </table:table-cell>
          <table:table-cell office:value-type="float" office:value="1.862489" calcext:value-type="float">
            <text:p>1.862489</text:p>
          </table:table-cell>
          <table:table-cell office:value-type="float" office:value="0" calcext:value-type="float">
            <text:p>0</text:p>
          </table:table-cell>
          <table:table-cell office:value-type="float" office:value="1.81169" calcext:value-type="float">
            <text:p>1.81169</text:p>
          </table:table-cell>
          <table:table-cell office:value-type="float" office:value="0.6780468" calcext:value-type="float">
            <text:p>0.6780468</text:p>
          </table:table-cell>
          <table:table-cell office:value-type="float" office:value="0.2106394" calcext:value-type="float">
            <text:p>0.2106394</text:p>
          </table:table-cell>
          <table:table-cell office:value-type="float" office:value="0.2105609" calcext:value-type="float">
            <text:p>0.2105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7887" calcext:value-type="float">
            <text:p>12.37887</text:p>
          </table:table-cell>
          <table:table-cell office:value-type="float" office:value="20.61196" calcext:value-type="float">
            <text:p>20.6119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1998" calcext:value-type="float">
            <text:p>30061998</text:p>
          </table:table-cell>
          <table:table-cell office:value-type="float" office:value="1.453313" calcext:value-type="float">
            <text:p>1.453313</text:p>
          </table:table-cell>
          <table:table-cell office:value-type="float" office:value="136.0276" calcext:value-type="float">
            <text:p>136.02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.81291" calcext:value-type="float">
            <text:p>21.81291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912202" calcext:value-type="float">
            <text:p>0.01912202</text:p>
          </table:table-cell>
          <table:table-cell office:value-type="float" office:value="0.1581084" calcext:value-type="float">
            <text:p>0.1581084</text:p>
          </table:table-cell>
          <table:table-cell office:value-type="float" office:value="1657.446" calcext:value-type="float">
            <text:p>1657.446</text:p>
          </table:table-cell>
          <table:table-cell office:value-type="float" office:value="1.851558" calcext:value-type="float">
            <text:p>1.851558</text:p>
          </table:table-cell>
          <table:table-cell office:value-type="float" office:value="0" calcext:value-type="float">
            <text:p>0</text:p>
          </table:table-cell>
          <table:table-cell office:value-type="float" office:value="0.7931243" calcext:value-type="float">
            <text:p>0.7931243</text:p>
          </table:table-cell>
          <table:table-cell office:value-type="float" office:value="0.6767782" calcext:value-type="float">
            <text:p>0.6767782</text:p>
          </table:table-cell>
          <table:table-cell office:value-type="float" office:value="0.2110446" calcext:value-type="float">
            <text:p>0.2110446</text:p>
          </table:table-cell>
          <table:table-cell office:value-type="float" office:value="0.2109592" calcext:value-type="float">
            <text:p>0.2109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8455" calcext:value-type="float">
            <text:p>12.48455</text:p>
          </table:table-cell>
          <table:table-cell office:value-type="float" office:value="20.70982" calcext:value-type="float">
            <text:p>20.7098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1998" calcext:value-type="float">
            <text:p>1071998</text:p>
          </table:table-cell>
          <table:table-cell office:value-type="float" office:value="1.4457" calcext:value-type="float">
            <text:p>1.4457</text:p>
          </table:table-cell>
          <table:table-cell office:value-type="float" office:value="136.0095" calcext:value-type="float">
            <text:p>136.00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.90047" calcext:value-type="float">
            <text:p>21.90047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919407" calcext:value-type="float">
            <text:p>0.01919407</text:p>
          </table:table-cell>
          <table:table-cell office:value-type="float" office:value="0.1592104" calcext:value-type="float">
            <text:p>0.1592104</text:p>
          </table:table-cell>
          <table:table-cell office:value-type="float" office:value="1657.385" calcext:value-type="float">
            <text:p>1657.385</text:p>
          </table:table-cell>
          <table:table-cell office:value-type="float" office:value="1.848063" calcext:value-type="float">
            <text:p>1.848063</text:p>
          </table:table-cell>
          <table:table-cell office:value-type="float" office:value="0" calcext:value-type="float">
            <text:p>0</text:p>
          </table:table-cell>
          <table:table-cell office:value-type="float" office:value="0.4158665" calcext:value-type="float">
            <text:p>0.4158665</text:p>
          </table:table-cell>
          <table:table-cell office:value-type="float" office:value="0.5220637" calcext:value-type="float">
            <text:p>0.5220637</text:p>
          </table:table-cell>
          <table:table-cell office:value-type="float" office:value="0.2114453" calcext:value-type="float">
            <text:p>0.2114453</text:p>
          </table:table-cell>
          <table:table-cell office:value-type="float" office:value="0.2113567" calcext:value-type="float">
            <text:p>0.2113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6745" calcext:value-type="float">
            <text:p>12.56745</text:p>
          </table:table-cell>
          <table:table-cell office:value-type="float" office:value="20.78314" calcext:value-type="float">
            <text:p>20.7831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1998" calcext:value-type="float">
            <text:p>2071998</text:p>
          </table:table-cell>
          <table:table-cell office:value-type="float" office:value="1.434332" calcext:value-type="float">
            <text:p>1.434332</text:p>
          </table:table-cell>
          <table:table-cell office:value-type="float" office:value="135.9898" calcext:value-type="float">
            <text:p>135.98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.98675" calcext:value-type="float">
            <text:p>21.98675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925055" calcext:value-type="float">
            <text:p>0.01925055</text:p>
          </table:table-cell>
          <table:table-cell office:value-type="float" office:value="0.1600146" calcext:value-type="float">
            <text:p>0.1600146</text:p>
          </table:table-cell>
          <table:table-cell office:value-type="float" office:value="1657.324" calcext:value-type="float">
            <text:p>1657.324</text:p>
          </table:table-cell>
          <table:table-cell office:value-type="float" office:value="1.834698" calcext:value-type="float">
            <text:p>1.834698</text:p>
          </table:table-cell>
          <table:table-cell office:value-type="float" office:value="0" calcext:value-type="float">
            <text:p>0</text:p>
          </table:table-cell>
          <table:table-cell office:value-type="float" office:value="1.771627" calcext:value-type="float">
            <text:p>1.771627</text:p>
          </table:table-cell>
          <table:table-cell office:value-type="float" office:value="0.6690196" calcext:value-type="float">
            <text:p>0.6690196</text:p>
          </table:table-cell>
          <table:table-cell office:value-type="float" office:value="0.2118343" calcext:value-type="float">
            <text:p>0.2118343</text:p>
          </table:table-cell>
          <table:table-cell office:value-type="float" office:value="0.2117534" calcext:value-type="float">
            <text:p>0.2117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6467" calcext:value-type="float">
            <text:p>12.66467</text:p>
          </table:table-cell>
          <table:table-cell office:value-type="float" office:value="20.85558" calcext:value-type="float">
            <text:p>20.8555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1998" calcext:value-type="float">
            <text:p>3071998</text:p>
          </table:table-cell>
          <table:table-cell office:value-type="float" office:value="1.42256" calcext:value-type="float">
            <text:p>1.42256</text:p>
          </table:table-cell>
          <table:table-cell office:value-type="float" office:value="135.9653" calcext:value-type="float">
            <text:p>135.96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.07579" calcext:value-type="float">
            <text:p>22.07579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928983" calcext:value-type="float">
            <text:p>0.01928983</text:p>
          </table:table-cell>
          <table:table-cell office:value-type="float" office:value="0.1605011" calcext:value-type="float">
            <text:p>0.1605011</text:p>
          </table:table-cell>
          <table:table-cell office:value-type="float" office:value="1657.265" calcext:value-type="float">
            <text:p>1657.265</text:p>
          </table:table-cell>
          <table:table-cell office:value-type="float" office:value="1.81743" calcext:value-type="float">
            <text:p>1.81743</text:p>
          </table:table-cell>
          <table:table-cell office:value-type="float" office:value="0" calcext:value-type="float">
            <text:p>0</text:p>
          </table:table-cell>
          <table:table-cell office:value-type="float" office:value="1.984432" calcext:value-type="float">
            <text:p>1.984432</text:p>
          </table:table-cell>
          <table:table-cell office:value-type="float" office:value="0.7911448" calcext:value-type="float">
            <text:p>0.7911448</text:p>
          </table:table-cell>
          <table:table-cell office:value-type="float" office:value="0.2122279" calcext:value-type="float">
            <text:p>0.2122279</text:p>
          </table:table-cell>
          <table:table-cell office:value-type="float" office:value="0.2121492" calcext:value-type="float">
            <text:p>0.2121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9874" calcext:value-type="float">
            <text:p>12.79874</text:p>
          </table:table-cell>
          <table:table-cell office:value-type="float" office:value="20.9612" calcext:value-type="float">
            <text:p>20.961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1998" calcext:value-type="float">
            <text:p>4071998</text:p>
          </table:table-cell>
          <table:table-cell office:value-type="float" office:value="1.414298" calcext:value-type="float">
            <text:p>1.414298</text:p>
          </table:table-cell>
          <table:table-cell office:value-type="float" office:value="135.9444" calcext:value-type="float">
            <text:p>135.94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.16531" calcext:value-type="float">
            <text:p>22.16531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932987" calcext:value-type="float">
            <text:p>0.01932987</text:p>
          </table:table-cell>
          <table:table-cell office:value-type="float" office:value="0.1610603" calcext:value-type="float">
            <text:p>0.1610603</text:p>
          </table:table-cell>
          <table:table-cell office:value-type="float" office:value="1657.206" calcext:value-type="float">
            <text:p>1657.206</text:p>
          </table:table-cell>
          <table:table-cell office:value-type="float" office:value="1.81279" calcext:value-type="float">
            <text:p>1.81279</text:p>
          </table:table-cell>
          <table:table-cell office:value-type="float" office:value="0" calcext:value-type="float">
            <text:p>0</text:p>
          </table:table-cell>
          <table:table-cell office:value-type="float" office:value="0.5961864" calcext:value-type="float">
            <text:p>0.5961864</text:p>
          </table:table-cell>
          <table:table-cell office:value-type="float" office:value="0.6337382" calcext:value-type="float">
            <text:p>0.6337382</text:p>
          </table:table-cell>
          <table:table-cell office:value-type="float" office:value="0.2126609" calcext:value-type="float">
            <text:p>0.2126609</text:p>
          </table:table-cell>
          <table:table-cell office:value-type="float" office:value="0.2125446" calcext:value-type="float">
            <text:p>0.2125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1469" calcext:value-type="float">
            <text:p>12.91469</text:p>
          </table:table-cell>
          <table:table-cell office:value-type="float" office:value="21.06213" calcext:value-type="float">
            <text:p>21.0621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1998" calcext:value-type="float">
            <text:p>5071998</text:p>
          </table:table-cell>
          <table:table-cell office:value-type="float" office:value="1.404562" calcext:value-type="float">
            <text:p>1.404562</text:p>
          </table:table-cell>
          <table:table-cell office:value-type="float" office:value="135.924" calcext:value-type="float">
            <text:p>135.9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.25228" calcext:value-type="float">
            <text:p>22.25228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935054" calcext:value-type="float">
            <text:p>0.01935054</text:p>
          </table:table-cell>
          <table:table-cell office:value-type="float" office:value="0.1613341" calcext:value-type="float">
            <text:p>0.1613341</text:p>
          </table:table-cell>
          <table:table-cell office:value-type="float" office:value="1657.146" calcext:value-type="float">
            <text:p>1657.146</text:p>
          </table:table-cell>
          <table:table-cell office:value-type="float" office:value="1.801375" calcext:value-type="float">
            <text:p>1.801375</text:p>
          </table:table-cell>
          <table:table-cell office:value-type="float" office:value="0" calcext:value-type="float">
            <text:p>0</text:p>
          </table:table-cell>
          <table:table-cell office:value-type="float" office:value="1.644377" calcext:value-type="float">
            <text:p>1.644377</text:p>
          </table:table-cell>
          <table:table-cell office:value-type="float" office:value="0.6965292" calcext:value-type="float">
            <text:p>0.6965292</text:p>
          </table:table-cell>
          <table:table-cell office:value-type="float" office:value="0.2130347" calcext:value-type="float">
            <text:p>0.2130347</text:p>
          </table:table-cell>
          <table:table-cell office:value-type="float" office:value="0.212939" calcext:value-type="float">
            <text:p>0.2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2437" calcext:value-type="float">
            <text:p>13.02437</text:p>
          </table:table-cell>
          <table:table-cell office:value-type="float" office:value="21.14554" calcext:value-type="float">
            <text:p>21.1455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1998" calcext:value-type="float">
            <text:p>6071998</text:p>
          </table:table-cell>
          <table:table-cell office:value-type="float" office:value="1.396988" calcext:value-type="float">
            <text:p>1.396988</text:p>
          </table:table-cell>
          <table:table-cell office:value-type="float" office:value="135.9025" calcext:value-type="float">
            <text:p>135.90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.33929" calcext:value-type="float">
            <text:p>22.33929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936395" calcext:value-type="float">
            <text:p>0.01936395</text:p>
          </table:table-cell>
          <table:table-cell office:value-type="float" office:value="0.1614856" calcext:value-type="float">
            <text:p>0.1614856</text:p>
          </table:table-cell>
          <table:table-cell office:value-type="float" office:value="1657.086" calcext:value-type="float">
            <text:p>1657.086</text:p>
          </table:table-cell>
          <table:table-cell office:value-type="float" office:value="1.79156" calcext:value-type="float">
            <text:p>1.79156</text:p>
          </table:table-cell>
          <table:table-cell office:value-type="float" office:value="0" calcext:value-type="float">
            <text:p>0</text:p>
          </table:table-cell>
          <table:table-cell office:value-type="float" office:value="1.118835" calcext:value-type="float">
            <text:p>1.118835</text:p>
          </table:table-cell>
          <table:table-cell office:value-type="float" office:value="0.6792318" calcext:value-type="float">
            <text:p>0.6792318</text:p>
          </table:table-cell>
          <table:table-cell office:value-type="float" office:value="0.2134084" calcext:value-type="float">
            <text:p>0.2134084</text:p>
          </table:table-cell>
          <table:table-cell office:value-type="float" office:value="0.2133324" calcext:value-type="float">
            <text:p>0.2133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1266" calcext:value-type="float">
            <text:p>13.11266</text:p>
          </table:table-cell>
          <table:table-cell office:value-type="float" office:value="21.23847" calcext:value-type="float">
            <text:p>21.2384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1998" calcext:value-type="float">
            <text:p>7071998</text:p>
          </table:table-cell>
          <table:table-cell office:value-type="float" office:value="1.388054" calcext:value-type="float">
            <text:p>1.388054</text:p>
          </table:table-cell>
          <table:table-cell office:value-type="float" office:value="135.8797" calcext:value-type="float">
            <text:p>135.87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.42619" calcext:value-type="float">
            <text:p>22.42619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937251" calcext:value-type="float">
            <text:p>0.01937251</text:p>
          </table:table-cell>
          <table:table-cell office:value-type="float" office:value="0.1615626" calcext:value-type="float">
            <text:p>0.1615626</text:p>
          </table:table-cell>
          <table:table-cell office:value-type="float" office:value="1657.027" calcext:value-type="float">
            <text:p>1657.027</text:p>
          </table:table-cell>
          <table:table-cell office:value-type="float" office:value="1.779315" calcext:value-type="float">
            <text:p>1.779315</text:p>
          </table:table-cell>
          <table:table-cell office:value-type="float" office:value="0" calcext:value-type="float">
            <text:p>0</text:p>
          </table:table-cell>
          <table:table-cell office:value-type="float" office:value="1.174454" calcext:value-type="float">
            <text:p>1.174454</text:p>
          </table:table-cell>
          <table:table-cell office:value-type="float" office:value="0.7445155" calcext:value-type="float">
            <text:p>0.7445155</text:p>
          </table:table-cell>
          <table:table-cell office:value-type="float" office:value="0.2137926" calcext:value-type="float">
            <text:p>0.2137926</text:p>
          </table:table-cell>
          <table:table-cell office:value-type="float" office:value="0.2137257" calcext:value-type="float">
            <text:p>0.2137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9219" calcext:value-type="float">
            <text:p>13.19219</text:p>
          </table:table-cell>
          <table:table-cell office:value-type="float" office:value="21.33518" calcext:value-type="float">
            <text:p>21.3351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1998" calcext:value-type="float">
            <text:p>8071998</text:p>
          </table:table-cell>
          <table:table-cell office:value-type="float" office:value="1.38096" calcext:value-type="float">
            <text:p>1.38096</text:p>
          </table:table-cell>
          <table:table-cell office:value-type="float" office:value="135.8573" calcext:value-type="float">
            <text:p>135.85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.51366" calcext:value-type="float">
            <text:p>22.51366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937969" calcext:value-type="float">
            <text:p>0.01937969</text:p>
          </table:table-cell>
          <table:table-cell office:value-type="float" office:value="0.161615" calcext:value-type="float">
            <text:p>0.161615</text:p>
          </table:table-cell>
          <table:table-cell office:value-type="float" office:value="1656.969" calcext:value-type="float">
            <text:p>1656.969</text:p>
          </table:table-cell>
          <table:table-cell office:value-type="float" office:value="1.771134" calcext:value-type="float">
            <text:p>1.771134</text:p>
          </table:table-cell>
          <table:table-cell office:value-type="float" office:value="0" calcext:value-type="float">
            <text:p>0</text:p>
          </table:table-cell>
          <table:table-cell office:value-type="float" office:value="0.7892602" calcext:value-type="float">
            <text:p>0.7892602</text:p>
          </table:table-cell>
          <table:table-cell office:value-type="float" office:value="0.6846841" calcext:value-type="float">
            <text:p>0.6846841</text:p>
          </table:table-cell>
          <table:table-cell office:value-type="float" office:value="0.2141779" calcext:value-type="float">
            <text:p>0.2141779</text:p>
          </table:table-cell>
          <table:table-cell office:value-type="float" office:value="0.2141175" calcext:value-type="float">
            <text:p>0.2141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5548" calcext:value-type="float">
            <text:p>13.25548</text:p>
          </table:table-cell>
          <table:table-cell office:value-type="float" office:value="21.43423" calcext:value-type="float">
            <text:p>21.4342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1998" calcext:value-type="float">
            <text:p>9071998</text:p>
          </table:table-cell>
          <table:table-cell office:value-type="float" office:value="1.37257" calcext:value-type="float">
            <text:p>1.37257</text:p>
          </table:table-cell>
          <table:table-cell office:value-type="float" office:value="135.8342" calcext:value-type="float">
            <text:p>135.834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.6005" calcext:value-type="float">
            <text:p>22.6005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939164" calcext:value-type="float">
            <text:p>0.01939164</text:p>
          </table:table-cell>
          <table:table-cell office:value-type="float" office:value="0.1618329" calcext:value-type="float">
            <text:p>0.1618329</text:p>
          </table:table-cell>
          <table:table-cell office:value-type="float" office:value="1656.911" calcext:value-type="float">
            <text:p>1656.911</text:p>
          </table:table-cell>
          <table:table-cell office:value-type="float" office:value="1.76058" calcext:value-type="float">
            <text:p>1.76058</text:p>
          </table:table-cell>
          <table:table-cell office:value-type="float" office:value="0" calcext:value-type="float">
            <text:p>0</text:p>
          </table:table-cell>
          <table:table-cell office:value-type="float" office:value="0.2876546" calcext:value-type="float">
            <text:p>0.2876546</text:p>
          </table:table-cell>
          <table:table-cell office:value-type="float" office:value="0.4646147" calcext:value-type="float">
            <text:p>0.4646147</text:p>
          </table:table-cell>
          <table:table-cell office:value-type="float" office:value="0.2146135" calcext:value-type="float">
            <text:p>0.2146135</text:p>
          </table:table-cell>
          <table:table-cell office:value-type="float" office:value="0.2145088" calcext:value-type="float">
            <text:p>0.2145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1301" calcext:value-type="float">
            <text:p>13.31301</text:p>
          </table:table-cell>
          <table:table-cell office:value-type="float" office:value="21.52851" calcext:value-type="float">
            <text:p>21.5285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1998" calcext:value-type="float">
            <text:p>10071998</text:p>
          </table:table-cell>
          <table:table-cell office:value-type="float" office:value="1.36468" calcext:value-type="float">
            <text:p>1.36468</text:p>
          </table:table-cell>
          <table:table-cell office:value-type="float" office:value="135.814" calcext:value-type="float">
            <text:p>135.8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.68715" calcext:value-type="float">
            <text:p>22.68715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949655" calcext:value-type="float">
            <text:p>0.01949655</text:p>
          </table:table-cell>
          <table:table-cell office:value-type="float" office:value="0.1631929" calcext:value-type="float">
            <text:p>0.1631929</text:p>
          </table:table-cell>
          <table:table-cell office:value-type="float" office:value="1656.854" calcext:value-type="float">
            <text:p>1656.854</text:p>
          </table:table-cell>
          <table:table-cell office:value-type="float" office:value="1.755591" calcext:value-type="float">
            <text:p>1.755591</text:p>
          </table:table-cell>
          <table:table-cell office:value-type="float" office:value="0" calcext:value-type="float">
            <text:p>0</text:p>
          </table:table-cell>
          <table:table-cell office:value-type="float" office:value="0.8497389" calcext:value-type="float">
            <text:p>0.8497389</text:p>
          </table:table-cell>
          <table:table-cell office:value-type="float" office:value="0.5660758" calcext:value-type="float">
            <text:p>0.5660758</text:p>
          </table:table-cell>
          <table:table-cell office:value-type="float" office:value="0.2149997" calcext:value-type="float">
            <text:p>0.2149997</text:p>
          </table:table-cell>
          <table:table-cell office:value-type="float" office:value="0.2148997" calcext:value-type="float">
            <text:p>0.2148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8106" calcext:value-type="float">
            <text:p>13.38106</text:p>
          </table:table-cell>
          <table:table-cell office:value-type="float" office:value="21.58793" calcext:value-type="float">
            <text:p>21.5879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1998" calcext:value-type="float">
            <text:p>11071998</text:p>
          </table:table-cell>
          <table:table-cell office:value-type="float" office:value="1.357262" calcext:value-type="float">
            <text:p>1.357262</text:p>
          </table:table-cell>
          <table:table-cell office:value-type="float" office:value="135.7935" calcext:value-type="float">
            <text:p>135.79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.77231" calcext:value-type="float">
            <text:p>22.77231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956099" calcext:value-type="float">
            <text:p>0.01956099</text:p>
          </table:table-cell>
          <table:table-cell office:value-type="float" office:value="0.1641019" calcext:value-type="float">
            <text:p>0.1641019</text:p>
          </table:table-cell>
          <table:table-cell office:value-type="float" office:value="1656.795" calcext:value-type="float">
            <text:p>1656.795</text:p>
          </table:table-cell>
          <table:table-cell office:value-type="float" office:value="1.746172" calcext:value-type="float">
            <text:p>1.746172</text:p>
          </table:table-cell>
          <table:table-cell office:value-type="float" office:value="0" calcext:value-type="float">
            <text:p>0</text:p>
          </table:table-cell>
          <table:table-cell office:value-type="float" office:value="0.9681463" calcext:value-type="float">
            <text:p>0.9681463</text:p>
          </table:table-cell>
          <table:table-cell office:value-type="float" office:value="0.6341355" calcext:value-type="float">
            <text:p>0.6341355</text:p>
          </table:table-cell>
          <table:table-cell office:value-type="float" office:value="0.2153638" calcext:value-type="float">
            <text:p>0.2153638</text:p>
          </table:table-cell>
          <table:table-cell office:value-type="float" office:value="0.2152891" calcext:value-type="float">
            <text:p>0.2152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5353" calcext:value-type="float">
            <text:p>13.45353</text:p>
          </table:table-cell>
          <table:table-cell office:value-type="float" office:value="21.66348" calcext:value-type="float">
            <text:p>21.6634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1998" calcext:value-type="float">
            <text:p>12071998</text:p>
          </table:table-cell>
          <table:table-cell office:value-type="float" office:value="1.348468" calcext:value-type="float">
            <text:p>1.348468</text:p>
          </table:table-cell>
          <table:table-cell office:value-type="float" office:value="135.7705" calcext:value-type="float">
            <text:p>135.77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.85803" calcext:value-type="float">
            <text:p>22.85803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960688" calcext:value-type="float">
            <text:p>0.01960688</text:p>
          </table:table-cell>
          <table:table-cell office:value-type="float" office:value="0.1646771" calcext:value-type="float">
            <text:p>0.1646771</text:p>
          </table:table-cell>
          <table:table-cell office:value-type="float" office:value="1656.738" calcext:value-type="float">
            <text:p>1656.738</text:p>
          </table:table-cell>
          <table:table-cell office:value-type="float" office:value="1.73412" calcext:value-type="float">
            <text:p>1.73412</text:p>
          </table:table-cell>
          <table:table-cell office:value-type="float" office:value="0" calcext:value-type="float">
            <text:p>0</text:p>
          </table:table-cell>
          <table:table-cell office:value-type="float" office:value="1.142739" calcext:value-type="float">
            <text:p>1.142739</text:p>
          </table:table-cell>
          <table:table-cell office:value-type="float" office:value="0.7380342" calcext:value-type="float">
            <text:p>0.7380342</text:p>
          </table:table-cell>
          <table:table-cell office:value-type="float" office:value="0.2157433" calcext:value-type="float">
            <text:p>0.2157433</text:p>
          </table:table-cell>
          <table:table-cell office:value-type="float" office:value="0.2156782" calcext:value-type="float">
            <text:p>0.2156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2427" calcext:value-type="float">
            <text:p>13.52427</text:p>
          </table:table-cell>
          <table:table-cell office:value-type="float" office:value="21.75658" calcext:value-type="float">
            <text:p>21.7565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1998" calcext:value-type="float">
            <text:p>13071998</text:p>
          </table:table-cell>
          <table:table-cell office:value-type="float" office:value="1.340396" calcext:value-type="float">
            <text:p>1.340396</text:p>
          </table:table-cell>
          <table:table-cell office:value-type="float" office:value="135.748" calcext:value-type="float">
            <text:p>135.7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.94506" calcext:value-type="float">
            <text:p>22.94506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963239" calcext:value-type="float">
            <text:p>0.01963239</text:p>
          </table:table-cell>
          <table:table-cell office:value-type="float" office:value="0.1649937" calcext:value-type="float">
            <text:p>0.1649937</text:p>
          </table:table-cell>
          <table:table-cell office:value-type="float" office:value="1656.68" calcext:value-type="float">
            <text:p>1656.68</text:p>
          </table:table-cell>
          <table:table-cell office:value-type="float" office:value="1.726544" calcext:value-type="float">
            <text:p>1.726544</text:p>
          </table:table-cell>
          <table:table-cell office:value-type="float" office:value="0" calcext:value-type="float">
            <text:p>0</text:p>
          </table:table-cell>
          <table:table-cell office:value-type="float" office:value="1.355164" calcext:value-type="float">
            <text:p>1.355164</text:p>
          </table:table-cell>
          <table:table-cell office:value-type="float" office:value="0.7207603" calcext:value-type="float">
            <text:p>0.7207603</text:p>
          </table:table-cell>
          <table:table-cell office:value-type="float" office:value="0.2161597" calcext:value-type="float">
            <text:p>0.2161597</text:p>
          </table:table-cell>
          <table:table-cell office:value-type="float" office:value="0.2160666" calcext:value-type="float">
            <text:p>0.2160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0924" calcext:value-type="float">
            <text:p>13.60924</text:p>
          </table:table-cell>
          <table:table-cell office:value-type="float" office:value="21.85529" calcext:value-type="float">
            <text:p>21.8552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1998" calcext:value-type="float">
            <text:p>14071998</text:p>
          </table:table-cell>
          <table:table-cell office:value-type="float" office:value="1.330682" calcext:value-type="float">
            <text:p>1.330682</text:p>
          </table:table-cell>
          <table:table-cell office:value-type="float" office:value="135.7224" calcext:value-type="float">
            <text:p>135.72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.03267" calcext:value-type="float">
            <text:p>23.03267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964946" calcext:value-type="float">
            <text:p>0.01964946</text:p>
          </table:table-cell>
          <table:table-cell office:value-type="float" office:value="0.1651739" calcext:value-type="float">
            <text:p>0.1651739</text:p>
          </table:table-cell>
          <table:table-cell office:value-type="float" office:value="1656.624" calcext:value-type="float">
            <text:p>1656.624</text:p>
          </table:table-cell>
          <table:table-cell office:value-type="float" office:value="1.711467" calcext:value-type="float">
            <text:p>1.711467</text:p>
          </table:table-cell>
          <table:table-cell office:value-type="float" office:value="0" calcext:value-type="float">
            <text:p>0</text:p>
          </table:table-cell>
          <table:table-cell office:value-type="float" office:value="1.225754" calcext:value-type="float">
            <text:p>1.225754</text:p>
          </table:table-cell>
          <table:table-cell office:value-type="float" office:value="0.8333359" calcext:value-type="float">
            <text:p>0.8333359</text:p>
          </table:table-cell>
          <table:table-cell office:value-type="float" office:value="0.2165273" calcext:value-type="float">
            <text:p>0.2165273</text:p>
          </table:table-cell>
          <table:table-cell office:value-type="float" office:value="0.2164539" calcext:value-type="float">
            <text:p>0.2164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8915" calcext:value-type="float">
            <text:p>13.68915</text:p>
          </table:table-cell>
          <table:table-cell office:value-type="float" office:value="21.96808" calcext:value-type="float">
            <text:p>21.9680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1998" calcext:value-type="float">
            <text:p>15071998</text:p>
          </table:table-cell>
          <table:table-cell office:value-type="float" office:value="1.320587" calcext:value-type="float">
            <text:p>1.320587</text:p>
          </table:table-cell>
          <table:table-cell office:value-type="float" office:value="135.694" calcext:value-type="float">
            <text:p>135.6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.1227" calcext:value-type="float">
            <text:p>23.1227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966131" calcext:value-type="float">
            <text:p>0.01966131</text:p>
          </table:table-cell>
          <table:table-cell office:value-type="float" office:value="0.1652818" calcext:value-type="float">
            <text:p>0.1652818</text:p>
          </table:table-cell>
          <table:table-cell office:value-type="float" office:value="1656.568" calcext:value-type="float">
            <text:p>1656.568</text:p>
          </table:table-cell>
          <table:table-cell office:value-type="float" office:value="1.694104" calcext:value-type="float">
            <text:p>1.694104</text:p>
          </table:table-cell>
          <table:table-cell office:value-type="float" office:value="0" calcext:value-type="float">
            <text:p>0</text:p>
          </table:table-cell>
          <table:table-cell office:value-type="float" office:value="0.9634299" calcext:value-type="float">
            <text:p>0.9634299</text:p>
          </table:table-cell>
          <table:table-cell office:value-type="float" office:value="0.8929443" calcext:value-type="float">
            <text:p>0.8929443</text:p>
          </table:table-cell>
          <table:table-cell office:value-type="float" office:value="0.216905" calcext:value-type="float">
            <text:p>0.216905</text:p>
          </table:table-cell>
          <table:table-cell office:value-type="float" office:value="0.2168408" calcext:value-type="float">
            <text:p>0.2168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5968" calcext:value-type="float">
            <text:p>13.75968</text:p>
          </table:table-cell>
          <table:table-cell office:value-type="float" office:value="22.10289" calcext:value-type="float">
            <text:p>22.1028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1998" calcext:value-type="float">
            <text:p>16071998</text:p>
          </table:table-cell>
          <table:table-cell office:value-type="float" office:value="1.311023" calcext:value-type="float">
            <text:p>1.311023</text:p>
          </table:table-cell>
          <table:table-cell office:value-type="float" office:value="135.6675" calcext:value-type="float">
            <text:p>135.66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.21299" calcext:value-type="float">
            <text:p>23.21299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972969" calcext:value-type="float">
            <text:p>0.01972969</text:p>
          </table:table-cell>
          <table:table-cell office:value-type="float" office:value="0.1659298" calcext:value-type="float">
            <text:p>0.1659298</text:p>
          </table:table-cell>
          <table:table-cell office:value-type="float" office:value="1656.513" calcext:value-type="float">
            <text:p>1656.513</text:p>
          </table:table-cell>
          <table:table-cell office:value-type="float" office:value="1.683261" calcext:value-type="float">
            <text:p>1.683261</text:p>
          </table:table-cell>
          <table:table-cell office:value-type="float" office:value="0" calcext:value-type="float">
            <text:p>0</text:p>
          </table:table-cell>
          <table:table-cell office:value-type="float" office:value="0.3234522" calcext:value-type="float">
            <text:p>0.3234522</text:p>
          </table:table-cell>
          <table:table-cell office:value-type="float" office:value="0.4869406" calcext:value-type="float">
            <text:p>0.4869406</text:p>
          </table:table-cell>
          <table:table-cell office:value-type="float" office:value="0.2173195" calcext:value-type="float">
            <text:p>0.2173195</text:p>
          </table:table-cell>
          <table:table-cell office:value-type="float" office:value="0.2172268" calcext:value-type="float">
            <text:p>0.2172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1198" calcext:value-type="float">
            <text:p>13.81198</text:p>
          </table:table-cell>
          <table:table-cell office:value-type="float" office:value="22.20679" calcext:value-type="float">
            <text:p>22.2067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1998" calcext:value-type="float">
            <text:p>17071998</text:p>
          </table:table-cell>
          <table:table-cell office:value-type="float" office:value="1.302155" calcext:value-type="float">
            <text:p>1.302155</text:p>
          </table:table-cell>
          <table:table-cell office:value-type="float" office:value="135.6454" calcext:value-type="float">
            <text:p>135.64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.30099" calcext:value-type="float">
            <text:p>23.30099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988641" calcext:value-type="float">
            <text:p>0.01988641</text:p>
          </table:table-cell>
          <table:table-cell office:value-type="float" office:value="0.1678192" calcext:value-type="float">
            <text:p>0.1678192</text:p>
          </table:table-cell>
          <table:table-cell office:value-type="float" office:value="1656.457" calcext:value-type="float">
            <text:p>1656.457</text:p>
          </table:table-cell>
          <table:table-cell office:value-type="float" office:value="1.678778" calcext:value-type="float">
            <text:p>1.678778</text:p>
          </table:table-cell>
          <table:table-cell office:value-type="float" office:value="0" calcext:value-type="float">
            <text:p>0</text:p>
          </table:table-cell>
          <table:table-cell office:value-type="float" office:value="0.4511301" calcext:value-type="float">
            <text:p>0.4511301</text:p>
          </table:table-cell>
          <table:table-cell office:value-type="float" office:value="0.5492935" calcext:value-type="float">
            <text:p>0.5492935</text:p>
          </table:table-cell>
          <table:table-cell office:value-type="float" office:value="0.2177281" calcext:value-type="float">
            <text:p>0.2177281</text:p>
          </table:table-cell>
          <table:table-cell office:value-type="float" office:value="0.2176121" calcext:value-type="float">
            <text:p>0.2176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7269" calcext:value-type="float">
            <text:p>13.87269</text:p>
          </table:table-cell>
          <table:table-cell office:value-type="float" office:value="22.26391" calcext:value-type="float">
            <text:p>22.2639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1998" calcext:value-type="float">
            <text:p>18071998</text:p>
          </table:table-cell>
          <table:table-cell office:value-type="float" office:value="1.293069" calcext:value-type="float">
            <text:p>1.293069</text:p>
          </table:table-cell>
          <table:table-cell office:value-type="float" office:value="135.6238" calcext:value-type="float">
            <text:p>135.62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.38708" calcext:value-type="float">
            <text:p>23.38708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1998897" calcext:value-type="float">
            <text:p>0.01998897</text:p>
          </table:table-cell>
          <table:table-cell office:value-type="float" office:value="0.1692591" calcext:value-type="float">
            <text:p>0.1692591</text:p>
          </table:table-cell>
          <table:table-cell office:value-type="float" office:value="1656.4" calcext:value-type="float">
            <text:p>1656.4</text:p>
          </table:table-cell>
          <table:table-cell office:value-type="float" office:value="1.670689" calcext:value-type="float">
            <text:p>1.670689</text:p>
          </table:table-cell>
          <table:table-cell office:value-type="float" office:value="0" calcext:value-type="float">
            <text:p>0</text:p>
          </table:table-cell>
          <table:table-cell office:value-type="float" office:value="1.409528" calcext:value-type="float">
            <text:p>1.409528</text:p>
          </table:table-cell>
          <table:table-cell office:value-type="float" office:value="0.6395539" calcext:value-type="float">
            <text:p>0.6395539</text:p>
          </table:table-cell>
          <table:table-cell office:value-type="float" office:value="0.2180945" calcext:value-type="float">
            <text:p>0.2180945</text:p>
          </table:table-cell>
          <table:table-cell office:value-type="float" office:value="0.2179965" calcext:value-type="float">
            <text:p>0.2179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6245" calcext:value-type="float">
            <text:p>13.96245</text:p>
          </table:table-cell>
          <table:table-cell office:value-type="float" office:value="22.33457" calcext:value-type="float">
            <text:p>22.3345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1998" calcext:value-type="float">
            <text:p>19071998</text:p>
          </table:table-cell>
          <table:table-cell office:value-type="float" office:value="1.284382" calcext:value-type="float">
            <text:p>1.284382</text:p>
          </table:table-cell>
          <table:table-cell office:value-type="float" office:value="135.5999" calcext:value-type="float">
            <text:p>135.59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.47326" calcext:value-type="float">
            <text:p>23.47326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2006611" calcext:value-type="float">
            <text:p>0.02006611</text:p>
          </table:table-cell>
          <table:table-cell office:value-type="float" office:value="0.17025" calcext:value-type="float">
            <text:p>0.17025</text:p>
          </table:table-cell>
          <table:table-cell office:value-type="float" office:value="1656.343" calcext:value-type="float">
            <text:p>1656.343</text:p>
          </table:table-cell>
          <table:table-cell office:value-type="float" office:value="1.6602" calcext:value-type="float">
            <text:p>1.6602</text:p>
          </table:table-cell>
          <table:table-cell office:value-type="float" office:value="0" calcext:value-type="float">
            <text:p>0</text:p>
          </table:table-cell>
          <table:table-cell office:value-type="float" office:value="1.24702" calcext:value-type="float">
            <text:p>1.24702</text:p>
          </table:table-cell>
          <table:table-cell office:value-type="float" office:value="0.69572" calcext:value-type="float">
            <text:p>0.69572</text:p>
          </table:table-cell>
          <table:table-cell office:value-type="float" office:value="0.2184599" calcext:value-type="float">
            <text:p>0.2184599</text:p>
          </table:table-cell>
          <table:table-cell office:value-type="float" office:value="0.2183802" calcext:value-type="float">
            <text:p>0.2183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04917" calcext:value-type="float">
            <text:p>14.04917</text:p>
          </table:table-cell>
          <table:table-cell office:value-type="float" office:value="22.4238" calcext:value-type="float">
            <text:p>22.423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1998" calcext:value-type="float">
            <text:p>20071998</text:p>
          </table:table-cell>
          <table:table-cell office:value-type="float" office:value="1.27527" calcext:value-type="float">
            <text:p>1.27527</text:p>
          </table:table-cell>
          <table:table-cell office:value-type="float" office:value="135.5739" calcext:value-type="float">
            <text:p>135.57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.56046" calcext:value-type="float">
            <text:p>23.56046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2011943" calcext:value-type="float">
            <text:p>0.02011943</text:p>
          </table:table-cell>
          <table:table-cell office:value-type="float" office:value="0.1708995" calcext:value-type="float">
            <text:p>0.1708995</text:p>
          </table:table-cell>
          <table:table-cell office:value-type="float" office:value="1656.287" calcext:value-type="float">
            <text:p>1656.287</text:p>
          </table:table-cell>
          <table:table-cell office:value-type="float" office:value="1.647208" calcext:value-type="float">
            <text:p>1.647208</text:p>
          </table:table-cell>
          <table:table-cell office:value-type="float" office:value="0" calcext:value-type="float">
            <text:p>0</text:p>
          </table:table-cell>
          <table:table-cell office:value-type="float" office:value="1.128951" calcext:value-type="float">
            <text:p>1.128951</text:p>
          </table:table-cell>
          <table:table-cell office:value-type="float" office:value="0.7619034" calcext:value-type="float">
            <text:p>0.7619034</text:p>
          </table:table-cell>
          <table:table-cell office:value-type="float" office:value="0.2188351" calcext:value-type="float">
            <text:p>0.2188351</text:p>
          </table:table-cell>
          <table:table-cell office:value-type="float" office:value="0.2187631" calcext:value-type="float">
            <text:p>0.2187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12935" calcext:value-type="float">
            <text:p>14.12935</text:p>
          </table:table-cell>
          <table:table-cell office:value-type="float" office:value="22.5268" calcext:value-type="float">
            <text:p>22.526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1998" calcext:value-type="float">
            <text:p>21071998</text:p>
          </table:table-cell>
          <table:table-cell office:value-type="float" office:value="1.266667" calcext:value-type="float">
            <text:p>1.266667</text:p>
          </table:table-cell>
          <table:table-cell office:value-type="float" office:value="135.5471" calcext:value-type="float">
            <text:p>135.54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.64845" calcext:value-type="float">
            <text:p>23.64845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2015312" calcext:value-type="float">
            <text:p>0.02015312</text:p>
          </table:table-cell>
          <table:table-cell office:value-type="float" office:value="0.1713038" calcext:value-type="float">
            <text:p>0.1713038</text:p>
          </table:table-cell>
          <table:table-cell office:value-type="float" office:value="1656.232" calcext:value-type="float">
            <text:p>1656.232</text:p>
          </table:table-cell>
          <table:table-cell office:value-type="float" office:value="1.63452" calcext:value-type="float">
            <text:p>1.63452</text:p>
          </table:table-cell>
          <table:table-cell office:value-type="float" office:value="0" calcext:value-type="float">
            <text:p>0</text:p>
          </table:table-cell>
          <table:table-cell office:value-type="float" office:value="0.9304966" calcext:value-type="float">
            <text:p>0.9304966</text:p>
          </table:table-cell>
          <table:table-cell office:value-type="float" office:value="0.785494" calcext:value-type="float">
            <text:p>0.785494</text:p>
          </table:table-cell>
          <table:table-cell office:value-type="float" office:value="0.2192112" calcext:value-type="float">
            <text:p>0.2192112</text:p>
          </table:table-cell>
          <table:table-cell office:value-type="float" office:value="0.2191453" calcext:value-type="float">
            <text:p>0.2191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19525" calcext:value-type="float">
            <text:p>14.19525</text:p>
          </table:table-cell>
          <table:table-cell office:value-type="float" office:value="22.63626" calcext:value-type="float">
            <text:p>22.6362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1998" calcext:value-type="float">
            <text:p>22071998</text:p>
          </table:table-cell>
          <table:table-cell office:value-type="float" office:value="1.258011" calcext:value-type="float">
            <text:p>1.258011</text:p>
          </table:table-cell>
          <table:table-cell office:value-type="float" office:value="135.5186" calcext:value-type="float">
            <text:p>135.51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.73744" calcext:value-type="float">
            <text:p>23.73744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2017592" calcext:value-type="float">
            <text:p>0.02017592</text:p>
          </table:table-cell>
          <table:table-cell office:value-type="float" office:value="0.1715559" calcext:value-type="float">
            <text:p>0.1715559</text:p>
          </table:table-cell>
          <table:table-cell office:value-type="float" office:value="1656.177" calcext:value-type="float">
            <text:p>1656.177</text:p>
          </table:table-cell>
          <table:table-cell office:value-type="float" office:value="1.622431" calcext:value-type="float">
            <text:p>1.622431</text:p>
          </table:table-cell>
          <table:table-cell office:value-type="float" office:value="0" calcext:value-type="float">
            <text:p>0</text:p>
          </table:table-cell>
          <table:table-cell office:value-type="float" office:value="0.7287334" calcext:value-type="float">
            <text:p>0.7287334</text:p>
          </table:table-cell>
          <table:table-cell office:value-type="float" office:value="0.7818273" calcext:value-type="float">
            <text:p>0.7818273</text:p>
          </table:table-cell>
          <table:table-cell office:value-type="float" office:value="0.2195867" calcext:value-type="float">
            <text:p>0.2195867</text:p>
          </table:table-cell>
          <table:table-cell office:value-type="float" office:value="0.219527" calcext:value-type="float">
            <text:p>0.219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4848" calcext:value-type="float">
            <text:p>14.24848</text:p>
          </table:table-cell>
          <table:table-cell office:value-type="float" office:value="22.75182" calcext:value-type="float">
            <text:p>22.7518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1998" calcext:value-type="float">
            <text:p>23071998</text:p>
          </table:table-cell>
          <table:table-cell office:value-type="float" office:value="1.25087" calcext:value-type="float">
            <text:p>1.25087</text:p>
          </table:table-cell>
          <table:table-cell office:value-type="float" office:value="135.4944" calcext:value-type="float">
            <text:p>135.49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.82509" calcext:value-type="float">
            <text:p>23.82509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201929" calcext:value-type="float">
            <text:p>0.0201929</text:p>
          </table:table-cell>
          <table:table-cell office:value-type="float" office:value="0.1717542" calcext:value-type="float">
            <text:p>0.1717542</text:p>
          </table:table-cell>
          <table:table-cell office:value-type="float" office:value="1656.12" calcext:value-type="float">
            <text:p>1656.12</text:p>
          </table:table-cell>
          <table:table-cell office:value-type="float" office:value="1.616494" calcext:value-type="float">
            <text:p>1.616494</text:p>
          </table:table-cell>
          <table:table-cell office:value-type="float" office:value="0" calcext:value-type="float">
            <text:p>0</text:p>
          </table:table-cell>
          <table:table-cell office:value-type="float" office:value="0.4045863" calcext:value-type="float">
            <text:p>0.4045863</text:p>
          </table:table-cell>
          <table:table-cell office:value-type="float" office:value="0.6153287" calcext:value-type="float">
            <text:p>0.6153287</text:p>
          </table:table-cell>
          <table:table-cell office:value-type="float" office:value="0.2200126" calcext:value-type="float">
            <text:p>0.2200126</text:p>
          </table:table-cell>
          <table:table-cell office:value-type="float" office:value="0.2199074" calcext:value-type="float">
            <text:p>0.2199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9479" calcext:value-type="float">
            <text:p>14.29479</text:p>
          </table:table-cell>
          <table:table-cell office:value-type="float" office:value="22.8489" calcext:value-type="float">
            <text:p>22.848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1998" calcext:value-type="float">
            <text:p>24071998</text:p>
          </table:table-cell>
          <table:table-cell office:value-type="float" office:value="1.244341" calcext:value-type="float">
            <text:p>1.244341</text:p>
          </table:table-cell>
          <table:table-cell office:value-type="float" office:value="135.4734" calcext:value-type="float">
            <text:p>135.47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.90969" calcext:value-type="float">
            <text:p>23.90969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2021584" calcext:value-type="float">
            <text:p>0.02021584</text:p>
          </table:table-cell>
          <table:table-cell office:value-type="float" office:value="0.1720463" calcext:value-type="float">
            <text:p>0.1720463</text:p>
          </table:table-cell>
          <table:table-cell office:value-type="float" office:value="1656.063" calcext:value-type="float">
            <text:p>1656.063</text:p>
          </table:table-cell>
          <table:table-cell office:value-type="float" office:value="1.610358" calcext:value-type="float">
            <text:p>1.610358</text:p>
          </table:table-cell>
          <table:table-cell office:value-type="float" office:value="0" calcext:value-type="float">
            <text:p>0</text:p>
          </table:table-cell>
          <table:table-cell office:value-type="float" office:value="0.9559839" calcext:value-type="float">
            <text:p>0.9559839</text:p>
          </table:table-cell>
          <table:table-cell office:value-type="float" office:value="0.6334962" calcext:value-type="float">
            <text:p>0.6334962</text:p>
          </table:table-cell>
          <table:table-cell office:value-type="float" office:value="0.2203689" calcext:value-type="float">
            <text:p>0.2203689</text:p>
          </table:table-cell>
          <table:table-cell office:value-type="float" office:value="0.2202875" calcext:value-type="float">
            <text:p>0.2202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6066" calcext:value-type="float">
            <text:p>14.36066</text:p>
          </table:table-cell>
          <table:table-cell office:value-type="float" office:value="22.92032" calcext:value-type="float">
            <text:p>22.9203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1998" calcext:value-type="float">
            <text:p>25071998</text:p>
          </table:table-cell>
          <table:table-cell office:value-type="float" office:value="1.238066" calcext:value-type="float">
            <text:p>1.238066</text:p>
          </table:table-cell>
          <table:table-cell office:value-type="float" office:value="135.4515" calcext:value-type="float">
            <text:p>135.45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.99307" calcext:value-type="float">
            <text:p>23.99307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2022938" calcext:value-type="float">
            <text:p>0.02022938</text:p>
          </table:table-cell>
          <table:table-cell office:value-type="float" office:value="0.1721887" calcext:value-type="float">
            <text:p>0.1721887</text:p>
          </table:table-cell>
          <table:table-cell office:value-type="float" office:value="1656.006" calcext:value-type="float">
            <text:p>1656.006</text:p>
          </table:table-cell>
          <table:table-cell office:value-type="float" office:value="1.603292" calcext:value-type="float">
            <text:p>1.603292</text:p>
          </table:table-cell>
          <table:table-cell office:value-type="float" office:value="0" calcext:value-type="float">
            <text:p>0</text:p>
          </table:table-cell>
          <table:table-cell office:value-type="float" office:value="0.7063303" calcext:value-type="float">
            <text:p>0.7063303</text:p>
          </table:table-cell>
          <table:table-cell office:value-type="float" office:value="0.6606673" calcext:value-type="float">
            <text:p>0.6606673</text:p>
          </table:table-cell>
          <table:table-cell office:value-type="float" office:value="0.2207302" calcext:value-type="float">
            <text:p>0.2207302</text:p>
          </table:table-cell>
          <table:table-cell office:value-type="float" office:value="0.220667" calcext:value-type="float">
            <text:p>0.220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0872" calcext:value-type="float">
            <text:p>14.40872</text:p>
          </table:table-cell>
          <table:table-cell office:value-type="float" office:value="22.99786" calcext:value-type="float">
            <text:p>22.9978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1998" calcext:value-type="float">
            <text:p>26071998</text:p>
          </table:table-cell>
          <table:table-cell office:value-type="float" office:value="1.231732" calcext:value-type="float">
            <text:p>1.231732</text:p>
          </table:table-cell>
          <table:table-cell office:value-type="float" office:value="135.4287" calcext:value-type="float">
            <text:p>135.42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.07665" calcext:value-type="float">
            <text:p>24.07665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2023728" calcext:value-type="float">
            <text:p>0.02023728</text:p>
          </table:table-cell>
          <table:table-cell office:value-type="float" office:value="0.1722498" calcext:value-type="float">
            <text:p>0.1722498</text:p>
          </table:table-cell>
          <table:table-cell office:value-type="float" office:value="1655.949" calcext:value-type="float">
            <text:p>1655.949</text:p>
          </table:table-cell>
          <table:table-cell office:value-type="float" office:value="1.596538" calcext:value-type="float">
            <text:p>1.596538</text:p>
          </table:table-cell>
          <table:table-cell office:value-type="float" office:value="0" calcext:value-type="float">
            <text:p>0</text:p>
          </table:table-cell>
          <table:table-cell office:value-type="float" office:value="0.6061063" calcext:value-type="float">
            <text:p>0.6061063</text:p>
          </table:table-cell>
          <table:table-cell office:value-type="float" office:value="0.675802" calcext:value-type="float">
            <text:p>0.675802</text:p>
          </table:table-cell>
          <table:table-cell office:value-type="float" office:value="0.2211016" calcext:value-type="float">
            <text:p>0.2211016</text:p>
          </table:table-cell>
          <table:table-cell office:value-type="float" office:value="0.2210451" calcext:value-type="float">
            <text:p>0.2210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4813" calcext:value-type="float">
            <text:p>14.44813</text:p>
          </table:table-cell>
          <table:table-cell office:value-type="float" office:value="23.08108" calcext:value-type="float">
            <text:p>23.0810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1998" calcext:value-type="float">
            <text:p>27071998</text:p>
          </table:table-cell>
          <table:table-cell office:value-type="float" office:value="1.225632" calcext:value-type="float">
            <text:p>1.225632</text:p>
          </table:table-cell>
          <table:table-cell office:value-type="float" office:value="135.407" calcext:value-type="float">
            <text:p>135.4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.16016" calcext:value-type="float">
            <text:p>24.16016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2024319" calcext:value-type="float">
            <text:p>0.02024319</text:p>
          </table:table-cell>
          <table:table-cell office:value-type="float" office:value="0.1722881" calcext:value-type="float">
            <text:p>0.1722881</text:p>
          </table:table-cell>
          <table:table-cell office:value-type="float" office:value="1655.891" calcext:value-type="float">
            <text:p>1655.891</text:p>
          </table:table-cell>
          <table:table-cell office:value-type="float" office:value="1.590589" calcext:value-type="float">
            <text:p>1.590589</text:p>
          </table:table-cell>
          <table:table-cell office:value-type="float" office:value="0" calcext:value-type="float">
            <text:p>0</text:p>
          </table:table-cell>
          <table:table-cell office:value-type="float" office:value="0.4213656" calcext:value-type="float">
            <text:p>0.4213656</text:p>
          </table:table-cell>
          <table:table-cell office:value-type="float" office:value="0.6407438" calcext:value-type="float">
            <text:p>0.6407438</text:p>
          </table:table-cell>
          <table:table-cell office:value-type="float" office:value="0.2215255" calcext:value-type="float">
            <text:p>0.2215255</text:p>
          </table:table-cell>
          <table:table-cell office:value-type="float" office:value="0.2214231" calcext:value-type="float">
            <text:p>0.2214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8432" calcext:value-type="float">
            <text:p>14.48432</text:p>
          </table:table-cell>
          <table:table-cell office:value-type="float" office:value="23.16249" calcext:value-type="float">
            <text:p>23.1624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1998" calcext:value-type="float">
            <text:p>28071998</text:p>
          </table:table-cell>
          <table:table-cell office:value-type="float" office:value="1.218565" calcext:value-type="float">
            <text:p>1.218565</text:p>
          </table:table-cell>
          <table:table-cell office:value-type="float" office:value="135.3864" calcext:value-type="float">
            <text:p>135.38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.24289" calcext:value-type="float">
            <text:p>24.24289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2024975" calcext:value-type="float">
            <text:p>0.02024975</text:p>
          </table:table-cell>
          <table:table-cell office:value-type="float" office:value="0.1723844" calcext:value-type="float">
            <text:p>0.1723844</text:p>
          </table:table-cell>
          <table:table-cell office:value-type="float" office:value="1655.834" calcext:value-type="float">
            <text:p>1655.834</text:p>
          </table:table-cell>
          <table:table-cell office:value-type="float" office:value="1.584204" calcext:value-type="float">
            <text:p>1.584204</text:p>
          </table:table-cell>
          <table:table-cell office:value-type="float" office:value="0" calcext:value-type="float">
            <text:p>0</text:p>
          </table:table-cell>
          <table:table-cell office:value-type="float" office:value="0.3410888" calcext:value-type="float">
            <text:p>0.3410888</text:p>
          </table:table-cell>
          <table:table-cell office:value-type="float" office:value="0.5256312" calcext:value-type="float">
            <text:p>0.5256312</text:p>
          </table:table-cell>
          <table:table-cell office:value-type="float" office:value="0.221952" calcext:value-type="float">
            <text:p>0.221952</text:p>
          </table:table-cell>
          <table:table-cell office:value-type="float" office:value="0.2218002" calcext:value-type="float">
            <text:p>0.2218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537" calcext:value-type="float">
            <text:p>14.5537</text:p>
          </table:table-cell>
          <table:table-cell office:value-type="float" office:value="23.23763" calcext:value-type="float">
            <text:p>23.2376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1998" calcext:value-type="float">
            <text:p>29071998</text:p>
          </table:table-cell>
          <table:table-cell office:value-type="float" office:value="1.212077" calcext:value-type="float">
            <text:p>1.212077</text:p>
          </table:table-cell>
          <table:table-cell office:value-type="float" office:value="135.3667" calcext:value-type="float">
            <text:p>135.36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.32509" calcext:value-type="float">
            <text:p>24.32509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2031732" calcext:value-type="float">
            <text:p>0.02031732</text:p>
          </table:table-cell>
          <table:table-cell office:value-type="float" office:value="0.1732668" calcext:value-type="float">
            <text:p>0.1732668</text:p>
          </table:table-cell>
          <table:table-cell office:value-type="float" office:value="1655.777" calcext:value-type="float">
            <text:p>1655.777</text:p>
          </table:table-cell>
          <table:table-cell office:value-type="float" office:value="1.580477" calcext:value-type="float">
            <text:p>1.580477</text:p>
          </table:table-cell>
          <table:table-cell office:value-type="float" office:value="0" calcext:value-type="float">
            <text:p>0</text:p>
          </table:table-cell>
          <table:table-cell office:value-type="float" office:value="1.017267" calcext:value-type="float">
            <text:p>1.017267</text:p>
          </table:table-cell>
          <table:table-cell office:value-type="float" office:value="0.5742289" calcext:value-type="float">
            <text:p>0.5742289</text:p>
          </table:table-cell>
          <table:table-cell office:value-type="float" office:value="0.22227" calcext:value-type="float">
            <text:p>0.22227</text:p>
          </table:table-cell>
          <table:table-cell office:value-type="float" office:value="0.2221761" calcext:value-type="float">
            <text:p>0.2221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6134" calcext:value-type="float">
            <text:p>14.6134</text:p>
          </table:table-cell>
          <table:table-cell office:value-type="float" office:value="23.29196" calcext:value-type="float">
            <text:p>23.2919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1998" calcext:value-type="float">
            <text:p>30071998</text:p>
          </table:table-cell>
          <table:table-cell office:value-type="float" office:value="1.20628" calcext:value-type="float">
            <text:p>1.20628</text:p>
          </table:table-cell>
          <table:table-cell office:value-type="float" office:value="135.3479" calcext:value-type="float">
            <text:p>135.347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.40629" calcext:value-type="float">
            <text:p>24.40629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2037289" calcext:value-type="float">
            <text:p>0.02037289</text:p>
          </table:table-cell>
          <table:table-cell office:value-type="float" office:value="0.1740497" calcext:value-type="float">
            <text:p>0.1740497</text:p>
          </table:table-cell>
          <table:table-cell office:value-type="float" office:value="1655.718" calcext:value-type="float">
            <text:p>1655.718</text:p>
          </table:table-cell>
          <table:table-cell office:value-type="float" office:value="1.575508" calcext:value-type="float">
            <text:p>1.575508</text:p>
          </table:table-cell>
          <table:table-cell office:value-type="float" office:value="0" calcext:value-type="float">
            <text:p>0</text:p>
          </table:table-cell>
          <table:table-cell office:value-type="float" office:value="0.4069086" calcext:value-type="float">
            <text:p>0.4069086</text:p>
          </table:table-cell>
          <table:table-cell office:value-type="float" office:value="0.53697" calcext:value-type="float">
            <text:p>0.53697</text:p>
          </table:table-cell>
          <table:table-cell office:value-type="float" office:value="0.2226568" calcext:value-type="float">
            <text:p>0.2226568</text:p>
          </table:table-cell>
          <table:table-cell office:value-type="float" office:value="0.2225518" calcext:value-type="float">
            <text:p>0.2225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66879" calcext:value-type="float">
            <text:p>14.66879</text:p>
          </table:table-cell>
          <table:table-cell office:value-type="float" office:value="23.35314" calcext:value-type="float">
            <text:p>23.3531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1998" calcext:value-type="float">
            <text:p>31071998</text:p>
          </table:table-cell>
          <table:table-cell office:value-type="float" office:value="1.199701" calcext:value-type="float">
            <text:p>1.199701</text:p>
          </table:table-cell>
          <table:table-cell office:value-type="float" office:value="135.33" calcext:value-type="float">
            <text:p>135.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.48635" calcext:value-type="float">
            <text:p>24.48635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2041251" calcext:value-type="float">
            <text:p>0.02041251</text:p>
          </table:table-cell>
          <table:table-cell office:value-type="float" office:value="0.1746075" calcext:value-type="float">
            <text:p>0.1746075</text:p>
          </table:table-cell>
          <table:table-cell office:value-type="float" office:value="1655.66" calcext:value-type="float">
            <text:p>1655.66</text:p>
          </table:table-cell>
          <table:table-cell office:value-type="float" office:value="1.568791" calcext:value-type="float">
            <text:p>1.568791</text:p>
          </table:table-cell>
          <table:table-cell office:value-type="float" office:value="0" calcext:value-type="float">
            <text:p>0</text:p>
          </table:table-cell>
          <table:table-cell office:value-type="float" office:value="1.131112" calcext:value-type="float">
            <text:p>1.131112</text:p>
          </table:table-cell>
          <table:table-cell office:value-type="float" office:value="0.6052736" calcext:value-type="float">
            <text:p>0.6052736</text:p>
          </table:table-cell>
          <table:table-cell office:value-type="float" office:value="0.2230159" calcext:value-type="float">
            <text:p>0.2230159</text:p>
          </table:table-cell>
          <table:table-cell office:value-type="float" office:value="0.2229267" calcext:value-type="float">
            <text:p>0.2229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3956" calcext:value-type="float">
            <text:p>14.73956</text:p>
          </table:table-cell>
          <table:table-cell office:value-type="float" office:value="23.41131" calcext:value-type="float">
            <text:p>23.4113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1998" calcext:value-type="float">
            <text:p>1081998</text:p>
          </table:table-cell>
          <table:table-cell office:value-type="float" office:value="1.192711" calcext:value-type="float">
            <text:p>1.192711</text:p>
          </table:table-cell>
          <table:table-cell office:value-type="float" office:value="135.3097" calcext:value-type="float">
            <text:p>135.30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.56693" calcext:value-type="float">
            <text:p>24.56693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2043794" calcext:value-type="float">
            <text:p>0.02043794</text:p>
          </table:table-cell>
          <table:table-cell office:value-type="float" office:value="0.1749078" calcext:value-type="float">
            <text:p>0.1749078</text:p>
          </table:table-cell>
          <table:table-cell office:value-type="float" office:value="1655.602" calcext:value-type="float">
            <text:p>1655.602</text:p>
          </table:table-cell>
          <table:table-cell office:value-type="float" office:value="1.559552" calcext:value-type="float">
            <text:p>1.559552</text:p>
          </table:table-cell>
          <table:table-cell office:value-type="float" office:value="0" calcext:value-type="float">
            <text:p>0</text:p>
          </table:table-cell>
          <table:table-cell office:value-type="float" office:value="1.090917" calcext:value-type="float">
            <text:p>1.090917</text:p>
          </table:table-cell>
          <table:table-cell office:value-type="float" office:value="0.6725655" calcext:value-type="float">
            <text:p>0.6725655</text:p>
          </table:table-cell>
          <table:table-cell office:value-type="float" office:value="0.2233771" calcext:value-type="float">
            <text:p>0.2233771</text:p>
          </table:table-cell>
          <table:table-cell office:value-type="float" office:value="0.2233005" calcext:value-type="float">
            <text:p>0.2233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0924" calcext:value-type="float">
            <text:p>14.80924</text:p>
          </table:table-cell>
          <table:table-cell office:value-type="float" office:value="23.48525" calcext:value-type="float">
            <text:p>23.4852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1998" calcext:value-type="float">
            <text:p>2081998</text:p>
          </table:table-cell>
          <table:table-cell office:value-type="float" office:value="1.185806" calcext:value-type="float">
            <text:p>1.185806</text:p>
          </table:table-cell>
          <table:table-cell office:value-type="float" office:value="135.2875" calcext:value-type="float">
            <text:p>135.28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.64889" calcext:value-type="float">
            <text:p>24.64889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2045494" calcext:value-type="float">
            <text:p>0.02045494</text:p>
          </table:table-cell>
          <table:table-cell office:value-type="float" office:value="0.1750818" calcext:value-type="float">
            <text:p>0.1750818</text:p>
          </table:table-cell>
          <table:table-cell office:value-type="float" office:value="1655.545" calcext:value-type="float">
            <text:p>1655.545</text:p>
          </table:table-cell>
          <table:table-cell office:value-type="float" office:value="1.550965" calcext:value-type="float">
            <text:p>1.550965</text:p>
          </table:table-cell>
          <table:table-cell office:value-type="float" office:value="0" calcext:value-type="float">
            <text:p>0</text:p>
          </table:table-cell>
          <table:table-cell office:value-type="float" office:value="0.9780433" calcext:value-type="float">
            <text:p>0.9780433</text:p>
          </table:table-cell>
          <table:table-cell office:value-type="float" office:value="0.7100909" calcext:value-type="float">
            <text:p>0.7100909</text:p>
          </table:table-cell>
          <table:table-cell office:value-type="float" office:value="0.2237452" calcext:value-type="float">
            <text:p>0.2237452</text:p>
          </table:table-cell>
          <table:table-cell office:value-type="float" office:value="0.2236739" calcext:value-type="float">
            <text:p>0.2236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746" calcext:value-type="float">
            <text:p>14.8746</text:p>
          </table:table-cell>
          <table:table-cell office:value-type="float" office:value="23.57178" calcext:value-type="float">
            <text:p>23.5717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1998" calcext:value-type="float">
            <text:p>3081998</text:p>
          </table:table-cell>
          <table:table-cell office:value-type="float" office:value="1.179028" calcext:value-type="float">
            <text:p>1.179028</text:p>
          </table:table-cell>
          <table:table-cell office:value-type="float" office:value="135.264" calcext:value-type="float">
            <text:p>135.2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.73176" calcext:value-type="float">
            <text:p>24.73176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2046597" calcext:value-type="float">
            <text:p>0.02046597</text:p>
          </table:table-cell>
          <table:table-cell office:value-type="float" office:value="0.1751805" calcext:value-type="float">
            <text:p>0.1751805</text:p>
          </table:table-cell>
          <table:table-cell office:value-type="float" office:value="1655.488" calcext:value-type="float">
            <text:p>1655.488</text:p>
          </table:table-cell>
          <table:table-cell office:value-type="float" office:value="1.542655" calcext:value-type="float">
            <text:p>1.542655</text:p>
          </table:table-cell>
          <table:table-cell office:value-type="float" office:value="0" calcext:value-type="float">
            <text:p>0</text:p>
          </table:table-cell>
          <table:table-cell office:value-type="float" office:value="0.7798458" calcext:value-type="float">
            <text:p>0.7798458</text:p>
          </table:table-cell>
          <table:table-cell office:value-type="float" office:value="0.7260608" calcext:value-type="float">
            <text:p>0.7260608</text:p>
          </table:table-cell>
          <table:table-cell office:value-type="float" office:value="0.2241126" calcext:value-type="float">
            <text:p>0.2241126</text:p>
          </table:table-cell>
          <table:table-cell office:value-type="float" office:value="0.2240466" calcext:value-type="float">
            <text:p>0.2240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92923" calcext:value-type="float">
            <text:p>14.92923</text:p>
          </table:table-cell>
          <table:table-cell office:value-type="float" office:value="23.66458" calcext:value-type="float">
            <text:p>23.6645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1998" calcext:value-type="float">
            <text:p>4081998</text:p>
          </table:table-cell>
          <table:table-cell office:value-type="float" office:value="1.17224" calcext:value-type="float">
            <text:p>1.17224</text:p>
          </table:table-cell>
          <table:table-cell office:value-type="float" office:value="135.2411" calcext:value-type="float">
            <text:p>135.24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.81474" calcext:value-type="float">
            <text:p>24.81474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2047286" calcext:value-type="float">
            <text:p>0.02047286</text:p>
          </table:table-cell>
          <table:table-cell office:value-type="float" office:value="0.1752258" calcext:value-type="float">
            <text:p>0.1752258</text:p>
          </table:table-cell>
          <table:table-cell office:value-type="float" office:value="1655.432" calcext:value-type="float">
            <text:p>1655.432</text:p>
          </table:table-cell>
          <table:table-cell office:value-type="float" office:value="1.535289" calcext:value-type="float">
            <text:p>1.535289</text:p>
          </table:table-cell>
          <table:table-cell office:value-type="float" office:value="0" calcext:value-type="float">
            <text:p>0</text:p>
          </table:table-cell>
          <table:table-cell office:value-type="float" office:value="0.8040825" calcext:value-type="float">
            <text:p>0.8040825</text:p>
          </table:table-cell>
          <table:table-cell office:value-type="float" office:value="0.700978" calcext:value-type="float">
            <text:p>0.700978</text:p>
          </table:table-cell>
          <table:table-cell office:value-type="float" office:value="0.2244878" calcext:value-type="float">
            <text:p>0.2244878</text:p>
          </table:table-cell>
          <table:table-cell office:value-type="float" office:value="0.2244184" calcext:value-type="float">
            <text:p>0.2244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97939" calcext:value-type="float">
            <text:p>14.97939</text:p>
          </table:table-cell>
          <table:table-cell office:value-type="float" office:value="23.75473" calcext:value-type="float">
            <text:p>23.7547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1998" calcext:value-type="float">
            <text:p>5081998</text:p>
          </table:table-cell>
          <table:table-cell office:value-type="float" office:value="1.165473" calcext:value-type="float">
            <text:p>1.165473</text:p>
          </table:table-cell>
          <table:table-cell office:value-type="float" office:value="135.2172" calcext:value-type="float">
            <text:p>135.21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.89768" calcext:value-type="float">
            <text:p>24.89768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2047869" calcext:value-type="float">
            <text:p>0.02047869</text:p>
          </table:table-cell>
          <table:table-cell office:value-type="float" office:value="0.1752577" calcext:value-type="float">
            <text:p>0.1752577</text:p>
          </table:table-cell>
          <table:table-cell office:value-type="float" office:value="1655.376" calcext:value-type="float">
            <text:p>1655.376</text:p>
          </table:table-cell>
          <table:table-cell office:value-type="float" office:value="1.526924" calcext:value-type="float">
            <text:p>1.526924</text:p>
          </table:table-cell>
          <table:table-cell office:value-type="float" office:value="0" calcext:value-type="float">
            <text:p>0</text:p>
          </table:table-cell>
          <table:table-cell office:value-type="float" office:value="0.6938254" calcext:value-type="float">
            <text:p>0.6938254</text:p>
          </table:table-cell>
          <table:table-cell office:value-type="float" office:value="0.7146716" calcext:value-type="float">
            <text:p>0.7146716</text:p>
          </table:table-cell>
          <table:table-cell office:value-type="float" office:value="0.2248525" calcext:value-type="float">
            <text:p>0.2248525</text:p>
          </table:table-cell>
          <table:table-cell office:value-type="float" office:value="0.2247894" calcext:value-type="float">
            <text:p>0.2247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2701" calcext:value-type="float">
            <text:p>15.02701</text:p>
          </table:table-cell>
          <table:table-cell office:value-type="float" office:value="23.84489" calcext:value-type="float">
            <text:p>23.8448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1998" calcext:value-type="float">
            <text:p>6081998</text:p>
          </table:table-cell>
          <table:table-cell office:value-type="float" office:value="1.16006" calcext:value-type="float">
            <text:p>1.16006</text:p>
          </table:table-cell>
          <table:table-cell office:value-type="float" office:value="135.1954" calcext:value-type="float">
            <text:p>135.19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.98003" calcext:value-type="float">
            <text:p>24.98003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2048443" calcext:value-type="float">
            <text:p>0.02048443</text:p>
          </table:table-cell>
          <table:table-cell office:value-type="float" office:value="0.1752858" calcext:value-type="float">
            <text:p>0.1752858</text:p>
          </table:table-cell>
          <table:table-cell office:value-type="float" office:value="1655.319" calcext:value-type="float">
            <text:p>1655.319</text:p>
          </table:table-cell>
          <table:table-cell office:value-type="float" office:value="1.521511" calcext:value-type="float">
            <text:p>1.521511</text:p>
          </table:table-cell>
          <table:table-cell office:value-type="float" office:value="0" calcext:value-type="float">
            <text:p>0</text:p>
          </table:table-cell>
          <table:table-cell office:value-type="float" office:value="0.4808036" calcext:value-type="float">
            <text:p>0.4808036</text:p>
          </table:table-cell>
          <table:table-cell office:value-type="float" office:value="0.630828" calcext:value-type="float">
            <text:p>0.630828</text:p>
          </table:table-cell>
          <table:table-cell office:value-type="float" office:value="0.2252208" calcext:value-type="float">
            <text:p>0.2252208</text:p>
          </table:table-cell>
          <table:table-cell office:value-type="float" office:value="0.2251592" calcext:value-type="float">
            <text:p>0.2251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6096" calcext:value-type="float">
            <text:p>15.06096</text:p>
          </table:table-cell>
          <table:table-cell office:value-type="float" office:value="23.9268" calcext:value-type="float">
            <text:p>23.926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1998" calcext:value-type="float">
            <text:p>7081998</text:p>
          </table:table-cell>
          <table:table-cell office:value-type="float" office:value="1.154034" calcext:value-type="float">
            <text:p>1.154034</text:p>
          </table:table-cell>
          <table:table-cell office:value-type="float" office:value="135.1767" calcext:value-type="float">
            <text:p>135.17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.06034" calcext:value-type="float">
            <text:p>25.06034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2049014" calcext:value-type="float">
            <text:p>0.02049014</text:p>
          </table:table-cell>
          <table:table-cell office:value-type="float" office:value="0.1753099" calcext:value-type="float">
            <text:p>0.1753099</text:p>
          </table:table-cell>
          <table:table-cell office:value-type="float" office:value="1655.262" calcext:value-type="float">
            <text:p>1655.262</text:p>
          </table:table-cell>
          <table:table-cell office:value-type="float" office:value="1.517323" calcext:value-type="float">
            <text:p>1.517323</text:p>
          </table:table-cell>
          <table:table-cell office:value-type="float" office:value="0" calcext:value-type="float">
            <text:p>0</text:p>
          </table:table-cell>
          <table:table-cell office:value-type="float" office:value="0.5054648" calcext:value-type="float">
            <text:p>0.5054648</text:p>
          </table:table-cell>
          <table:table-cell office:value-type="float" office:value="0.604717" calcext:value-type="float">
            <text:p>0.604717</text:p>
          </table:table-cell>
          <table:table-cell office:value-type="float" office:value="0.2256429" calcext:value-type="float">
            <text:p>0.2256429</text:p>
          </table:table-cell>
          <table:table-cell office:value-type="float" office:value="0.2255284" calcext:value-type="float">
            <text:p>0.2255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1065" calcext:value-type="float">
            <text:p>15.11065</text:p>
          </table:table-cell>
          <table:table-cell office:value-type="float" office:value="23.99221" calcext:value-type="float">
            <text:p>23.99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1998" calcext:value-type="float">
            <text:p>8081998</text:p>
          </table:table-cell>
          <table:table-cell office:value-type="float" office:value="1.147792" calcext:value-type="float">
            <text:p>1.147792</text:p>
          </table:table-cell>
          <table:table-cell office:value-type="float" office:value="135.1582" calcext:value-type="float">
            <text:p>135.15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.13974" calcext:value-type="float">
            <text:p>25.13974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2049544" calcext:value-type="float">
            <text:p>0.02049544</text:p>
          </table:table-cell>
          <table:table-cell office:value-type="float" office:value="0.1753273" calcext:value-type="float">
            <text:p>0.1753273</text:p>
          </table:table-cell>
          <table:table-cell office:value-type="float" office:value="1655.204" calcext:value-type="float">
            <text:p>1655.204</text:p>
          </table:table-cell>
          <table:table-cell office:value-type="float" office:value="1.513452" calcext:value-type="float">
            <text:p>1.513452</text:p>
          </table:table-cell>
          <table:table-cell office:value-type="float" office:value="0" calcext:value-type="float">
            <text:p>0</text:p>
          </table:table-cell>
          <table:table-cell office:value-type="float" office:value="0.9627789" calcext:value-type="float">
            <text:p>0.9627789</text:p>
          </table:table-cell>
          <table:table-cell office:value-type="float" office:value="0.6230949" calcext:value-type="float">
            <text:p>0.6230949</text:p>
          </table:table-cell>
          <table:table-cell office:value-type="float" office:value="0.2260092" calcext:value-type="float">
            <text:p>0.2260092</text:p>
          </table:table-cell>
          <table:table-cell office:value-type="float" office:value="0.2258972" calcext:value-type="float">
            <text:p>0.2258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8464" calcext:value-type="float">
            <text:p>15.18464</text:p>
          </table:table-cell>
          <table:table-cell office:value-type="float" office:value="24.05403" calcext:value-type="float">
            <text:p>24.0540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1998" calcext:value-type="float">
            <text:p>9081998</text:p>
          </table:table-cell>
          <table:table-cell office:value-type="float" office:value="1.139001" calcext:value-type="float">
            <text:p>1.139001</text:p>
          </table:table-cell>
          <table:table-cell office:value-type="float" office:value="135.1365" calcext:value-type="float">
            <text:p>135.13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.22009" calcext:value-type="float">
            <text:p>25.22009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2050045" calcext:value-type="float">
            <text:p>0.02050045</text:p>
          </table:table-cell>
          <table:table-cell office:value-type="float" office:value="0.1753387" calcext:value-type="float">
            <text:p>0.1753387</text:p>
          </table:table-cell>
          <table:table-cell office:value-type="float" office:value="1655.147" calcext:value-type="float">
            <text:p>1655.147</text:p>
          </table:table-cell>
          <table:table-cell office:value-type="float" office:value="1.501138" calcext:value-type="float">
            <text:p>1.501138</text:p>
          </table:table-cell>
          <table:table-cell office:value-type="float" office:value="0" calcext:value-type="float">
            <text:p>0</text:p>
          </table:table-cell>
          <table:table-cell office:value-type="float" office:value="0.6991773" calcext:value-type="float">
            <text:p>0.6991773</text:p>
          </table:table-cell>
          <table:table-cell office:value-type="float" office:value="0.7343821" calcext:value-type="float">
            <text:p>0.7343821</text:p>
          </table:table-cell>
          <table:table-cell office:value-type="float" office:value="0.2263877" calcext:value-type="float">
            <text:p>0.2263877</text:p>
          </table:table-cell>
          <table:table-cell office:value-type="float" office:value="0.2262657" calcext:value-type="float">
            <text:p>0.2262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676" calcext:value-type="float">
            <text:p>15.2676</text:p>
          </table:table-cell>
          <table:table-cell office:value-type="float" office:value="24.13216" calcext:value-type="float">
            <text:p>24.1321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1998" calcext:value-type="float">
            <text:p>10081998</text:p>
          </table:table-cell>
          <table:table-cell office:value-type="float" office:value="1.131806" calcext:value-type="float">
            <text:p>1.131806</text:p>
          </table:table-cell>
          <table:table-cell office:value-type="float" office:value="135.1155" calcext:value-type="float">
            <text:p>135.11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.30208" calcext:value-type="float">
            <text:p>25.30208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2050545" calcext:value-type="float">
            <text:p>0.02050545</text:p>
          </table:table-cell>
          <table:table-cell office:value-type="float" office:value="0.1753486" calcext:value-type="float">
            <text:p>0.1753486</text:p>
          </table:table-cell>
          <table:table-cell office:value-type="float" office:value="1655.091" calcext:value-type="float">
            <text:p>1655.091</text:p>
          </table:table-cell>
          <table:table-cell office:value-type="float" office:value="1.49884" calcext:value-type="float">
            <text:p>1.49884</text:p>
          </table:table-cell>
          <table:table-cell office:value-type="float" office:value="0" calcext:value-type="float">
            <text:p>0</text:p>
          </table:table-cell>
          <table:table-cell office:value-type="float" office:value="0.8172228" calcext:value-type="float">
            <text:p>0.8172228</text:p>
          </table:table-cell>
          <table:table-cell office:value-type="float" office:value="0.6731312" calcext:value-type="float">
            <text:p>0.6731312</text:p>
          </table:table-cell>
          <table:table-cell office:value-type="float" office:value="0.2267759" calcext:value-type="float">
            <text:p>0.2267759</text:p>
          </table:table-cell>
          <table:table-cell office:value-type="float" office:value="0.2266331" calcext:value-type="float">
            <text:p>0.2266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7443" calcext:value-type="float">
            <text:p>15.37443</text:p>
          </table:table-cell>
          <table:table-cell office:value-type="float" office:value="24.21441" calcext:value-type="float">
            <text:p>24.2144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1998" calcext:value-type="float">
            <text:p>11081998</text:p>
          </table:table-cell>
          <table:table-cell office:value-type="float" office:value="1.124213" calcext:value-type="float">
            <text:p>1.124213</text:p>
          </table:table-cell>
          <table:table-cell office:value-type="float" office:value="135.0951" calcext:value-type="float">
            <text:p>135.09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.38281" calcext:value-type="float">
            <text:p>25.38281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2051046" calcext:value-type="float">
            <text:p>0.02051046</text:p>
          </table:table-cell>
          <table:table-cell office:value-type="float" office:value="0.175354" calcext:value-type="float">
            <text:p>0.175354</text:p>
          </table:table-cell>
          <table:table-cell office:value-type="float" office:value="1655.034" calcext:value-type="float">
            <text:p>1655.034</text:p>
          </table:table-cell>
          <table:table-cell office:value-type="float" office:value="1.49182" calcext:value-type="float">
            <text:p>1.49182</text:p>
          </table:table-cell>
          <table:table-cell office:value-type="float" office:value="0" calcext:value-type="float">
            <text:p>0</text:p>
          </table:table-cell>
          <table:table-cell office:value-type="float" office:value="1.463142" calcext:value-type="float">
            <text:p>1.463142</text:p>
          </table:table-cell>
          <table:table-cell office:value-type="float" office:value="0.6873975" calcext:value-type="float">
            <text:p>0.6873975</text:p>
          </table:table-cell>
          <table:table-cell office:value-type="float" office:value="0.2271264" calcext:value-type="float">
            <text:p>0.2271264</text:p>
          </table:table-cell>
          <table:table-cell office:value-type="float" office:value="0.2269998" calcext:value-type="float">
            <text:p>0.22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7576" calcext:value-type="float">
            <text:p>15.47576</text:p>
          </table:table-cell>
          <table:table-cell office:value-type="float" office:value="24.28905" calcext:value-type="float">
            <text:p>24.2890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1998" calcext:value-type="float">
            <text:p>12081998</text:p>
          </table:table-cell>
          <table:table-cell office:value-type="float" office:value="1.117632" calcext:value-type="float">
            <text:p>1.117632</text:p>
          </table:table-cell>
          <table:table-cell office:value-type="float" office:value="135.0737" calcext:value-type="float">
            <text:p>135.07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.4633" calcext:value-type="float">
            <text:p>25.4633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2051547" calcext:value-type="float">
            <text:p>0.02051547</text:p>
          </table:table-cell>
          <table:table-cell office:value-type="float" office:value="0.1753559" calcext:value-type="float">
            <text:p>0.1753559</text:p>
          </table:table-cell>
          <table:table-cell office:value-type="float" office:value="1654.978" calcext:value-type="float">
            <text:p>1654.978</text:p>
          </table:table-cell>
          <table:table-cell office:value-type="float" office:value="1.483539" calcext:value-type="float">
            <text:p>1.483539</text:p>
          </table:table-cell>
          <table:table-cell office:value-type="float" office:value="0" calcext:value-type="float">
            <text:p>0</text:p>
          </table:table-cell>
          <table:table-cell office:value-type="float" office:value="1.148827" calcext:value-type="float">
            <text:p>1.148827</text:p>
          </table:table-cell>
          <table:table-cell office:value-type="float" office:value="0.6845586" calcext:value-type="float">
            <text:p>0.6845586</text:p>
          </table:table-cell>
          <table:table-cell office:value-type="float" office:value="0.2274622" calcext:value-type="float">
            <text:p>0.2274622</text:p>
          </table:table-cell>
          <table:table-cell office:value-type="float" office:value="0.2273663" calcext:value-type="float">
            <text:p>0.2273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5655" calcext:value-type="float">
            <text:p>15.55655</text:p>
          </table:table-cell>
          <table:table-cell office:value-type="float" office:value="24.36811" calcext:value-type="float">
            <text:p>24.3681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1998" calcext:value-type="float">
            <text:p>13081998</text:p>
          </table:table-cell>
          <table:table-cell office:value-type="float" office:value="1.111842" calcext:value-type="float">
            <text:p>1.111842</text:p>
          </table:table-cell>
          <table:table-cell office:value-type="float" office:value="135.0532" calcext:value-type="float">
            <text:p>135.05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.54303" calcext:value-type="float">
            <text:p>25.54303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2052043" calcext:value-type="float">
            <text:p>0.02052043</text:p>
          </table:table-cell>
          <table:table-cell office:value-type="float" office:value="0.1753575" calcext:value-type="float">
            <text:p>0.1753575</text:p>
          </table:table-cell>
          <table:table-cell office:value-type="float" office:value="1654.921" calcext:value-type="float">
            <text:p>1654.921</text:p>
          </table:table-cell>
          <table:table-cell office:value-type="float" office:value="1.476231" calcext:value-type="float">
            <text:p>1.476231</text:p>
          </table:table-cell>
          <table:table-cell office:value-type="float" office:value="0" calcext:value-type="float">
            <text:p>0</text:p>
          </table:table-cell>
          <table:table-cell office:value-type="float" office:value="0.9358004" calcext:value-type="float">
            <text:p>0.9358004</text:p>
          </table:table-cell>
          <table:table-cell office:value-type="float" office:value="0.6682065" calcext:value-type="float">
            <text:p>0.6682065</text:p>
          </table:table-cell>
          <table:table-cell office:value-type="float" office:value="0.2278107" calcext:value-type="float">
            <text:p>0.2278107</text:p>
          </table:table-cell>
          <table:table-cell office:value-type="float" office:value="0.2277313" calcext:value-type="float">
            <text:p>0.2277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1944" calcext:value-type="float">
            <text:p>15.61944</text:p>
          </table:table-cell>
          <table:table-cell office:value-type="float" office:value="24.4429" calcext:value-type="float">
            <text:p>24.442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1998" calcext:value-type="float">
            <text:p>14081998</text:p>
          </table:table-cell>
          <table:table-cell office:value-type="float" office:value="1.105809" calcext:value-type="float">
            <text:p>1.105809</text:p>
          </table:table-cell>
          <table:table-cell office:value-type="float" office:value="135.0318" calcext:value-type="float">
            <text:p>135.03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.62258" calcext:value-type="float">
            <text:p>25.62258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2052526" calcext:value-type="float">
            <text:p>0.02052526</text:p>
          </table:table-cell>
          <table:table-cell office:value-type="float" office:value="0.1753571" calcext:value-type="float">
            <text:p>0.1753571</text:p>
          </table:table-cell>
          <table:table-cell office:value-type="float" office:value="1654.864" calcext:value-type="float">
            <text:p>1654.864</text:p>
          </table:table-cell>
          <table:table-cell office:value-type="float" office:value="1.468453" calcext:value-type="float">
            <text:p>1.468453</text:p>
          </table:table-cell>
          <table:table-cell office:value-type="float" office:value="0" calcext:value-type="float">
            <text:p>0</text:p>
          </table:table-cell>
          <table:table-cell office:value-type="float" office:value="0.8438994" calcext:value-type="float">
            <text:p>0.8438994</text:p>
          </table:table-cell>
          <table:table-cell office:value-type="float" office:value="0.690605" calcext:value-type="float">
            <text:p>0.690605</text:p>
          </table:table-cell>
          <table:table-cell office:value-type="float" office:value="0.2281684" calcext:value-type="float">
            <text:p>0.2281684</text:p>
          </table:table-cell>
          <table:table-cell office:value-type="float" office:value="0.228096" calcext:value-type="float">
            <text:p>0.228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7474" calcext:value-type="float">
            <text:p>15.67474</text:p>
          </table:table-cell>
          <table:table-cell office:value-type="float" office:value="24.51909" calcext:value-type="float">
            <text:p>24.5190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1998" calcext:value-type="float">
            <text:p>15081998</text:p>
          </table:table-cell>
          <table:table-cell office:value-type="float" office:value="1.098963" calcext:value-type="float">
            <text:p>1.098963</text:p>
          </table:table-cell>
          <table:table-cell office:value-type="float" office:value="135.0091" calcext:value-type="float">
            <text:p>135.009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.70323" calcext:value-type="float">
            <text:p>25.70323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2053009" calcext:value-type="float">
            <text:p>0.02053009</text:p>
          </table:table-cell>
          <table:table-cell office:value-type="float" office:value="0.1753581" calcext:value-type="float">
            <text:p>0.1753581</text:p>
          </table:table-cell>
          <table:table-cell office:value-type="float" office:value="1654.807" calcext:value-type="float">
            <text:p>1654.807</text:p>
          </table:table-cell>
          <table:table-cell office:value-type="float" office:value="1.460367" calcext:value-type="float">
            <text:p>1.460367</text:p>
          </table:table-cell>
          <table:table-cell office:value-type="float" office:value="0" calcext:value-type="float">
            <text:p>0</text:p>
          </table:table-cell>
          <table:table-cell office:value-type="float" office:value="0.5263731" calcext:value-type="float">
            <text:p>0.5263731</text:p>
          </table:table-cell>
          <table:table-cell office:value-type="float" office:value="0.7017908" calcext:value-type="float">
            <text:p>0.7017908</text:p>
          </table:table-cell>
          <table:table-cell office:value-type="float" office:value="0.2285857" calcext:value-type="float">
            <text:p>0.2285857</text:p>
          </table:table-cell>
          <table:table-cell office:value-type="float" office:value="0.2284603" calcext:value-type="float">
            <text:p>0.2284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3405" calcext:value-type="float">
            <text:p>15.73405</text:p>
          </table:table-cell>
          <table:table-cell office:value-type="float" office:value="24.60372" calcext:value-type="float">
            <text:p>24.6037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1998" calcext:value-type="float">
            <text:p>16081998</text:p>
          </table:table-cell>
          <table:table-cell office:value-type="float" office:value="1.093003" calcext:value-type="float">
            <text:p>1.093003</text:p>
          </table:table-cell>
          <table:table-cell office:value-type="float" office:value="134.9883" calcext:value-type="float">
            <text:p>134.98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.78352" calcext:value-type="float">
            <text:p>25.78352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2053492" calcext:value-type="float">
            <text:p>0.02053492</text:p>
          </table:table-cell>
          <table:table-cell office:value-type="float" office:value="0.1753594" calcext:value-type="float">
            <text:p>0.1753594</text:p>
          </table:table-cell>
          <table:table-cell office:value-type="float" office:value="1654.751" calcext:value-type="float">
            <text:p>1654.751</text:p>
          </table:table-cell>
          <table:table-cell office:value-type="float" office:value="1.454883" calcext:value-type="float">
            <text:p>1.454883</text:p>
          </table:table-cell>
          <table:table-cell office:value-type="float" office:value="0" calcext:value-type="float">
            <text:p>0</text:p>
          </table:table-cell>
          <table:table-cell office:value-type="float" office:value="1.083156" calcext:value-type="float">
            <text:p>1.083156</text:p>
          </table:table-cell>
          <table:table-cell office:value-type="float" office:value="0.6719308" calcext:value-type="float">
            <text:p>0.6719308</text:p>
          </table:table-cell>
          <table:table-cell office:value-type="float" office:value="0.2289293" calcext:value-type="float">
            <text:p>0.2289293</text:p>
          </table:table-cell>
          <table:table-cell office:value-type="float" office:value="0.2288231" calcext:value-type="float">
            <text:p>0.2288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359" calcext:value-type="float">
            <text:p>15.81359</text:p>
          </table:table-cell>
          <table:table-cell office:value-type="float" office:value="24.6788" calcext:value-type="float">
            <text:p>24.678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1998" calcext:value-type="float">
            <text:p>17081998</text:p>
          </table:table-cell>
          <table:table-cell office:value-type="float" office:value="1.087034" calcext:value-type="float">
            <text:p>1.087034</text:p>
          </table:table-cell>
          <table:table-cell office:value-type="float" office:value="134.9667" calcext:value-type="float">
            <text:p>134.96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.86294" calcext:value-type="float">
            <text:p>25.86294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2053965" calcext:value-type="float">
            <text:p>0.02053965</text:p>
          </table:table-cell>
          <table:table-cell office:value-type="float" office:value="0.1753589" calcext:value-type="float">
            <text:p>0.1753589</text:p>
          </table:table-cell>
          <table:table-cell office:value-type="float" office:value="1654.694" calcext:value-type="float">
            <text:p>1654.694</text:p>
          </table:table-cell>
          <table:table-cell office:value-type="float" office:value="1.447318" calcext:value-type="float">
            <text:p>1.447318</text:p>
          </table:table-cell>
          <table:table-cell office:value-type="float" office:value="0" calcext:value-type="float">
            <text:p>0</text:p>
          </table:table-cell>
          <table:table-cell office:value-type="float" office:value="0.8709978" calcext:value-type="float">
            <text:p>0.8709978</text:p>
          </table:table-cell>
          <table:table-cell office:value-type="float" office:value="0.6963275" calcext:value-type="float">
            <text:p>0.6963275</text:p>
          </table:table-cell>
          <table:table-cell office:value-type="float" office:value="0.2292668" calcext:value-type="float">
            <text:p>0.2292668</text:p>
          </table:table-cell>
          <table:table-cell office:value-type="float" office:value="0.2291857" calcext:value-type="float">
            <text:p>0.2291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7089" calcext:value-type="float">
            <text:p>15.87089</text:p>
          </table:table-cell>
          <table:table-cell office:value-type="float" office:value="24.75466" calcext:value-type="float">
            <text:p>24.7546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1998" calcext:value-type="float">
            <text:p>18081998</text:p>
          </table:table-cell>
          <table:table-cell office:value-type="float" office:value="1.082664" calcext:value-type="float">
            <text:p>1.082664</text:p>
          </table:table-cell>
          <table:table-cell office:value-type="float" office:value="134.9463" calcext:value-type="float">
            <text:p>134.94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.94211" calcext:value-type="float">
            <text:p>25.94211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205443" calcext:value-type="float">
            <text:p>0.0205443</text:p>
          </table:table-cell>
          <table:table-cell office:value-type="float" office:value="0.1753571" calcext:value-type="float">
            <text:p>0.1753571</text:p>
          </table:table-cell>
          <table:table-cell office:value-type="float" office:value="1654.638" calcext:value-type="float">
            <text:p>1654.638</text:p>
          </table:table-cell>
          <table:table-cell office:value-type="float" office:value="1.442692" calcext:value-type="float">
            <text:p>1.442692</text:p>
          </table:table-cell>
          <table:table-cell office:value-type="float" office:value="0" calcext:value-type="float">
            <text:p>0</text:p>
          </table:table-cell>
          <table:table-cell office:value-type="float" office:value="0.5764999" calcext:value-type="float">
            <text:p>0.5764999</text:p>
          </table:table-cell>
          <table:table-cell office:value-type="float" office:value="0.6038782" calcext:value-type="float">
            <text:p>0.6038782</text:p>
          </table:table-cell>
          <table:table-cell office:value-type="float" office:value="0.2296134" calcext:value-type="float">
            <text:p>0.2296134</text:p>
          </table:table-cell>
          <table:table-cell office:value-type="float" office:value="0.2295477" calcext:value-type="float">
            <text:p>0.2295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1068" calcext:value-type="float">
            <text:p>15.91068</text:p>
          </table:table-cell>
          <table:table-cell office:value-type="float" office:value="24.82766" calcext:value-type="float">
            <text:p>24.8276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1998" calcext:value-type="float">
            <text:p>19081998</text:p>
          </table:table-cell>
          <table:table-cell office:value-type="float" office:value="1.078429" calcext:value-type="float">
            <text:p>1.078429</text:p>
          </table:table-cell>
          <table:table-cell office:value-type="float" office:value="134.9277" calcext:value-type="float">
            <text:p>134.92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.01899" calcext:value-type="float">
            <text:p>26.01899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2054895" calcext:value-type="float">
            <text:p>0.02054895</text:p>
          </table:table-cell>
          <table:table-cell office:value-type="float" office:value="0.175355" calcext:value-type="float">
            <text:p>0.175355</text:p>
          </table:table-cell>
          <table:table-cell office:value-type="float" office:value="1654.58" calcext:value-type="float">
            <text:p>1654.58</text:p>
          </table:table-cell>
          <table:table-cell office:value-type="float" office:value="1.437427" calcext:value-type="float">
            <text:p>1.437427</text:p>
          </table:table-cell>
          <table:table-cell office:value-type="float" office:value="0" calcext:value-type="float">
            <text:p>0</text:p>
          </table:table-cell>
          <table:table-cell office:value-type="float" office:value="0.5041789" calcext:value-type="float">
            <text:p>0.5041789</text:p>
          </table:table-cell>
          <table:table-cell office:value-type="float" office:value="0.6031699" calcext:value-type="float">
            <text:p>0.6031699</text:p>
          </table:table-cell>
          <table:table-cell office:value-type="float" office:value="0.2299678" calcext:value-type="float">
            <text:p>0.2299678</text:p>
          </table:table-cell>
          <table:table-cell office:value-type="float" office:value="0.2299086" calcext:value-type="float">
            <text:p>0.2299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3869" calcext:value-type="float">
            <text:p>15.93869</text:p>
          </table:table-cell>
          <table:table-cell office:value-type="float" office:value="24.88703" calcext:value-type="float">
            <text:p>24.8870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1998" calcext:value-type="float">
            <text:p>20081998</text:p>
          </table:table-cell>
          <table:table-cell office:value-type="float" office:value="1.074262" calcext:value-type="float">
            <text:p>1.074262</text:p>
          </table:table-cell>
          <table:table-cell office:value-type="float" office:value="134.91" calcext:value-type="float">
            <text:p>134.9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.09516" calcext:value-type="float">
            <text:p>26.09516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205536" calcext:value-type="float">
            <text:p>0.0205536</text:p>
          </table:table-cell>
          <table:table-cell office:value-type="float" office:value="0.1753525" calcext:value-type="float">
            <text:p>0.1753525</text:p>
          </table:table-cell>
          <table:table-cell office:value-type="float" office:value="1654.522" calcext:value-type="float">
            <text:p>1654.522</text:p>
          </table:table-cell>
          <table:table-cell office:value-type="float" office:value="1.432656" calcext:value-type="float">
            <text:p>1.432656</text:p>
          </table:table-cell>
          <table:table-cell office:value-type="float" office:value="0" calcext:value-type="float">
            <text:p>0</text:p>
          </table:table-cell>
          <table:table-cell office:value-type="float" office:value="0.3166845" calcext:value-type="float">
            <text:p>0.3166845</text:p>
          </table:table-cell>
          <table:table-cell office:value-type="float" office:value="0.5063704" calcext:value-type="float">
            <text:p>0.5063704</text:p>
          </table:table-cell>
          <table:table-cell office:value-type="float" office:value="0.2303699" calcext:value-type="float">
            <text:p>0.2303699</text:p>
          </table:table-cell>
          <table:table-cell office:value-type="float" office:value="0.2302689" calcext:value-type="float">
            <text:p>0.2302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6264" calcext:value-type="float">
            <text:p>15.96264</text:p>
          </table:table-cell>
          <table:table-cell office:value-type="float" office:value="24.94104" calcext:value-type="float">
            <text:p>24.9410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1998" calcext:value-type="float">
            <text:p>21081998</text:p>
          </table:table-cell>
          <table:table-cell office:value-type="float" office:value="1.069463" calcext:value-type="float">
            <text:p>1.069463</text:p>
          </table:table-cell>
          <table:table-cell office:value-type="float" office:value="134.8929" calcext:value-type="float">
            <text:p>134.89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.17091" calcext:value-type="float">
            <text:p>26.17091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2055825" calcext:value-type="float">
            <text:p>0.02055825</text:p>
          </table:table-cell>
          <table:table-cell office:value-type="float" office:value="0.1753491" calcext:value-type="float">
            <text:p>0.1753491</text:p>
          </table:table-cell>
          <table:table-cell office:value-type="float" office:value="1654.464" calcext:value-type="float">
            <text:p>1654.464</text:p>
          </table:table-cell>
          <table:table-cell office:value-type="float" office:value="1.428597" calcext:value-type="float">
            <text:p>1.428597</text:p>
          </table:table-cell>
          <table:table-cell office:value-type="float" office:value="0" calcext:value-type="float">
            <text:p>0</text:p>
          </table:table-cell>
          <table:table-cell office:value-type="float" office:value="0.8842721" calcext:value-type="float">
            <text:p>0.8842721</text:p>
          </table:table-cell>
          <table:table-cell office:value-type="float" office:value="0.5634692" calcext:value-type="float">
            <text:p>0.5634692</text:p>
          </table:table-cell>
          <table:table-cell office:value-type="float" office:value="0.2307219" calcext:value-type="float">
            <text:p>0.2307219</text:p>
          </table:table-cell>
          <table:table-cell office:value-type="float" office:value="0.2306287" calcext:value-type="float">
            <text:p>0.2306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1318" calcext:value-type="float">
            <text:p>16.01318</text:p>
          </table:table-cell>
          <table:table-cell office:value-type="float" office:value="24.9855" calcext:value-type="float">
            <text:p>24.985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1998" calcext:value-type="float">
            <text:p>22081998</text:p>
          </table:table-cell>
          <table:table-cell office:value-type="float" office:value="1.064509" calcext:value-type="float">
            <text:p>1.064509</text:p>
          </table:table-cell>
          <table:table-cell office:value-type="float" office:value="134.8754" calcext:value-type="float">
            <text:p>134.87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.24685" calcext:value-type="float">
            <text:p>26.24685</text:p>
          </table:table-cell>
          <table:table-cell office:value-type="float" office:value="0.0001959956" calcext:value-type="float">
            <text:p>0.0001959956</text:p>
          </table:table-cell>
          <table:table-cell office:value-type="float" office:value="0.02056553" calcext:value-type="float">
            <text:p>0.02056553</text:p>
          </table:table-cell>
          <table:table-cell office:value-type="float" office:value="0.1753848" calcext:value-type="float">
            <text:p>0.1753848</text:p>
          </table:table-cell>
          <table:table-cell office:value-type="float" office:value="1654.406" calcext:value-type="float">
            <text:p>1654.406</text:p>
          </table:table-cell>
          <table:table-cell office:value-type="float" office:value="1.424033" calcext:value-type="float">
            <text:p>1.424033</text:p>
          </table:table-cell>
          <table:table-cell office:value-type="float" office:value="0" calcext:value-type="float">
            <text:p>0</text:p>
          </table:table-cell>
          <table:table-cell office:value-type="float" office:value="1.016895" calcext:value-type="float">
            <text:p>1.016895</text:p>
          </table:table-cell>
          <table:table-cell office:value-type="float" office:value="0.5944511" calcext:value-type="float">
            <text:p>0.5944511</text:p>
          </table:table-cell>
          <table:table-cell office:value-type="float" office:value="0.2310997" calcext:value-type="float">
            <text:p>0.2310997</text:p>
          </table:table-cell>
          <table:table-cell office:value-type="float" office:value="0.2309876" calcext:value-type="float">
            <text:p>0.2309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7895" calcext:value-type="float">
            <text:p>16.07895</text:p>
          </table:table-cell>
          <table:table-cell office:value-type="float" office:value="25.03958" calcext:value-type="float">
            <text:p>25.0395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1998" calcext:value-type="float">
            <text:p>23081998</text:p>
          </table:table-cell>
          <table:table-cell office:value-type="float" office:value="1.060198" calcext:value-type="float">
            <text:p>1.060198</text:p>
          </table:table-cell>
          <table:table-cell office:value-type="float" office:value="134.8589" calcext:value-type="float">
            <text:p>134.85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.32196" calcext:value-type="float">
            <text:p>26.32196</text:p>
          </table:table-cell>
          <table:table-cell office:value-type="float" office:value="0.0001963556" calcext:value-type="float">
            <text:p>0.0001963556</text:p>
          </table:table-cell>
          <table:table-cell office:value-type="float" office:value="0.02057899" calcext:value-type="float">
            <text:p>0.02057899</text:p>
          </table:table-cell>
          <table:table-cell office:value-type="float" office:value="0.1756067" calcext:value-type="float">
            <text:p>0.1756067</text:p>
          </table:table-cell>
          <table:table-cell office:value-type="float" office:value="1654.348" calcext:value-type="float">
            <text:p>1654.348</text:p>
          </table:table-cell>
          <table:table-cell office:value-type="float" office:value="1.419769" calcext:value-type="float">
            <text:p>1.419769</text:p>
          </table:table-cell>
          <table:table-cell office:value-type="float" office:value="0" calcext:value-type="float">
            <text:p>0</text:p>
          </table:table-cell>
          <table:table-cell office:value-type="float" office:value="0.3065702" calcext:value-type="float">
            <text:p>0.3065702</text:p>
          </table:table-cell>
          <table:table-cell office:value-type="float" office:value="0.3991224" calcext:value-type="float">
            <text:p>0.3991224</text:p>
          </table:table-cell>
          <table:table-cell office:value-type="float" office:value="0.2315256" calcext:value-type="float">
            <text:p>0.2315256</text:p>
          </table:table-cell>
          <table:table-cell office:value-type="float" office:value="0.2313457" calcext:value-type="float">
            <text:p>0.2313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2131" calcext:value-type="float">
            <text:p>16.12131</text:p>
          </table:table-cell>
          <table:table-cell office:value-type="float" office:value="25.08786" calcext:value-type="float">
            <text:p>25.0878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1998" calcext:value-type="float">
            <text:p>24081998</text:p>
          </table:table-cell>
          <table:table-cell office:value-type="float" office:value="1.054655" calcext:value-type="float">
            <text:p>1.054655</text:p>
          </table:table-cell>
          <table:table-cell office:value-type="float" office:value="134.8429" calcext:value-type="float">
            <text:p>134.84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.39661" calcext:value-type="float">
            <text:p>26.39661</text:p>
          </table:table-cell>
          <table:table-cell office:value-type="float" office:value="0.0001963556" calcext:value-type="float">
            <text:p>0.0001963556</text:p>
          </table:table-cell>
          <table:table-cell office:value-type="float" office:value="0.02067716" calcext:value-type="float">
            <text:p>0.02067716</text:p>
          </table:table-cell>
          <table:table-cell office:value-type="float" office:value="0.1768968" calcext:value-type="float">
            <text:p>0.1768968</text:p>
          </table:table-cell>
          <table:table-cell office:value-type="float" office:value="1654.29" calcext:value-type="float">
            <text:p>1654.29</text:p>
          </table:table-cell>
          <table:table-cell office:value-type="float" office:value="1.420247" calcext:value-type="float">
            <text:p>1.420247</text:p>
          </table:table-cell>
          <table:table-cell office:value-type="float" office:value="0" calcext:value-type="float">
            <text:p>0</text:p>
          </table:table-cell>
          <table:table-cell office:value-type="float" office:value="0.4506481" calcext:value-type="float">
            <text:p>0.4506481</text:p>
          </table:table-cell>
          <table:table-cell office:value-type="float" office:value="0.5055504" calcext:value-type="float">
            <text:p>0.5055504</text:p>
          </table:table-cell>
          <table:table-cell office:value-type="float" office:value="0.23185" calcext:value-type="float">
            <text:p>0.23185</text:p>
          </table:table-cell>
          <table:table-cell office:value-type="float" office:value="0.2317035" calcext:value-type="float">
            <text:p>0.2317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6776" calcext:value-type="float">
            <text:p>16.16776</text:p>
          </table:table-cell>
          <table:table-cell office:value-type="float" office:value="25.10908" calcext:value-type="float">
            <text:p>25.1090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1998" calcext:value-type="float">
            <text:p>25081998</text:p>
          </table:table-cell>
          <table:table-cell office:value-type="float" office:value="1.049068" calcext:value-type="float">
            <text:p>1.049068</text:p>
          </table:table-cell>
          <table:table-cell office:value-type="float" office:value="134.8277" calcext:value-type="float">
            <text:p>134.82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.47098" calcext:value-type="float">
            <text:p>26.47098</text:p>
          </table:table-cell>
          <table:table-cell office:value-type="float" office:value="0.0001963556" calcext:value-type="float">
            <text:p>0.0001963556</text:p>
          </table:table-cell>
          <table:table-cell office:value-type="float" office:value="0.02077198" calcext:value-type="float">
            <text:p>0.02077198</text:p>
          </table:table-cell>
          <table:table-cell office:value-type="float" office:value="0.1781603" calcext:value-type="float">
            <text:p>0.1781603</text:p>
          </table:table-cell>
          <table:table-cell office:value-type="float" office:value="1654.232" calcext:value-type="float">
            <text:p>1654.232</text:p>
          </table:table-cell>
          <table:table-cell office:value-type="float" office:value="1.420019" calcext:value-type="float">
            <text:p>1.420019</text:p>
          </table:table-cell>
          <table:table-cell office:value-type="float" office:value="0" calcext:value-type="float">
            <text:p>0</text:p>
          </table:table-cell>
          <table:table-cell office:value-type="float" office:value="0.3658418" calcext:value-type="float">
            <text:p>0.3658418</text:p>
          </table:table-cell>
          <table:table-cell office:value-type="float" office:value="0.4564433" calcext:value-type="float">
            <text:p>0.4564433</text:p>
          </table:table-cell>
          <table:table-cell office:value-type="float" office:value="0.2321723" calcext:value-type="float">
            <text:p>0.2321723</text:p>
          </table:table-cell>
          <table:table-cell office:value-type="float" office:value="0.2320603" calcext:value-type="float">
            <text:p>0.2320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1387" calcext:value-type="float">
            <text:p>16.21387</text:p>
          </table:table-cell>
          <table:table-cell office:value-type="float" office:value="25.13858" calcext:value-type="float">
            <text:p>25.1385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1998" calcext:value-type="float">
            <text:p>26081998</text:p>
          </table:table-cell>
          <table:table-cell office:value-type="float" office:value="1.043283" calcext:value-type="float">
            <text:p>1.043283</text:p>
          </table:table-cell>
          <table:table-cell office:value-type="float" office:value="134.812" calcext:value-type="float">
            <text:p>134.8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.54561" calcext:value-type="float">
            <text:p>26.54561</text:p>
          </table:table-cell>
          <table:table-cell office:value-type="float" office:value="0.0001963556" calcext:value-type="float">
            <text:p>0.0001963556</text:p>
          </table:table-cell>
          <table:table-cell office:value-type="float" office:value="0.02084972" calcext:value-type="float">
            <text:p>0.02084972</text:p>
          </table:table-cell>
          <table:table-cell office:value-type="float" office:value="0.1793456" calcext:value-type="float">
            <text:p>0.1793456</text:p>
          </table:table-cell>
          <table:table-cell office:value-type="float" office:value="1654.174" calcext:value-type="float">
            <text:p>1654.174</text:p>
          </table:table-cell>
          <table:table-cell office:value-type="float" office:value="1.419666" calcext:value-type="float">
            <text:p>1.419666</text:p>
          </table:table-cell>
          <table:table-cell office:value-type="float" office:value="0" calcext:value-type="float">
            <text:p>0</text:p>
          </table:table-cell>
          <table:table-cell office:value-type="float" office:value="0.7371268" calcext:value-type="float">
            <text:p>0.7371268</text:p>
          </table:table-cell>
          <table:table-cell office:value-type="float" office:value="0.5386533" calcext:value-type="float">
            <text:p>0.5386533</text:p>
          </table:table-cell>
          <table:table-cell office:value-type="float" office:value="0.2325471" calcext:value-type="float">
            <text:p>0.2325471</text:p>
          </table:table-cell>
          <table:table-cell office:value-type="float" office:value="0.2324163" calcext:value-type="float">
            <text:p>0.2324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75" calcext:value-type="float">
            <text:p>16.275</text:p>
          </table:table-cell>
          <table:table-cell office:value-type="float" office:value="25.17601" calcext:value-type="float">
            <text:p>25.1760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1998" calcext:value-type="float">
            <text:p>27081998</text:p>
          </table:table-cell>
          <table:table-cell office:value-type="float" office:value="1.033945" calcext:value-type="float">
            <text:p>1.033945</text:p>
          </table:table-cell>
          <table:table-cell office:value-type="float" office:value="134.7944" calcext:value-type="float">
            <text:p>134.79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.62118" calcext:value-type="float">
            <text:p>26.62118</text:p>
          </table:table-cell>
          <table:table-cell office:value-type="float" office:value="0.0001963556" calcext:value-type="float">
            <text:p>0.0001963556</text:p>
          </table:table-cell>
          <table:table-cell office:value-type="float" office:value="0.02090739" calcext:value-type="float">
            <text:p>0.02090739</text:p>
          </table:table-cell>
          <table:table-cell office:value-type="float" office:value="0.1801511" calcext:value-type="float">
            <text:p>0.1801511</text:p>
          </table:table-cell>
          <table:table-cell office:value-type="float" office:value="1654.118" calcext:value-type="float">
            <text:p>1654.118</text:p>
          </table:table-cell>
          <table:table-cell office:value-type="float" office:value="1.405642" calcext:value-type="float">
            <text:p>1.405642</text:p>
          </table:table-cell>
          <table:table-cell office:value-type="float" office:value="0" calcext:value-type="float">
            <text:p>0</text:p>
          </table:table-cell>
          <table:table-cell office:value-type="float" office:value="1.935733" calcext:value-type="float">
            <text:p>1.935733</text:p>
          </table:table-cell>
          <table:table-cell office:value-type="float" office:value="0.6414995" calcext:value-type="float">
            <text:p>0.6414995</text:p>
          </table:table-cell>
          <table:table-cell office:value-type="float" office:value="0.2328879" calcext:value-type="float">
            <text:p>0.2328879</text:p>
          </table:table-cell>
          <table:table-cell office:value-type="float" office:value="0.2327719" calcext:value-type="float">
            <text:p>0.2327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8166" calcext:value-type="float">
            <text:p>16.38166</text:p>
          </table:table-cell>
          <table:table-cell office:value-type="float" office:value="25.23158" calcext:value-type="float">
            <text:p>25.2315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1998" calcext:value-type="float">
            <text:p>28081998</text:p>
          </table:table-cell>
          <table:table-cell office:value-type="float" office:value="1.027145" calcext:value-type="float">
            <text:p>1.027145</text:p>
          </table:table-cell>
          <table:table-cell office:value-type="float" office:value="134.7751" calcext:value-type="float">
            <text:p>134.77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.69809" calcext:value-type="float">
            <text:p>26.69809</text:p>
          </table:table-cell>
          <table:table-cell office:value-type="float" office:value="0.0001963556" calcext:value-type="float">
            <text:p>0.0001963556</text:p>
          </table:table-cell>
          <table:table-cell office:value-type="float" office:value="0.02094813" calcext:value-type="float">
            <text:p>0.02094813</text:p>
          </table:table-cell>
          <table:table-cell office:value-type="float" office:value="0.1806946" calcext:value-type="float">
            <text:p>0.1806946</text:p>
          </table:table-cell>
          <table:table-cell office:value-type="float" office:value="1654.063" calcext:value-type="float">
            <text:p>1654.063</text:p>
          </table:table-cell>
          <table:table-cell office:value-type="float" office:value="1.396029" calcext:value-type="float">
            <text:p>1.396029</text:p>
          </table:table-cell>
          <table:table-cell office:value-type="float" office:value="0" calcext:value-type="float">
            <text:p>0</text:p>
          </table:table-cell>
          <table:table-cell office:value-type="float" office:value="1.655324" calcext:value-type="float">
            <text:p>1.655324</text:p>
          </table:table-cell>
          <table:table-cell office:value-type="float" office:value="0.668646" calcext:value-type="float">
            <text:p>0.668646</text:p>
          </table:table-cell>
          <table:table-cell office:value-type="float" office:value="0.23324" calcext:value-type="float">
            <text:p>0.23324</text:p>
          </table:table-cell>
          <table:table-cell office:value-type="float" office:value="0.2331267" calcext:value-type="float">
            <text:p>0.2331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0279" calcext:value-type="float">
            <text:p>16.50279</text:p>
          </table:table-cell>
          <table:table-cell office:value-type="float" office:value="25.3024" calcext:value-type="float">
            <text:p>25.302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1998" calcext:value-type="float">
            <text:p>29081998</text:p>
          </table:table-cell>
          <table:table-cell office:value-type="float" office:value="1.02157" calcext:value-type="float">
            <text:p>1.02157</text:p>
          </table:table-cell>
          <table:table-cell office:value-type="float" office:value="134.7572" calcext:value-type="float">
            <text:p>134.75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.77461" calcext:value-type="float">
            <text:p>26.77461</text:p>
          </table:table-cell>
          <table:table-cell office:value-type="float" office:value="0.0001963556" calcext:value-type="float">
            <text:p>0.0001963556</text:p>
          </table:table-cell>
          <table:table-cell office:value-type="float" office:value="0.02097197" calcext:value-type="float">
            <text:p>0.02097197</text:p>
          </table:table-cell>
          <table:table-cell office:value-type="float" office:value="0.181022" calcext:value-type="float">
            <text:p>0.181022</text:p>
          </table:table-cell>
          <table:table-cell office:value-type="float" office:value="1654.007" calcext:value-type="float">
            <text:p>1654.007</text:p>
          </table:table-cell>
          <table:table-cell office:value-type="float" office:value="1.391971" calcext:value-type="float">
            <text:p>1.391971</text:p>
          </table:table-cell>
          <table:table-cell office:value-type="float" office:value="0" calcext:value-type="float">
            <text:p>0</text:p>
          </table:table-cell>
          <table:table-cell office:value-type="float" office:value="0.7781596" calcext:value-type="float">
            <text:p>0.7781596</text:p>
          </table:table-cell>
          <table:table-cell office:value-type="float" office:value="0.6182525" calcext:value-type="float">
            <text:p>0.6182525</text:p>
          </table:table-cell>
          <table:table-cell office:value-type="float" office:value="0.2336456" calcext:value-type="float">
            <text:p>0.2336456</text:p>
          </table:table-cell>
          <table:table-cell office:value-type="float" office:value="0.2334806" calcext:value-type="float">
            <text:p>0.2334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9773" calcext:value-type="float">
            <text:p>16.59773</text:p>
          </table:table-cell>
          <table:table-cell office:value-type="float" office:value="25.36938" calcext:value-type="float">
            <text:p>25.3693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1998" calcext:value-type="float">
            <text:p>30081998</text:p>
          </table:table-cell>
          <table:table-cell office:value-type="float" office:value="1.016203" calcext:value-type="float">
            <text:p>1.016203</text:p>
          </table:table-cell>
          <table:table-cell office:value-type="float" office:value="134.7406" calcext:value-type="float">
            <text:p>134.74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.8498" calcext:value-type="float">
            <text:p>26.8498</text:p>
          </table:table-cell>
          <table:table-cell office:value-type="float" office:value="0.0001963556" calcext:value-type="float">
            <text:p>0.0001963556</text:p>
          </table:table-cell>
          <table:table-cell office:value-type="float" office:value="0.0209837" calcext:value-type="float">
            <text:p>0.0209837</text:p>
          </table:table-cell>
          <table:table-cell office:value-type="float" office:value="0.1811756" calcext:value-type="float">
            <text:p>0.1811756</text:p>
          </table:table-cell>
          <table:table-cell office:value-type="float" office:value="1653.951" calcext:value-type="float">
            <text:p>1653.951</text:p>
          </table:table-cell>
          <table:table-cell office:value-type="float" office:value="1.386426" calcext:value-type="float">
            <text:p>1.386426</text:p>
          </table:table-cell>
          <table:table-cell office:value-type="float" office:value="0" calcext:value-type="float">
            <text:p>0</text:p>
          </table:table-cell>
          <table:table-cell office:value-type="float" office:value="1.335362" calcext:value-type="float">
            <text:p>1.335362</text:p>
          </table:table-cell>
          <table:table-cell office:value-type="float" office:value="0.6001523" calcext:value-type="float">
            <text:p>0.6001523</text:p>
          </table:table-cell>
          <table:table-cell office:value-type="float" office:value="0.2339736" calcext:value-type="float">
            <text:p>0.2339736</text:p>
          </table:table-cell>
          <table:table-cell office:value-type="float" office:value="0.2338341" calcext:value-type="float">
            <text:p>0.2338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9502" calcext:value-type="float">
            <text:p>16.69502</text:p>
          </table:table-cell>
          <table:table-cell office:value-type="float" office:value="25.42557" calcext:value-type="float">
            <text:p>25.4255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1998" calcext:value-type="float">
            <text:p>31081998</text:p>
          </table:table-cell>
          <table:table-cell office:value-type="float" office:value="1.010675" calcext:value-type="float">
            <text:p>1.010675</text:p>
          </table:table-cell>
          <table:table-cell office:value-type="float" office:value="134.7231" calcext:value-type="float">
            <text:p>134.72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.92433" calcext:value-type="float">
            <text:p>26.92433</text:p>
          </table:table-cell>
          <table:table-cell office:value-type="float" office:value="0.0001963556" calcext:value-type="float">
            <text:p>0.0001963556</text:p>
          </table:table-cell>
          <table:table-cell office:value-type="float" office:value="0.02099231" calcext:value-type="float">
            <text:p>0.02099231</text:p>
          </table:table-cell>
          <table:table-cell office:value-type="float" office:value="0.1812698" calcext:value-type="float">
            <text:p>0.1812698</text:p>
          </table:table-cell>
          <table:table-cell office:value-type="float" office:value="1653.895" calcext:value-type="float">
            <text:p>1653.895</text:p>
          </table:table-cell>
          <table:table-cell office:value-type="float" office:value="1.378459" calcext:value-type="float">
            <text:p>1.378459</text:p>
          </table:table-cell>
          <table:table-cell office:value-type="float" office:value="0" calcext:value-type="float">
            <text:p>0</text:p>
          </table:table-cell>
          <table:table-cell office:value-type="float" office:value="1.245689" calcext:value-type="float">
            <text:p>1.245689</text:p>
          </table:table-cell>
          <table:table-cell office:value-type="float" office:value="0.622357" calcext:value-type="float">
            <text:p>0.622357</text:p>
          </table:table-cell>
          <table:table-cell office:value-type="float" office:value="0.2342923" calcext:value-type="float">
            <text:p>0.2342923</text:p>
          </table:table-cell>
          <table:table-cell office:value-type="float" office:value="0.2341869" calcext:value-type="float">
            <text:p>0.2341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7232" calcext:value-type="float">
            <text:p>16.77232</text:p>
          </table:table-cell>
          <table:table-cell office:value-type="float" office:value="25.48407" calcext:value-type="float">
            <text:p>25.4840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1998" calcext:value-type="float">
            <text:p>1091998</text:p>
          </table:table-cell>
          <table:table-cell office:value-type="float" office:value="1.005932" calcext:value-type="float">
            <text:p>1.005932</text:p>
          </table:table-cell>
          <table:table-cell office:value-type="float" office:value="134.7053" calcext:value-type="float">
            <text:p>134.70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.99894" calcext:value-type="float">
            <text:p>26.99894</text:p>
          </table:table-cell>
          <table:table-cell office:value-type="float" office:value="0.0001963556" calcext:value-type="float">
            <text:p>0.0001963556</text:p>
          </table:table-cell>
          <table:table-cell office:value-type="float" office:value="0.02099921" calcext:value-type="float">
            <text:p>0.02099921</text:p>
          </table:table-cell>
          <table:table-cell office:value-type="float" office:value="0.1813351" calcext:value-type="float">
            <text:p>0.1813351</text:p>
          </table:table-cell>
          <table:table-cell office:value-type="float" office:value="1653.838" calcext:value-type="float">
            <text:p>1653.838</text:p>
          </table:table-cell>
          <table:table-cell office:value-type="float" office:value="1.37191" calcext:value-type="float">
            <text:p>1.37191</text:p>
          </table:table-cell>
          <table:table-cell office:value-type="float" office:value="0" calcext:value-type="float">
            <text:p>0</text:p>
          </table:table-cell>
          <table:table-cell office:value-type="float" office:value="0.9730948" calcext:value-type="float">
            <text:p>0.9730948</text:p>
          </table:table-cell>
          <table:table-cell office:value-type="float" office:value="0.6196599" calcext:value-type="float">
            <text:p>0.6196599</text:p>
          </table:table-cell>
          <table:table-cell office:value-type="float" office:value="0.2346273" calcext:value-type="float">
            <text:p>0.2346273</text:p>
          </table:table-cell>
          <table:table-cell office:value-type="float" office:value="0.2345386" calcext:value-type="float">
            <text:p>0.2345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83652" calcext:value-type="float">
            <text:p>16.83652</text:p>
          </table:table-cell>
          <table:table-cell office:value-type="float" office:value="25.54487" calcext:value-type="float">
            <text:p>25.5448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1998" calcext:value-type="float">
            <text:p>2091998</text:p>
          </table:table-cell>
          <table:table-cell office:value-type="float" office:value="1.001795" calcext:value-type="float">
            <text:p>1.001795</text:p>
          </table:table-cell>
          <table:table-cell office:value-type="float" office:value="134.6894" calcext:value-type="float">
            <text:p>134.68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.07286" calcext:value-type="float">
            <text:p>27.07286</text:p>
          </table:table-cell>
          <table:table-cell office:value-type="float" office:value="0.0001963556" calcext:value-type="float">
            <text:p>0.0001963556</text:p>
          </table:table-cell>
          <table:table-cell office:value-type="float" office:value="0.02100541" calcext:value-type="float">
            <text:p>0.02100541</text:p>
          </table:table-cell>
          <table:table-cell office:value-type="float" office:value="0.1813836" calcext:value-type="float">
            <text:p>0.1813836</text:p>
          </table:table-cell>
          <table:table-cell office:value-type="float" office:value="1653.782" calcext:value-type="float">
            <text:p>1653.782</text:p>
          </table:table-cell>
          <table:table-cell office:value-type="float" office:value="1.368249" calcext:value-type="float">
            <text:p>1.368249</text:p>
          </table:table-cell>
          <table:table-cell office:value-type="float" office:value="0" calcext:value-type="float">
            <text:p>0</text:p>
          </table:table-cell>
          <table:table-cell office:value-type="float" office:value="0.4055523" calcext:value-type="float">
            <text:p>0.4055523</text:p>
          </table:table-cell>
          <table:table-cell office:value-type="float" office:value="0.5215616" calcext:value-type="float">
            <text:p>0.5215616</text:p>
          </table:table-cell>
          <table:table-cell office:value-type="float" office:value="0.2350331" calcext:value-type="float">
            <text:p>0.2350331</text:p>
          </table:table-cell>
          <table:table-cell office:value-type="float" office:value="0.23489" calcext:value-type="float">
            <text:p>0.23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88677" calcext:value-type="float">
            <text:p>16.88677</text:p>
          </table:table-cell>
          <table:table-cell office:value-type="float" office:value="25.59844" calcext:value-type="float">
            <text:p>25.5984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1998" calcext:value-type="float">
            <text:p>3091998</text:p>
          </table:table-cell>
          <table:table-cell office:value-type="float" office:value="0.9974155" calcext:value-type="float">
            <text:p>0.9974155</text:p>
          </table:table-cell>
          <table:table-cell office:value-type="float" office:value="134.6757" calcext:value-type="float">
            <text:p>134.675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.14517" calcext:value-type="float">
            <text:p>27.14517</text:p>
          </table:table-cell>
          <table:table-cell office:value-type="float" office:value="0.0001963556" calcext:value-type="float">
            <text:p>0.0001963556</text:p>
          </table:table-cell>
          <table:table-cell office:value-type="float" office:value="0.02102428" calcext:value-type="float">
            <text:p>0.02102428</text:p>
          </table:table-cell>
          <table:table-cell office:value-type="float" office:value="0.1816547" calcext:value-type="float">
            <text:p>0.1816547</text:p>
          </table:table-cell>
          <table:table-cell office:value-type="float" office:value="1653.724" calcext:value-type="float">
            <text:p>1653.724</text:p>
          </table:table-cell>
          <table:table-cell office:value-type="float" office:value="1.367224" calcext:value-type="float">
            <text:p>1.367224</text:p>
          </table:table-cell>
          <table:table-cell office:value-type="float" office:value="0" calcext:value-type="float">
            <text:p>0</text:p>
          </table:table-cell>
          <table:table-cell office:value-type="float" office:value="0.4796402" calcext:value-type="float">
            <text:p>0.4796402</text:p>
          </table:table-cell>
          <table:table-cell office:value-type="float" office:value="0.5266261" calcext:value-type="float">
            <text:p>0.5266261</text:p>
          </table:table-cell>
          <table:table-cell office:value-type="float" office:value="0.2353873" calcext:value-type="float">
            <text:p>0.2353873</text:p>
          </table:table-cell>
          <table:table-cell office:value-type="float" office:value="0.2352409" calcext:value-type="float">
            <text:p>0.2352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4156" calcext:value-type="float">
            <text:p>16.94156</text:p>
          </table:table-cell>
          <table:table-cell office:value-type="float" office:value="25.63461" calcext:value-type="float">
            <text:p>25.6346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1998" calcext:value-type="float">
            <text:p>4091998</text:p>
          </table:table-cell>
          <table:table-cell office:value-type="float" office:value="0.9932466" calcext:value-type="float">
            <text:p>0.9932466</text:p>
          </table:table-cell>
          <table:table-cell office:value-type="float" office:value="134.6619" calcext:value-type="float">
            <text:p>134.66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.2169" calcext:value-type="float">
            <text:p>27.2169</text:p>
          </table:table-cell>
          <table:table-cell office:value-type="float" office:value="0.0001963556" calcext:value-type="float">
            <text:p>0.0001963556</text:p>
          </table:table-cell>
          <table:table-cell office:value-type="float" office:value="0.02103351" calcext:value-type="float">
            <text:p>0.02103351</text:p>
          </table:table-cell>
          <table:table-cell office:value-type="float" office:value="0.1817635" calcext:value-type="float">
            <text:p>0.1817635</text:p>
          </table:table-cell>
          <table:table-cell office:value-type="float" office:value="1653.667" calcext:value-type="float">
            <text:p>1653.667</text:p>
          </table:table-cell>
          <table:table-cell office:value-type="float" office:value="1.363299" calcext:value-type="float">
            <text:p>1.363299</text:p>
          </table:table-cell>
          <table:table-cell office:value-type="float" office:value="0" calcext:value-type="float">
            <text:p>0</text:p>
          </table:table-cell>
          <table:table-cell office:value-type="float" office:value="1.161408" calcext:value-type="float">
            <text:p>1.161408</text:p>
          </table:table-cell>
          <table:table-cell office:value-type="float" office:value="0.5344891" calcext:value-type="float">
            <text:p>0.5344891</text:p>
          </table:table-cell>
          <table:table-cell office:value-type="float" office:value="0.235715" calcext:value-type="float">
            <text:p>0.235715</text:p>
          </table:table-cell>
          <table:table-cell office:value-type="float" office:value="0.2355906" calcext:value-type="float">
            <text:p>0.2355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01268" calcext:value-type="float">
            <text:p>17.01268</text:p>
          </table:table-cell>
          <table:table-cell office:value-type="float" office:value="25.67229" calcext:value-type="float">
            <text:p>25.6722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1998" calcext:value-type="float">
            <text:p>5091998</text:p>
          </table:table-cell>
          <table:table-cell office:value-type="float" office:value="0.9877977" calcext:value-type="float">
            <text:p>0.9877977</text:p>
          </table:table-cell>
          <table:table-cell office:value-type="float" office:value="134.6463" calcext:value-type="float">
            <text:p>134.64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.28879" calcext:value-type="float">
            <text:p>27.28879</text:p>
          </table:table-cell>
          <table:table-cell office:value-type="float" office:value="0.0001963556" calcext:value-type="float">
            <text:p>0.0001963556</text:p>
          </table:table-cell>
          <table:table-cell office:value-type="float" office:value="0.02103936" calcext:value-type="float">
            <text:p>0.02103936</text:p>
          </table:table-cell>
          <table:table-cell office:value-type="float" office:value="0.1818028" calcext:value-type="float">
            <text:p>0.1818028</text:p>
          </table:table-cell>
          <table:table-cell office:value-type="float" office:value="1653.609" calcext:value-type="float">
            <text:p>1653.609</text:p>
          </table:table-cell>
          <table:table-cell office:value-type="float" office:value="1.354889" calcext:value-type="float">
            <text:p>1.354889</text:p>
          </table:table-cell>
          <table:table-cell office:value-type="float" office:value="0" calcext:value-type="float">
            <text:p>0</text:p>
          </table:table-cell>
          <table:table-cell office:value-type="float" office:value="1.159058" calcext:value-type="float">
            <text:p>1.159058</text:p>
          </table:table-cell>
          <table:table-cell office:value-type="float" office:value="0.5976957" calcext:value-type="float">
            <text:p>0.5976957</text:p>
          </table:table-cell>
          <table:table-cell office:value-type="float" office:value="0.2360398" calcext:value-type="float">
            <text:p>0.2360398</text:p>
          </table:table-cell>
          <table:table-cell office:value-type="float" office:value="0.2359399" calcext:value-type="float">
            <text:p>0.2359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08143" calcext:value-type="float">
            <text:p>17.08143</text:p>
          </table:table-cell>
          <table:table-cell office:value-type="float" office:value="25.71904" calcext:value-type="float">
            <text:p>25.7190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1998" calcext:value-type="float">
            <text:p>6091998</text:p>
          </table:table-cell>
          <table:table-cell office:value-type="float" office:value="0.982485" calcext:value-type="float">
            <text:p>0.982485</text:p>
          </table:table-cell>
          <table:table-cell office:value-type="float" office:value="134.6283" calcext:value-type="float">
            <text:p>134.62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.3622" calcext:value-type="float">
            <text:p>27.3622</text:p>
          </table:table-cell>
          <table:table-cell office:value-type="float" office:value="0.0001963556" calcext:value-type="float">
            <text:p>0.0001963556</text:p>
          </table:table-cell>
          <table:table-cell office:value-type="float" office:value="0.02104456" calcext:value-type="float">
            <text:p>0.02104456</text:p>
          </table:table-cell>
          <table:table-cell office:value-type="float" office:value="0.1818283" calcext:value-type="float">
            <text:p>0.1818283</text:p>
          </table:table-cell>
          <table:table-cell office:value-type="float" office:value="1653.553" calcext:value-type="float">
            <text:p>1653.553</text:p>
          </table:table-cell>
          <table:table-cell office:value-type="float" office:value="1.347764" calcext:value-type="float">
            <text:p>1.347764</text:p>
          </table:table-cell>
          <table:table-cell office:value-type="float" office:value="0" calcext:value-type="float">
            <text:p>0</text:p>
          </table:table-cell>
          <table:table-cell office:value-type="float" office:value="1.104831" calcext:value-type="float">
            <text:p>1.104831</text:p>
          </table:table-cell>
          <table:table-cell office:value-type="float" office:value="0.6334417" calcext:value-type="float">
            <text:p>0.6334417</text:p>
          </table:table-cell>
          <table:table-cell office:value-type="float" office:value="0.2363832" calcext:value-type="float">
            <text:p>0.2363832</text:p>
          </table:table-cell>
          <table:table-cell office:value-type="float" office:value="0.2362888" calcext:value-type="float">
            <text:p>0.2362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526" calcext:value-type="float">
            <text:p>17.1526</text:p>
          </table:table-cell>
          <table:table-cell office:value-type="float" office:value="25.77941" calcext:value-type="float">
            <text:p>25.7794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1998" calcext:value-type="float">
            <text:p>7091998</text:p>
          </table:table-cell>
          <table:table-cell office:value-type="float" office:value="0.9782652" calcext:value-type="float">
            <text:p>0.9782652</text:p>
          </table:table-cell>
          <table:table-cell office:value-type="float" office:value="134.6113" calcext:value-type="float">
            <text:p>134.61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.43579" calcext:value-type="float">
            <text:p>27.43579</text:p>
          </table:table-cell>
          <table:table-cell office:value-type="float" office:value="0.0001963556" calcext:value-type="float">
            <text:p>0.0001963556</text:p>
          </table:table-cell>
          <table:table-cell office:value-type="float" office:value="0.02104968" calcext:value-type="float">
            <text:p>0.02104968</text:p>
          </table:table-cell>
          <table:table-cell office:value-type="float" office:value="0.1818533" calcext:value-type="float">
            <text:p>0.1818533</text:p>
          </table:table-cell>
          <table:table-cell office:value-type="float" office:value="1653.497" calcext:value-type="float">
            <text:p>1653.497</text:p>
          </table:table-cell>
          <table:table-cell office:value-type="float" office:value="1.343174" calcext:value-type="float">
            <text:p>1.343174</text:p>
          </table:table-cell>
          <table:table-cell office:value-type="float" office:value="0" calcext:value-type="float">
            <text:p>0</text:p>
          </table:table-cell>
          <table:table-cell office:value-type="float" office:value="0.5583729" calcext:value-type="float">
            <text:p>0.5583729</text:p>
          </table:table-cell>
          <table:table-cell office:value-type="float" office:value="0.5825071" calcext:value-type="float">
            <text:p>0.5825071</text:p>
          </table:table-cell>
          <table:table-cell office:value-type="float" office:value="0.23676" calcext:value-type="float">
            <text:p>0.23676</text:p>
          </table:table-cell>
          <table:table-cell office:value-type="float" office:value="0.2366363" calcext:value-type="float">
            <text:p>0.2366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0885" calcext:value-type="float">
            <text:p>17.20885</text:p>
          </table:table-cell>
          <table:table-cell office:value-type="float" office:value="25.83841" calcext:value-type="float">
            <text:p>25.8384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1998" calcext:value-type="float">
            <text:p>8091998</text:p>
          </table:table-cell>
          <table:table-cell office:value-type="float" office:value="0.9746739" calcext:value-type="float">
            <text:p>0.9746739</text:p>
          </table:table-cell>
          <table:table-cell office:value-type="float" office:value="134.5977" calcext:value-type="float">
            <text:p>134.59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.50753" calcext:value-type="float">
            <text:p>27.50753</text:p>
          </table:table-cell>
          <table:table-cell office:value-type="float" office:value="0.0001963556" calcext:value-type="float">
            <text:p>0.0001963556</text:p>
          </table:table-cell>
          <table:table-cell office:value-type="float" office:value="0.02105469" calcext:value-type="float">
            <text:p>0.02105469</text:p>
          </table:table-cell>
          <table:table-cell office:value-type="float" office:value="0.1818751" calcext:value-type="float">
            <text:p>0.1818751</text:p>
          </table:table-cell>
          <table:table-cell office:value-type="float" office:value="1653.44" calcext:value-type="float">
            <text:p>1653.44</text:p>
          </table:table-cell>
          <table:table-cell office:value-type="float" office:value="1.339972" calcext:value-type="float">
            <text:p>1.339972</text:p>
          </table:table-cell>
          <table:table-cell office:value-type="float" office:value="0" calcext:value-type="float">
            <text:p>0</text:p>
          </table:table-cell>
          <table:table-cell office:value-type="float" office:value="0.4174422" calcext:value-type="float">
            <text:p>0.4174422</text:p>
          </table:table-cell>
          <table:table-cell office:value-type="float" office:value="0.513005" calcext:value-type="float">
            <text:p>0.513005</text:p>
          </table:table-cell>
          <table:table-cell office:value-type="float" office:value="0.2371287" calcext:value-type="float">
            <text:p>0.2371287</text:p>
          </table:table-cell>
          <table:table-cell office:value-type="float" office:value="0.2369835" calcext:value-type="float">
            <text:p>0.2369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6326" calcext:value-type="float">
            <text:p>17.26326</text:p>
          </table:table-cell>
          <table:table-cell office:value-type="float" office:value="25.88147" calcext:value-type="float">
            <text:p>25.8814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1998" calcext:value-type="float">
            <text:p>9091998</text:p>
          </table:table-cell>
          <table:table-cell office:value-type="float" office:value="0.9710335" calcext:value-type="float">
            <text:p>0.9710335</text:p>
          </table:table-cell>
          <table:table-cell office:value-type="float" office:value="134.5853" calcext:value-type="float">
            <text:p>134.58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.5778" calcext:value-type="float">
            <text:p>27.5778</text:p>
          </table:table-cell>
          <table:table-cell office:value-type="float" office:value="0.0001963556" calcext:value-type="float">
            <text:p>0.0001963556</text:p>
          </table:table-cell>
          <table:table-cell office:value-type="float" office:value="0.02106369" calcext:value-type="float">
            <text:p>0.02106369</text:p>
          </table:table-cell>
          <table:table-cell office:value-type="float" office:value="0.1819641" calcext:value-type="float">
            <text:p>0.1819641</text:p>
          </table:table-cell>
          <table:table-cell office:value-type="float" office:value="1653.385" calcext:value-type="float">
            <text:p>1653.385</text:p>
          </table:table-cell>
          <table:table-cell office:value-type="float" office:value="1.337283" calcext:value-type="float">
            <text:p>1.337283</text:p>
          </table:table-cell>
          <table:table-cell office:value-type="float" office:value="0" calcext:value-type="float">
            <text:p>0</text:p>
          </table:table-cell>
          <table:table-cell office:value-type="float" office:value="0.7089714" calcext:value-type="float">
            <text:p>0.7089714</text:p>
          </table:table-cell>
          <table:table-cell office:value-type="float" office:value="0.5040957" calcext:value-type="float">
            <text:p>0.5040957</text:p>
          </table:table-cell>
          <table:table-cell office:value-type="float" office:value="0.2374517" calcext:value-type="float">
            <text:p>0.2374517</text:p>
          </table:table-cell>
          <table:table-cell office:value-type="float" office:value="0.2373304" calcext:value-type="float">
            <text:p>0.2373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2025" calcext:value-type="float">
            <text:p>17.32025</text:p>
          </table:table-cell>
          <table:table-cell office:value-type="float" office:value="25.91373" calcext:value-type="float">
            <text:p>25.9137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1998" calcext:value-type="float">
            <text:p>10091998</text:p>
          </table:table-cell>
          <table:table-cell office:value-type="float" office:value="0.9669417" calcext:value-type="float">
            <text:p>0.9669417</text:p>
          </table:table-cell>
          <table:table-cell office:value-type="float" office:value="134.572" calcext:value-type="float">
            <text:p>134.5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.64765" calcext:value-type="float">
            <text:p>27.64765</text:p>
          </table:table-cell>
          <table:table-cell office:value-type="float" office:value="0.0001963556" calcext:value-type="float">
            <text:p>0.0001963556</text:p>
          </table:table-cell>
          <table:table-cell office:value-type="float" office:value="0.02107148" calcext:value-type="float">
            <text:p>0.02107148</text:p>
          </table:table-cell>
          <table:table-cell office:value-type="float" office:value="0.1820307" calcext:value-type="float">
            <text:p>0.1820307</text:p>
          </table:table-cell>
          <table:table-cell office:value-type="float" office:value="1653.333" calcext:value-type="float">
            <text:p>1653.333</text:p>
          </table:table-cell>
          <table:table-cell office:value-type="float" office:value="1.331111" calcext:value-type="float">
            <text:p>1.331111</text:p>
          </table:table-cell>
          <table:table-cell office:value-type="float" office:value="0" calcext:value-type="float">
            <text:p>0</text:p>
          </table:table-cell>
          <table:table-cell office:value-type="float" office:value="0.9595675" calcext:value-type="float">
            <text:p>0.9595675</text:p>
          </table:table-cell>
          <table:table-cell office:value-type="float" office:value="0.535906" calcext:value-type="float">
            <text:p>0.535906</text:p>
          </table:table-cell>
          <table:table-cell office:value-type="float" office:value="0.237774" calcext:value-type="float">
            <text:p>0.237774</text:p>
          </table:table-cell>
          <table:table-cell office:value-type="float" office:value="0.2376758" calcext:value-type="float">
            <text:p>0.2376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8217" calcext:value-type="float">
            <text:p>17.38217</text:p>
          </table:table-cell>
          <table:table-cell office:value-type="float" office:value="25.94924" calcext:value-type="float">
            <text:p>25.9492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1998" calcext:value-type="float">
            <text:p>11091998</text:p>
          </table:table-cell>
          <table:table-cell office:value-type="float" office:value="0.9629887" calcext:value-type="float">
            <text:p>0.9629887</text:p>
          </table:table-cell>
          <table:table-cell office:value-type="float" office:value="134.5577" calcext:value-type="float">
            <text:p>134.55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.71769" calcext:value-type="float">
            <text:p>27.71769</text:p>
          </table:table-cell>
          <table:table-cell office:value-type="float" office:value="0.0001963556" calcext:value-type="float">
            <text:p>0.0001963556</text:p>
          </table:table-cell>
          <table:table-cell office:value-type="float" office:value="0.02107649" calcext:value-type="float">
            <text:p>0.02107649</text:p>
          </table:table-cell>
          <table:table-cell office:value-type="float" office:value="0.1820484" calcext:value-type="float">
            <text:p>0.1820484</text:p>
          </table:table-cell>
          <table:table-cell office:value-type="float" office:value="1653.283" calcext:value-type="float">
            <text:p>1653.283</text:p>
          </table:table-cell>
          <table:table-cell office:value-type="float" office:value="1.325008" calcext:value-type="float">
            <text:p>1.325008</text:p>
          </table:table-cell>
          <table:table-cell office:value-type="float" office:value="0" calcext:value-type="float">
            <text:p>0</text:p>
          </table:table-cell>
          <table:table-cell office:value-type="float" office:value="0.8589956" calcext:value-type="float">
            <text:p>0.8589956</text:p>
          </table:table-cell>
          <table:table-cell office:value-type="float" office:value="0.5631465" calcext:value-type="float">
            <text:p>0.5631465</text:p>
          </table:table-cell>
          <table:table-cell office:value-type="float" office:value="0.238107" calcext:value-type="float">
            <text:p>0.238107</text:p>
          </table:table-cell>
          <table:table-cell office:value-type="float" office:value="0.2380211" calcext:value-type="float">
            <text:p>0.2380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43338" calcext:value-type="float">
            <text:p>17.43338</text:p>
          </table:table-cell>
          <table:table-cell office:value-type="float" office:value="25.99082" calcext:value-type="float">
            <text:p>25.990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1998" calcext:value-type="float">
            <text:p>12091998</text:p>
          </table:table-cell>
          <table:table-cell office:value-type="float" office:value="0.9585757" calcext:value-type="float">
            <text:p>0.9585757</text:p>
          </table:table-cell>
          <table:table-cell office:value-type="float" office:value="134.5413" calcext:value-type="float">
            <text:p>134.54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.78892" calcext:value-type="float">
            <text:p>27.78892</text:p>
          </table:table-cell>
          <table:table-cell office:value-type="float" office:value="0.0001963556" calcext:value-type="float">
            <text:p>0.0001963556</text:p>
          </table:table-cell>
          <table:table-cell office:value-type="float" office:value="0.0210815" calcext:value-type="float">
            <text:p>0.0210815</text:p>
          </table:table-cell>
          <table:table-cell office:value-type="float" office:value="0.1820659" calcext:value-type="float">
            <text:p>0.1820659</text:p>
          </table:table-cell>
          <table:table-cell office:value-type="float" office:value="1653.234" calcext:value-type="float">
            <text:p>1653.234</text:p>
          </table:table-cell>
          <table:table-cell office:value-type="float" office:value="1.319026" calcext:value-type="float">
            <text:p>1.319026</text:p>
          </table:table-cell>
          <table:table-cell office:value-type="float" office:value="0" calcext:value-type="float">
            <text:p>0</text:p>
          </table:table-cell>
          <table:table-cell office:value-type="float" office:value="0.8433563" calcext:value-type="float">
            <text:p>0.8433563</text:p>
          </table:table-cell>
          <table:table-cell office:value-type="float" office:value="0.5864326" calcext:value-type="float">
            <text:p>0.5864326</text:p>
          </table:table-cell>
          <table:table-cell office:value-type="float" office:value="0.2384495" calcext:value-type="float">
            <text:p>0.2384495</text:p>
          </table:table-cell>
          <table:table-cell office:value-type="float" office:value="0.2383657" calcext:value-type="float">
            <text:p>0.2383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48595" calcext:value-type="float">
            <text:p>17.48595</text:p>
          </table:table-cell>
          <table:table-cell office:value-type="float" office:value="26.04268" calcext:value-type="float">
            <text:p>26.0426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1998" calcext:value-type="float">
            <text:p>13091998</text:p>
          </table:table-cell>
          <table:table-cell office:value-type="float" office:value="0.9550826" calcext:value-type="float">
            <text:p>0.9550826</text:p>
          </table:table-cell>
          <table:table-cell office:value-type="float" office:value="134.5261" calcext:value-type="float">
            <text:p>134.526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.85994" calcext:value-type="float">
            <text:p>27.85994</text:p>
          </table:table-cell>
          <table:table-cell office:value-type="float" office:value="0.0001963556" calcext:value-type="float">
            <text:p>0.0001963556</text:p>
          </table:table-cell>
          <table:table-cell office:value-type="float" office:value="0.0210865" calcext:value-type="float">
            <text:p>0.0210865</text:p>
          </table:table-cell>
          <table:table-cell office:value-type="float" office:value="0.1820827" calcext:value-type="float">
            <text:p>0.1820827</text:p>
          </table:table-cell>
          <table:table-cell office:value-type="float" office:value="1653.184" calcext:value-type="float">
            <text:p>1653.184</text:p>
          </table:table-cell>
          <table:table-cell office:value-type="float" office:value="1.314065" calcext:value-type="float">
            <text:p>1.314065</text:p>
          </table:table-cell>
          <table:table-cell office:value-type="float" office:value="0" calcext:value-type="float">
            <text:p>0</text:p>
          </table:table-cell>
          <table:table-cell office:value-type="float" office:value="0.651599" calcext:value-type="float">
            <text:p>0.651599</text:p>
          </table:table-cell>
          <table:table-cell office:value-type="float" office:value="0.558608" calcext:value-type="float">
            <text:p>0.558608</text:p>
          </table:table-cell>
          <table:table-cell office:value-type="float" office:value="0.238786" calcext:value-type="float">
            <text:p>0.238786</text:p>
          </table:table-cell>
          <table:table-cell office:value-type="float" office:value="0.238709" calcext:value-type="float">
            <text:p>0.238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2757" calcext:value-type="float">
            <text:p>17.52757</text:p>
          </table:table-cell>
          <table:table-cell office:value-type="float" office:value="26.09184" calcext:value-type="float">
            <text:p>26.0918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1998" calcext:value-type="float">
            <text:p>14091998</text:p>
          </table:table-cell>
          <table:table-cell office:value-type="float" office:value="0.9520034" calcext:value-type="float">
            <text:p>0.9520034</text:p>
          </table:table-cell>
          <table:table-cell office:value-type="float" office:value="134.5137" calcext:value-type="float">
            <text:p>134.51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.92966" calcext:value-type="float">
            <text:p>27.92966</text:p>
          </table:table-cell>
          <table:table-cell office:value-type="float" office:value="0.0001963556" calcext:value-type="float">
            <text:p>0.0001963556</text:p>
          </table:table-cell>
          <table:table-cell office:value-type="float" office:value="0.02109151" calcext:value-type="float">
            <text:p>0.02109151</text:p>
          </table:table-cell>
          <table:table-cell office:value-type="float" office:value="0.182099" calcext:value-type="float">
            <text:p>0.182099</text:p>
          </table:table-cell>
          <table:table-cell office:value-type="float" office:value="1653.134" calcext:value-type="float">
            <text:p>1653.134</text:p>
          </table:table-cell>
          <table:table-cell office:value-type="float" office:value="1.311142" calcext:value-type="float">
            <text:p>1.311142</text:p>
          </table:table-cell>
          <table:table-cell office:value-type="float" office:value="0" calcext:value-type="float">
            <text:p>0</text:p>
          </table:table-cell>
          <table:table-cell office:value-type="float" office:value="0.3571614" calcext:value-type="float">
            <text:p>0.3571614</text:p>
          </table:table-cell>
          <table:table-cell office:value-type="float" office:value="0.480574" calcext:value-type="float">
            <text:p>0.480574</text:p>
          </table:table-cell>
          <table:table-cell office:value-type="float" office:value="0.2391685" calcext:value-type="float">
            <text:p>0.2391685</text:p>
          </table:table-cell>
          <table:table-cell office:value-type="float" office:value="0.2390515" calcext:value-type="float">
            <text:p>0.2390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5734" calcext:value-type="float">
            <text:p>17.55734</text:p>
          </table:table-cell>
          <table:table-cell office:value-type="float" office:value="26.12773" calcext:value-type="float">
            <text:p>26.1277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1998" calcext:value-type="float">
            <text:p>15091998</text:p>
          </table:table-cell>
          <table:table-cell office:value-type="float" office:value="0.9483365" calcext:value-type="float">
            <text:p>0.9483365</text:p>
          </table:table-cell>
          <table:table-cell office:value-type="float" office:value="134.502" calcext:value-type="float">
            <text:p>134.5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.99803" calcext:value-type="float">
            <text:p>27.99803</text:p>
          </table:table-cell>
          <table:table-cell office:value-type="float" office:value="0.0001963556" calcext:value-type="float">
            <text:p>0.0001963556</text:p>
          </table:table-cell>
          <table:table-cell office:value-type="float" office:value="0.02111584" calcext:value-type="float">
            <text:p>0.02111584</text:p>
          </table:table-cell>
          <table:table-cell office:value-type="float" office:value="0.1824334" calcext:value-type="float">
            <text:p>0.1824334</text:p>
          </table:table-cell>
          <table:table-cell office:value-type="float" office:value="1653.083" calcext:value-type="float">
            <text:p>1653.083</text:p>
          </table:table-cell>
          <table:table-cell office:value-type="float" office:value="1.309968" calcext:value-type="float">
            <text:p>1.309968</text:p>
          </table:table-cell>
          <table:table-cell office:value-type="float" office:value="0" calcext:value-type="float">
            <text:p>0</text:p>
          </table:table-cell>
          <table:table-cell office:value-type="float" office:value="0.3388921" calcext:value-type="float">
            <text:p>0.3388921</text:p>
          </table:table-cell>
          <table:table-cell office:value-type="float" office:value="0.4558296" calcext:value-type="float">
            <text:p>0.4558296</text:p>
          </table:table-cell>
          <table:table-cell office:value-type="float" office:value="0.2395012" calcext:value-type="float">
            <text:p>0.2395012</text:p>
          </table:table-cell>
          <table:table-cell office:value-type="float" office:value="0.2393927" calcext:value-type="float">
            <text:p>0.2393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8764" calcext:value-type="float">
            <text:p>17.58764</text:p>
          </table:table-cell>
          <table:table-cell office:value-type="float" office:value="26.15065" calcext:value-type="float">
            <text:p>26.1506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1998" calcext:value-type="float">
            <text:p>16091998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134.4895" calcext:value-type="float">
            <text:p>134.48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.06668" calcext:value-type="float">
            <text:p>28.06668</text:p>
          </table:table-cell>
          <table:table-cell office:value-type="float" office:value="0.0001963556" calcext:value-type="float">
            <text:p>0.0001963556</text:p>
          </table:table-cell>
          <table:table-cell office:value-type="float" office:value="0.02113688" calcext:value-type="float">
            <text:p>0.02113688</text:p>
          </table:table-cell>
          <table:table-cell office:value-type="float" office:value="0.1827333" calcext:value-type="float">
            <text:p>0.1827333</text:p>
          </table:table-cell>
          <table:table-cell office:value-type="float" office:value="1653.033" calcext:value-type="float">
            <text:p>1653.033</text:p>
          </table:table-cell>
          <table:table-cell office:value-type="float" office:value="1.306758" calcext:value-type="float">
            <text:p>1.306758</text:p>
          </table:table-cell>
          <table:table-cell office:value-type="float" office:value="0" calcext:value-type="float">
            <text:p>0</text:p>
          </table:table-cell>
          <table:table-cell office:value-type="float" office:value="0.9660754" calcext:value-type="float">
            <text:p>0.9660754</text:p>
          </table:table-cell>
          <table:table-cell office:value-type="float" office:value="0.5024276" calcext:value-type="float">
            <text:p>0.5024276</text:p>
          </table:table-cell>
          <table:table-cell office:value-type="float" office:value="0.2398453" calcext:value-type="float">
            <text:p>0.2398453</text:p>
          </table:table-cell>
          <table:table-cell office:value-type="float" office:value="0.2397331" calcext:value-type="float">
            <text:p>0.2397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4038" calcext:value-type="float">
            <text:p>17.64038</text:p>
          </table:table-cell>
          <table:table-cell office:value-type="float" office:value="26.17804" calcext:value-type="float">
            <text:p>26.1780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1998" calcext:value-type="float">
            <text:p>17091998</text:p>
          </table:table-cell>
          <table:table-cell office:value-type="float" office:value="0.9407026" calcext:value-type="float">
            <text:p>0.9407026</text:p>
          </table:table-cell>
          <table:table-cell office:value-type="float" office:value="134.4763" calcext:value-type="float">
            <text:p>134.47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.13533" calcext:value-type="float">
            <text:p>28.13533</text:p>
          </table:table-cell>
          <table:table-cell office:value-type="float" office:value="0.0001963556" calcext:value-type="float">
            <text:p>0.0001963556</text:p>
          </table:table-cell>
          <table:table-cell office:value-type="float" office:value="0.02114851" calcext:value-type="float">
            <text:p>0.02114851</text:p>
          </table:table-cell>
          <table:table-cell office:value-type="float" office:value="0.1828641" calcext:value-type="float">
            <text:p>0.1828641</text:p>
          </table:table-cell>
          <table:table-cell office:value-type="float" office:value="1652.983" calcext:value-type="float">
            <text:p>1652.983</text:p>
          </table:table-cell>
          <table:table-cell office:value-type="float" office:value="1.300248" calcext:value-type="float">
            <text:p>1.300248</text:p>
          </table:table-cell>
          <table:table-cell office:value-type="float" office:value="0" calcext:value-type="float">
            <text:p>0</text:p>
          </table:table-cell>
          <table:table-cell office:value-type="float" office:value="0.9526516" calcext:value-type="float">
            <text:p>0.9526516</text:p>
          </table:table-cell>
          <table:table-cell office:value-type="float" office:value="0.5409339" calcext:value-type="float">
            <text:p>0.5409339</text:p>
          </table:table-cell>
          <table:table-cell office:value-type="float" office:value="0.2401664" calcext:value-type="float">
            <text:p>0.2401664</text:p>
          </table:table-cell>
          <table:table-cell office:value-type="float" office:value="0.2400731" calcext:value-type="float">
            <text:p>0.2400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9376" calcext:value-type="float">
            <text:p>17.69376</text:p>
          </table:table-cell>
          <table:table-cell office:value-type="float" office:value="26.21369" calcext:value-type="float">
            <text:p>26.2136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1998" calcext:value-type="float">
            <text:p>18091998</text:p>
          </table:table-cell>
          <table:table-cell office:value-type="float" office:value="0.9370151" calcext:value-type="float">
            <text:p>0.9370151</text:p>
          </table:table-cell>
          <table:table-cell office:value-type="float" office:value="134.4622" calcext:value-type="float">
            <text:p>134.46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.20433" calcext:value-type="float">
            <text:p>28.20433</text:p>
          </table:table-cell>
          <table:table-cell office:value-type="float" office:value="0.0001963556" calcext:value-type="float">
            <text:p>0.0001963556</text:p>
          </table:table-cell>
          <table:table-cell office:value-type="float" office:value="0.0211565" calcext:value-type="float">
            <text:p>0.0211565</text:p>
          </table:table-cell>
          <table:table-cell office:value-type="float" office:value="0.1829303" calcext:value-type="float">
            <text:p>0.1829303</text:p>
          </table:table-cell>
          <table:table-cell office:value-type="float" office:value="1652.933" calcext:value-type="float">
            <text:p>1652.933</text:p>
          </table:table-cell>
          <table:table-cell office:value-type="float" office:value="1.294573" calcext:value-type="float">
            <text:p>1.294573</text:p>
          </table:table-cell>
          <table:table-cell office:value-type="float" office:value="0" calcext:value-type="float">
            <text:p>0</text:p>
          </table:table-cell>
          <table:table-cell office:value-type="float" office:value="0.7891023" calcext:value-type="float">
            <text:p>0.7891023</text:p>
          </table:table-cell>
          <table:table-cell office:value-type="float" office:value="0.5605763" calcext:value-type="float">
            <text:p>0.5605763</text:p>
          </table:table-cell>
          <table:table-cell office:value-type="float" office:value="0.2404987" calcext:value-type="float">
            <text:p>0.2404987</text:p>
          </table:table-cell>
          <table:table-cell office:value-type="float" office:value="0.2404122" calcext:value-type="float">
            <text:p>0.2404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7431" calcext:value-type="float">
            <text:p>17.7431</text:p>
          </table:table-cell>
          <table:table-cell office:value-type="float" office:value="26.25537" calcext:value-type="float">
            <text:p>26.2553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1998" calcext:value-type="float">
            <text:p>19091998</text:p>
          </table:table-cell>
          <table:table-cell office:value-type="float" office:value="0.9328146" calcext:value-type="float">
            <text:p>0.9328146</text:p>
          </table:table-cell>
          <table:table-cell office:value-type="float" office:value="134.4465" calcext:value-type="float">
            <text:p>134.44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.27406" calcext:value-type="float">
            <text:p>28.27406</text:p>
          </table:table-cell>
          <table:table-cell office:value-type="float" office:value="0.0001963556" calcext:value-type="float">
            <text:p>0.0001963556</text:p>
          </table:table-cell>
          <table:table-cell office:value-type="float" office:value="0.02116161" calcext:value-type="float">
            <text:p>0.02116161</text:p>
          </table:table-cell>
          <table:table-cell office:value-type="float" office:value="0.1829512" calcext:value-type="float">
            <text:p>0.1829512</text:p>
          </table:table-cell>
          <table:table-cell office:value-type="float" office:value="1652.883" calcext:value-type="float">
            <text:p>1652.883</text:p>
          </table:table-cell>
          <table:table-cell office:value-type="float" office:value="1.288621" calcext:value-type="float">
            <text:p>1.288621</text:p>
          </table:table-cell>
          <table:table-cell office:value-type="float" office:value="0" calcext:value-type="float">
            <text:p>0</text:p>
          </table:table-cell>
          <table:table-cell office:value-type="float" office:value="0.6118293" calcext:value-type="float">
            <text:p>0.6118293</text:p>
          </table:table-cell>
          <table:table-cell office:value-type="float" office:value="0.5878252" calcext:value-type="float">
            <text:p>0.5878252</text:p>
          </table:table-cell>
          <table:table-cell office:value-type="float" office:value="0.2408308" calcext:value-type="float">
            <text:p>0.2408308</text:p>
          </table:table-cell>
          <table:table-cell office:value-type="float" office:value="0.2407503" calcext:value-type="float">
            <text:p>0.2407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78689" calcext:value-type="float">
            <text:p>17.78689</text:p>
          </table:table-cell>
          <table:table-cell office:value-type="float" office:value="26.30431" calcext:value-type="float">
            <text:p>26.3043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1998" calcext:value-type="float">
            <text:p>20091998</text:p>
          </table:table-cell>
          <table:table-cell office:value-type="float" office:value="0.9299121" calcext:value-type="float">
            <text:p>0.9299121</text:p>
          </table:table-cell>
          <table:table-cell office:value-type="float" office:value="134.4318" calcext:value-type="float">
            <text:p>134.43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.3438" calcext:value-type="float">
            <text:p>28.3438</text:p>
          </table:table-cell>
          <table:table-cell office:value-type="float" office:value="0.0001963556" calcext:value-type="float">
            <text:p>0.0001963556</text:p>
          </table:table-cell>
          <table:table-cell office:value-type="float" office:value="0.02116661" calcext:value-type="float">
            <text:p>0.02116661</text:p>
          </table:table-cell>
          <table:table-cell office:value-type="float" office:value="0.1829653" calcext:value-type="float">
            <text:p>0.1829653</text:p>
          </table:table-cell>
          <table:table-cell office:value-type="float" office:value="1652.834" calcext:value-type="float">
            <text:p>1652.834</text:p>
          </table:table-cell>
          <table:table-cell office:value-type="float" office:value="1.284598" calcext:value-type="float">
            <text:p>1.284598</text:p>
          </table:table-cell>
          <table:table-cell office:value-type="float" office:value="0" calcext:value-type="float">
            <text:p>0</text:p>
          </table:table-cell>
          <table:table-cell office:value-type="float" office:value="0.4111386" calcext:value-type="float">
            <text:p>0.4111386</text:p>
          </table:table-cell>
          <table:table-cell office:value-type="float" office:value="0.5322202" calcext:value-type="float">
            <text:p>0.5322202</text:p>
          </table:table-cell>
          <table:table-cell office:value-type="float" office:value="0.241157" calcext:value-type="float">
            <text:p>0.241157</text:p>
          </table:table-cell>
          <table:table-cell office:value-type="float" office:value="0.2410884" calcext:value-type="float">
            <text:p>0.2410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113" calcext:value-type="float">
            <text:p>17.8113</text:p>
          </table:table-cell>
          <table:table-cell office:value-type="float" office:value="26.35128" calcext:value-type="float">
            <text:p>26.3512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1998" calcext:value-type="float">
            <text:p>21091998</text:p>
          </table:table-cell>
          <table:table-cell office:value-type="float" office:value="0.9263823" calcext:value-type="float">
            <text:p>0.9263823</text:p>
          </table:table-cell>
          <table:table-cell office:value-type="float" office:value="134.4163" calcext:value-type="float">
            <text:p>134.41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.41298" calcext:value-type="float">
            <text:p>28.41298</text:p>
          </table:table-cell>
          <table:table-cell office:value-type="float" office:value="0.0001963556" calcext:value-type="float">
            <text:p>0.0001963556</text:p>
          </table:table-cell>
          <table:table-cell office:value-type="float" office:value="0.02117162" calcext:value-type="float">
            <text:p>0.02117162</text:p>
          </table:table-cell>
          <table:table-cell office:value-type="float" office:value="0.1829781" calcext:value-type="float">
            <text:p>0.1829781</text:p>
          </table:table-cell>
          <table:table-cell office:value-type="float" office:value="1652.784" calcext:value-type="float">
            <text:p>1652.784</text:p>
          </table:table-cell>
          <table:table-cell office:value-type="float" office:value="1.279611" calcext:value-type="float">
            <text:p>1.279611</text:p>
          </table:table-cell>
          <table:table-cell office:value-type="float" office:value="0" calcext:value-type="float">
            <text:p>0</text:p>
          </table:table-cell>
          <table:table-cell office:value-type="float" office:value="0.5002441" calcext:value-type="float">
            <text:p>0.5002441</text:p>
          </table:table-cell>
          <table:table-cell office:value-type="float" office:value="0.5715659" calcext:value-type="float">
            <text:p>0.5715659</text:p>
          </table:table-cell>
          <table:table-cell office:value-type="float" office:value="0.2414947" calcext:value-type="float">
            <text:p>0.2414947</text:p>
          </table:table-cell>
          <table:table-cell office:value-type="float" office:value="0.2414256" calcext:value-type="float">
            <text:p>0.2414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3452" calcext:value-type="float">
            <text:p>17.83452</text:p>
          </table:table-cell>
          <table:table-cell office:value-type="float" office:value="26.39575" calcext:value-type="float">
            <text:p>26.3957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1998" calcext:value-type="float">
            <text:p>22091998</text:p>
          </table:table-cell>
          <table:table-cell office:value-type="float" office:value="0.9241177" calcext:value-type="float">
            <text:p>0.9241177</text:p>
          </table:table-cell>
          <table:table-cell office:value-type="float" office:value="134.4033" calcext:value-type="float">
            <text:p>134.40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.4819" calcext:value-type="float">
            <text:p>28.4819</text:p>
          </table:table-cell>
          <table:table-cell office:value-type="float" office:value="0.0001963556" calcext:value-type="float">
            <text:p>0.0001963556</text:p>
          </table:table-cell>
          <table:table-cell office:value-type="float" office:value="0.02117663" calcext:value-type="float">
            <text:p>0.02117663</text:p>
          </table:table-cell>
          <table:table-cell office:value-type="float" office:value="0.1829905" calcext:value-type="float">
            <text:p>0.1829905</text:p>
          </table:table-cell>
          <table:table-cell office:value-type="float" office:value="1652.734" calcext:value-type="float">
            <text:p>1652.734</text:p>
          </table:table-cell>
          <table:table-cell office:value-type="float" office:value="1.276816" calcext:value-type="float">
            <text:p>1.276816</text:p>
          </table:table-cell>
          <table:table-cell office:value-type="float" office:value="0" calcext:value-type="float">
            <text:p>0</text:p>
          </table:table-cell>
          <table:table-cell office:value-type="float" office:value="0.4170365" calcext:value-type="float">
            <text:p>0.4170365</text:p>
          </table:table-cell>
          <table:table-cell office:value-type="float" office:value="0.503329" calcext:value-type="float">
            <text:p>0.503329</text:p>
          </table:table-cell>
          <table:table-cell office:value-type="float" office:value="0.2419045" calcext:value-type="float">
            <text:p>0.2419045</text:p>
          </table:table-cell>
          <table:table-cell office:value-type="float" office:value="0.2417616" calcext:value-type="float">
            <text:p>0.2417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5875" calcext:value-type="float">
            <text:p>17.85875</text:p>
          </table:table-cell>
          <table:table-cell office:value-type="float" office:value="26.43482" calcext:value-type="float">
            <text:p>26.4348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1998" calcext:value-type="float">
            <text:p>23091998</text:p>
          </table:table-cell>
          <table:table-cell office:value-type="float" office:value="0.9223186" calcext:value-type="float">
            <text:p>0.9223186</text:p>
          </table:table-cell>
          <table:table-cell office:value-type="float" office:value="134.393" calcext:value-type="float">
            <text:p>134.3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.54851" calcext:value-type="float">
            <text:p>28.54851</text:p>
          </table:table-cell>
          <table:table-cell office:value-type="float" office:value="0.0001963556" calcext:value-type="float">
            <text:p>0.0001963556</text:p>
          </table:table-cell>
          <table:table-cell office:value-type="float" office:value="0.02118132" calcext:value-type="float">
            <text:p>0.02118132</text:p>
          </table:table-cell>
          <table:table-cell office:value-type="float" office:value="0.1829985" calcext:value-type="float">
            <text:p>0.1829985</text:p>
          </table:table-cell>
          <table:table-cell office:value-type="float" office:value="1652.684" calcext:value-type="float">
            <text:p>1652.684</text:p>
          </table:table-cell>
          <table:table-cell office:value-type="float" office:value="1.273827" calcext:value-type="float">
            <text:p>1.273827</text:p>
          </table:table-cell>
          <table:table-cell office:value-type="float" office:value="0" calcext:value-type="float">
            <text:p>0</text:p>
          </table:table-cell>
          <table:table-cell office:value-type="float" office:value="0.6378993" calcext:value-type="float">
            <text:p>0.6378993</text:p>
          </table:table-cell>
          <table:table-cell office:value-type="float" office:value="0.472064" calcext:value-type="float">
            <text:p>0.472064</text:p>
          </table:table-cell>
          <table:table-cell office:value-type="float" office:value="0.2422098" calcext:value-type="float">
            <text:p>0.2422098</text:p>
          </table:table-cell>
          <table:table-cell office:value-type="float" office:value="0.2420976" calcext:value-type="float">
            <text:p>0.2420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9481" calcext:value-type="float">
            <text:p>17.89481</text:p>
          </table:table-cell>
          <table:table-cell office:value-type="float" office:value="26.45908" calcext:value-type="float">
            <text:p>26.4590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1998" calcext:value-type="float">
            <text:p>24091998</text:p>
          </table:table-cell>
          <table:table-cell office:value-type="float" office:value="0.9207076" calcext:value-type="float">
            <text:p>0.9207076</text:p>
          </table:table-cell>
          <table:table-cell office:value-type="float" office:value="134.3834" calcext:value-type="float">
            <text:p>134.38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.61382" calcext:value-type="float">
            <text:p>28.61382</text:p>
          </table:table-cell>
          <table:table-cell office:value-type="float" office:value="0.0001963556" calcext:value-type="float">
            <text:p>0.0001963556</text:p>
          </table:table-cell>
          <table:table-cell office:value-type="float" office:value="0.02118597" calcext:value-type="float">
            <text:p>0.02118597</text:p>
          </table:table-cell>
          <table:table-cell office:value-type="float" office:value="0.183006" calcext:value-type="float">
            <text:p>0.183006</text:p>
          </table:table-cell>
          <table:table-cell office:value-type="float" office:value="1652.632" calcext:value-type="float">
            <text:p>1652.632</text:p>
          </table:table-cell>
          <table:table-cell office:value-type="float" office:value="1.270712" calcext:value-type="float">
            <text:p>1.270712</text:p>
          </table:table-cell>
          <table:table-cell office:value-type="float" office:value="0" calcext:value-type="float">
            <text:p>0</text:p>
          </table:table-cell>
          <table:table-cell office:value-type="float" office:value="0.3583324" calcext:value-type="float">
            <text:p>0.3583324</text:p>
          </table:table-cell>
          <table:table-cell office:value-type="float" office:value="0.4488665" calcext:value-type="float">
            <text:p>0.4488665</text:p>
          </table:table-cell>
          <table:table-cell office:value-type="float" office:value="0.2425071" calcext:value-type="float">
            <text:p>0.2425071</text:p>
          </table:table-cell>
          <table:table-cell office:value-type="float" office:value="0.242433" calcext:value-type="float">
            <text:p>0.242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91188" calcext:value-type="float">
            <text:p>17.91188</text:p>
          </table:table-cell>
          <table:table-cell office:value-type="float" office:value="26.47947" calcext:value-type="float">
            <text:p>26.4794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1998" calcext:value-type="float">
            <text:p>25091998</text:p>
          </table:table-cell>
          <table:table-cell office:value-type="float" office:value="0.9186293" calcext:value-type="float">
            <text:p>0.9186293</text:p>
          </table:table-cell>
          <table:table-cell office:value-type="float" office:value="134.3723" calcext:value-type="float">
            <text:p>134.37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.679" calcext:value-type="float">
            <text:p>28.679</text:p>
          </table:table-cell>
          <table:table-cell office:value-type="float" office:value="0.0001963556" calcext:value-type="float">
            <text:p>0.0001963556</text:p>
          </table:table-cell>
          <table:table-cell office:value-type="float" office:value="0.02119062" calcext:value-type="float">
            <text:p>0.02119062</text:p>
          </table:table-cell>
          <table:table-cell office:value-type="float" office:value="0.1830087" calcext:value-type="float">
            <text:p>0.1830087</text:p>
          </table:table-cell>
          <table:table-cell office:value-type="float" office:value="1652.581" calcext:value-type="float">
            <text:p>1652.581</text:p>
          </table:table-cell>
          <table:table-cell office:value-type="float" office:value="1.267132" calcext:value-type="float">
            <text:p>1.267132</text:p>
          </table:table-cell>
          <table:table-cell office:value-type="float" office:value="0" calcext:value-type="float">
            <text:p>0</text:p>
          </table:table-cell>
          <table:table-cell office:value-type="float" office:value="0.3794838" calcext:value-type="float">
            <text:p>0.3794838</text:p>
          </table:table-cell>
          <table:table-cell office:value-type="float" office:value="0.4788864" calcext:value-type="float">
            <text:p>0.4788864</text:p>
          </table:table-cell>
          <table:table-cell office:value-type="float" office:value="0.2428338" calcext:value-type="float">
            <text:p>0.2428338</text:p>
          </table:table-cell>
          <table:table-cell office:value-type="float" office:value="0.242767" calcext:value-type="float">
            <text:p>0.242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9268" calcext:value-type="float">
            <text:p>17.9268</text:p>
          </table:table-cell>
          <table:table-cell office:value-type="float" office:value="26.50268" calcext:value-type="float">
            <text:p>26.5026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1998" calcext:value-type="float">
            <text:p>26091998</text:p>
          </table:table-cell>
          <table:table-cell office:value-type="float" office:value="0.9157836" calcext:value-type="float">
            <text:p>0.9157836</text:p>
          </table:table-cell>
          <table:table-cell office:value-type="float" office:value="134.3605" calcext:value-type="float">
            <text:p>134.36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.74454" calcext:value-type="float">
            <text:p>28.74454</text:p>
          </table:table-cell>
          <table:table-cell office:value-type="float" office:value="0.0004374513" calcext:value-type="float">
            <text:p>0.0004374513</text:p>
          </table:table-cell>
          <table:table-cell office:value-type="float" office:value="0.02120157" calcext:value-type="float">
            <text:p>0.02120157</text:p>
          </table:table-cell>
          <table:table-cell office:value-type="float" office:value="0.1832161" calcext:value-type="float">
            <text:p>0.1832161</text:p>
          </table:table-cell>
          <table:table-cell office:value-type="float" office:value="1652.529" calcext:value-type="float">
            <text:p>1652.529</text:p>
          </table:table-cell>
          <table:table-cell office:value-type="float" office:value="1.264103" calcext:value-type="float">
            <text:p>1.264103</text:p>
          </table:table-cell>
          <table:table-cell office:value-type="float" office:value="0" calcext:value-type="float">
            <text:p>0</text:p>
          </table:table-cell>
          <table:table-cell office:value-type="float" office:value="0.5124902" calcext:value-type="float">
            <text:p>0.5124902</text:p>
          </table:table-cell>
          <table:table-cell office:value-type="float" office:value="0.3905851" calcext:value-type="float">
            <text:p>0.3905851</text:p>
          </table:table-cell>
          <table:table-cell office:value-type="float" office:value="0.2434986" calcext:value-type="float">
            <text:p>0.2434986</text:p>
          </table:table-cell>
          <table:table-cell office:value-type="float" office:value="0.2431009" calcext:value-type="float">
            <text:p>0.2431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93959" calcext:value-type="float">
            <text:p>17.93959</text:p>
          </table:table-cell>
          <table:table-cell office:value-type="float" office:value="26.52192" calcext:value-type="float">
            <text:p>26.5219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1998" calcext:value-type="float">
            <text:p>27091998</text:p>
          </table:table-cell>
          <table:table-cell office:value-type="float" office:value="0.9115509" calcext:value-type="float">
            <text:p>0.9115509</text:p>
          </table:table-cell>
          <table:table-cell office:value-type="float" office:value="134.3479" calcext:value-type="float">
            <text:p>134.347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.81186" calcext:value-type="float">
            <text:p>28.81186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130464" calcext:value-type="float">
            <text:p>0.02130464</text:p>
          </table:table-cell>
          <table:table-cell office:value-type="float" office:value="0.1847416" calcext:value-type="float">
            <text:p>0.1847416</text:p>
          </table:table-cell>
          <table:table-cell office:value-type="float" office:value="1652.479" calcext:value-type="float">
            <text:p>1652.479</text:p>
          </table:table-cell>
          <table:table-cell office:value-type="float" office:value="1.264353" calcext:value-type="float">
            <text:p>1.264353</text:p>
          </table:table-cell>
          <table:table-cell office:value-type="float" office:value="0" calcext:value-type="float">
            <text:p>0</text:p>
          </table:table-cell>
          <table:table-cell office:value-type="float" office:value="0.3972627" calcext:value-type="float">
            <text:p>0.3972627</text:p>
          </table:table-cell>
          <table:table-cell office:value-type="float" office:value="0.4532728" calcext:value-type="float">
            <text:p>0.4532728</text:p>
          </table:table-cell>
          <table:table-cell office:value-type="float" office:value="0.2435893" calcext:value-type="float">
            <text:p>0.2435893</text:p>
          </table:table-cell>
          <table:table-cell office:value-type="float" office:value="0.2434344" calcext:value-type="float">
            <text:p>0.2434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96833" calcext:value-type="float">
            <text:p>17.96833</text:p>
          </table:table-cell>
          <table:table-cell office:value-type="float" office:value="26.52134" calcext:value-type="float">
            <text:p>26.5213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1998" calcext:value-type="float">
            <text:p>28091998</text:p>
          </table:table-cell>
          <table:table-cell office:value-type="float" office:value="0.9081915" calcext:value-type="float">
            <text:p>0.9081915</text:p>
          </table:table-cell>
          <table:table-cell office:value-type="float" office:value="134.3361" calcext:value-type="float">
            <text:p>134.336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.8796" calcext:value-type="float">
            <text:p>28.8796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137111" calcext:value-type="float">
            <text:p>0.02137111</text:p>
          </table:table-cell>
          <table:table-cell office:value-type="float" office:value="0.1860012" calcext:value-type="float">
            <text:p>0.1860012</text:p>
          </table:table-cell>
          <table:table-cell office:value-type="float" office:value="1652.429" calcext:value-type="float">
            <text:p>1652.429</text:p>
          </table:table-cell>
          <table:table-cell office:value-type="float" office:value="1.263548" calcext:value-type="float">
            <text:p>1.263548</text:p>
          </table:table-cell>
          <table:table-cell office:value-type="float" office:value="0" calcext:value-type="float">
            <text:p>0</text:p>
          </table:table-cell>
          <table:table-cell office:value-type="float" office:value="0.6078821" calcext:value-type="float">
            <text:p>0.6078821</text:p>
          </table:table-cell>
          <table:table-cell office:value-type="float" office:value="0.4808176" calcext:value-type="float">
            <text:p>0.4808176</text:p>
          </table:table-cell>
          <table:table-cell office:value-type="float" office:value="0.2439403" calcext:value-type="float">
            <text:p>0.2439403</text:p>
          </table:table-cell>
          <table:table-cell office:value-type="float" office:value="0.2437665" calcext:value-type="float">
            <text:p>0.2437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2629" calcext:value-type="float">
            <text:p>18.02629</text:p>
          </table:table-cell>
          <table:table-cell office:value-type="float" office:value="26.54617" calcext:value-type="float">
            <text:p>26.5461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1998" calcext:value-type="float">
            <text:p>29091998</text:p>
          </table:table-cell>
          <table:table-cell office:value-type="float" office:value="0.9054781" calcext:value-type="float">
            <text:p>0.9054781</text:p>
          </table:table-cell>
          <table:table-cell office:value-type="float" office:value="134.3255" calcext:value-type="float">
            <text:p>134.32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.94587" calcext:value-type="float">
            <text:p>28.94587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141888" calcext:value-type="float">
            <text:p>0.02141888</text:p>
          </table:table-cell>
          <table:table-cell office:value-type="float" office:value="0.1869953" calcext:value-type="float">
            <text:p>0.1869953</text:p>
          </table:table-cell>
          <table:table-cell office:value-type="float" office:value="1652.379" calcext:value-type="float">
            <text:p>1652.379</text:p>
          </table:table-cell>
          <table:table-cell office:value-type="float" office:value="1.259724" calcext:value-type="float">
            <text:p>1.259724</text:p>
          </table:table-cell>
          <table:table-cell office:value-type="float" office:value="0" calcext:value-type="float">
            <text:p>0</text:p>
          </table:table-cell>
          <table:table-cell office:value-type="float" office:value="0.3538737" calcext:value-type="float">
            <text:p>0.3538737</text:p>
          </table:table-cell>
          <table:table-cell office:value-type="float" office:value="0.4740287" calcext:value-type="float">
            <text:p>0.4740287</text:p>
          </table:table-cell>
          <table:table-cell office:value-type="float" office:value="0.2442879" calcext:value-type="float">
            <text:p>0.2442879</text:p>
          </table:table-cell>
          <table:table-cell office:value-type="float" office:value="0.2440983" calcext:value-type="float">
            <text:p>0.2440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7495" calcext:value-type="float">
            <text:p>18.07495</text:p>
          </table:table-cell>
          <table:table-cell office:value-type="float" office:value="26.57066" calcext:value-type="float">
            <text:p>26.5706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1998" calcext:value-type="float">
            <text:p>30091998</text:p>
          </table:table-cell>
          <table:table-cell office:value-type="float" office:value="0.9029361" calcext:value-type="float">
            <text:p>0.9029361</text:p>
          </table:table-cell>
          <table:table-cell office:value-type="float" office:value="134.3147" calcext:value-type="float">
            <text:p>134.31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.01152" calcext:value-type="float">
            <text:p>29.01152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145934" calcext:value-type="float">
            <text:p>0.02145934</text:p>
          </table:table-cell>
          <table:table-cell office:value-type="float" office:value="0.187802" calcext:value-type="float">
            <text:p>0.187802</text:p>
          </table:table-cell>
          <table:table-cell office:value-type="float" office:value="1652.328" calcext:value-type="float">
            <text:p>1652.328</text:p>
          </table:table-cell>
          <table:table-cell office:value-type="float" office:value="1.257034" calcext:value-type="float">
            <text:p>1.257034</text:p>
          </table:table-cell>
          <table:table-cell office:value-type="float" office:value="0" calcext:value-type="float">
            <text:p>0</text:p>
          </table:table-cell>
          <table:table-cell office:value-type="float" office:value="0.3640856" calcext:value-type="float">
            <text:p>0.3640856</text:p>
          </table:table-cell>
          <table:table-cell office:value-type="float" office:value="0.4799404" calcext:value-type="float">
            <text:p>0.4799404</text:p>
          </table:table-cell>
          <table:table-cell office:value-type="float" office:value="0.2446001" calcext:value-type="float">
            <text:p>0.2446001</text:p>
          </table:table-cell>
          <table:table-cell office:value-type="float" office:value="0.2444296" calcext:value-type="float">
            <text:p>0.2444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0754" calcext:value-type="float">
            <text:p>18.10754</text:p>
          </table:table-cell>
          <table:table-cell office:value-type="float" office:value="26.59474" calcext:value-type="float">
            <text:p>26.5947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1998" calcext:value-type="float">
            <text:p>1101998</text:p>
          </table:table-cell>
          <table:table-cell office:value-type="float" office:value="0.9009514" calcext:value-type="float">
            <text:p>0.9009514</text:p>
          </table:table-cell>
          <table:table-cell office:value-type="float" office:value="134.305" calcext:value-type="float">
            <text:p>134.3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.07611" calcext:value-type="float">
            <text:p>29.07611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150492" calcext:value-type="float">
            <text:p>0.02150492</text:p>
          </table:table-cell>
          <table:table-cell office:value-type="float" office:value="0.1888026" calcext:value-type="float">
            <text:p>0.1888026</text:p>
          </table:table-cell>
          <table:table-cell office:value-type="float" office:value="1652.277" calcext:value-type="float">
            <text:p>1652.277</text:p>
          </table:table-cell>
          <table:table-cell office:value-type="float" office:value="1.254976" calcext:value-type="float">
            <text:p>1.254976</text:p>
          </table:table-cell>
          <table:table-cell office:value-type="float" office:value="0" calcext:value-type="float">
            <text:p>0</text:p>
          </table:table-cell>
          <table:table-cell office:value-type="float" office:value="0.3240217" calcext:value-type="float">
            <text:p>0.3240217</text:p>
          </table:table-cell>
          <table:table-cell office:value-type="float" office:value="0.4120061" calcext:value-type="float">
            <text:p>0.4120061</text:p>
          </table:table-cell>
          <table:table-cell office:value-type="float" office:value="0.2449069" calcext:value-type="float">
            <text:p>0.2449069</text:p>
          </table:table-cell>
          <table:table-cell office:value-type="float" office:value="0.2447599" calcext:value-type="float">
            <text:p>0.2447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2118" calcext:value-type="float">
            <text:p>18.12118</text:p>
          </table:table-cell>
          <table:table-cell office:value-type="float" office:value="26.59473" calcext:value-type="float">
            <text:p>26.5947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1998" calcext:value-type="float">
            <text:p>2101998</text:p>
          </table:table-cell>
          <table:table-cell office:value-type="float" office:value="0.8994517" calcext:value-type="float">
            <text:p>0.8994517</text:p>
          </table:table-cell>
          <table:table-cell office:value-type="float" office:value="134.2971" calcext:value-type="float">
            <text:p>134.29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.13987" calcext:value-type="float">
            <text:p>29.13987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153216" calcext:value-type="float">
            <text:p>0.02153216</text:p>
          </table:table-cell>
          <table:table-cell office:value-type="float" office:value="0.1894699" calcext:value-type="float">
            <text:p>0.1894699</text:p>
          </table:table-cell>
          <table:table-cell office:value-type="float" office:value="1652.225" calcext:value-type="float">
            <text:p>1652.225</text:p>
          </table:table-cell>
          <table:table-cell office:value-type="float" office:value="1.25289" calcext:value-type="float">
            <text:p>1.25289</text:p>
          </table:table-cell>
          <table:table-cell office:value-type="float" office:value="0" calcext:value-type="float">
            <text:p>0</text:p>
          </table:table-cell>
          <table:table-cell office:value-type="float" office:value="0.3637021" calcext:value-type="float">
            <text:p>0.3637021</text:p>
          </table:table-cell>
          <table:table-cell office:value-type="float" office:value="0.4278524" calcext:value-type="float">
            <text:p>0.4278524</text:p>
          </table:table-cell>
          <table:table-cell office:value-type="float" office:value="0.2452403" calcext:value-type="float">
            <text:p>0.2452403</text:p>
          </table:table-cell>
          <table:table-cell office:value-type="float" office:value="0.2450896" calcext:value-type="float">
            <text:p>0.2450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4601" calcext:value-type="float">
            <text:p>18.14601</text:p>
          </table:table-cell>
          <table:table-cell office:value-type="float" office:value="26.60295" calcext:value-type="float">
            <text:p>26.6029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1998" calcext:value-type="float">
            <text:p>3101998</text:p>
          </table:table-cell>
          <table:table-cell office:value-type="float" office:value="0.8978974" calcext:value-type="float">
            <text:p>0.8978974</text:p>
          </table:table-cell>
          <table:table-cell office:value-type="float" office:value="134.2893" calcext:value-type="float">
            <text:p>134.28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.20293" calcext:value-type="float">
            <text:p>29.20293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154679" calcext:value-type="float">
            <text:p>0.02154679</text:p>
          </table:table-cell>
          <table:table-cell office:value-type="float" office:value="0.1898008" calcext:value-type="float">
            <text:p>0.1898008</text:p>
          </table:table-cell>
          <table:table-cell office:value-type="float" office:value="1652.173" calcext:value-type="float">
            <text:p>1652.173</text:p>
          </table:table-cell>
          <table:table-cell office:value-type="float" office:value="1.250591" calcext:value-type="float">
            <text:p>1.250591</text:p>
          </table:table-cell>
          <table:table-cell office:value-type="float" office:value="0" calcext:value-type="float">
            <text:p>0</text:p>
          </table:table-cell>
          <table:table-cell office:value-type="float" office:value="0.5211039" calcext:value-type="float">
            <text:p>0.5211039</text:p>
          </table:table-cell>
          <table:table-cell office:value-type="float" office:value="0.4265212" calcext:value-type="float">
            <text:p>0.4265212</text:p>
          </table:table-cell>
          <table:table-cell office:value-type="float" office:value="0.2455489" calcext:value-type="float">
            <text:p>0.2455489</text:p>
          </table:table-cell>
          <table:table-cell office:value-type="float" office:value="0.2454188" calcext:value-type="float">
            <text:p>0.2454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7795" calcext:value-type="float">
            <text:p>18.17795</text:p>
          </table:table-cell>
          <table:table-cell office:value-type="float" office:value="26.61401" calcext:value-type="float">
            <text:p>26.6140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1998" calcext:value-type="float">
            <text:p>4101998</text:p>
          </table:table-cell>
          <table:table-cell office:value-type="float" office:value="0.8962368" calcext:value-type="float">
            <text:p>0.8962368</text:p>
          </table:table-cell>
          <table:table-cell office:value-type="float" office:value="134.2815" calcext:value-type="float">
            <text:p>134.28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.26557" calcext:value-type="float">
            <text:p>29.26557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155734" calcext:value-type="float">
            <text:p>0.02155734</text:p>
          </table:table-cell>
          <table:table-cell office:value-type="float" office:value="0.1900116" calcext:value-type="float">
            <text:p>0.1900116</text:p>
          </table:table-cell>
          <table:table-cell office:value-type="float" office:value="1652.12" calcext:value-type="float">
            <text:p>1652.12</text:p>
          </table:table-cell>
          <table:table-cell office:value-type="float" office:value="1.247126" calcext:value-type="float">
            <text:p>1.247126</text:p>
          </table:table-cell>
          <table:table-cell office:value-type="float" office:value="0" calcext:value-type="float">
            <text:p>0</text:p>
          </table:table-cell>
          <table:table-cell office:value-type="float" office:value="0.5629571" calcext:value-type="float">
            <text:p>0.5629571</text:p>
          </table:table-cell>
          <table:table-cell office:value-type="float" office:value="0.4295209" calcext:value-type="float">
            <text:p>0.4295209</text:p>
          </table:table-cell>
          <table:table-cell office:value-type="float" office:value="0.2458369" calcext:value-type="float">
            <text:p>0.2458369</text:p>
          </table:table-cell>
          <table:table-cell office:value-type="float" office:value="0.2457473" calcext:value-type="float">
            <text:p>0.245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0677" calcext:value-type="float">
            <text:p>18.20677</text:p>
          </table:table-cell>
          <table:table-cell office:value-type="float" office:value="26.62592" calcext:value-type="float">
            <text:p>26.6259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1998" calcext:value-type="float">
            <text:p>5101998</text:p>
          </table:table-cell>
          <table:table-cell office:value-type="float" office:value="0.894347" calcext:value-type="float">
            <text:p>0.894347</text:p>
          </table:table-cell>
          <table:table-cell office:value-type="float" office:value="134.2729" calcext:value-type="float">
            <text:p>134.27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.32825" calcext:value-type="float">
            <text:p>29.32825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156606" calcext:value-type="float">
            <text:p>0.02156606</text:p>
          </table:table-cell>
          <table:table-cell office:value-type="float" office:value="0.1901616" calcext:value-type="float">
            <text:p>0.1901616</text:p>
          </table:table-cell>
          <table:table-cell office:value-type="float" office:value="1652.068" calcext:value-type="float">
            <text:p>1652.068</text:p>
          </table:table-cell>
          <table:table-cell office:value-type="float" office:value="1.243216" calcext:value-type="float">
            <text:p>1.243216</text:p>
          </table:table-cell>
          <table:table-cell office:value-type="float" office:value="0" calcext:value-type="float">
            <text:p>0</text:p>
          </table:table-cell>
          <table:table-cell office:value-type="float" office:value="0.546546" calcext:value-type="float">
            <text:p>0.546546</text:p>
          </table:table-cell>
          <table:table-cell office:value-type="float" office:value="0.443222" calcext:value-type="float">
            <text:p>0.443222</text:p>
          </table:table-cell>
          <table:table-cell office:value-type="float" office:value="0.2461507" calcext:value-type="float">
            <text:p>0.2461507</text:p>
          </table:table-cell>
          <table:table-cell office:value-type="float" office:value="0.2460752" calcext:value-type="float">
            <text:p>0.2460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3033" calcext:value-type="float">
            <text:p>18.23033</text:p>
          </table:table-cell>
          <table:table-cell office:value-type="float" office:value="26.64109" calcext:value-type="float">
            <text:p>26.6410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1998" calcext:value-type="float">
            <text:p>6101998</text:p>
          </table:table-cell>
          <table:table-cell office:value-type="float" office:value="0.892543" calcext:value-type="float">
            <text:p>0.892543</text:p>
          </table:table-cell>
          <table:table-cell office:value-type="float" office:value="134.2643" calcext:value-type="float">
            <text:p>134.26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.39105" calcext:value-type="float">
            <text:p>29.39105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15731" calcext:value-type="float">
            <text:p>0.0215731</text:p>
          </table:table-cell>
          <table:table-cell office:value-type="float" office:value="0.190266" calcext:value-type="float">
            <text:p>0.190266</text:p>
          </table:table-cell>
          <table:table-cell office:value-type="float" office:value="1652.016" calcext:value-type="float">
            <text:p>1652.016</text:p>
          </table:table-cell>
          <table:table-cell office:value-type="float" office:value="1.239522" calcext:value-type="float">
            <text:p>1.239522</text:p>
          </table:table-cell>
          <table:table-cell office:value-type="float" office:value="0" calcext:value-type="float">
            <text:p>0</text:p>
          </table:table-cell>
          <table:table-cell office:value-type="float" office:value="0.4779144" calcext:value-type="float">
            <text:p>0.4779144</text:p>
          </table:table-cell>
          <table:table-cell office:value-type="float" office:value="0.4423552" calcext:value-type="float">
            <text:p>0.4423552</text:p>
          </table:table-cell>
          <table:table-cell office:value-type="float" office:value="0.2464736" calcext:value-type="float">
            <text:p>0.2464736</text:p>
          </table:table-cell>
          <table:table-cell office:value-type="float" office:value="0.2464021" calcext:value-type="float">
            <text:p>0.2464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5098" calcext:value-type="float">
            <text:p>18.25098</text:p>
          </table:table-cell>
          <table:table-cell office:value-type="float" office:value="26.65795" calcext:value-type="float">
            <text:p>26.6579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1998" calcext:value-type="float">
            <text:p>7101998</text:p>
          </table:table-cell>
          <table:table-cell office:value-type="float" office:value="0.8906628" calcext:value-type="float">
            <text:p>0.8906628</text:p>
          </table:table-cell>
          <table:table-cell office:value-type="float" office:value="134.2566" calcext:value-type="float">
            <text:p>134.25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.45264" calcext:value-type="float">
            <text:p>29.45264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16014" calcext:value-type="float">
            <text:p>0.0216014</text:p>
          </table:table-cell>
          <table:table-cell office:value-type="float" office:value="0.1908786" calcext:value-type="float">
            <text:p>0.1908786</text:p>
          </table:table-cell>
          <table:table-cell office:value-type="float" office:value="1651.963" calcext:value-type="float">
            <text:p>1651.963</text:p>
          </table:table-cell>
          <table:table-cell office:value-type="float" office:value="1.238095" calcext:value-type="float">
            <text:p>1.238095</text:p>
          </table:table-cell>
          <table:table-cell office:value-type="float" office:value="0" calcext:value-type="float">
            <text:p>0</text:p>
          </table:table-cell>
          <table:table-cell office:value-type="float" office:value="0.2365532" calcext:value-type="float">
            <text:p>0.2365532</text:p>
          </table:table-cell>
          <table:table-cell office:value-type="float" office:value="0.3027308" calcext:value-type="float">
            <text:p>0.3027308</text:p>
          </table:table-cell>
          <table:table-cell office:value-type="float" office:value="0.24687" calcext:value-type="float">
            <text:p>0.24687</text:p>
          </table:table-cell>
          <table:table-cell office:value-type="float" office:value="0.2467287" calcext:value-type="float">
            <text:p>0.2467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5276" calcext:value-type="float">
            <text:p>18.25276</text:p>
          </table:table-cell>
          <table:table-cell office:value-type="float" office:value="26.64999" calcext:value-type="float">
            <text:p>26.6499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1998" calcext:value-type="float">
            <text:p>8101998</text:p>
          </table:table-cell>
          <table:table-cell office:value-type="float" office:value="0.8881866" calcext:value-type="float">
            <text:p>0.8881866</text:p>
          </table:table-cell>
          <table:table-cell office:value-type="float" office:value="134.2485" calcext:value-type="float">
            <text:p>134.24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.51521" calcext:value-type="float">
            <text:p>29.51521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165532" calcext:value-type="float">
            <text:p>0.02165532</text:p>
          </table:table-cell>
          <table:table-cell office:value-type="float" office:value="0.1920902" calcext:value-type="float">
            <text:p>0.1920902</text:p>
          </table:table-cell>
          <table:table-cell office:value-type="float" office:value="1651.911" calcext:value-type="float">
            <text:p>1651.911</text:p>
          </table:table-cell>
          <table:table-cell office:value-type="float" office:value="1.237363" calcext:value-type="float">
            <text:p>1.237363</text:p>
          </table:table-cell>
          <table:table-cell office:value-type="float" office:value="0" calcext:value-type="float">
            <text:p>0</text:p>
          </table:table-cell>
          <table:table-cell office:value-type="float" office:value="0.3452239" calcext:value-type="float">
            <text:p>0.3452239</text:p>
          </table:table-cell>
          <table:table-cell office:value-type="float" office:value="0.4099558" calcext:value-type="float">
            <text:p>0.4099558</text:p>
          </table:table-cell>
          <table:table-cell office:value-type="float" office:value="0.2472072" calcext:value-type="float">
            <text:p>0.2472072</text:p>
          </table:table-cell>
          <table:table-cell office:value-type="float" office:value="0.2470548" calcext:value-type="float">
            <text:p>0.247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6731" calcext:value-type="float">
            <text:p>18.26731</text:p>
          </table:table-cell>
          <table:table-cell office:value-type="float" office:value="26.6404" calcext:value-type="float">
            <text:p>26.640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1998" calcext:value-type="float">
            <text:p>9101998</text:p>
          </table:table-cell>
          <table:table-cell office:value-type="float" office:value="0.8856463" calcext:value-type="float">
            <text:p>0.8856463</text:p>
          </table:table-cell>
          <table:table-cell office:value-type="float" office:value="134.2404" calcext:value-type="float">
            <text:p>134.24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.5781" calcext:value-type="float">
            <text:p>29.5781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169747" calcext:value-type="float">
            <text:p>0.02169747</text:p>
          </table:table-cell>
          <table:table-cell office:value-type="float" office:value="0.1930855" calcext:value-type="float">
            <text:p>0.1930855</text:p>
          </table:table-cell>
          <table:table-cell office:value-type="float" office:value="1651.86" calcext:value-type="float">
            <text:p>1651.86</text:p>
          </table:table-cell>
          <table:table-cell office:value-type="float" office:value="1.23616" calcext:value-type="float">
            <text:p>1.23616</text:p>
          </table:table-cell>
          <table:table-cell office:value-type="float" office:value="0" calcext:value-type="float">
            <text:p>0</text:p>
          </table:table-cell>
          <table:table-cell office:value-type="float" office:value="0.5251952" calcext:value-type="float">
            <text:p>0.5251952</text:p>
          </table:table-cell>
          <table:table-cell office:value-type="float" office:value="0.4464777" calcext:value-type="float">
            <text:p>0.4464777</text:p>
          </table:table-cell>
          <table:table-cell office:value-type="float" office:value="0.2475328" calcext:value-type="float">
            <text:p>0.2475328</text:p>
          </table:table-cell>
          <table:table-cell office:value-type="float" office:value="0.2473799" calcext:value-type="float">
            <text:p>0.2473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0826" calcext:value-type="float">
            <text:p>18.30826</text:p>
          </table:table-cell>
          <table:table-cell office:value-type="float" office:value="26.65125" calcext:value-type="float">
            <text:p>26.6512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1998" calcext:value-type="float">
            <text:p>10101998</text:p>
          </table:table-cell>
          <table:table-cell office:value-type="float" office:value="0.8831185" calcext:value-type="float">
            <text:p>0.8831185</text:p>
          </table:table-cell>
          <table:table-cell office:value-type="float" office:value="134.2316" calcext:value-type="float">
            <text:p>134.23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.64119" calcext:value-type="float">
            <text:p>29.64119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17305" calcext:value-type="float">
            <text:p>0.0217305</text:p>
          </table:table-cell>
          <table:table-cell office:value-type="float" office:value="0.1938263" calcext:value-type="float">
            <text:p>0.1938263</text:p>
          </table:table-cell>
          <table:table-cell office:value-type="float" office:value="1651.808" calcext:value-type="float">
            <text:p>1651.808</text:p>
          </table:table-cell>
          <table:table-cell office:value-type="float" office:value="1.233071" calcext:value-type="float">
            <text:p>1.233071</text:p>
          </table:table-cell>
          <table:table-cell office:value-type="float" office:value="0" calcext:value-type="float">
            <text:p>0</text:p>
          </table:table-cell>
          <table:table-cell office:value-type="float" office:value="0.7419708" calcext:value-type="float">
            <text:p>0.7419708</text:p>
          </table:table-cell>
          <table:table-cell office:value-type="float" office:value="0.4575243" calcext:value-type="float">
            <text:p>0.4575243</text:p>
          </table:table-cell>
          <table:table-cell office:value-type="float" office:value="0.2478257" calcext:value-type="float">
            <text:p>0.2478257</text:p>
          </table:table-cell>
          <table:table-cell office:value-type="float" office:value="0.2477046" calcext:value-type="float">
            <text:p>0.2477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5643" calcext:value-type="float">
            <text:p>18.35643</text:p>
          </table:table-cell>
          <table:table-cell office:value-type="float" office:value="26.66917" calcext:value-type="float">
            <text:p>26.6691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1998" calcext:value-type="float">
            <text:p>11101998</text:p>
          </table:table-cell>
          <table:table-cell office:value-type="float" office:value="0.8799452" calcext:value-type="float">
            <text:p>0.8799452</text:p>
          </table:table-cell>
          <table:table-cell office:value-type="float" office:value="134.2215" calcext:value-type="float">
            <text:p>134.22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.70465" calcext:value-type="float">
            <text:p>29.70465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17574" calcext:value-type="float">
            <text:p>0.0217574</text:p>
          </table:table-cell>
          <table:table-cell office:value-type="float" office:value="0.1943507" calcext:value-type="float">
            <text:p>0.1943507</text:p>
          </table:table-cell>
          <table:table-cell office:value-type="float" office:value="1651.757" calcext:value-type="float">
            <text:p>1651.757</text:p>
          </table:table-cell>
          <table:table-cell office:value-type="float" office:value="1.227401" calcext:value-type="float">
            <text:p>1.227401</text:p>
          </table:table-cell>
          <table:table-cell office:value-type="float" office:value="0" calcext:value-type="float">
            <text:p>0</text:p>
          </table:table-cell>
          <table:table-cell office:value-type="float" office:value="0.7524322" calcext:value-type="float">
            <text:p>0.7524322</text:p>
          </table:table-cell>
          <table:table-cell office:value-type="float" office:value="0.4853963" calcext:value-type="float">
            <text:p>0.4853963</text:p>
          </table:table-cell>
          <table:table-cell office:value-type="float" office:value="0.2481286" calcext:value-type="float">
            <text:p>0.2481286</text:p>
          </table:table-cell>
          <table:table-cell office:value-type="float" office:value="0.2480287" calcext:value-type="float">
            <text:p>0.2480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0414" calcext:value-type="float">
            <text:p>18.40414</text:p>
          </table:table-cell>
          <table:table-cell office:value-type="float" office:value="26.69344" calcext:value-type="float">
            <text:p>26.6934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1998" calcext:value-type="float">
            <text:p>12101998</text:p>
          </table:table-cell>
          <table:table-cell office:value-type="float" office:value="0.8779169" calcext:value-type="float">
            <text:p>0.8779169</text:p>
          </table:table-cell>
          <table:table-cell office:value-type="float" office:value="134.212" calcext:value-type="float">
            <text:p>134.2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.76792" calcext:value-type="float">
            <text:p>29.76792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177466" calcext:value-type="float">
            <text:p>0.02177466</text:p>
          </table:table-cell>
          <table:table-cell office:value-type="float" office:value="0.1946981" calcext:value-type="float">
            <text:p>0.1946981</text:p>
          </table:table-cell>
          <table:table-cell office:value-type="float" office:value="1651.706" calcext:value-type="float">
            <text:p>1651.706</text:p>
          </table:table-cell>
          <table:table-cell office:value-type="float" office:value="1.223523" calcext:value-type="float">
            <text:p>1.223523</text:p>
          </table:table-cell>
          <table:table-cell office:value-type="float" office:value="0" calcext:value-type="float">
            <text:p>0</text:p>
          </table:table-cell>
          <table:table-cell office:value-type="float" office:value="0.4908048" calcext:value-type="float">
            <text:p>0.4908048</text:p>
          </table:table-cell>
          <table:table-cell office:value-type="float" office:value="0.453026" calcext:value-type="float">
            <text:p>0.453026</text:p>
          </table:table-cell>
          <table:table-cell office:value-type="float" office:value="0.2484335" calcext:value-type="float">
            <text:p>0.2484335</text:p>
          </table:table-cell>
          <table:table-cell office:value-type="float" office:value="0.2483518" calcext:value-type="float">
            <text:p>0.2483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3301" calcext:value-type="float">
            <text:p>18.43301</text:p>
          </table:table-cell>
          <table:table-cell office:value-type="float" office:value="26.71715" calcext:value-type="float">
            <text:p>26.7171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1998" calcext:value-type="float">
            <text:p>13101998</text:p>
          </table:table-cell>
          <table:table-cell office:value-type="float" office:value="0.8759791" calcext:value-type="float">
            <text:p>0.8759791</text:p>
          </table:table-cell>
          <table:table-cell office:value-type="float" office:value="134.2035" calcext:value-type="float">
            <text:p>134.20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.83029" calcext:value-type="float">
            <text:p>29.83029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178616" calcext:value-type="float">
            <text:p>0.02178616</text:p>
          </table:table-cell>
          <table:table-cell office:value-type="float" office:value="0.1949186" calcext:value-type="float">
            <text:p>0.1949186</text:p>
          </table:table-cell>
          <table:table-cell office:value-type="float" office:value="1651.654" calcext:value-type="float">
            <text:p>1651.654</text:p>
          </table:table-cell>
          <table:table-cell office:value-type="float" office:value="1.220962" calcext:value-type="float">
            <text:p>1.220962</text:p>
          </table:table-cell>
          <table:table-cell office:value-type="float" office:value="0" calcext:value-type="float">
            <text:p>0</text:p>
          </table:table-cell>
          <table:table-cell office:value-type="float" office:value="0.309159" calcext:value-type="float">
            <text:p>0.309159</text:p>
          </table:table-cell>
          <table:table-cell office:value-type="float" office:value="0.4545048" calcext:value-type="float">
            <text:p>0.4545048</text:p>
          </table:table-cell>
          <table:table-cell office:value-type="float" office:value="0.2488441" calcext:value-type="float">
            <text:p>0.2488441</text:p>
          </table:table-cell>
          <table:table-cell office:value-type="float" office:value="0.2486745" calcext:value-type="float">
            <text:p>0.2486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5089" calcext:value-type="float">
            <text:p>18.45089</text:p>
          </table:table-cell>
          <table:table-cell office:value-type="float" office:value="26.73429" calcext:value-type="float">
            <text:p>26.7342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1998" calcext:value-type="float">
            <text:p>14101998</text:p>
          </table:table-cell>
          <table:table-cell office:value-type="float" office:value="0.8743137" calcext:value-type="float">
            <text:p>0.8743137</text:p>
          </table:table-cell>
          <table:table-cell office:value-type="float" office:value="134.1956" calcext:value-type="float">
            <text:p>134.19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.89142" calcext:value-type="float">
            <text:p>29.89142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181843" calcext:value-type="float">
            <text:p>0.02181843</text:p>
          </table:table-cell>
          <table:table-cell office:value-type="float" office:value="0.1956458" calcext:value-type="float">
            <text:p>0.1956458</text:p>
          </table:table-cell>
          <table:table-cell office:value-type="float" office:value="1651.603" calcext:value-type="float">
            <text:p>1651.603</text:p>
          </table:table-cell>
          <table:table-cell office:value-type="float" office:value="1.219125" calcext:value-type="float">
            <text:p>1.219125</text:p>
          </table:table-cell>
          <table:table-cell office:value-type="float" office:value="0" calcext:value-type="float">
            <text:p>0</text:p>
          </table:table-cell>
          <table:table-cell office:value-type="float" office:value="0.2365146" calcext:value-type="float">
            <text:p>0.2365146</text:p>
          </table:table-cell>
          <table:table-cell office:value-type="float" office:value="0.3288282" calcext:value-type="float">
            <text:p>0.3288282</text:p>
          </table:table-cell>
          <table:table-cell office:value-type="float" office:value="0.249125" calcext:value-type="float">
            <text:p>0.249125</text:p>
          </table:table-cell>
          <table:table-cell office:value-type="float" office:value="0.2489969" calcext:value-type="float">
            <text:p>0.2489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476" calcext:value-type="float">
            <text:p>18.4476</text:p>
          </table:table-cell>
          <table:table-cell office:value-type="float" office:value="26.72351" calcext:value-type="float">
            <text:p>26.7235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1998" calcext:value-type="float">
            <text:p>15101998</text:p>
          </table:table-cell>
          <table:table-cell office:value-type="float" office:value="0.8729497" calcext:value-type="float">
            <text:p>0.8729497</text:p>
          </table:table-cell>
          <table:table-cell office:value-type="float" office:value="134.1884" calcext:value-type="float">
            <text:p>134.18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.95239" calcext:value-type="float">
            <text:p>29.95239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185268" calcext:value-type="float">
            <text:p>0.02185268</text:p>
          </table:table-cell>
          <table:table-cell office:value-type="float" office:value="0.1964965" calcext:value-type="float">
            <text:p>0.1964965</text:p>
          </table:table-cell>
          <table:table-cell office:value-type="float" office:value="1651.551" calcext:value-type="float">
            <text:p>1651.551</text:p>
          </table:table-cell>
          <table:table-cell office:value-type="float" office:value="1.217293" calcext:value-type="float">
            <text:p>1.217293</text:p>
          </table:table-cell>
          <table:table-cell office:value-type="float" office:value="0" calcext:value-type="float">
            <text:p>0</text:p>
          </table:table-cell>
          <table:table-cell office:value-type="float" office:value="0.2540976" calcext:value-type="float">
            <text:p>0.2540976</text:p>
          </table:table-cell>
          <table:table-cell office:value-type="float" office:value="0.3876325" calcext:value-type="float">
            <text:p>0.3876325</text:p>
          </table:table-cell>
          <table:table-cell office:value-type="float" office:value="0.2494303" calcext:value-type="float">
            <text:p>0.2494303</text:p>
          </table:table-cell>
          <table:table-cell office:value-type="float" office:value="0.249318" calcext:value-type="float">
            <text:p>0.249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498" calcext:value-type="float">
            <text:p>18.4498</text:p>
          </table:table-cell>
          <table:table-cell office:value-type="float" office:value="26.71856" calcext:value-type="float">
            <text:p>26.7185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1998" calcext:value-type="float">
            <text:p>16101998</text:p>
          </table:table-cell>
          <table:table-cell office:value-type="float" office:value="0.8713844" calcext:value-type="float">
            <text:p>0.8713844</text:p>
          </table:table-cell>
          <table:table-cell office:value-type="float" office:value="134.1814" calcext:value-type="float">
            <text:p>134.18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.01313" calcext:value-type="float">
            <text:p>30.01313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187603" calcext:value-type="float">
            <text:p>0.02187603</text:p>
          </table:table-cell>
          <table:table-cell office:value-type="float" office:value="0.1970308" calcext:value-type="float">
            <text:p>0.1970308</text:p>
          </table:table-cell>
          <table:table-cell office:value-type="float" office:value="1651.499" calcext:value-type="float">
            <text:p>1651.499</text:p>
          </table:table-cell>
          <table:table-cell office:value-type="float" office:value="1.215305" calcext:value-type="float">
            <text:p>1.215305</text:p>
          </table:table-cell>
          <table:table-cell office:value-type="float" office:value="0" calcext:value-type="float">
            <text:p>0</text:p>
          </table:table-cell>
          <table:table-cell office:value-type="float" office:value="0.3442384" calcext:value-type="float">
            <text:p>0.3442384</text:p>
          </table:table-cell>
          <table:table-cell office:value-type="float" office:value="0.4200206" calcext:value-type="float">
            <text:p>0.4200206</text:p>
          </table:table-cell>
          <table:table-cell office:value-type="float" office:value="0.2497623" calcext:value-type="float">
            <text:p>0.2497623</text:p>
          </table:table-cell>
          <table:table-cell office:value-type="float" office:value="0.2496386" calcext:value-type="float">
            <text:p>0.2496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642" calcext:value-type="float">
            <text:p>18.4642</text:p>
          </table:table-cell>
          <table:table-cell office:value-type="float" office:value="26.72438" calcext:value-type="float">
            <text:p>26.7243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1998" calcext:value-type="float">
            <text:p>17101998</text:p>
          </table:table-cell>
          <table:table-cell office:value-type="float" office:value="0.8699011" calcext:value-type="float">
            <text:p>0.8699011</text:p>
          </table:table-cell>
          <table:table-cell office:value-type="float" office:value="134.1742" calcext:value-type="float">
            <text:p>134.174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.07381" calcext:value-type="float">
            <text:p>30.07381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188945" calcext:value-type="float">
            <text:p>0.02188945</text:p>
          </table:table-cell>
          <table:table-cell office:value-type="float" office:value="0.1973033" calcext:value-type="float">
            <text:p>0.1973033</text:p>
          </table:table-cell>
          <table:table-cell office:value-type="float" office:value="1651.447" calcext:value-type="float">
            <text:p>1651.447</text:p>
          </table:table-cell>
          <table:table-cell office:value-type="float" office:value="1.213096" calcext:value-type="float">
            <text:p>1.213096</text:p>
          </table:table-cell>
          <table:table-cell office:value-type="float" office:value="0" calcext:value-type="float">
            <text:p>0</text:p>
          </table:table-cell>
          <table:table-cell office:value-type="float" office:value="0.3538194" calcext:value-type="float">
            <text:p>0.3538194</text:p>
          </table:table-cell>
          <table:table-cell office:value-type="float" office:value="0.4249203" calcext:value-type="float">
            <text:p>0.4249203</text:p>
          </table:table-cell>
          <table:table-cell office:value-type="float" office:value="0.2500755" calcext:value-type="float">
            <text:p>0.2500755</text:p>
          </table:table-cell>
          <table:table-cell office:value-type="float" office:value="0.2499592" calcext:value-type="float">
            <text:p>0.2499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8474" calcext:value-type="float">
            <text:p>18.48474</text:p>
          </table:table-cell>
          <table:table-cell office:value-type="float" office:value="26.73401" calcext:value-type="float">
            <text:p>26.7340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1998" calcext:value-type="float">
            <text:p>18101998</text:p>
          </table:table-cell>
          <table:table-cell office:value-type="float" office:value="0.8679838" calcext:value-type="float">
            <text:p>0.8679838</text:p>
          </table:table-cell>
          <table:table-cell office:value-type="float" office:value="134.166" calcext:value-type="float">
            <text:p>134.1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.1347" calcext:value-type="float">
            <text:p>30.1347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189869" calcext:value-type="float">
            <text:p>0.02189869</text:p>
          </table:table-cell>
          <table:table-cell office:value-type="float" office:value="0.1974406" calcext:value-type="float">
            <text:p>0.1974406</text:p>
          </table:table-cell>
          <table:table-cell office:value-type="float" office:value="1651.395" calcext:value-type="float">
            <text:p>1651.395</text:p>
          </table:table-cell>
          <table:table-cell office:value-type="float" office:value="1.210602" calcext:value-type="float">
            <text:p>1.210602</text:p>
          </table:table-cell>
          <table:table-cell office:value-type="float" office:value="0" calcext:value-type="float">
            <text:p>0</text:p>
          </table:table-cell>
          <table:table-cell office:value-type="float" office:value="0.4513688" calcext:value-type="float">
            <text:p>0.4513688</text:p>
          </table:table-cell>
          <table:table-cell office:value-type="float" office:value="0.4505911" calcext:value-type="float">
            <text:p>0.4505911</text:p>
          </table:table-cell>
          <table:table-cell office:value-type="float" office:value="0.2503921" calcext:value-type="float">
            <text:p>0.2503921</text:p>
          </table:table-cell>
          <table:table-cell office:value-type="float" office:value="0.2502784" calcext:value-type="float">
            <text:p>0.2502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0879" calcext:value-type="float">
            <text:p>18.50879</text:p>
          </table:table-cell>
          <table:table-cell office:value-type="float" office:value="26.74796" calcext:value-type="float">
            <text:p>26.7479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1998" calcext:value-type="float">
            <text:p>19101998</text:p>
          </table:table-cell>
          <table:table-cell office:value-type="float" office:value="0.8660337" calcext:value-type="float">
            <text:p>0.8660337</text:p>
          </table:table-cell>
          <table:table-cell office:value-type="float" office:value="134.1571" calcext:value-type="float">
            <text:p>134.15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.19619" calcext:value-type="float">
            <text:p>30.19619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190591" calcext:value-type="float">
            <text:p>0.02190591</text:p>
          </table:table-cell>
          <table:table-cell office:value-type="float" office:value="0.1975231" calcext:value-type="float">
            <text:p>0.1975231</text:p>
          </table:table-cell>
          <table:table-cell office:value-type="float" office:value="1651.343" calcext:value-type="float">
            <text:p>1651.343</text:p>
          </table:table-cell>
          <table:table-cell office:value-type="float" office:value="1.206924" calcext:value-type="float">
            <text:p>1.206924</text:p>
          </table:table-cell>
          <table:table-cell office:value-type="float" office:value="0" calcext:value-type="float">
            <text:p>0</text:p>
          </table:table-cell>
          <table:table-cell office:value-type="float" office:value="0.6966677" calcext:value-type="float">
            <text:p>0.6966677</text:p>
          </table:table-cell>
          <table:table-cell office:value-type="float" office:value="0.4562496" calcext:value-type="float">
            <text:p>0.4562496</text:p>
          </table:table-cell>
          <table:table-cell office:value-type="float" office:value="0.2507005" calcext:value-type="float">
            <text:p>0.2507005</text:p>
          </table:table-cell>
          <table:table-cell office:value-type="float" office:value="0.2505971" calcext:value-type="float">
            <text:p>0.2505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436" calcext:value-type="float">
            <text:p>18.5436</text:p>
          </table:table-cell>
          <table:table-cell office:value-type="float" office:value="26.76653" calcext:value-type="float">
            <text:p>26.7665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1998" calcext:value-type="float">
            <text:p>20101998</text:p>
          </table:table-cell>
          <table:table-cell office:value-type="float" office:value="0.8644003" calcext:value-type="float">
            <text:p>0.8644003</text:p>
          </table:table-cell>
          <table:table-cell office:value-type="float" office:value="134.1489" calcext:value-type="float">
            <text:p>134.14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.25747" calcext:value-type="float">
            <text:p>30.25747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191196" calcext:value-type="float">
            <text:p>0.02191196</text:p>
          </table:table-cell>
          <table:table-cell office:value-type="float" office:value="0.1975784" calcext:value-type="float">
            <text:p>0.1975784</text:p>
          </table:table-cell>
          <table:table-cell office:value-type="float" office:value="1651.292" calcext:value-type="float">
            <text:p>1651.292</text:p>
          </table:table-cell>
          <table:table-cell office:value-type="float" office:value="1.203438" calcext:value-type="float">
            <text:p>1.203438</text:p>
          </table:table-cell>
          <table:table-cell office:value-type="float" office:value="0" calcext:value-type="float">
            <text:p>0</text:p>
          </table:table-cell>
          <table:table-cell office:value-type="float" office:value="0.5522009" calcext:value-type="float">
            <text:p>0.5522009</text:p>
          </table:table-cell>
          <table:table-cell office:value-type="float" office:value="0.4355682" calcext:value-type="float">
            <text:p>0.4355682</text:p>
          </table:table-cell>
          <table:table-cell office:value-type="float" office:value="0.2510005" calcext:value-type="float">
            <text:p>0.2510005</text:p>
          </table:table-cell>
          <table:table-cell office:value-type="float" office:value="0.2509157" calcext:value-type="float">
            <text:p>0.2509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7128" calcext:value-type="float">
            <text:p>18.57128</text:p>
          </table:table-cell>
          <table:table-cell office:value-type="float" office:value="26.78403" calcext:value-type="float">
            <text:p>26.7840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1998" calcext:value-type="float">
            <text:p>21101998</text:p>
          </table:table-cell>
          <table:table-cell office:value-type="float" office:value="0.8629905" calcext:value-type="float">
            <text:p>0.8629905</text:p>
          </table:table-cell>
          <table:table-cell office:value-type="float" office:value="134.1415" calcext:value-type="float">
            <text:p>134.14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.31795" calcext:value-type="float">
            <text:p>30.31795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191752" calcext:value-type="float">
            <text:p>0.02191752</text:p>
          </table:table-cell>
          <table:table-cell office:value-type="float" office:value="0.1976163" calcext:value-type="float">
            <text:p>0.1976163</text:p>
          </table:table-cell>
          <table:table-cell office:value-type="float" office:value="1651.24" calcext:value-type="float">
            <text:p>1651.24</text:p>
          </table:table-cell>
          <table:table-cell office:value-type="float" office:value="1.200217" calcext:value-type="float">
            <text:p>1.200217</text:p>
          </table:table-cell>
          <table:table-cell office:value-type="float" office:value="0" calcext:value-type="float">
            <text:p>0</text:p>
          </table:table-cell>
          <table:table-cell office:value-type="float" office:value="0.46127" calcext:value-type="float">
            <text:p>0.46127</text:p>
          </table:table-cell>
          <table:table-cell office:value-type="float" office:value="0.4181034" calcext:value-type="float">
            <text:p>0.4181034</text:p>
          </table:table-cell>
          <table:table-cell office:value-type="float" office:value="0.2513118" calcext:value-type="float">
            <text:p>0.2513118</text:p>
          </table:table-cell>
          <table:table-cell office:value-type="float" office:value="0.2512334" calcext:value-type="float">
            <text:p>0.2512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9188" calcext:value-type="float">
            <text:p>18.59188</text:p>
          </table:table-cell>
          <table:table-cell office:value-type="float" office:value="26.79676" calcext:value-type="float">
            <text:p>26.7967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1998" calcext:value-type="float">
            <text:p>22101998</text:p>
          </table:table-cell>
          <table:table-cell office:value-type="float" office:value="0.861664" calcext:value-type="float">
            <text:p>0.861664</text:p>
          </table:table-cell>
          <table:table-cell office:value-type="float" office:value="134.1346" calcext:value-type="float">
            <text:p>134.13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.37789" calcext:value-type="float">
            <text:p>30.37789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192262" calcext:value-type="float">
            <text:p>0.02192262</text:p>
          </table:table-cell>
          <table:table-cell office:value-type="float" office:value="0.1976439" calcext:value-type="float">
            <text:p>0.1976439</text:p>
          </table:table-cell>
          <table:table-cell office:value-type="float" office:value="1651.188" calcext:value-type="float">
            <text:p>1651.188</text:p>
          </table:table-cell>
          <table:table-cell office:value-type="float" office:value="1.197176" calcext:value-type="float">
            <text:p>1.197176</text:p>
          </table:table-cell>
          <table:table-cell office:value-type="float" office:value="0" calcext:value-type="float">
            <text:p>0</text:p>
          </table:table-cell>
          <table:table-cell office:value-type="float" office:value="0.4421224" calcext:value-type="float">
            <text:p>0.4421224</text:p>
          </table:table-cell>
          <table:table-cell office:value-type="float" office:value="0.4118988" calcext:value-type="float">
            <text:p>0.4118988</text:p>
          </table:table-cell>
          <table:table-cell office:value-type="float" office:value="0.2516263" calcext:value-type="float">
            <text:p>0.2516263</text:p>
          </table:table-cell>
          <table:table-cell office:value-type="float" office:value="0.2515501" calcext:value-type="float">
            <text:p>0.2515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0892" calcext:value-type="float">
            <text:p>18.60892</text:p>
          </table:table-cell>
          <table:table-cell office:value-type="float" office:value="26.80711" calcext:value-type="float">
            <text:p>26.8071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1998" calcext:value-type="float">
            <text:p>23101998</text:p>
          </table:table-cell>
          <table:table-cell office:value-type="float" office:value="0.8601347" calcext:value-type="float">
            <text:p>0.8601347</text:p>
          </table:table-cell>
          <table:table-cell office:value-type="float" office:value="134.1274" calcext:value-type="float">
            <text:p>134.127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.43757" calcext:value-type="float">
            <text:p>30.43757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192762" calcext:value-type="float">
            <text:p>0.02192762</text:p>
          </table:table-cell>
          <table:table-cell office:value-type="float" office:value="0.1976639" calcext:value-type="float">
            <text:p>0.1976639</text:p>
          </table:table-cell>
          <table:table-cell office:value-type="float" office:value="1651.137" calcext:value-type="float">
            <text:p>1651.137</text:p>
          </table:table-cell>
          <table:table-cell office:value-type="float" office:value="1.193675" calcext:value-type="float">
            <text:p>1.193675</text:p>
          </table:table-cell>
          <table:table-cell office:value-type="float" office:value="0" calcext:value-type="float">
            <text:p>0</text:p>
          </table:table-cell>
          <table:table-cell office:value-type="float" office:value="0.4937138" calcext:value-type="float">
            <text:p>0.4937138</text:p>
          </table:table-cell>
          <table:table-cell office:value-type="float" office:value="0.4294023" calcext:value-type="float">
            <text:p>0.4294023</text:p>
          </table:table-cell>
          <table:table-cell office:value-type="float" office:value="0.2519467" calcext:value-type="float">
            <text:p>0.2519467</text:p>
          </table:table-cell>
          <table:table-cell office:value-type="float" office:value="0.2518665" calcext:value-type="float">
            <text:p>0.2518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2777" calcext:value-type="float">
            <text:p>18.62777</text:p>
          </table:table-cell>
          <table:table-cell office:value-type="float" office:value="26.81754" calcext:value-type="float">
            <text:p>26.8175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1998" calcext:value-type="float">
            <text:p>24101998</text:p>
          </table:table-cell>
          <table:table-cell office:value-type="float" office:value="0.8582196" calcext:value-type="float">
            <text:p>0.8582196</text:p>
          </table:table-cell>
          <table:table-cell office:value-type="float" office:value="134.1187" calcext:value-type="float">
            <text:p>134.11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.49786" calcext:value-type="float">
            <text:p>30.49786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193263" calcext:value-type="float">
            <text:p>0.02193263</text:p>
          </table:table-cell>
          <table:table-cell office:value-type="float" office:value="0.1976806" calcext:value-type="float">
            <text:p>0.1976806</text:p>
          </table:table-cell>
          <table:table-cell office:value-type="float" office:value="1651.085" calcext:value-type="float">
            <text:p>1651.085</text:p>
          </table:table-cell>
          <table:table-cell office:value-type="float" office:value="1.189677" calcext:value-type="float">
            <text:p>1.189677</text:p>
          </table:table-cell>
          <table:table-cell office:value-type="float" office:value="0" calcext:value-type="float">
            <text:p>0</text:p>
          </table:table-cell>
          <table:table-cell office:value-type="float" office:value="0.6120499" calcext:value-type="float">
            <text:p>0.6120499</text:p>
          </table:table-cell>
          <table:table-cell office:value-type="float" office:value="0.4596564" calcext:value-type="float">
            <text:p>0.4596564</text:p>
          </table:table-cell>
          <table:table-cell office:value-type="float" office:value="0.2522675" calcext:value-type="float">
            <text:p>0.2522675</text:p>
          </table:table-cell>
          <table:table-cell office:value-type="float" office:value="0.2521825" calcext:value-type="float">
            <text:p>0.2521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5302" calcext:value-type="float">
            <text:p>18.65302</text:p>
          </table:table-cell>
          <table:table-cell office:value-type="float" office:value="26.83413" calcext:value-type="float">
            <text:p>26.8341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1998" calcext:value-type="float">
            <text:p>25101998</text:p>
          </table:table-cell>
          <table:table-cell office:value-type="float" office:value="0.8565808" calcext:value-type="float">
            <text:p>0.8565808</text:p>
          </table:table-cell>
          <table:table-cell office:value-type="float" office:value="134.11" calcext:value-type="float">
            <text:p>134.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.5586" calcext:value-type="float">
            <text:p>30.5586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193764" calcext:value-type="float">
            <text:p>0.02193764</text:p>
          </table:table-cell>
          <table:table-cell office:value-type="float" office:value="0.1976966" calcext:value-type="float">
            <text:p>0.1976966</text:p>
          </table:table-cell>
          <table:table-cell office:value-type="float" office:value="1651.034" calcext:value-type="float">
            <text:p>1651.034</text:p>
          </table:table-cell>
          <table:table-cell office:value-type="float" office:value="1.186386" calcext:value-type="float">
            <text:p>1.186386</text:p>
          </table:table-cell>
          <table:table-cell office:value-type="float" office:value="0" calcext:value-type="float">
            <text:p>0</text:p>
          </table:table-cell>
          <table:table-cell office:value-type="float" office:value="0.4891494" calcext:value-type="float">
            <text:p>0.4891494</text:p>
          </table:table-cell>
          <table:table-cell office:value-type="float" office:value="0.4394928" calcext:value-type="float">
            <text:p>0.4394928</text:p>
          </table:table-cell>
          <table:table-cell office:value-type="float" office:value="0.2525766" calcext:value-type="float">
            <text:p>0.2525766</text:p>
          </table:table-cell>
          <table:table-cell office:value-type="float" office:value="0.2524972" calcext:value-type="float">
            <text:p>0.2524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7659" calcext:value-type="float">
            <text:p>18.67659</text:p>
          </table:table-cell>
          <table:table-cell office:value-type="float" office:value="26.85389" calcext:value-type="float">
            <text:p>26.8538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1998" calcext:value-type="float">
            <text:p>26101998</text:p>
          </table:table-cell>
          <table:table-cell office:value-type="float" office:value="0.8553488" calcext:value-type="float">
            <text:p>0.8553488</text:p>
          </table:table-cell>
          <table:table-cell office:value-type="float" office:value="134.1031" calcext:value-type="float">
            <text:p>134.10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.61838" calcext:value-type="float">
            <text:p>30.61838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194264" calcext:value-type="float">
            <text:p>0.02194264</text:p>
          </table:table-cell>
          <table:table-cell office:value-type="float" office:value="0.1977127" calcext:value-type="float">
            <text:p>0.1977127</text:p>
          </table:table-cell>
          <table:table-cell office:value-type="float" office:value="1650.982" calcext:value-type="float">
            <text:p>1650.982</text:p>
          </table:table-cell>
          <table:table-cell office:value-type="float" office:value="1.183593" calcext:value-type="float">
            <text:p>1.183593</text:p>
          </table:table-cell>
          <table:table-cell office:value-type="float" office:value="0" calcext:value-type="float">
            <text:p>0</text:p>
          </table:table-cell>
          <table:table-cell office:value-type="float" office:value="0.4184026" calcext:value-type="float">
            <text:p>0.4184026</text:p>
          </table:table-cell>
          <table:table-cell office:value-type="float" office:value="0.4137561" calcext:value-type="float">
            <text:p>0.4137561</text:p>
          </table:table-cell>
          <table:table-cell office:value-type="float" office:value="0.2528853" calcext:value-type="float">
            <text:p>0.2528853</text:p>
          </table:table-cell>
          <table:table-cell office:value-type="float" office:value="0.2528118" calcext:value-type="float">
            <text:p>0.2528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9156" calcext:value-type="float">
            <text:p>18.69156</text:p>
          </table:table-cell>
          <table:table-cell office:value-type="float" office:value="26.86616" calcext:value-type="float">
            <text:p>26.866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1998" calcext:value-type="float">
            <text:p>27101998</text:p>
          </table:table-cell>
          <table:table-cell office:value-type="float" office:value="0.8539777" calcext:value-type="float">
            <text:p>0.8539777</text:p>
          </table:table-cell>
          <table:table-cell office:value-type="float" office:value="134.0961" calcext:value-type="float">
            <text:p>134.096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.67759" calcext:value-type="float">
            <text:p>30.67759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194765" calcext:value-type="float">
            <text:p>0.02194765</text:p>
          </table:table-cell>
          <table:table-cell office:value-type="float" office:value="0.1977239" calcext:value-type="float">
            <text:p>0.1977239</text:p>
          </table:table-cell>
          <table:table-cell office:value-type="float" office:value="1650.93" calcext:value-type="float">
            <text:p>1650.93</text:p>
          </table:table-cell>
          <table:table-cell office:value-type="float" office:value="1.180517" calcext:value-type="float">
            <text:p>1.180517</text:p>
          </table:table-cell>
          <table:table-cell office:value-type="float" office:value="0" calcext:value-type="float">
            <text:p>0</text:p>
          </table:table-cell>
          <table:table-cell office:value-type="float" office:value="0.4008205" calcext:value-type="float">
            <text:p>0.4008205</text:p>
          </table:table-cell>
          <table:table-cell office:value-type="float" office:value="0.4240287" calcext:value-type="float">
            <text:p>0.4240287</text:p>
          </table:table-cell>
          <table:table-cell office:value-type="float" office:value="0.2532009" calcext:value-type="float">
            <text:p>0.2532009</text:p>
          </table:table-cell>
          <table:table-cell office:value-type="float" office:value="0.2531256" calcext:value-type="float">
            <text:p>0.253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0541" calcext:value-type="float">
            <text:p>18.70541</text:p>
          </table:table-cell>
          <table:table-cell office:value-type="float" office:value="26.8765" calcext:value-type="float">
            <text:p>26.876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1998" calcext:value-type="float">
            <text:p>28101998</text:p>
          </table:table-cell>
          <table:table-cell office:value-type="float" office:value="0.8521845" calcext:value-type="float">
            <text:p>0.8521845</text:p>
          </table:table-cell>
          <table:table-cell office:value-type="float" office:value="134.0889" calcext:value-type="float">
            <text:p>134.08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.73634" calcext:value-type="float">
            <text:p>30.73634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197607" calcext:value-type="float">
            <text:p>0.02197607</text:p>
          </table:table-cell>
          <table:table-cell office:value-type="float" office:value="0.1983204" calcext:value-type="float">
            <text:p>0.1983204</text:p>
          </table:table-cell>
          <table:table-cell office:value-type="float" office:value="1650.878" calcext:value-type="float">
            <text:p>1650.878</text:p>
          </table:table-cell>
          <table:table-cell office:value-type="float" office:value="1.179031" calcext:value-type="float">
            <text:p>1.179031</text:p>
          </table:table-cell>
          <table:table-cell office:value-type="float" office:value="0" calcext:value-type="float">
            <text:p>0</text:p>
          </table:table-cell>
          <table:table-cell office:value-type="float" office:value="0.314555" calcext:value-type="float">
            <text:p>0.314555</text:p>
          </table:table-cell>
          <table:table-cell office:value-type="float" office:value="0.3827845" calcext:value-type="float">
            <text:p>0.3827845</text:p>
          </table:table-cell>
          <table:table-cell office:value-type="float" office:value="0.2535781" calcext:value-type="float">
            <text:p>0.2535781</text:p>
          </table:table-cell>
          <table:table-cell office:value-type="float" office:value="0.2534387" calcext:value-type="float">
            <text:p>0.2534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1229" calcext:value-type="float">
            <text:p>18.71229</text:p>
          </table:table-cell>
          <table:table-cell office:value-type="float" office:value="26.86852" calcext:value-type="float">
            <text:p>26.8685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1998" calcext:value-type="float">
            <text:p>29101998</text:p>
          </table:table-cell>
          <table:table-cell office:value-type="float" office:value="0.8505953" calcext:value-type="float">
            <text:p>0.8505953</text:p>
          </table:table-cell>
          <table:table-cell office:value-type="float" office:value="134.0828" calcext:value-type="float">
            <text:p>134.08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.79559" calcext:value-type="float">
            <text:p>30.79559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0034" calcext:value-type="float">
            <text:p>0.0220034</text:p>
          </table:table-cell>
          <table:table-cell office:value-type="float" office:value="0.1989483" calcext:value-type="float">
            <text:p>0.1989483</text:p>
          </table:table-cell>
          <table:table-cell office:value-type="float" office:value="1650.827" calcext:value-type="float">
            <text:p>1650.827</text:p>
          </table:table-cell>
          <table:table-cell office:value-type="float" office:value="1.177522" calcext:value-type="float">
            <text:p>1.177522</text:p>
          </table:table-cell>
          <table:table-cell office:value-type="float" office:value="0" calcext:value-type="float">
            <text:p>0</text:p>
          </table:table-cell>
          <table:table-cell office:value-type="float" office:value="0.369321" calcext:value-type="float">
            <text:p>0.369321</text:p>
          </table:table-cell>
          <table:table-cell office:value-type="float" office:value="0.4178591" calcext:value-type="float">
            <text:p>0.4178591</text:p>
          </table:table-cell>
          <table:table-cell office:value-type="float" office:value="0.2539233" calcext:value-type="float">
            <text:p>0.2539233</text:p>
          </table:table-cell>
          <table:table-cell office:value-type="float" office:value="0.2537513" calcext:value-type="float">
            <text:p>0.2537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3739" calcext:value-type="float">
            <text:p>18.73739</text:p>
          </table:table-cell>
          <table:table-cell office:value-type="float" office:value="26.87084" calcext:value-type="float">
            <text:p>26.8708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1998" calcext:value-type="float">
            <text:p>30101998</text:p>
          </table:table-cell>
          <table:table-cell office:value-type="float" office:value="0.8491052" calcext:value-type="float">
            <text:p>0.8491052</text:p>
          </table:table-cell>
          <table:table-cell office:value-type="float" office:value="134.0773" calcext:value-type="float">
            <text:p>134.07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.85427" calcext:value-type="float">
            <text:p>30.85427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0191" calcext:value-type="float">
            <text:p>0.0220191</text:p>
          </table:table-cell>
          <table:table-cell office:value-type="float" office:value="0.199277" calcext:value-type="float">
            <text:p>0.199277</text:p>
          </table:table-cell>
          <table:table-cell office:value-type="float" office:value="1650.775" calcext:value-type="float">
            <text:p>1650.775</text:p>
          </table:table-cell>
          <table:table-cell office:value-type="float" office:value="1.175951" calcext:value-type="float">
            <text:p>1.175951</text:p>
          </table:table-cell>
          <table:table-cell office:value-type="float" office:value="0" calcext:value-type="float">
            <text:p>0</text:p>
          </table:table-cell>
          <table:table-cell office:value-type="float" office:value="0.4403498" calcext:value-type="float">
            <text:p>0.4403498</text:p>
          </table:table-cell>
          <table:table-cell office:value-type="float" office:value="0.4139893" calcext:value-type="float">
            <text:p>0.4139893</text:p>
          </table:table-cell>
          <table:table-cell office:value-type="float" office:value="0.2542216" calcext:value-type="float">
            <text:p>0.2542216</text:p>
          </table:table-cell>
          <table:table-cell office:value-type="float" office:value="0.2540631" calcext:value-type="float">
            <text:p>0.2540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6998" calcext:value-type="float">
            <text:p>18.76998</text:p>
          </table:table-cell>
          <table:table-cell office:value-type="float" office:value="26.87597" calcext:value-type="float">
            <text:p>26.8759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1998" calcext:value-type="float">
            <text:p>31101998</text:p>
          </table:table-cell>
          <table:table-cell office:value-type="float" office:value="0.8477449" calcext:value-type="float">
            <text:p>0.8477449</text:p>
          </table:table-cell>
          <table:table-cell office:value-type="float" office:value="134.0719" calcext:value-type="float">
            <text:p>134.07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.91246" calcext:value-type="float">
            <text:p>30.91246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02879" calcext:value-type="float">
            <text:p>0.02202879</text:p>
          </table:table-cell>
          <table:table-cell office:value-type="float" office:value="0.1994253" calcext:value-type="float">
            <text:p>0.1994253</text:p>
          </table:table-cell>
          <table:table-cell office:value-type="float" office:value="1650.723" calcext:value-type="float">
            <text:p>1650.723</text:p>
          </table:table-cell>
          <table:table-cell office:value-type="float" office:value="1.1739" calcext:value-type="float">
            <text:p>1.1739</text:p>
          </table:table-cell>
          <table:table-cell office:value-type="float" office:value="0" calcext:value-type="float">
            <text:p>0</text:p>
          </table:table-cell>
          <table:table-cell office:value-type="float" office:value="0.5133955" calcext:value-type="float">
            <text:p>0.5133955</text:p>
          </table:table-cell>
          <table:table-cell office:value-type="float" office:value="0.4054597" calcext:value-type="float">
            <text:p>0.4054597</text:p>
          </table:table-cell>
          <table:table-cell office:value-type="float" office:value="0.2545015" calcext:value-type="float">
            <text:p>0.2545015</text:p>
          </table:table-cell>
          <table:table-cell office:value-type="float" office:value="0.2543746" calcext:value-type="float">
            <text:p>0.2543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028" calcext:value-type="float">
            <text:p>18.8028</text:p>
          </table:table-cell>
          <table:table-cell office:value-type="float" office:value="26.88088" calcext:value-type="float">
            <text:p>26.8808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1998" calcext:value-type="float">
            <text:p>1111998</text:p>
          </table:table-cell>
          <table:table-cell office:value-type="float" office:value="0.8464725" calcext:value-type="float">
            <text:p>0.8464725</text:p>
          </table:table-cell>
          <table:table-cell office:value-type="float" office:value="134.0662" calcext:value-type="float">
            <text:p>134.06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.97045" calcext:value-type="float">
            <text:p>30.97045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03625" calcext:value-type="float">
            <text:p>0.02203625</text:p>
          </table:table-cell>
          <table:table-cell office:value-type="float" office:value="0.1995095" calcext:value-type="float">
            <text:p>0.1995095</text:p>
          </table:table-cell>
          <table:table-cell office:value-type="float" office:value="1650.671" calcext:value-type="float">
            <text:p>1650.671</text:p>
          </table:table-cell>
          <table:table-cell office:value-type="float" office:value="1.171381" calcext:value-type="float">
            <text:p>1.171381</text:p>
          </table:table-cell>
          <table:table-cell office:value-type="float" office:value="0" calcext:value-type="float">
            <text:p>0</text:p>
          </table:table-cell>
          <table:table-cell office:value-type="float" office:value="0.5340543" calcext:value-type="float">
            <text:p>0.5340543</text:p>
          </table:table-cell>
          <table:table-cell office:value-type="float" office:value="0.3980913" calcext:value-type="float">
            <text:p>0.3980913</text:p>
          </table:table-cell>
          <table:table-cell office:value-type="float" office:value="0.2547834" calcext:value-type="float">
            <text:p>0.2547834</text:p>
          </table:table-cell>
          <table:table-cell office:value-type="float" office:value="0.2546853" calcext:value-type="float">
            <text:p>0.2546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3014" calcext:value-type="float">
            <text:p>18.83014</text:p>
          </table:table-cell>
          <table:table-cell office:value-type="float" office:value="26.88647" calcext:value-type="float">
            <text:p>26.8864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1998" calcext:value-type="float">
            <text:p>2111998</text:p>
          </table:table-cell>
          <table:table-cell office:value-type="float" office:value="0.8455064" calcext:value-type="float">
            <text:p>0.8455064</text:p>
          </table:table-cell>
          <table:table-cell office:value-type="float" office:value="134.0611" calcext:value-type="float">
            <text:p>134.06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.02802" calcext:value-type="float">
            <text:p>31.02802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0422" calcext:value-type="float">
            <text:p>0.0220422</text:p>
          </table:table-cell>
          <table:table-cell office:value-type="float" office:value="0.1995583" calcext:value-type="float">
            <text:p>0.1995583</text:p>
          </table:table-cell>
          <table:table-cell office:value-type="float" office:value="1650.619" calcext:value-type="float">
            <text:p>1650.619</text:p>
          </table:table-cell>
          <table:table-cell office:value-type="float" office:value="1.169077" calcext:value-type="float">
            <text:p>1.169077</text:p>
          </table:table-cell>
          <table:table-cell office:value-type="float" office:value="0" calcext:value-type="float">
            <text:p>0</text:p>
          </table:table-cell>
          <table:table-cell office:value-type="float" office:value="0.4111448" calcext:value-type="float">
            <text:p>0.4111448</text:p>
          </table:table-cell>
          <table:table-cell office:value-type="float" office:value="0.3792215" calcext:value-type="float">
            <text:p>0.3792215</text:p>
          </table:table-cell>
          <table:table-cell office:value-type="float" office:value="0.2550756" calcext:value-type="float">
            <text:p>0.2550756</text:p>
          </table:table-cell>
          <table:table-cell office:value-type="float" office:value="0.2549952" calcext:value-type="float">
            <text:p>0.2549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4735" calcext:value-type="float">
            <text:p>18.84735</text:p>
          </table:table-cell>
          <table:table-cell office:value-type="float" office:value="26.89035" calcext:value-type="float">
            <text:p>26.8903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1998" calcext:value-type="float">
            <text:p>3111998</text:p>
          </table:table-cell>
          <table:table-cell office:value-type="float" office:value="0.8446209" calcext:value-type="float">
            <text:p>0.8446209</text:p>
          </table:table-cell>
          <table:table-cell office:value-type="float" office:value="134.0563" calcext:value-type="float">
            <text:p>134.05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.08498" calcext:value-type="float">
            <text:p>31.08498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04764" calcext:value-type="float">
            <text:p>0.02204764</text:p>
          </table:table-cell>
          <table:table-cell office:value-type="float" office:value="0.199585" calcext:value-type="float">
            <text:p>0.199585</text:p>
          </table:table-cell>
          <table:table-cell office:value-type="float" office:value="1650.567" calcext:value-type="float">
            <text:p>1650.567</text:p>
          </table:table-cell>
          <table:table-cell office:value-type="float" office:value="1.166816" calcext:value-type="float">
            <text:p>1.166816</text:p>
          </table:table-cell>
          <table:table-cell office:value-type="float" office:value="0" calcext:value-type="float">
            <text:p>0</text:p>
          </table:table-cell>
          <table:table-cell office:value-type="float" office:value="0.3484465" calcext:value-type="float">
            <text:p>0.3484465</text:p>
          </table:table-cell>
          <table:table-cell office:value-type="float" office:value="0.3713434" calcext:value-type="float">
            <text:p>0.3713434</text:p>
          </table:table-cell>
          <table:table-cell office:value-type="float" office:value="0.2553776" calcext:value-type="float">
            <text:p>0.2553776</text:p>
          </table:table-cell>
          <table:table-cell office:value-type="float" office:value="0.2553047" calcext:value-type="float">
            <text:p>0.2553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5872" calcext:value-type="float">
            <text:p>18.85872</text:p>
          </table:table-cell>
          <table:table-cell office:value-type="float" office:value="26.89144" calcext:value-type="float">
            <text:p>26.8914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1998" calcext:value-type="float">
            <text:p>4111998</text:p>
          </table:table-cell>
          <table:table-cell office:value-type="float" office:value="0.8439506" calcext:value-type="float">
            <text:p>0.8439506</text:p>
          </table:table-cell>
          <table:table-cell office:value-type="float" office:value="134.0523" calcext:value-type="float">
            <text:p>134.05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.14143" calcext:value-type="float">
            <text:p>31.14143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05279" calcext:value-type="float">
            <text:p>0.02205279</text:p>
          </table:table-cell>
          <table:table-cell office:value-type="float" office:value="0.1996043" calcext:value-type="float">
            <text:p>0.1996043</text:p>
          </table:table-cell>
          <table:table-cell office:value-type="float" office:value="1650.514" calcext:value-type="float">
            <text:p>1650.514</text:p>
          </table:table-cell>
          <table:table-cell office:value-type="float" office:value="1.164919" calcext:value-type="float">
            <text:p>1.164919</text:p>
          </table:table-cell>
          <table:table-cell office:value-type="float" office:value="0" calcext:value-type="float">
            <text:p>0</text:p>
          </table:table-cell>
          <table:table-cell office:value-type="float" office:value="0.2820292" calcext:value-type="float">
            <text:p>0.2820292</text:p>
          </table:table-cell>
          <table:table-cell office:value-type="float" office:value="0.3590136" calcext:value-type="float">
            <text:p>0.3590136</text:p>
          </table:table-cell>
          <table:table-cell office:value-type="float" office:value="0.2556833" calcext:value-type="float">
            <text:p>0.2556833</text:p>
          </table:table-cell>
          <table:table-cell office:value-type="float" office:value="0.2556139" calcext:value-type="float">
            <text:p>0.2556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6425" calcext:value-type="float">
            <text:p>18.86425</text:p>
          </table:table-cell>
          <table:table-cell office:value-type="float" office:value="26.88995" calcext:value-type="float">
            <text:p>26.8899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1998" calcext:value-type="float">
            <text:p>5111998</text:p>
          </table:table-cell>
          <table:table-cell office:value-type="float" office:value="0.8433285" calcext:value-type="float">
            <text:p>0.8433285</text:p>
          </table:table-cell>
          <table:table-cell office:value-type="float" office:value="134.0488" calcext:value-type="float">
            <text:p>134.048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.19739" calcext:value-type="float">
            <text:p>31.19739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05779" calcext:value-type="float">
            <text:p>0.02205779</text:p>
          </table:table-cell>
          <table:table-cell office:value-type="float" office:value="0.1996173" calcext:value-type="float">
            <text:p>0.1996173</text:p>
          </table:table-cell>
          <table:table-cell office:value-type="float" office:value="1650.461" calcext:value-type="float">
            <text:p>1650.461</text:p>
          </table:table-cell>
          <table:table-cell office:value-type="float" office:value="1.16312" calcext:value-type="float">
            <text:p>1.16312</text:p>
          </table:table-cell>
          <table:table-cell office:value-type="float" office:value="0" calcext:value-type="float">
            <text:p>0</text:p>
          </table:table-cell>
          <table:table-cell office:value-type="float" office:value="0.2917166" calcext:value-type="float">
            <text:p>0.2917166</text:p>
          </table:table-cell>
          <table:table-cell office:value-type="float" office:value="0.3536034" calcext:value-type="float">
            <text:p>0.3536034</text:p>
          </table:table-cell>
          <table:table-cell office:value-type="float" office:value="0.2559917" calcext:value-type="float">
            <text:p>0.2559917</text:p>
          </table:table-cell>
          <table:table-cell office:value-type="float" office:value="0.2559219" calcext:value-type="float">
            <text:p>0.2559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6841" calcext:value-type="float">
            <text:p>18.86841</text:p>
          </table:table-cell>
          <table:table-cell office:value-type="float" office:value="26.88676" calcext:value-type="float">
            <text:p>26.8867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1998" calcext:value-type="float">
            <text:p>6111998</text:p>
          </table:table-cell>
          <table:table-cell office:value-type="float" office:value="0.8427665" calcext:value-type="float">
            <text:p>0.8427665</text:p>
          </table:table-cell>
          <table:table-cell office:value-type="float" office:value="134.0454" calcext:value-type="float">
            <text:p>134.04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.25304" calcext:value-type="float">
            <text:p>31.25304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0628" calcext:value-type="float">
            <text:p>0.0220628</text:p>
          </table:table-cell>
          <table:table-cell office:value-type="float" office:value="0.199629" calcext:value-type="float">
            <text:p>0.199629</text:p>
          </table:table-cell>
          <table:table-cell office:value-type="float" office:value="1650.408" calcext:value-type="float">
            <text:p>1650.408</text:p>
          </table:table-cell>
          <table:table-cell office:value-type="float" office:value="1.161459" calcext:value-type="float">
            <text:p>1.161459</text:p>
          </table:table-cell>
          <table:table-cell office:value-type="float" office:value="0" calcext:value-type="float">
            <text:p>0</text:p>
          </table:table-cell>
          <table:table-cell office:value-type="float" office:value="0.2520889" calcext:value-type="float">
            <text:p>0.2520889</text:p>
          </table:table-cell>
          <table:table-cell office:value-type="float" office:value="0.3523042" calcext:value-type="float">
            <text:p>0.3523042</text:p>
          </table:table-cell>
          <table:table-cell office:value-type="float" office:value="0.2563108" calcext:value-type="float">
            <text:p>0.2563108</text:p>
          </table:table-cell>
          <table:table-cell office:value-type="float" office:value="0.2562294" calcext:value-type="float">
            <text:p>0.2562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707" calcext:value-type="float">
            <text:p>18.8707</text:p>
          </table:table-cell>
          <table:table-cell office:value-type="float" office:value="26.88225" calcext:value-type="float">
            <text:p>26.8822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1998" calcext:value-type="float">
            <text:p>7111998</text:p>
          </table:table-cell>
          <table:table-cell office:value-type="float" office:value="0.8421596" calcext:value-type="float">
            <text:p>0.8421596</text:p>
          </table:table-cell>
          <table:table-cell office:value-type="float" office:value="134.0421" calcext:value-type="float">
            <text:p>134.04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.30842" calcext:value-type="float">
            <text:p>31.30842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06774" calcext:value-type="float">
            <text:p>0.02206774</text:p>
          </table:table-cell>
          <table:table-cell office:value-type="float" office:value="0.1996375" calcext:value-type="float">
            <text:p>0.1996375</text:p>
          </table:table-cell>
          <table:table-cell office:value-type="float" office:value="1650.355" calcext:value-type="float">
            <text:p>1650.355</text:p>
          </table:table-cell>
          <table:table-cell office:value-type="float" office:value="1.159862" calcext:value-type="float">
            <text:p>1.159862</text:p>
          </table:table-cell>
          <table:table-cell office:value-type="float" office:value="0" calcext:value-type="float">
            <text:p>0</text:p>
          </table:table-cell>
          <table:table-cell office:value-type="float" office:value="0.2974716" calcext:value-type="float">
            <text:p>0.2974716</text:p>
          </table:table-cell>
          <table:table-cell office:value-type="float" office:value="0.3555814" calcext:value-type="float">
            <text:p>0.3555814</text:p>
          </table:table-cell>
          <table:table-cell office:value-type="float" office:value="0.2566184" calcext:value-type="float">
            <text:p>0.2566184</text:p>
          </table:table-cell>
          <table:table-cell office:value-type="float" office:value="0.2565367" calcext:value-type="float">
            <text:p>0.2565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744" calcext:value-type="float">
            <text:p>18.8744</text:p>
          </table:table-cell>
          <table:table-cell office:value-type="float" office:value="26.87773" calcext:value-type="float">
            <text:p>26.8777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1998" calcext:value-type="float">
            <text:p>8111998</text:p>
          </table:table-cell>
          <table:table-cell office:value-type="float" office:value="0.841611" calcext:value-type="float">
            <text:p>0.841611</text:p>
          </table:table-cell>
          <table:table-cell office:value-type="float" office:value="134.0388" calcext:value-type="float">
            <text:p>134.038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.36373" calcext:value-type="float">
            <text:p>31.36373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07243" calcext:value-type="float">
            <text:p>0.02207243</text:p>
          </table:table-cell>
          <table:table-cell office:value-type="float" office:value="0.1996436" calcext:value-type="float">
            <text:p>0.1996436</text:p>
          </table:table-cell>
          <table:table-cell office:value-type="float" office:value="1650.303" calcext:value-type="float">
            <text:p>1650.303</text:p>
          </table:table-cell>
          <table:table-cell office:value-type="float" office:value="1.158282" calcext:value-type="float">
            <text:p>1.158282</text:p>
          </table:table-cell>
          <table:table-cell office:value-type="float" office:value="0" calcext:value-type="float">
            <text:p>0</text:p>
          </table:table-cell>
          <table:table-cell office:value-type="float" office:value="0.309624" calcext:value-type="float">
            <text:p>0.309624</text:p>
          </table:table-cell>
          <table:table-cell office:value-type="float" office:value="0.3514794" calcext:value-type="float">
            <text:p>0.3514794</text:p>
          </table:table-cell>
          <table:table-cell office:value-type="float" office:value="0.2569219" calcext:value-type="float">
            <text:p>0.2569219</text:p>
          </table:table-cell>
          <table:table-cell office:value-type="float" office:value="0.2568435" calcext:value-type="float">
            <text:p>0.2568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8056" calcext:value-type="float">
            <text:p>18.88056</text:p>
          </table:table-cell>
          <table:table-cell office:value-type="float" office:value="26.8732" calcext:value-type="float">
            <text:p>26.873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1998" calcext:value-type="float">
            <text:p>9111998</text:p>
          </table:table-cell>
          <table:table-cell office:value-type="float" office:value="0.8410625" calcext:value-type="float">
            <text:p>0.8410625</text:p>
          </table:table-cell>
          <table:table-cell office:value-type="float" office:value="134.0356" calcext:value-type="float">
            <text:p>134.03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.41878" calcext:value-type="float">
            <text:p>31.41878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07708" calcext:value-type="float">
            <text:p>0.02207708</text:p>
          </table:table-cell>
          <table:table-cell office:value-type="float" office:value="0.1996495" calcext:value-type="float">
            <text:p>0.1996495</text:p>
          </table:table-cell>
          <table:table-cell office:value-type="float" office:value="1650.25" calcext:value-type="float">
            <text:p>1650.25</text:p>
          </table:table-cell>
          <table:table-cell office:value-type="float" office:value="1.156627" calcext:value-type="float">
            <text:p>1.156627</text:p>
          </table:table-cell>
          <table:table-cell office:value-type="float" office:value="0" calcext:value-type="float">
            <text:p>0</text:p>
          </table:table-cell>
          <table:table-cell office:value-type="float" office:value="0.2989365" calcext:value-type="float">
            <text:p>0.2989365</text:p>
          </table:table-cell>
          <table:table-cell office:value-type="float" office:value="0.3513687" calcext:value-type="float">
            <text:p>0.3513687</text:p>
          </table:table-cell>
          <table:table-cell office:value-type="float" office:value="0.257223" calcext:value-type="float">
            <text:p>0.257223</text:p>
          </table:table-cell>
          <table:table-cell office:value-type="float" office:value="0.2571488" calcext:value-type="float">
            <text:p>0.2571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8642" calcext:value-type="float">
            <text:p>18.88642</text:p>
          </table:table-cell>
          <table:table-cell office:value-type="float" office:value="26.86828" calcext:value-type="float">
            <text:p>26.8682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1998" calcext:value-type="float">
            <text:p>10111998</text:p>
          </table:table-cell>
          <table:table-cell office:value-type="float" office:value="0.8403783" calcext:value-type="float">
            <text:p>0.8403783</text:p>
          </table:table-cell>
          <table:table-cell office:value-type="float" office:value="134.0323" calcext:value-type="float">
            <text:p>134.03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.47318" calcext:value-type="float">
            <text:p>31.47318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08553" calcext:value-type="float">
            <text:p>0.02208553</text:p>
          </table:table-cell>
          <table:table-cell office:value-type="float" office:value="0.1997787" calcext:value-type="float">
            <text:p>0.1997787</text:p>
          </table:table-cell>
          <table:table-cell office:value-type="float" office:value="1650.197" calcext:value-type="float">
            <text:p>1650.197</text:p>
          </table:table-cell>
          <table:table-cell office:value-type="float" office:value="1.155119" calcext:value-type="float">
            <text:p>1.155119</text:p>
          </table:table-cell>
          <table:table-cell office:value-type="float" office:value="0" calcext:value-type="float">
            <text:p>0</text:p>
          </table:table-cell>
          <table:table-cell office:value-type="float" office:value="0.2270908" calcext:value-type="float">
            <text:p>0.2270908</text:p>
          </table:table-cell>
          <table:table-cell office:value-type="float" office:value="0.2786098" calcext:value-type="float">
            <text:p>0.2786098</text:p>
          </table:table-cell>
          <table:table-cell office:value-type="float" office:value="0.2576424" calcext:value-type="float">
            <text:p>0.2576424</text:p>
          </table:table-cell>
          <table:table-cell office:value-type="float" office:value="0.2574542" calcext:value-type="float">
            <text:p>0.2574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8114" calcext:value-type="float">
            <text:p>18.88114</text:p>
          </table:table-cell>
          <table:table-cell office:value-type="float" office:value="26.85267" calcext:value-type="float">
            <text:p>26.8526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1998" calcext:value-type="float">
            <text:p>11111998</text:p>
          </table:table-cell>
          <table:table-cell office:value-type="float" office:value="0.83922" calcext:value-type="float">
            <text:p>0.83922</text:p>
          </table:table-cell>
          <table:table-cell office:value-type="float" office:value="134.0289" calcext:value-type="float">
            <text:p>134.02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.52805" calcext:value-type="float">
            <text:p>31.52805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12275" calcext:value-type="float">
            <text:p>0.02212275</text:p>
          </table:table-cell>
          <table:table-cell office:value-type="float" office:value="0.2006562" calcext:value-type="float">
            <text:p>0.2006562</text:p>
          </table:table-cell>
          <table:table-cell office:value-type="float" office:value="1650.145" calcext:value-type="float">
            <text:p>1650.145</text:p>
          </table:table-cell>
          <table:table-cell office:value-type="float" office:value="1.154098" calcext:value-type="float">
            <text:p>1.154098</text:p>
          </table:table-cell>
          <table:table-cell office:value-type="float" office:value="0" calcext:value-type="float">
            <text:p>0</text:p>
          </table:table-cell>
          <table:table-cell office:value-type="float" office:value="0.2917724" calcext:value-type="float">
            <text:p>0.2917724</text:p>
          </table:table-cell>
          <table:table-cell office:value-type="float" office:value="0.3559085" calcext:value-type="float">
            <text:p>0.3559085</text:p>
          </table:table-cell>
          <table:table-cell office:value-type="float" office:value="0.2578993" calcext:value-type="float">
            <text:p>0.2578993</text:p>
          </table:table-cell>
          <table:table-cell office:value-type="float" office:value="0.2577591" calcext:value-type="float">
            <text:p>0.2577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8363" calcext:value-type="float">
            <text:p>18.88363</text:p>
          </table:table-cell>
          <table:table-cell office:value-type="float" office:value="26.83153" calcext:value-type="float">
            <text:p>26.8315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1998" calcext:value-type="float">
            <text:p>12111998</text:p>
          </table:table-cell>
          <table:table-cell office:value-type="float" office:value="0.8382632" calcext:value-type="float">
            <text:p>0.8382632</text:p>
          </table:table-cell>
          <table:table-cell office:value-type="float" office:value="134.0255" calcext:value-type="float">
            <text:p>134.02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.58361" calcext:value-type="float">
            <text:p>31.58361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15165" calcext:value-type="float">
            <text:p>0.02215165</text:p>
          </table:table-cell>
          <table:table-cell office:value-type="float" office:value="0.2013404" calcext:value-type="float">
            <text:p>0.2013404</text:p>
          </table:table-cell>
          <table:table-cell office:value-type="float" office:value="1650.093" calcext:value-type="float">
            <text:p>1650.093</text:p>
          </table:table-cell>
          <table:table-cell office:value-type="float" office:value="1.15293" calcext:value-type="float">
            <text:p>1.15293</text:p>
          </table:table-cell>
          <table:table-cell office:value-type="float" office:value="0" calcext:value-type="float">
            <text:p>0</text:p>
          </table:table-cell>
          <table:table-cell office:value-type="float" office:value="0.3447532" calcext:value-type="float">
            <text:p>0.3447532</text:p>
          </table:table-cell>
          <table:table-cell office:value-type="float" office:value="0.382273" calcext:value-type="float">
            <text:p>0.382273</text:p>
          </table:table-cell>
          <table:table-cell office:value-type="float" office:value="0.258232" calcext:value-type="float">
            <text:p>0.258232</text:p>
          </table:table-cell>
          <table:table-cell office:value-type="float" office:value="0.2580628" calcext:value-type="float">
            <text:p>0.2580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90113" calcext:value-type="float">
            <text:p>18.90113</text:p>
          </table:table-cell>
          <table:table-cell office:value-type="float" office:value="26.82611" calcext:value-type="float">
            <text:p>26.8261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1998" calcext:value-type="float">
            <text:p>13111998</text:p>
          </table:table-cell>
          <table:table-cell office:value-type="float" office:value="0.8376525" calcext:value-type="float">
            <text:p>0.8376525</text:p>
          </table:table-cell>
          <table:table-cell office:value-type="float" office:value="134.0226" calcext:value-type="float">
            <text:p>134.02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.63874" calcext:value-type="float">
            <text:p>31.63874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16932" calcext:value-type="float">
            <text:p>0.02216932</text:p>
          </table:table-cell>
          <table:table-cell office:value-type="float" office:value="0.2017045" calcext:value-type="float">
            <text:p>0.2017045</text:p>
          </table:table-cell>
          <table:table-cell office:value-type="float" office:value="1650.04" calcext:value-type="float">
            <text:p>1650.04</text:p>
          </table:table-cell>
          <table:table-cell office:value-type="float" office:value="1.15162" calcext:value-type="float">
            <text:p>1.15162</text:p>
          </table:table-cell>
          <table:table-cell office:value-type="float" office:value="0" calcext:value-type="float">
            <text:p>0</text:p>
          </table:table-cell>
          <table:table-cell office:value-type="float" office:value="0.3613886" calcext:value-type="float">
            <text:p>0.3613886</text:p>
          </table:table-cell>
          <table:table-cell office:value-type="float" office:value="0.3754379" calcext:value-type="float">
            <text:p>0.3754379</text:p>
          </table:table-cell>
          <table:table-cell office:value-type="float" office:value="0.2585379" calcext:value-type="float">
            <text:p>0.2585379</text:p>
          </table:table-cell>
          <table:table-cell office:value-type="float" office:value="0.2583666" calcext:value-type="float">
            <text:p>0.2583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92418" calcext:value-type="float">
            <text:p>18.92418</text:p>
          </table:table-cell>
          <table:table-cell office:value-type="float" office:value="26.82194" calcext:value-type="float">
            <text:p>26.8219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1998" calcext:value-type="float">
            <text:p>14111998</text:p>
          </table:table-cell>
          <table:table-cell office:value-type="float" office:value="0.8368814" calcext:value-type="float">
            <text:p>0.8368814</text:p>
          </table:table-cell>
          <table:table-cell office:value-type="float" office:value="134.0199" calcext:value-type="float">
            <text:p>134.01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.6931" calcext:value-type="float">
            <text:p>31.6931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18276" calcext:value-type="float">
            <text:p>0.02218276</text:p>
          </table:table-cell>
          <table:table-cell office:value-type="float" office:value="0.2019563" calcext:value-type="float">
            <text:p>0.2019563</text:p>
          </table:table-cell>
          <table:table-cell office:value-type="float" office:value="1649.988" calcext:value-type="float">
            <text:p>1649.988</text:p>
          </table:table-cell>
          <table:table-cell office:value-type="float" office:value="1.150418" calcext:value-type="float">
            <text:p>1.150418</text:p>
          </table:table-cell>
          <table:table-cell office:value-type="float" office:value="0" calcext:value-type="float">
            <text:p>0</text:p>
          </table:table-cell>
          <table:table-cell office:value-type="float" office:value="0.2350702" calcext:value-type="float">
            <text:p>0.2350702</text:p>
          </table:table-cell>
          <table:table-cell office:value-type="float" office:value="0.3023367" calcext:value-type="float">
            <text:p>0.3023367</text:p>
          </table:table-cell>
          <table:table-cell office:value-type="float" office:value="0.2588673" calcext:value-type="float">
            <text:p>0.2588673</text:p>
          </table:table-cell>
          <table:table-cell office:value-type="float" office:value="0.258669" calcext:value-type="float">
            <text:p>0.258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93623" calcext:value-type="float">
            <text:p>18.93623</text:p>
          </table:table-cell>
          <table:table-cell office:value-type="float" office:value="26.81236" calcext:value-type="float">
            <text:p>26.8123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1998" calcext:value-type="float">
            <text:p>15111998</text:p>
          </table:table-cell>
          <table:table-cell office:value-type="float" office:value="0.8359161" calcext:value-type="float">
            <text:p>0.8359161</text:p>
          </table:table-cell>
          <table:table-cell office:value-type="float" office:value="134.0168" calcext:value-type="float">
            <text:p>134.01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.74727" calcext:value-type="float">
            <text:p>31.74727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21152" calcext:value-type="float">
            <text:p>0.02221152</text:p>
          </table:table-cell>
          <table:table-cell office:value-type="float" office:value="0.2026313" calcext:value-type="float">
            <text:p>0.2026313</text:p>
          </table:table-cell>
          <table:table-cell office:value-type="float" office:value="1649.935" calcext:value-type="float">
            <text:p>1649.935</text:p>
          </table:table-cell>
          <table:table-cell office:value-type="float" office:value="1.149452" calcext:value-type="float">
            <text:p>1.149452</text:p>
          </table:table-cell>
          <table:table-cell office:value-type="float" office:value="0" calcext:value-type="float">
            <text:p>0</text:p>
          </table:table-cell>
          <table:table-cell office:value-type="float" office:value="0.3020307" calcext:value-type="float">
            <text:p>0.3020307</text:p>
          </table:table-cell>
          <table:table-cell office:value-type="float" office:value="0.357558" calcext:value-type="float">
            <text:p>0.357558</text:p>
          </table:table-cell>
          <table:table-cell office:value-type="float" office:value="0.25912" calcext:value-type="float">
            <text:p>0.25912</text:p>
          </table:table-cell>
          <table:table-cell office:value-type="float" office:value="0.2589706" calcext:value-type="float">
            <text:p>0.2589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93979" calcext:value-type="float">
            <text:p>18.93979</text:p>
          </table:table-cell>
          <table:table-cell office:value-type="float" office:value="26.79511" calcext:value-type="float">
            <text:p>26.7951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1998" calcext:value-type="float">
            <text:p>16111998</text:p>
          </table:table-cell>
          <table:table-cell office:value-type="float" office:value="0.8353446" calcext:value-type="float">
            <text:p>0.8353446</text:p>
          </table:table-cell>
          <table:table-cell office:value-type="float" office:value="134.0141" calcext:value-type="float">
            <text:p>134.01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.80178" calcext:value-type="float">
            <text:p>31.80178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22991" calcext:value-type="float">
            <text:p>0.02222991</text:p>
          </table:table-cell>
          <table:table-cell office:value-type="float" office:value="0.2030198" calcext:value-type="float">
            <text:p>0.2030198</text:p>
          </table:table-cell>
          <table:table-cell office:value-type="float" office:value="1649.882" calcext:value-type="float">
            <text:p>1649.882</text:p>
          </table:table-cell>
          <table:table-cell office:value-type="float" office:value="1.148204" calcext:value-type="float">
            <text:p>1.148204</text:p>
          </table:table-cell>
          <table:table-cell office:value-type="float" office:value="0" calcext:value-type="float">
            <text:p>0</text:p>
          </table:table-cell>
          <table:table-cell office:value-type="float" office:value="0.3882899" calcext:value-type="float">
            <text:p>0.3882899</text:p>
          </table:table-cell>
          <table:table-cell office:value-type="float" office:value="0.367413" calcext:value-type="float">
            <text:p>0.367413</text:p>
          </table:table-cell>
          <table:table-cell office:value-type="float" office:value="0.2594383" calcext:value-type="float">
            <text:p>0.2594383</text:p>
          </table:table-cell>
          <table:table-cell office:value-type="float" office:value="0.2592725" calcext:value-type="float">
            <text:p>0.2592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95857" calcext:value-type="float">
            <text:p>18.95857</text:p>
          </table:table-cell>
          <table:table-cell office:value-type="float" office:value="26.78774" calcext:value-type="float">
            <text:p>26.7877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1998" calcext:value-type="float">
            <text:p>17111998</text:p>
          </table:table-cell>
          <table:table-cell office:value-type="float" office:value="0.8348738" calcext:value-type="float">
            <text:p>0.8348738</text:p>
          </table:table-cell>
          <table:table-cell office:value-type="float" office:value="134.0117" calcext:value-type="float">
            <text:p>134.01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.85587" calcext:value-type="float">
            <text:p>31.85587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24122" calcext:value-type="float">
            <text:p>0.02224122</text:p>
          </table:table-cell>
          <table:table-cell office:value-type="float" office:value="0.2031981" calcext:value-type="float">
            <text:p>0.2031981</text:p>
          </table:table-cell>
          <table:table-cell office:value-type="float" office:value="1649.83" calcext:value-type="float">
            <text:p>1649.83</text:p>
          </table:table-cell>
          <table:table-cell office:value-type="float" office:value="1.146858" calcext:value-type="float">
            <text:p>1.146858</text:p>
          </table:table-cell>
          <table:table-cell office:value-type="float" office:value="0" calcext:value-type="float">
            <text:p>0</text:p>
          </table:table-cell>
          <table:table-cell office:value-type="float" office:value="0.5049016" calcext:value-type="float">
            <text:p>0.5049016</text:p>
          </table:table-cell>
          <table:table-cell office:value-type="float" office:value="0.3575283" calcext:value-type="float">
            <text:p>0.3575283</text:p>
          </table:table-cell>
          <table:table-cell office:value-type="float" office:value="0.2597056" calcext:value-type="float">
            <text:p>0.2597056</text:p>
          </table:table-cell>
          <table:table-cell office:value-type="float" office:value="0.2595736" calcext:value-type="float">
            <text:p>0.2595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98194" calcext:value-type="float">
            <text:p>18.98194</text:p>
          </table:table-cell>
          <table:table-cell office:value-type="float" office:value="26.78075" calcext:value-type="float">
            <text:p>26.7807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1998" calcext:value-type="float">
            <text:p>18111998</text:p>
          </table:table-cell>
          <table:table-cell office:value-type="float" office:value="0.8344903" calcext:value-type="float">
            <text:p>0.8344903</text:p>
          </table:table-cell>
          <table:table-cell office:value-type="float" office:value="134.0096" calcext:value-type="float">
            <text:p>134.009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.90965" calcext:value-type="float">
            <text:p>31.90965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24852" calcext:value-type="float">
            <text:p>0.02224852</text:p>
          </table:table-cell>
          <table:table-cell office:value-type="float" office:value="0.2032597" calcext:value-type="float">
            <text:p>0.2032597</text:p>
          </table:table-cell>
          <table:table-cell office:value-type="float" office:value="1649.777" calcext:value-type="float">
            <text:p>1649.777</text:p>
          </table:table-cell>
          <table:table-cell office:value-type="float" office:value="1.145584" calcext:value-type="float">
            <text:p>1.145584</text:p>
          </table:table-cell>
          <table:table-cell office:value-type="float" office:value="0" calcext:value-type="float">
            <text:p>0</text:p>
          </table:table-cell>
          <table:table-cell office:value-type="float" office:value="0.3388955" calcext:value-type="float">
            <text:p>0.3388955</text:p>
          </table:table-cell>
          <table:table-cell office:value-type="float" office:value="0.3631166" calcext:value-type="float">
            <text:p>0.3631166</text:p>
          </table:table-cell>
          <table:table-cell office:value-type="float" office:value="0.2599761" calcext:value-type="float">
            <text:p>0.2599761</text:p>
          </table:table-cell>
          <table:table-cell office:value-type="float" office:value="0.2598738" calcext:value-type="float">
            <text:p>0.2598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9952" calcext:value-type="float">
            <text:p>18.9952</text:p>
          </table:table-cell>
          <table:table-cell office:value-type="float" office:value="26.78281" calcext:value-type="float">
            <text:p>26.7828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1998" calcext:value-type="float">
            <text:p>19111998</text:p>
          </table:table-cell>
          <table:table-cell office:value-type="float" office:value="0.8340746" calcext:value-type="float">
            <text:p>0.8340746</text:p>
          </table:table-cell>
          <table:table-cell office:value-type="float" office:value="134.0076" calcext:value-type="float">
            <text:p>134.00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.96295" calcext:value-type="float">
            <text:p>31.96295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25421" calcext:value-type="float">
            <text:p>0.02225421</text:p>
          </table:table-cell>
          <table:table-cell office:value-type="float" office:value="0.2032887" calcext:value-type="float">
            <text:p>0.2032887</text:p>
          </table:table-cell>
          <table:table-cell office:value-type="float" office:value="1649.724" calcext:value-type="float">
            <text:p>1649.724</text:p>
          </table:table-cell>
          <table:table-cell office:value-type="float" office:value="1.144266" calcext:value-type="float">
            <text:p>1.144266</text:p>
          </table:table-cell>
          <table:table-cell office:value-type="float" office:value="0" calcext:value-type="float">
            <text:p>0</text:p>
          </table:table-cell>
          <table:table-cell office:value-type="float" office:value="0.3002076" calcext:value-type="float">
            <text:p>0.3002076</text:p>
          </table:table-cell>
          <table:table-cell office:value-type="float" office:value="0.3431675" calcext:value-type="float">
            <text:p>0.3431675</text:p>
          </table:table-cell>
          <table:table-cell office:value-type="float" office:value="0.2602693" calcext:value-type="float">
            <text:p>0.2602693</text:p>
          </table:table-cell>
          <table:table-cell office:value-type="float" office:value="0.2601736" calcext:value-type="float">
            <text:p>0.2601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0179" calcext:value-type="float">
            <text:p>19.00179</text:p>
          </table:table-cell>
          <table:table-cell office:value-type="float" office:value="26.7786" calcext:value-type="float">
            <text:p>26.778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1998" calcext:value-type="float">
            <text:p>20111998</text:p>
          </table:table-cell>
          <table:table-cell office:value-type="float" office:value="0.8335664" calcext:value-type="float">
            <text:p>0.8335664</text:p>
          </table:table-cell>
          <table:table-cell office:value-type="float" office:value="134.0058" calcext:value-type="float">
            <text:p>134.00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.01639" calcext:value-type="float">
            <text:p>32.01639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26006" calcext:value-type="float">
            <text:p>0.02226006</text:p>
          </table:table-cell>
          <table:table-cell office:value-type="float" office:value="0.2033584" calcext:value-type="float">
            <text:p>0.2033584</text:p>
          </table:table-cell>
          <table:table-cell office:value-type="float" office:value="1649.667" calcext:value-type="float">
            <text:p>1649.667</text:p>
          </table:table-cell>
          <table:table-cell office:value-type="float" office:value="1.143154" calcext:value-type="float">
            <text:p>1.143154</text:p>
          </table:table-cell>
          <table:table-cell office:value-type="float" office:value="0" calcext:value-type="float">
            <text:p>0</text:p>
          </table:table-cell>
          <table:table-cell office:value-type="float" office:value="0.3494256" calcext:value-type="float">
            <text:p>0.3494256</text:p>
          </table:table-cell>
          <table:table-cell office:value-type="float" office:value="0.4025178" calcext:value-type="float">
            <text:p>0.4025178</text:p>
          </table:table-cell>
          <table:table-cell office:value-type="float" office:value="0.2606576" calcext:value-type="float">
            <text:p>0.2606576</text:p>
          </table:table-cell>
          <table:table-cell office:value-type="float" office:value="0.260472" calcext:value-type="float">
            <text:p>0.260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6633" calcext:value-type="float">
            <text:p>22.46633</text:p>
          </table:table-cell>
          <table:table-cell office:value-type="float" office:value="26.3489" calcext:value-type="float">
            <text:p>26.348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1998" calcext:value-type="float">
            <text:p>21111998</text:p>
          </table:table-cell>
          <table:table-cell office:value-type="float" office:value="0.8331634" calcext:value-type="float">
            <text:p>0.8331634</text:p>
          </table:table-cell>
          <table:table-cell office:value-type="float" office:value="134.004" calcext:value-type="float">
            <text:p>134.0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.07108" calcext:value-type="float">
            <text:p>32.07108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26856" calcext:value-type="float">
            <text:p>0.02226856</text:p>
          </table:table-cell>
          <table:table-cell office:value-type="float" office:value="0.203461" calcext:value-type="float">
            <text:p>0.203461</text:p>
          </table:table-cell>
          <table:table-cell office:value-type="float" office:value="1649.613" calcext:value-type="float">
            <text:p>1649.613</text:p>
          </table:table-cell>
          <table:table-cell office:value-type="float" office:value="1.142383" calcext:value-type="float">
            <text:p>1.142383</text:p>
          </table:table-cell>
          <table:table-cell office:value-type="float" office:value="0" calcext:value-type="float">
            <text:p>0</text:p>
          </table:table-cell>
          <table:table-cell office:value-type="float" office:value="0.5947763" calcext:value-type="float">
            <text:p>0.5947763</text:p>
          </table:table-cell>
          <table:table-cell office:value-type="float" office:value="0.434094" calcext:value-type="float">
            <text:p>0.434094</text:p>
          </table:table-cell>
          <table:table-cell office:value-type="float" office:value="0.2610074" calcext:value-type="float">
            <text:p>0.2610074</text:p>
          </table:table-cell>
          <table:table-cell office:value-type="float" office:value="0.2607717" calcext:value-type="float">
            <text:p>0.2607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8644" calcext:value-type="float">
            <text:p>22.48644</text:p>
          </table:table-cell>
          <table:table-cell office:value-type="float" office:value="26.35367" calcext:value-type="float">
            <text:p>26.3536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1998" calcext:value-type="float">
            <text:p>22111998</text:p>
          </table:table-cell>
          <table:table-cell office:value-type="float" office:value="0.832768" calcext:value-type="float">
            <text:p>0.832768</text:p>
          </table:table-cell>
          <table:table-cell office:value-type="float" office:value="134.0025" calcext:value-type="float">
            <text:p>134.00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.12507" calcext:value-type="float">
            <text:p>32.12507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27563" calcext:value-type="float">
            <text:p>0.02227563</text:p>
          </table:table-cell>
          <table:table-cell office:value-type="float" office:value="0.2035444" calcext:value-type="float">
            <text:p>0.2035444</text:p>
          </table:table-cell>
          <table:table-cell office:value-type="float" office:value="1649.559" calcext:value-type="float">
            <text:p>1649.559</text:p>
          </table:table-cell>
          <table:table-cell office:value-type="float" office:value="1.141595" calcext:value-type="float">
            <text:p>1.141595</text:p>
          </table:table-cell>
          <table:table-cell office:value-type="float" office:value="0" calcext:value-type="float">
            <text:p>0</text:p>
          </table:table-cell>
          <table:table-cell office:value-type="float" office:value="0.3016704" calcext:value-type="float">
            <text:p>0.3016704</text:p>
          </table:table-cell>
          <table:table-cell office:value-type="float" office:value="0.3728801" calcext:value-type="float">
            <text:p>0.3728801</text:p>
          </table:table-cell>
          <table:table-cell office:value-type="float" office:value="0.2612519" calcext:value-type="float">
            <text:p>0.2612519</text:p>
          </table:table-cell>
          <table:table-cell office:value-type="float" office:value="0.2610692" calcext:value-type="float">
            <text:p>0.2610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0674" calcext:value-type="float">
            <text:p>22.50674</text:p>
          </table:table-cell>
          <table:table-cell office:value-type="float" office:value="26.3583" calcext:value-type="float">
            <text:p>26.358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1998" calcext:value-type="float">
            <text:p>23111998</text:p>
          </table:table-cell>
          <table:table-cell office:value-type="float" office:value="0.831955" calcext:value-type="float">
            <text:p>0.831955</text:p>
          </table:table-cell>
          <table:table-cell office:value-type="float" office:value="134.0004" calcext:value-type="float">
            <text:p>134.00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.17864" calcext:value-type="float">
            <text:p>32.17864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2822" calcext:value-type="float">
            <text:p>0.0222822</text:p>
          </table:table-cell>
          <table:table-cell office:value-type="float" office:value="0.2036087" calcext:value-type="float">
            <text:p>0.2036087</text:p>
          </table:table-cell>
          <table:table-cell office:value-type="float" office:value="1649.505" calcext:value-type="float">
            <text:p>1649.505</text:p>
          </table:table-cell>
          <table:table-cell office:value-type="float" office:value="1.141117" calcext:value-type="float">
            <text:p>1.141117</text:p>
          </table:table-cell>
          <table:table-cell office:value-type="float" office:value="0" calcext:value-type="float">
            <text:p>0</text:p>
          </table:table-cell>
          <table:table-cell office:value-type="float" office:value="0.3556718" calcext:value-type="float">
            <text:p>0.3556718</text:p>
          </table:table-cell>
          <table:table-cell office:value-type="float" office:value="0.4037833" calcext:value-type="float">
            <text:p>0.4037833</text:p>
          </table:table-cell>
          <table:table-cell office:value-type="float" office:value="0.2615654" calcext:value-type="float">
            <text:p>0.2615654</text:p>
          </table:table-cell>
          <table:table-cell office:value-type="float" office:value="0.2613675" calcext:value-type="float">
            <text:p>0.2613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1292" calcext:value-type="float">
            <text:p>22.51292</text:p>
          </table:table-cell>
          <table:table-cell office:value-type="float" office:value="26.35632" calcext:value-type="float">
            <text:p>26.3563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1998" calcext:value-type="float">
            <text:p>24111998</text:p>
          </table:table-cell>
          <table:table-cell office:value-type="float" office:value="0.8311701" calcext:value-type="float">
            <text:p>0.8311701</text:p>
          </table:table-cell>
          <table:table-cell office:value-type="float" office:value="133.998" calcext:value-type="float">
            <text:p>133.9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.23257" calcext:value-type="float">
            <text:p>32.23257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28826" calcext:value-type="float">
            <text:p>0.02228826</text:p>
          </table:table-cell>
          <table:table-cell office:value-type="float" office:value="0.2036483" calcext:value-type="float">
            <text:p>0.2036483</text:p>
          </table:table-cell>
          <table:table-cell office:value-type="float" office:value="1649.451" calcext:value-type="float">
            <text:p>1649.451</text:p>
          </table:table-cell>
          <table:table-cell office:value-type="float" office:value="1.140517" calcext:value-type="float">
            <text:p>1.140517</text:p>
          </table:table-cell>
          <table:table-cell office:value-type="float" office:value="0" calcext:value-type="float">
            <text:p>0</text:p>
          </table:table-cell>
          <table:table-cell office:value-type="float" office:value="0.4107831" calcext:value-type="float">
            <text:p>0.4107831</text:p>
          </table:table-cell>
          <table:table-cell office:value-type="float" office:value="0.4174624" calcext:value-type="float">
            <text:p>0.4174624</text:p>
          </table:table-cell>
          <table:table-cell office:value-type="float" office:value="0.2619033" calcext:value-type="float">
            <text:p>0.2619033</text:p>
          </table:table-cell>
          <table:table-cell office:value-type="float" office:value="0.2616641" calcext:value-type="float">
            <text:p>0.2616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3002" calcext:value-type="float">
            <text:p>22.53002</text:p>
          </table:table-cell>
          <table:table-cell office:value-type="float" office:value="26.35782" calcext:value-type="float">
            <text:p>26.3578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1998" calcext:value-type="float">
            <text:p>25111998</text:p>
          </table:table-cell>
          <table:table-cell office:value-type="float" office:value="0.830656" calcext:value-type="float">
            <text:p>0.830656</text:p>
          </table:table-cell>
          <table:table-cell office:value-type="float" office:value="133.9959" calcext:value-type="float">
            <text:p>133.99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.2864" calcext:value-type="float">
            <text:p>32.2864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29352" calcext:value-type="float">
            <text:p>0.02229352</text:p>
          </table:table-cell>
          <table:table-cell office:value-type="float" office:value="0.2036672" calcext:value-type="float">
            <text:p>0.2036672</text:p>
          </table:table-cell>
          <table:table-cell office:value-type="float" office:value="1649.398" calcext:value-type="float">
            <text:p>1649.398</text:p>
          </table:table-cell>
          <table:table-cell office:value-type="float" office:value="1.13969" calcext:value-type="float">
            <text:p>1.13969</text:p>
          </table:table-cell>
          <table:table-cell office:value-type="float" office:value="0" calcext:value-type="float">
            <text:p>0</text:p>
          </table:table-cell>
          <table:table-cell office:value-type="float" office:value="0.4151119" calcext:value-type="float">
            <text:p>0.4151119</text:p>
          </table:table-cell>
          <table:table-cell office:value-type="float" office:value="0.414615" calcext:value-type="float">
            <text:p>0.414615</text:p>
          </table:table-cell>
          <table:table-cell office:value-type="float" office:value="0.2622041" calcext:value-type="float">
            <text:p>0.2622041</text:p>
          </table:table-cell>
          <table:table-cell office:value-type="float" office:value="0.2619607" calcext:value-type="float">
            <text:p>0.2619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5169" calcext:value-type="float">
            <text:p>22.55169</text:p>
          </table:table-cell>
          <table:table-cell office:value-type="float" office:value="26.35905" calcext:value-type="float">
            <text:p>26.3590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1998" calcext:value-type="float">
            <text:p>26111998</text:p>
          </table:table-cell>
          <table:table-cell office:value-type="float" office:value="0.830344" calcext:value-type="float">
            <text:p>0.830344</text:p>
          </table:table-cell>
          <table:table-cell office:value-type="float" office:value="133.994" calcext:value-type="float">
            <text:p>133.9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.3395" calcext:value-type="float">
            <text:p>32.3395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31128" calcext:value-type="float">
            <text:p>0.02231128</text:p>
          </table:table-cell>
          <table:table-cell office:value-type="float" office:value="0.2041607" calcext:value-type="float">
            <text:p>0.2041607</text:p>
          </table:table-cell>
          <table:table-cell office:value-type="float" office:value="1649.344" calcext:value-type="float">
            <text:p>1649.344</text:p>
          </table:table-cell>
          <table:table-cell office:value-type="float" office:value="1.139761" calcext:value-type="float">
            <text:p>1.139761</text:p>
          </table:table-cell>
          <table:table-cell office:value-type="float" office:value="0" calcext:value-type="float">
            <text:p>0</text:p>
          </table:table-cell>
          <table:table-cell office:value-type="float" office:value="0.2773344" calcext:value-type="float">
            <text:p>0.2773344</text:p>
          </table:table-cell>
          <table:table-cell office:value-type="float" office:value="0.3776487" calcext:value-type="float">
            <text:p>0.3776487</text:p>
          </table:table-cell>
          <table:table-cell office:value-type="float" office:value="0.2624239" calcext:value-type="float">
            <text:p>0.2624239</text:p>
          </table:table-cell>
          <table:table-cell office:value-type="float" office:value="0.2622559" calcext:value-type="float">
            <text:p>0.2622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6071" calcext:value-type="float">
            <text:p>22.56071</text:p>
          </table:table-cell>
          <table:table-cell office:value-type="float" office:value="26.35663" calcext:value-type="float">
            <text:p>26.3566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1998" calcext:value-type="float">
            <text:p>27111998</text:p>
          </table:table-cell>
          <table:table-cell office:value-type="float" office:value="0.8297416" calcext:value-type="float">
            <text:p>0.8297416</text:p>
          </table:table-cell>
          <table:table-cell office:value-type="float" office:value="133.9919" calcext:value-type="float">
            <text:p>133.99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.39288" calcext:value-type="float">
            <text:p>32.39288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33439" calcext:value-type="float">
            <text:p>0.02233439</text:p>
          </table:table-cell>
          <table:table-cell office:value-type="float" office:value="0.2046005" calcext:value-type="float">
            <text:p>0.2046005</text:p>
          </table:table-cell>
          <table:table-cell office:value-type="float" office:value="1649.29" calcext:value-type="float">
            <text:p>1649.29</text:p>
          </table:table-cell>
          <table:table-cell office:value-type="float" office:value="1.139067" calcext:value-type="float">
            <text:p>1.139067</text:p>
          </table:table-cell>
          <table:table-cell office:value-type="float" office:value="0" calcext:value-type="float">
            <text:p>0</text:p>
          </table:table-cell>
          <table:table-cell office:value-type="float" office:value="0.3239706" calcext:value-type="float">
            <text:p>0.3239706</text:p>
          </table:table-cell>
          <table:table-cell office:value-type="float" office:value="0.3978087" calcext:value-type="float">
            <text:p>0.3978087</text:p>
          </table:table-cell>
          <table:table-cell office:value-type="float" office:value="0.2627454" calcext:value-type="float">
            <text:p>0.2627454</text:p>
          </table:table-cell>
          <table:table-cell office:value-type="float" office:value="0.2625512" calcext:value-type="float">
            <text:p>0.2625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6268" calcext:value-type="float">
            <text:p>22.56268</text:p>
          </table:table-cell>
          <table:table-cell office:value-type="float" office:value="26.3555" calcext:value-type="float">
            <text:p>26.355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1998" calcext:value-type="float">
            <text:p>28111998</text:p>
          </table:table-cell>
          <table:table-cell office:value-type="float" office:value="0.8291658" calcext:value-type="float">
            <text:p>0.8291658</text:p>
          </table:table-cell>
          <table:table-cell office:value-type="float" office:value="133.9897" calcext:value-type="float">
            <text:p>133.98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.44623" calcext:value-type="float">
            <text:p>32.44623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34943" calcext:value-type="float">
            <text:p>0.02234943</text:p>
          </table:table-cell>
          <table:table-cell office:value-type="float" office:value="0.2048367" calcext:value-type="float">
            <text:p>0.2048367</text:p>
          </table:table-cell>
          <table:table-cell office:value-type="float" office:value="1649.236" calcext:value-type="float">
            <text:p>1649.236</text:p>
          </table:table-cell>
          <table:table-cell office:value-type="float" office:value="1.138258" calcext:value-type="float">
            <text:p>1.138258</text:p>
          </table:table-cell>
          <table:table-cell office:value-type="float" office:value="0" calcext:value-type="float">
            <text:p>0</text:p>
          </table:table-cell>
          <table:table-cell office:value-type="float" office:value="0.3335532" calcext:value-type="float">
            <text:p>0.3335532</text:p>
          </table:table-cell>
          <table:table-cell office:value-type="float" office:value="0.4007256" calcext:value-type="float">
            <text:p>0.4007256</text:p>
          </table:table-cell>
          <table:table-cell office:value-type="float" office:value="0.2630472" calcext:value-type="float">
            <text:p>0.2630472</text:p>
          </table:table-cell>
          <table:table-cell office:value-type="float" office:value="0.2628453" calcext:value-type="float">
            <text:p>0.2628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7064" calcext:value-type="float">
            <text:p>22.57064</text:p>
          </table:table-cell>
          <table:table-cell office:value-type="float" office:value="26.35596" calcext:value-type="float">
            <text:p>26.3559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1998" calcext:value-type="float">
            <text:p>29111998</text:p>
          </table:table-cell>
          <table:table-cell office:value-type="float" office:value="0.8285611" calcext:value-type="float">
            <text:p>0.8285611</text:p>
          </table:table-cell>
          <table:table-cell office:value-type="float" office:value="133.9876" calcext:value-type="float">
            <text:p>133.98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.49948" calcext:value-type="float">
            <text:p>32.49948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35967" calcext:value-type="float">
            <text:p>0.02235967</text:p>
          </table:table-cell>
          <table:table-cell office:value-type="float" office:value="0.2049454" calcext:value-type="float">
            <text:p>0.2049454</text:p>
          </table:table-cell>
          <table:table-cell office:value-type="float" office:value="1649.183" calcext:value-type="float">
            <text:p>1649.183</text:p>
          </table:table-cell>
          <table:table-cell office:value-type="float" office:value="1.137434" calcext:value-type="float">
            <text:p>1.137434</text:p>
          </table:table-cell>
          <table:table-cell office:value-type="float" office:value="0" calcext:value-type="float">
            <text:p>0</text:p>
          </table:table-cell>
          <table:table-cell office:value-type="float" office:value="0.3264311" calcext:value-type="float">
            <text:p>0.3264311</text:p>
          </table:table-cell>
          <table:table-cell office:value-type="float" office:value="0.3942282" calcext:value-type="float">
            <text:p>0.3942282</text:p>
          </table:table-cell>
          <table:table-cell office:value-type="float" office:value="0.2633497" calcext:value-type="float">
            <text:p>0.2633497</text:p>
          </table:table-cell>
          <table:table-cell office:value-type="float" office:value="0.2631392" calcext:value-type="float">
            <text:p>0.2631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8089" calcext:value-type="float">
            <text:p>22.58089</text:p>
          </table:table-cell>
          <table:table-cell office:value-type="float" office:value="26.35627" calcext:value-type="float">
            <text:p>26.3562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1998" calcext:value-type="float">
            <text:p>30111998</text:p>
          </table:table-cell>
          <table:table-cell office:value-type="float" office:value="0.827616" calcext:value-type="float">
            <text:p>0.827616</text:p>
          </table:table-cell>
          <table:table-cell office:value-type="float" office:value="133.9853" calcext:value-type="float">
            <text:p>133.98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.55268" calcext:value-type="float">
            <text:p>32.55268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36914" calcext:value-type="float">
            <text:p>0.02236914</text:p>
          </table:table-cell>
          <table:table-cell office:value-type="float" office:value="0.2050823" calcext:value-type="float">
            <text:p>0.2050823</text:p>
          </table:table-cell>
          <table:table-cell office:value-type="float" office:value="1649.129" calcext:value-type="float">
            <text:p>1649.129</text:p>
          </table:table-cell>
          <table:table-cell office:value-type="float" office:value="1.136811" calcext:value-type="float">
            <text:p>1.136811</text:p>
          </table:table-cell>
          <table:table-cell office:value-type="float" office:value="0" calcext:value-type="float">
            <text:p>0</text:p>
          </table:table-cell>
          <table:table-cell office:value-type="float" office:value="0.3521121" calcext:value-type="float">
            <text:p>0.3521121</text:p>
          </table:table-cell>
          <table:table-cell office:value-type="float" office:value="0.4159149" calcext:value-type="float">
            <text:p>0.4159149</text:p>
          </table:table-cell>
          <table:table-cell office:value-type="float" office:value="0.263637" calcext:value-type="float">
            <text:p>0.263637</text:p>
          </table:table-cell>
          <table:table-cell office:value-type="float" office:value="0.2634328" calcext:value-type="float">
            <text:p>0.2634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9065" calcext:value-type="float">
            <text:p>22.59065</text:p>
          </table:table-cell>
          <table:table-cell office:value-type="float" office:value="26.35713" calcext:value-type="float">
            <text:p>26.3571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1998" calcext:value-type="float">
            <text:p>1121998</text:p>
          </table:table-cell>
          <table:table-cell office:value-type="float" office:value="0.8265271" calcext:value-type="float">
            <text:p>0.8265271</text:p>
          </table:table-cell>
          <table:table-cell office:value-type="float" office:value="133.9824" calcext:value-type="float">
            <text:p>133.98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.60638" calcext:value-type="float">
            <text:p>32.60638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3816" calcext:value-type="float">
            <text:p>0.0223816</text:p>
          </table:table-cell>
          <table:table-cell office:value-type="float" office:value="0.2053046" calcext:value-type="float">
            <text:p>0.2053046</text:p>
          </table:table-cell>
          <table:table-cell office:value-type="float" office:value="1649.076" calcext:value-type="float">
            <text:p>1649.076</text:p>
          </table:table-cell>
          <table:table-cell office:value-type="float" office:value="1.136003" calcext:value-type="float">
            <text:p>1.136003</text:p>
          </table:table-cell>
          <table:table-cell office:value-type="float" office:value="0" calcext:value-type="float">
            <text:p>0</text:p>
          </table:table-cell>
          <table:table-cell office:value-type="float" office:value="0.3635099" calcext:value-type="float">
            <text:p>0.3635099</text:p>
          </table:table-cell>
          <table:table-cell office:value-type="float" office:value="0.4168564" calcext:value-type="float">
            <text:p>0.4168564</text:p>
          </table:table-cell>
          <table:table-cell office:value-type="float" office:value="0.2639464" calcext:value-type="float">
            <text:p>0.2639464</text:p>
          </table:table-cell>
          <table:table-cell office:value-type="float" office:value="0.2637253" calcext:value-type="float">
            <text:p>0.2637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0037" calcext:value-type="float">
            <text:p>22.60037</text:p>
          </table:table-cell>
          <table:table-cell office:value-type="float" office:value="26.35942" calcext:value-type="float">
            <text:p>26.3594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1998" calcext:value-type="float">
            <text:p>2121998</text:p>
          </table:table-cell>
          <table:table-cell office:value-type="float" office:value="0.8255875" calcext:value-type="float">
            <text:p>0.8255875</text:p>
          </table:table-cell>
          <table:table-cell office:value-type="float" office:value="133.9797" calcext:value-type="float">
            <text:p>133.97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.65999" calcext:value-type="float">
            <text:p>32.65999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38949" calcext:value-type="float">
            <text:p>0.02238949</text:p>
          </table:table-cell>
          <table:table-cell office:value-type="float" office:value="0.2054009" calcext:value-type="float">
            <text:p>0.2054009</text:p>
          </table:table-cell>
          <table:table-cell office:value-type="float" office:value="1649.023" calcext:value-type="float">
            <text:p>1649.023</text:p>
          </table:table-cell>
          <table:table-cell office:value-type="float" office:value="1.134983" calcext:value-type="float">
            <text:p>1.134983</text:p>
          </table:table-cell>
          <table:table-cell office:value-type="float" office:value="0" calcext:value-type="float">
            <text:p>0</text:p>
          </table:table-cell>
          <table:table-cell office:value-type="float" office:value="0.3515035" calcext:value-type="float">
            <text:p>0.3515035</text:p>
          </table:table-cell>
          <table:table-cell office:value-type="float" office:value="0.4194695" calcext:value-type="float">
            <text:p>0.4194695</text:p>
          </table:table-cell>
          <table:table-cell office:value-type="float" office:value="0.2642287" calcext:value-type="float">
            <text:p>0.2642287</text:p>
          </table:table-cell>
          <table:table-cell office:value-type="float" office:value="0.2640172" calcext:value-type="float">
            <text:p>0.2640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1475" calcext:value-type="float">
            <text:p>22.61475</text:p>
          </table:table-cell>
          <table:table-cell office:value-type="float" office:value="26.36315" calcext:value-type="float">
            <text:p>26.3631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1998" calcext:value-type="float">
            <text:p>3121998</text:p>
          </table:table-cell>
          <table:table-cell office:value-type="float" office:value="0.8249121" calcext:value-type="float">
            <text:p>0.8249121</text:p>
          </table:table-cell>
          <table:table-cell office:value-type="float" office:value="133.977" calcext:value-type="float">
            <text:p>133.9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.71338" calcext:value-type="float">
            <text:p>32.71338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39604" calcext:value-type="float">
            <text:p>0.02239604</text:p>
          </table:table-cell>
          <table:table-cell office:value-type="float" office:value="0.2054577" calcext:value-type="float">
            <text:p>0.2054577</text:p>
          </table:table-cell>
          <table:table-cell office:value-type="float" office:value="1648.97" calcext:value-type="float">
            <text:p>1648.97</text:p>
          </table:table-cell>
          <table:table-cell office:value-type="float" office:value="1.133798" calcext:value-type="float">
            <text:p>1.133798</text:p>
          </table:table-cell>
          <table:table-cell office:value-type="float" office:value="0" calcext:value-type="float">
            <text:p>0</text:p>
          </table:table-cell>
          <table:table-cell office:value-type="float" office:value="0.3462822" calcext:value-type="float">
            <text:p>0.3462822</text:p>
          </table:table-cell>
          <table:table-cell office:value-type="float" office:value="0.4065316" calcext:value-type="float">
            <text:p>0.4065316</text:p>
          </table:table-cell>
          <table:table-cell office:value-type="float" office:value="0.2645151" calcext:value-type="float">
            <text:p>0.2645151</text:p>
          </table:table-cell>
          <table:table-cell office:value-type="float" office:value="0.264309" calcext:value-type="float">
            <text:p>0.264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2348" calcext:value-type="float">
            <text:p>22.62348</text:p>
          </table:table-cell>
          <table:table-cell office:value-type="float" office:value="26.36629" calcext:value-type="float">
            <text:p>26.3662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1998" calcext:value-type="float">
            <text:p>4121998</text:p>
          </table:table-cell>
          <table:table-cell office:value-type="float" office:value="0.8241217" calcext:value-type="float">
            <text:p>0.8241217</text:p>
          </table:table-cell>
          <table:table-cell office:value-type="float" office:value="133.9746" calcext:value-type="float">
            <text:p>133.97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.76641" calcext:value-type="float">
            <text:p>32.76641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40173" calcext:value-type="float">
            <text:p>0.02240173</text:p>
          </table:table-cell>
          <table:table-cell office:value-type="float" office:value="0.2054945" calcext:value-type="float">
            <text:p>0.2054945</text:p>
          </table:table-cell>
          <table:table-cell office:value-type="float" office:value="1648.917" calcext:value-type="float">
            <text:p>1648.917</text:p>
          </table:table-cell>
          <table:table-cell office:value-type="float" office:value="1.132787" calcext:value-type="float">
            <text:p>1.132787</text:p>
          </table:table-cell>
          <table:table-cell office:value-type="float" office:value="0" calcext:value-type="float">
            <text:p>0</text:p>
          </table:table-cell>
          <table:table-cell office:value-type="float" office:value="0.377167" calcext:value-type="float">
            <text:p>0.377167</text:p>
          </table:table-cell>
          <table:table-cell office:value-type="float" office:value="0.4178511" calcext:value-type="float">
            <text:p>0.4178511</text:p>
          </table:table-cell>
          <table:table-cell office:value-type="float" office:value="0.2648273" calcext:value-type="float">
            <text:p>0.2648273</text:p>
          </table:table-cell>
          <table:table-cell office:value-type="float" office:value="0.2646001" calcext:value-type="float">
            <text:p>0.264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3555" calcext:value-type="float">
            <text:p>22.63555</text:p>
          </table:table-cell>
          <table:table-cell office:value-type="float" office:value="26.36819" calcext:value-type="float">
            <text:p>26.3681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1998" calcext:value-type="float">
            <text:p>5121998</text:p>
          </table:table-cell>
          <table:table-cell office:value-type="float" office:value="0.8236218" calcext:value-type="float">
            <text:p>0.8236218</text:p>
          </table:table-cell>
          <table:table-cell office:value-type="float" office:value="133.9724" calcext:value-type="float">
            <text:p>133.97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.8195" calcext:value-type="float">
            <text:p>32.8195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40684" calcext:value-type="float">
            <text:p>0.02240684</text:p>
          </table:table-cell>
          <table:table-cell office:value-type="float" office:value="0.2054895" calcext:value-type="float">
            <text:p>0.2054895</text:p>
          </table:table-cell>
          <table:table-cell office:value-type="float" office:value="1648.863" calcext:value-type="float">
            <text:p>1648.863</text:p>
          </table:table-cell>
          <table:table-cell office:value-type="float" office:value="1.131588" calcext:value-type="float">
            <text:p>1.131588</text:p>
          </table:table-cell>
          <table:table-cell office:value-type="float" office:value="0" calcext:value-type="float">
            <text:p>0</text:p>
          </table:table-cell>
          <table:table-cell office:value-type="float" office:value="0.4960018" calcext:value-type="float">
            <text:p>0.4960018</text:p>
          </table:table-cell>
          <table:table-cell office:value-type="float" office:value="0.4291678" calcext:value-type="float">
            <text:p>0.4291678</text:p>
          </table:table-cell>
          <table:table-cell office:value-type="float" office:value="0.265177" calcext:value-type="float">
            <text:p>0.265177</text:p>
          </table:table-cell>
          <table:table-cell office:value-type="float" office:value="0.264891" calcext:value-type="float">
            <text:p>0.264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6388" calcext:value-type="float">
            <text:p>22.66388</text:p>
          </table:table-cell>
          <table:table-cell office:value-type="float" office:value="26.37068" calcext:value-type="float">
            <text:p>26.3706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1998" calcext:value-type="float">
            <text:p>6121998</text:p>
          </table:table-cell>
          <table:table-cell office:value-type="float" office:value="0.8232034" calcext:value-type="float">
            <text:p>0.8232034</text:p>
          </table:table-cell>
          <table:table-cell office:value-type="float" office:value="133.9704" calcext:value-type="float">
            <text:p>133.97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.87167" calcext:value-type="float">
            <text:p>32.87167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41616" calcext:value-type="float">
            <text:p>0.02241616</text:p>
          </table:table-cell>
          <table:table-cell office:value-type="float" office:value="0.2058478" calcext:value-type="float">
            <text:p>0.2058478</text:p>
          </table:table-cell>
          <table:table-cell office:value-type="float" office:value="1648.809" calcext:value-type="float">
            <text:p>1648.809</text:p>
          </table:table-cell>
          <table:table-cell office:value-type="float" office:value="1.130676" calcext:value-type="float">
            <text:p>1.130676</text:p>
          </table:table-cell>
          <table:table-cell office:value-type="float" office:value="0" calcext:value-type="float">
            <text:p>0</text:p>
          </table:table-cell>
          <table:table-cell office:value-type="float" office:value="0.1756971" calcext:value-type="float">
            <text:p>0.1756971</text:p>
          </table:table-cell>
          <table:table-cell office:value-type="float" office:value="0.3378656" calcext:value-type="float">
            <text:p>0.3378656</text:p>
          </table:table-cell>
          <table:table-cell office:value-type="float" office:value="0.2653199" calcext:value-type="float">
            <text:p>0.2653199</text:p>
          </table:table-cell>
          <table:table-cell office:value-type="float" office:value="0.2651806" calcext:value-type="float">
            <text:p>0.2651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6688" calcext:value-type="float">
            <text:p>22.66688</text:p>
          </table:table-cell>
          <table:table-cell office:value-type="float" office:value="26.36946" calcext:value-type="float">
            <text:p>26.3694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1998" calcext:value-type="float">
            <text:p>7121998</text:p>
          </table:table-cell>
          <table:table-cell office:value-type="float" office:value="0.8228183" calcext:value-type="float">
            <text:p>0.8228183</text:p>
          </table:table-cell>
          <table:table-cell office:value-type="float" office:value="133.9684" calcext:value-type="float">
            <text:p>133.96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.9224" calcext:value-type="float">
            <text:p>32.9224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45008" calcext:value-type="float">
            <text:p>0.02245008</text:p>
          </table:table-cell>
          <table:table-cell office:value-type="float" office:value="0.2065978" calcext:value-type="float">
            <text:p>0.2065978</text:p>
          </table:table-cell>
          <table:table-cell office:value-type="float" office:value="1648.755" calcext:value-type="float">
            <text:p>1648.755</text:p>
          </table:table-cell>
          <table:table-cell office:value-type="float" office:value="1.130193" calcext:value-type="float">
            <text:p>1.130193</text:p>
          </table:table-cell>
          <table:table-cell office:value-type="float" office:value="0" calcext:value-type="float">
            <text:p>0</text:p>
          </table:table-cell>
          <table:table-cell office:value-type="float" office:value="0.2482557" calcext:value-type="float">
            <text:p>0.2482557</text:p>
          </table:table-cell>
          <table:table-cell office:value-type="float" office:value="0.3401572" calcext:value-type="float">
            <text:p>0.3401572</text:p>
          </table:table-cell>
          <table:table-cell office:value-type="float" office:value="0.2656349" calcext:value-type="float">
            <text:p>0.2656349</text:p>
          </table:table-cell>
          <table:table-cell office:value-type="float" office:value="0.2654696" calcext:value-type="float">
            <text:p>0.2654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3347" calcext:value-type="float">
            <text:p>22.63347</text:p>
          </table:table-cell>
          <table:table-cell office:value-type="float" office:value="26.34662" calcext:value-type="float">
            <text:p>26.3466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1998" calcext:value-type="float">
            <text:p>8121998</text:p>
          </table:table-cell>
          <table:table-cell office:value-type="float" office:value="0.8223557" calcext:value-type="float">
            <text:p>0.8223557</text:p>
          </table:table-cell>
          <table:table-cell office:value-type="float" office:value="133.9667" calcext:value-type="float">
            <text:p>133.96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.97444" calcext:value-type="float">
            <text:p>32.97444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47435" calcext:value-type="float">
            <text:p>0.02247435</text:p>
          </table:table-cell>
          <table:table-cell office:value-type="float" office:value="0.2070286" calcext:value-type="float">
            <text:p>0.2070286</text:p>
          </table:table-cell>
          <table:table-cell office:value-type="float" office:value="1648.701" calcext:value-type="float">
            <text:p>1648.701</text:p>
          </table:table-cell>
          <table:table-cell office:value-type="float" office:value="1.129114" calcext:value-type="float">
            <text:p>1.129114</text:p>
          </table:table-cell>
          <table:table-cell office:value-type="float" office:value="0" calcext:value-type="float">
            <text:p>0</text:p>
          </table:table-cell>
          <table:table-cell office:value-type="float" office:value="0.3968485" calcext:value-type="float">
            <text:p>0.3968485</text:p>
          </table:table-cell>
          <table:table-cell office:value-type="float" office:value="0.4120836" calcext:value-type="float">
            <text:p>0.4120836</text:p>
          </table:table-cell>
          <table:table-cell office:value-type="float" office:value="0.2660223" calcext:value-type="float">
            <text:p>0.2660223</text:p>
          </table:table-cell>
          <table:table-cell office:value-type="float" office:value="0.2657586" calcext:value-type="float">
            <text:p>0.2657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4267" calcext:value-type="float">
            <text:p>22.64267</text:p>
          </table:table-cell>
          <table:table-cell office:value-type="float" office:value="26.34172" calcext:value-type="float">
            <text:p>26.3417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1998" calcext:value-type="float">
            <text:p>9121998</text:p>
          </table:table-cell>
          <table:table-cell office:value-type="float" office:value="0.8218656" calcext:value-type="float">
            <text:p>0.8218656</text:p>
          </table:table-cell>
          <table:table-cell office:value-type="float" office:value="133.965" calcext:value-type="float">
            <text:p>133.9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.02671" calcext:value-type="float">
            <text:p>33.02671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48927" calcext:value-type="float">
            <text:p>0.02248927</text:p>
          </table:table-cell>
          <table:table-cell office:value-type="float" office:value="0.2072299" calcext:value-type="float">
            <text:p>0.2072299</text:p>
          </table:table-cell>
          <table:table-cell office:value-type="float" office:value="1648.649" calcext:value-type="float">
            <text:p>1648.649</text:p>
          </table:table-cell>
          <table:table-cell office:value-type="float" office:value="1.127966" calcext:value-type="float">
            <text:p>1.127966</text:p>
          </table:table-cell>
          <table:table-cell office:value-type="float" office:value="0" calcext:value-type="float">
            <text:p>0</text:p>
          </table:table-cell>
          <table:table-cell office:value-type="float" office:value="0.4365996" calcext:value-type="float">
            <text:p>0.4365996</text:p>
          </table:table-cell>
          <table:table-cell office:value-type="float" office:value="0.4221376" calcext:value-type="float">
            <text:p>0.4221376</text:p>
          </table:table-cell>
          <table:table-cell office:value-type="float" office:value="0.2663146" calcext:value-type="float">
            <text:p>0.2663146</text:p>
          </table:table-cell>
          <table:table-cell office:value-type="float" office:value="0.2660466" calcext:value-type="float">
            <text:p>0.2660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6621" calcext:value-type="float">
            <text:p>22.66621</text:p>
          </table:table-cell>
          <table:table-cell office:value-type="float" office:value="26.34277" calcext:value-type="float">
            <text:p>26.3427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1998" calcext:value-type="float">
            <text:p>10121998</text:p>
          </table:table-cell>
          <table:table-cell office:value-type="float" office:value="0.8213755" calcext:value-type="float">
            <text:p>0.8213755</text:p>
          </table:table-cell>
          <table:table-cell office:value-type="float" office:value="133.9634" calcext:value-type="float">
            <text:p>133.96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.07882" calcext:value-type="float">
            <text:p>33.07882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50139" calcext:value-type="float">
            <text:p>0.02250139</text:p>
          </table:table-cell>
          <table:table-cell office:value-type="float" office:value="0.207452" calcext:value-type="float">
            <text:p>0.207452</text:p>
          </table:table-cell>
          <table:table-cell office:value-type="float" office:value="1648.598" calcext:value-type="float">
            <text:p>1648.598</text:p>
          </table:table-cell>
          <table:table-cell office:value-type="float" office:value="1.126771" calcext:value-type="float">
            <text:p>1.126771</text:p>
          </table:table-cell>
          <table:table-cell office:value-type="float" office:value="0" calcext:value-type="float">
            <text:p>0</text:p>
          </table:table-cell>
          <table:table-cell office:value-type="float" office:value="0.3664652" calcext:value-type="float">
            <text:p>0.3664652</text:p>
          </table:table-cell>
          <table:table-cell office:value-type="float" office:value="0.4128338" calcext:value-type="float">
            <text:p>0.4128338</text:p>
          </table:table-cell>
          <table:table-cell office:value-type="float" office:value="0.2665666" calcext:value-type="float">
            <text:p>0.2665666</text:p>
          </table:table-cell>
          <table:table-cell office:value-type="float" office:value="0.2663343" calcext:value-type="float">
            <text:p>0.2663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9131" calcext:value-type="float">
            <text:p>22.69131</text:p>
          </table:table-cell>
          <table:table-cell office:value-type="float" office:value="26.34478" calcext:value-type="float">
            <text:p>26.3447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1998" calcext:value-type="float">
            <text:p>11121998</text:p>
          </table:table-cell>
          <table:table-cell office:value-type="float" office:value="0.8208993" calcext:value-type="float">
            <text:p>0.8208993</text:p>
          </table:table-cell>
          <table:table-cell office:value-type="float" office:value="133.9619" calcext:value-type="float">
            <text:p>133.96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.13083" calcext:value-type="float">
            <text:p>33.13083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51108" calcext:value-type="float">
            <text:p>0.02251108</text:p>
          </table:table-cell>
          <table:table-cell office:value-type="float" office:value="0.207557" calcext:value-type="float">
            <text:p>0.207557</text:p>
          </table:table-cell>
          <table:table-cell office:value-type="float" office:value="1648.546" calcext:value-type="float">
            <text:p>1648.546</text:p>
          </table:table-cell>
          <table:table-cell office:value-type="float" office:value="1.125565" calcext:value-type="float">
            <text:p>1.125565</text:p>
          </table:table-cell>
          <table:table-cell office:value-type="float" office:value="0" calcext:value-type="float">
            <text:p>0</text:p>
          </table:table-cell>
          <table:table-cell office:value-type="float" office:value="0.5314363" calcext:value-type="float">
            <text:p>0.5314363</text:p>
          </table:table-cell>
          <table:table-cell office:value-type="float" office:value="0.422561" calcext:value-type="float">
            <text:p>0.422561</text:p>
          </table:table-cell>
          <table:table-cell office:value-type="float" office:value="0.2668815" calcext:value-type="float">
            <text:p>0.2668815</text:p>
          </table:table-cell>
          <table:table-cell office:value-type="float" office:value="0.2666215" calcext:value-type="float">
            <text:p>0.2666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1563" calcext:value-type="float">
            <text:p>22.71563</text:p>
          </table:table-cell>
          <table:table-cell office:value-type="float" office:value="26.34673" calcext:value-type="float">
            <text:p>26.3467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1998" calcext:value-type="float">
            <text:p>12121998</text:p>
          </table:table-cell>
          <table:table-cell office:value-type="float" office:value="0.8204545" calcext:value-type="float">
            <text:p>0.8204545</text:p>
          </table:table-cell>
          <table:table-cell office:value-type="float" office:value="133.9604" calcext:value-type="float">
            <text:p>133.96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.18258" calcext:value-type="float">
            <text:p>33.18258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52327" calcext:value-type="float">
            <text:p>0.02252327</text:p>
          </table:table-cell>
          <table:table-cell office:value-type="float" office:value="0.2081568" calcext:value-type="float">
            <text:p>0.2081568</text:p>
          </table:table-cell>
          <table:table-cell office:value-type="float" office:value="1648.495" calcext:value-type="float">
            <text:p>1648.495</text:p>
          </table:table-cell>
          <table:table-cell office:value-type="float" office:value="1.124398" calcext:value-type="float">
            <text:p>1.124398</text:p>
          </table:table-cell>
          <table:table-cell office:value-type="float" office:value="0" calcext:value-type="float">
            <text:p>0</text:p>
          </table:table-cell>
          <table:table-cell office:value-type="float" office:value="0.3378471" calcext:value-type="float">
            <text:p>0.3378471</text:p>
          </table:table-cell>
          <table:table-cell office:value-type="float" office:value="0.4048657" calcext:value-type="float">
            <text:p>0.4048657</text:p>
          </table:table-cell>
          <table:table-cell office:value-type="float" office:value="0.2671148" calcext:value-type="float">
            <text:p>0.2671148</text:p>
          </table:table-cell>
          <table:table-cell office:value-type="float" office:value="0.2669075" calcext:value-type="float">
            <text:p>0.2669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3498" calcext:value-type="float">
            <text:p>22.73498</text:p>
          </table:table-cell>
          <table:table-cell office:value-type="float" office:value="26.34887" calcext:value-type="float">
            <text:p>26.3488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1998" calcext:value-type="float">
            <text:p>13121998</text:p>
          </table:table-cell>
          <table:table-cell office:value-type="float" office:value="0.8199726" calcext:value-type="float">
            <text:p>0.8199726</text:p>
          </table:table-cell>
          <table:table-cell office:value-type="float" office:value="133.9589" calcext:value-type="float">
            <text:p>133.95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.23405" calcext:value-type="float">
            <text:p>33.23405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53792" calcext:value-type="float">
            <text:p>0.02253792</text:p>
          </table:table-cell>
          <table:table-cell office:value-type="float" office:value="0.2090553" calcext:value-type="float">
            <text:p>0.2090553</text:p>
          </table:table-cell>
          <table:table-cell office:value-type="float" office:value="1648.442" calcext:value-type="float">
            <text:p>1648.442</text:p>
          </table:table-cell>
          <table:table-cell office:value-type="float" office:value="1.123164" calcext:value-type="float">
            <text:p>1.123164</text:p>
          </table:table-cell>
          <table:table-cell office:value-type="float" office:value="0" calcext:value-type="float">
            <text:p>0</text:p>
          </table:table-cell>
          <table:table-cell office:value-type="float" office:value="0.4437445" calcext:value-type="float">
            <text:p>0.4437445</text:p>
          </table:table-cell>
          <table:table-cell office:value-type="float" office:value="0.4084766" calcext:value-type="float">
            <text:p>0.4084766</text:p>
          </table:table-cell>
          <table:table-cell office:value-type="float" office:value="0.2674029" calcext:value-type="float">
            <text:p>0.2674029</text:p>
          </table:table-cell>
          <table:table-cell office:value-type="float" office:value="0.2671938" calcext:value-type="float">
            <text:p>0.2671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4758" calcext:value-type="float">
            <text:p>22.74758</text:p>
          </table:table-cell>
          <table:table-cell office:value-type="float" office:value="26.35007" calcext:value-type="float">
            <text:p>26.3500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1998" calcext:value-type="float">
            <text:p>14121998</text:p>
          </table:table-cell>
          <table:table-cell office:value-type="float" office:value="0.8195913" calcext:value-type="float">
            <text:p>0.8195913</text:p>
          </table:table-cell>
          <table:table-cell office:value-type="float" office:value="133.9576" calcext:value-type="float">
            <text:p>133.95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.28547" calcext:value-type="float">
            <text:p>33.28547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55185" calcext:value-type="float">
            <text:p>0.02255185</text:p>
          </table:table-cell>
          <table:table-cell office:value-type="float" office:value="0.2100193" calcext:value-type="float">
            <text:p>0.2100193</text:p>
          </table:table-cell>
          <table:table-cell office:value-type="float" office:value="1648.389" calcext:value-type="float">
            <text:p>1648.389</text:p>
          </table:table-cell>
          <table:table-cell office:value-type="float" office:value="1.121985" calcext:value-type="float">
            <text:p>1.121985</text:p>
          </table:table-cell>
          <table:table-cell office:value-type="float" office:value="0" calcext:value-type="float">
            <text:p>0</text:p>
          </table:table-cell>
          <table:table-cell office:value-type="float" office:value="0.4760568" calcext:value-type="float">
            <text:p>0.4760568</text:p>
          </table:table-cell>
          <table:table-cell office:value-type="float" office:value="0.419311" calcext:value-type="float">
            <text:p>0.419311</text:p>
          </table:table-cell>
          <table:table-cell office:value-type="float" office:value="0.267653" calcext:value-type="float">
            <text:p>0.267653</text:p>
          </table:table-cell>
          <table:table-cell office:value-type="float" office:value="0.2674793" calcext:value-type="float">
            <text:p>0.2674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6855" calcext:value-type="float">
            <text:p>22.76855</text:p>
          </table:table-cell>
          <table:table-cell office:value-type="float" office:value="26.35645" calcext:value-type="float">
            <text:p>26.3564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1998" calcext:value-type="float">
            <text:p>15121998</text:p>
          </table:table-cell>
          <table:table-cell office:value-type="float" office:value="0.8191328" calcext:value-type="float">
            <text:p>0.8191328</text:p>
          </table:table-cell>
          <table:table-cell office:value-type="float" office:value="133.9564" calcext:value-type="float">
            <text:p>133.95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.33625" calcext:value-type="float">
            <text:p>33.33625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56467" calcext:value-type="float">
            <text:p>0.02256467</text:p>
          </table:table-cell>
          <table:table-cell office:value-type="float" office:value="0.2109057" calcext:value-type="float">
            <text:p>0.2109057</text:p>
          </table:table-cell>
          <table:table-cell office:value-type="float" office:value="1648.337" calcext:value-type="float">
            <text:p>1648.337</text:p>
          </table:table-cell>
          <table:table-cell office:value-type="float" office:value="1.120806" calcext:value-type="float">
            <text:p>1.120806</text:p>
          </table:table-cell>
          <table:table-cell office:value-type="float" office:value="0" calcext:value-type="float">
            <text:p>0</text:p>
          </table:table-cell>
          <table:table-cell office:value-type="float" office:value="0.2642346" calcext:value-type="float">
            <text:p>0.2642346</text:p>
          </table:table-cell>
          <table:table-cell office:value-type="float" office:value="0.3718964" calcext:value-type="float">
            <text:p>0.3718964</text:p>
          </table:table-cell>
          <table:table-cell office:value-type="float" office:value="0.2679283" calcext:value-type="float">
            <text:p>0.2679283</text:p>
          </table:table-cell>
          <table:table-cell office:value-type="float" office:value="0.2677634" calcext:value-type="float">
            <text:p>0.2677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6709" calcext:value-type="float">
            <text:p>22.76709</text:p>
          </table:table-cell>
          <table:table-cell office:value-type="float" office:value="26.36" calcext:value-type="float">
            <text:p>26.3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1998" calcext:value-type="float">
            <text:p>16121998</text:p>
          </table:table-cell>
          <table:table-cell office:value-type="float" office:value="0.8186611" calcext:value-type="float">
            <text:p>0.8186611</text:p>
          </table:table-cell>
          <table:table-cell office:value-type="float" office:value="133.9553" calcext:value-type="float">
            <text:p>133.95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.38666" calcext:value-type="float">
            <text:p>33.38666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57556" calcext:value-type="float">
            <text:p>0.02257556</text:p>
          </table:table-cell>
          <table:table-cell office:value-type="float" office:value="0.2114011" calcext:value-type="float">
            <text:p>0.2114011</text:p>
          </table:table-cell>
          <table:table-cell office:value-type="float" office:value="1648.284" calcext:value-type="float">
            <text:p>1648.284</text:p>
          </table:table-cell>
          <table:table-cell office:value-type="float" office:value="1.119674" calcext:value-type="float">
            <text:p>1.119674</text:p>
          </table:table-cell>
          <table:table-cell office:value-type="float" office:value="0" calcext:value-type="float">
            <text:p>0</text:p>
          </table:table-cell>
          <table:table-cell office:value-type="float" office:value="0.3835843" calcext:value-type="float">
            <text:p>0.3835843</text:p>
          </table:table-cell>
          <table:table-cell office:value-type="float" office:value="0.3891866" calcext:value-type="float">
            <text:p>0.3891866</text:p>
          </table:table-cell>
          <table:table-cell office:value-type="float" office:value="0.2682463" calcext:value-type="float">
            <text:p>0.2682463</text:p>
          </table:table-cell>
          <table:table-cell office:value-type="float" office:value="0.2680482" calcext:value-type="float">
            <text:p>0.2680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6688" calcext:value-type="float">
            <text:p>22.76688</text:p>
          </table:table-cell>
          <table:table-cell office:value-type="float" office:value="26.35505" calcext:value-type="float">
            <text:p>26.3550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1998" calcext:value-type="float">
            <text:p>17121998</text:p>
          </table:table-cell>
          <table:table-cell office:value-type="float" office:value="0.8182896" calcext:value-type="float">
            <text:p>0.8182896</text:p>
          </table:table-cell>
          <table:table-cell office:value-type="float" office:value="133.9541" calcext:value-type="float">
            <text:p>133.95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.43741" calcext:value-type="float">
            <text:p>33.43741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58771" calcext:value-type="float">
            <text:p>0.02258771</text:p>
          </table:table-cell>
          <table:table-cell office:value-type="float" office:value="0.2121956" calcext:value-type="float">
            <text:p>0.2121956</text:p>
          </table:table-cell>
          <table:table-cell office:value-type="float" office:value="1648.233" calcext:value-type="float">
            <text:p>1648.233</text:p>
          </table:table-cell>
          <table:table-cell office:value-type="float" office:value="1.118518" calcext:value-type="float">
            <text:p>1.118518</text:p>
          </table:table-cell>
          <table:table-cell office:value-type="float" office:value="0" calcext:value-type="float">
            <text:p>0</text:p>
          </table:table-cell>
          <table:table-cell office:value-type="float" office:value="0.4957369" calcext:value-type="float">
            <text:p>0.4957369</text:p>
          </table:table-cell>
          <table:table-cell office:value-type="float" office:value="0.4548345" calcext:value-type="float">
            <text:p>0.4548345</text:p>
          </table:table-cell>
          <table:table-cell office:value-type="float" office:value="0.2684984" calcext:value-type="float">
            <text:p>0.2684984</text:p>
          </table:table-cell>
          <table:table-cell office:value-type="float" office:value="0.2683324" calcext:value-type="float">
            <text:p>0.2683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8719" calcext:value-type="float">
            <text:p>22.78719</text:p>
          </table:table-cell>
          <table:table-cell office:value-type="float" office:value="26.36062" calcext:value-type="float">
            <text:p>26.3606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1998" calcext:value-type="float">
            <text:p>18121998</text:p>
          </table:table-cell>
          <table:table-cell office:value-type="float" office:value="0.8180003" calcext:value-type="float">
            <text:p>0.8180003</text:p>
          </table:table-cell>
          <table:table-cell office:value-type="float" office:value="133.9531" calcext:value-type="float">
            <text:p>133.95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.48834" calcext:value-type="float">
            <text:p>33.48834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59539" calcext:value-type="float">
            <text:p>0.02259539</text:p>
          </table:table-cell>
          <table:table-cell office:value-type="float" office:value="0.212207" calcext:value-type="float">
            <text:p>0.212207</text:p>
          </table:table-cell>
          <table:table-cell office:value-type="float" office:value="1648.182" calcext:value-type="float">
            <text:p>1648.182</text:p>
          </table:table-cell>
          <table:table-cell office:value-type="float" office:value="1.117451" calcext:value-type="float">
            <text:p>1.117451</text:p>
          </table:table-cell>
          <table:table-cell office:value-type="float" office:value="0" calcext:value-type="float">
            <text:p>0</text:p>
          </table:table-cell>
          <table:table-cell office:value-type="float" office:value="0.4184969" calcext:value-type="float">
            <text:p>0.4184969</text:p>
          </table:table-cell>
          <table:table-cell office:value-type="float" office:value="0.5951194" calcext:value-type="float">
            <text:p>0.5951194</text:p>
          </table:table-cell>
          <table:table-cell office:value-type="float" office:value="0.2687598" calcext:value-type="float">
            <text:p>0.2687598</text:p>
          </table:table-cell>
          <table:table-cell office:value-type="float" office:value="0.2686163" calcext:value-type="float">
            <text:p>0.2686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9856" calcext:value-type="float">
            <text:p>22.79856</text:p>
          </table:table-cell>
          <table:table-cell office:value-type="float" office:value="26.38479" calcext:value-type="float">
            <text:p>26.3847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1998" calcext:value-type="float">
            <text:p>19121998</text:p>
          </table:table-cell>
          <table:table-cell office:value-type="float" office:value="0.817732" calcext:value-type="float">
            <text:p>0.817732</text:p>
          </table:table-cell>
          <table:table-cell office:value-type="float" office:value="133.9521" calcext:value-type="float">
            <text:p>133.95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.53934" calcext:value-type="float">
            <text:p>33.53934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60009" calcext:value-type="float">
            <text:p>0.02260009</text:p>
          </table:table-cell>
          <table:table-cell office:value-type="float" office:value="0.2116755" calcext:value-type="float">
            <text:p>0.2116755</text:p>
          </table:table-cell>
          <table:table-cell office:value-type="float" office:value="1648.13" calcext:value-type="float">
            <text:p>1648.13</text:p>
          </table:table-cell>
          <table:table-cell office:value-type="float" office:value="1.116392" calcext:value-type="float">
            <text:p>1.116392</text:p>
          </table:table-cell>
          <table:table-cell office:value-type="float" office:value="0" calcext:value-type="float">
            <text:p>0</text:p>
          </table:table-cell>
          <table:table-cell office:value-type="float" office:value="0.263888" calcext:value-type="float">
            <text:p>0.263888</text:p>
          </table:table-cell>
          <table:table-cell office:value-type="float" office:value="0.4157463" calcext:value-type="float">
            <text:p>0.4157463</text:p>
          </table:table-cell>
          <table:table-cell office:value-type="float" office:value="0.2690188" calcext:value-type="float">
            <text:p>0.2690188</text:p>
          </table:table-cell>
          <table:table-cell office:value-type="float" office:value="0.2688986" calcext:value-type="float">
            <text:p>0.2688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0328" calcext:value-type="float">
            <text:p>22.80328</text:p>
          </table:table-cell>
          <table:table-cell office:value-type="float" office:value="26.39587" calcext:value-type="float">
            <text:p>26.3958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1998" calcext:value-type="float">
            <text:p>20121998</text:p>
          </table:table-cell>
          <table:table-cell office:value-type="float" office:value="0.8174955" calcext:value-type="float">
            <text:p>0.8174955</text:p>
          </table:table-cell>
          <table:table-cell office:value-type="float" office:value="133.9511" calcext:value-type="float">
            <text:p>133.95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.58979" calcext:value-type="float">
            <text:p>33.58979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61081" calcext:value-type="float">
            <text:p>0.02261081</text:p>
          </table:table-cell>
          <table:table-cell office:value-type="float" office:value="0.2118435" calcext:value-type="float">
            <text:p>0.2118435</text:p>
          </table:table-cell>
          <table:table-cell office:value-type="float" office:value="1648.078" calcext:value-type="float">
            <text:p>1648.078</text:p>
          </table:table-cell>
          <table:table-cell office:value-type="float" office:value="1.115379" calcext:value-type="float">
            <text:p>1.115379</text:p>
          </table:table-cell>
          <table:table-cell office:value-type="float" office:value="0" calcext:value-type="float">
            <text:p>0</text:p>
          </table:table-cell>
          <table:table-cell office:value-type="float" office:value="0.4229822" calcext:value-type="float">
            <text:p>0.4229822</text:p>
          </table:table-cell>
          <table:table-cell office:value-type="float" office:value="0.4555382" calcext:value-type="float">
            <text:p>0.4555382</text:p>
          </table:table-cell>
          <table:table-cell office:value-type="float" office:value="0.2693053" calcext:value-type="float">
            <text:p>0.2693053</text:p>
          </table:table-cell>
          <table:table-cell office:value-type="float" office:value="0.2691808" calcext:value-type="float">
            <text:p>0.2691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0719" calcext:value-type="float">
            <text:p>22.80719</text:p>
          </table:table-cell>
          <table:table-cell office:value-type="float" office:value="26.40039" calcext:value-type="float">
            <text:p>26.4003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1998" calcext:value-type="float">
            <text:p>21121998</text:p>
          </table:table-cell>
          <table:table-cell office:value-type="float" office:value="0.8172778" calcext:value-type="float">
            <text:p>0.8172778</text:p>
          </table:table-cell>
          <table:table-cell office:value-type="float" office:value="133.9502" calcext:value-type="float">
            <text:p>133.95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.64045" calcext:value-type="float">
            <text:p>33.64045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6162" calcext:value-type="float">
            <text:p>0.0226162</text:p>
          </table:table-cell>
          <table:table-cell office:value-type="float" office:value="0.2111982" calcext:value-type="float">
            <text:p>0.2111982</text:p>
          </table:table-cell>
          <table:table-cell office:value-type="float" office:value="1648.026" calcext:value-type="float">
            <text:p>1648.026</text:p>
          </table:table-cell>
          <table:table-cell office:value-type="float" office:value="1.114384" calcext:value-type="float">
            <text:p>1.114384</text:p>
          </table:table-cell>
          <table:table-cell office:value-type="float" office:value="0" calcext:value-type="float">
            <text:p>0</text:p>
          </table:table-cell>
          <table:table-cell office:value-type="float" office:value="0.3055267" calcext:value-type="float">
            <text:p>0.3055267</text:p>
          </table:table-cell>
          <table:table-cell office:value-type="float" office:value="0.3783949" calcext:value-type="float">
            <text:p>0.3783949</text:p>
          </table:table-cell>
          <table:table-cell office:value-type="float" office:value="0.26958" calcext:value-type="float">
            <text:p>0.26958</text:p>
          </table:table-cell>
          <table:table-cell office:value-type="float" office:value="0.2694623" calcext:value-type="float">
            <text:p>0.2694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1268" calcext:value-type="float">
            <text:p>22.81268</text:p>
          </table:table-cell>
          <table:table-cell office:value-type="float" office:value="26.40224" calcext:value-type="float">
            <text:p>26.4022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1998" calcext:value-type="float">
            <text:p>22121998</text:p>
          </table:table-cell>
          <table:table-cell office:value-type="float" office:value="0.8169827" calcext:value-type="float">
            <text:p>0.8169827</text:p>
          </table:table-cell>
          <table:table-cell office:value-type="float" office:value="133.9493" calcext:value-type="float">
            <text:p>133.94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.69019" calcext:value-type="float">
            <text:p>33.69019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63024" calcext:value-type="float">
            <text:p>0.02263024</text:p>
          </table:table-cell>
          <table:table-cell office:value-type="float" office:value="0.2120337" calcext:value-type="float">
            <text:p>0.2120337</text:p>
          </table:table-cell>
          <table:table-cell office:value-type="float" office:value="1647.973" calcext:value-type="float">
            <text:p>1647.973</text:p>
          </table:table-cell>
          <table:table-cell office:value-type="float" office:value="1.113327" calcext:value-type="float">
            <text:p>1.113327</text:p>
          </table:table-cell>
          <table:table-cell office:value-type="float" office:value="0" calcext:value-type="float">
            <text:p>0</text:p>
          </table:table-cell>
          <table:table-cell office:value-type="float" office:value="0.3118748" calcext:value-type="float">
            <text:p>0.3118748</text:p>
          </table:table-cell>
          <table:table-cell office:value-type="float" office:value="0.3817583" calcext:value-type="float">
            <text:p>0.3817583</text:p>
          </table:table-cell>
          <table:table-cell office:value-type="float" office:value="0.2698714" calcext:value-type="float">
            <text:p>0.2698714</text:p>
          </table:table-cell>
          <table:table-cell office:value-type="float" office:value="0.2697427" calcext:value-type="float">
            <text:p>0.2697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1069" calcext:value-type="float">
            <text:p>22.81069</text:p>
          </table:table-cell>
          <table:table-cell office:value-type="float" office:value="26.39931" calcext:value-type="float">
            <text:p>26.3993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1998" calcext:value-type="float">
            <text:p>23121998</text:p>
          </table:table-cell>
          <table:table-cell office:value-type="float" office:value="0.816631" calcext:value-type="float">
            <text:p>0.816631</text:p>
          </table:table-cell>
          <table:table-cell office:value-type="float" office:value="133.9483" calcext:value-type="float">
            <text:p>133.94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.73983" calcext:value-type="float">
            <text:p>33.73983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64359" calcext:value-type="float">
            <text:p>0.02264359</text:p>
          </table:table-cell>
          <table:table-cell office:value-type="float" office:value="0.212872" calcext:value-type="float">
            <text:p>0.212872</text:p>
          </table:table-cell>
          <table:table-cell office:value-type="float" office:value="1647.921" calcext:value-type="float">
            <text:p>1647.921</text:p>
          </table:table-cell>
          <table:table-cell office:value-type="float" office:value="1.112087" calcext:value-type="float">
            <text:p>1.112087</text:p>
          </table:table-cell>
          <table:table-cell office:value-type="float" office:value="0" calcext:value-type="float">
            <text:p>0</text:p>
          </table:table-cell>
          <table:table-cell office:value-type="float" office:value="0.337745" calcext:value-type="float">
            <text:p>0.337745</text:p>
          </table:table-cell>
          <table:table-cell office:value-type="float" office:value="0.3993017" calcext:value-type="float">
            <text:p>0.3993017</text:p>
          </table:table-cell>
          <table:table-cell office:value-type="float" office:value="0.2701562" calcext:value-type="float">
            <text:p>0.2701562</text:p>
          </table:table-cell>
          <table:table-cell office:value-type="float" office:value="0.2700235" calcext:value-type="float">
            <text:p>0.2700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1487" calcext:value-type="float">
            <text:p>22.81487</text:p>
          </table:table-cell>
          <table:table-cell office:value-type="float" office:value="26.39876" calcext:value-type="float">
            <text:p>26.3987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1998" calcext:value-type="float">
            <text:p>24121998</text:p>
          </table:table-cell>
          <table:table-cell office:value-type="float" office:value="0.8162766" calcext:value-type="float">
            <text:p>0.8162766</text:p>
          </table:table-cell>
          <table:table-cell office:value-type="float" office:value="133.9473" calcext:value-type="float">
            <text:p>133.94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.78935" calcext:value-type="float">
            <text:p>33.78935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65531" calcext:value-type="float">
            <text:p>0.02265531</text:p>
          </table:table-cell>
          <table:table-cell office:value-type="float" office:value="0.2136225" calcext:value-type="float">
            <text:p>0.2136225</text:p>
          </table:table-cell>
          <table:table-cell office:value-type="float" office:value="1647.87" calcext:value-type="float">
            <text:p>1647.87</text:p>
          </table:table-cell>
          <table:table-cell office:value-type="float" office:value="1.11084" calcext:value-type="float">
            <text:p>1.11084</text:p>
          </table:table-cell>
          <table:table-cell office:value-type="float" office:value="0" calcext:value-type="float">
            <text:p>0</text:p>
          </table:table-cell>
          <table:table-cell office:value-type="float" office:value="0.3256699" calcext:value-type="float">
            <text:p>0.3256699</text:p>
          </table:table-cell>
          <table:table-cell office:value-type="float" office:value="0.4014172" calcext:value-type="float">
            <text:p>0.4014172</text:p>
          </table:table-cell>
          <table:table-cell office:value-type="float" office:value="0.2704328" calcext:value-type="float">
            <text:p>0.2704328</text:p>
          </table:table-cell>
          <table:table-cell office:value-type="float" office:value="0.2703037" calcext:value-type="float">
            <text:p>0.2703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1921" calcext:value-type="float">
            <text:p>22.81921</text:p>
          </table:table-cell>
          <table:table-cell office:value-type="float" office:value="26.39971" calcext:value-type="float">
            <text:p>26.3997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1998" calcext:value-type="float">
            <text:p>25121998</text:p>
          </table:table-cell>
          <table:table-cell office:value-type="float" office:value="0.815905" calcext:value-type="float">
            <text:p>0.815905</text:p>
          </table:table-cell>
          <table:table-cell office:value-type="float" office:value="133.9464" calcext:value-type="float">
            <text:p>133.94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.83867" calcext:value-type="float">
            <text:p>33.83867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66674" calcext:value-type="float">
            <text:p>0.02266674</text:p>
          </table:table-cell>
          <table:table-cell office:value-type="float" office:value="0.2143189" calcext:value-type="float">
            <text:p>0.2143189</text:p>
          </table:table-cell>
          <table:table-cell office:value-type="float" office:value="1647.818" calcext:value-type="float">
            <text:p>1647.818</text:p>
          </table:table-cell>
          <table:table-cell office:value-type="float" office:value="1.109566" calcext:value-type="float">
            <text:p>1.109566</text:p>
          </table:table-cell>
          <table:table-cell office:value-type="float" office:value="0" calcext:value-type="float">
            <text:p>0</text:p>
          </table:table-cell>
          <table:table-cell office:value-type="float" office:value="0.3284798" calcext:value-type="float">
            <text:p>0.3284798</text:p>
          </table:table-cell>
          <table:table-cell office:value-type="float" office:value="0.4015136" calcext:value-type="float">
            <text:p>0.4015136</text:p>
          </table:table-cell>
          <table:table-cell office:value-type="float" office:value="0.2707136" calcext:value-type="float">
            <text:p>0.2707136</text:p>
          </table:table-cell>
          <table:table-cell office:value-type="float" office:value="0.2705835" calcext:value-type="float">
            <text:p>0.2705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2282" calcext:value-type="float">
            <text:p>22.82282</text:p>
          </table:table-cell>
          <table:table-cell office:value-type="float" office:value="26.40056" calcext:value-type="float">
            <text:p>26.4005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1998" calcext:value-type="float">
            <text:p>26121998</text:p>
          </table:table-cell>
          <table:table-cell office:value-type="float" office:value="0.8155195" calcext:value-type="float">
            <text:p>0.8155195</text:p>
          </table:table-cell>
          <table:table-cell office:value-type="float" office:value="133.9454" calcext:value-type="float">
            <text:p>133.94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.88778" calcext:value-type="float">
            <text:p>33.88778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67702" calcext:value-type="float">
            <text:p>0.02267702</text:p>
          </table:table-cell>
          <table:table-cell office:value-type="float" office:value="0.2149629" calcext:value-type="float">
            <text:p>0.2149629</text:p>
          </table:table-cell>
          <table:table-cell office:value-type="float" office:value="1647.768" calcext:value-type="float">
            <text:p>1647.768</text:p>
          </table:table-cell>
          <table:table-cell office:value-type="float" office:value="1.108285" calcext:value-type="float">
            <text:p>1.108285</text:p>
          </table:table-cell>
          <table:table-cell office:value-type="float" office:value="0" calcext:value-type="float">
            <text:p>0</text:p>
          </table:table-cell>
          <table:table-cell office:value-type="float" office:value="0.3256958" calcext:value-type="float">
            <text:p>0.3256958</text:p>
          </table:table-cell>
          <table:table-cell office:value-type="float" office:value="0.4002774" calcext:value-type="float">
            <text:p>0.4002774</text:p>
          </table:table-cell>
          <table:table-cell office:value-type="float" office:value="0.2709952" calcext:value-type="float">
            <text:p>0.2709952</text:p>
          </table:table-cell>
          <table:table-cell office:value-type="float" office:value="0.2708627" calcext:value-type="float">
            <text:p>0.2708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2655" calcext:value-type="float">
            <text:p>22.82655</text:p>
          </table:table-cell>
          <table:table-cell office:value-type="float" office:value="26.40147" calcext:value-type="float">
            <text:p>26.4014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1998" calcext:value-type="float">
            <text:p>27121998</text:p>
          </table:table-cell>
          <table:table-cell office:value-type="float" office:value="0.8151385" calcext:value-type="float">
            <text:p>0.8151385</text:p>
          </table:table-cell>
          <table:table-cell office:value-type="float" office:value="133.9444" calcext:value-type="float">
            <text:p>133.94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.93668" calcext:value-type="float">
            <text:p>33.93668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68679" calcext:value-type="float">
            <text:p>0.02268679</text:p>
          </table:table-cell>
          <table:table-cell office:value-type="float" office:value="0.2155613" calcext:value-type="float">
            <text:p>0.2155613</text:p>
          </table:table-cell>
          <table:table-cell office:value-type="float" office:value="1647.717" calcext:value-type="float">
            <text:p>1647.717</text:p>
          </table:table-cell>
          <table:table-cell office:value-type="float" office:value="1.107015" calcext:value-type="float">
            <text:p>1.107015</text:p>
          </table:table-cell>
          <table:table-cell office:value-type="float" office:value="0" calcext:value-type="float">
            <text:p>0</text:p>
          </table:table-cell>
          <table:table-cell office:value-type="float" office:value="0.3328097" calcext:value-type="float">
            <text:p>0.3328097</text:p>
          </table:table-cell>
          <table:table-cell office:value-type="float" office:value="0.4017386" calcext:value-type="float">
            <text:p>0.4017386</text:p>
          </table:table-cell>
          <table:table-cell office:value-type="float" office:value="0.2712774" calcext:value-type="float">
            <text:p>0.2712774</text:p>
          </table:table-cell>
          <table:table-cell office:value-type="float" office:value="0.2711411" calcext:value-type="float">
            <text:p>0.2711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3053" calcext:value-type="float">
            <text:p>22.83053</text:p>
          </table:table-cell>
          <table:table-cell office:value-type="float" office:value="26.40226" calcext:value-type="float">
            <text:p>26.4022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1998" calcext:value-type="float">
            <text:p>28121998</text:p>
          </table:table-cell>
          <table:table-cell office:value-type="float" office:value="0.8147359" calcext:value-type="float">
            <text:p>0.8147359</text:p>
          </table:table-cell>
          <table:table-cell office:value-type="float" office:value="133.9435" calcext:value-type="float">
            <text:p>133.94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.9854" calcext:value-type="float">
            <text:p>33.9854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69644" calcext:value-type="float">
            <text:p>0.02269644</text:p>
          </table:table-cell>
          <table:table-cell office:value-type="float" office:value="0.216129" calcext:value-type="float">
            <text:p>0.216129</text:p>
          </table:table-cell>
          <table:table-cell office:value-type="float" office:value="1647.667" calcext:value-type="float">
            <text:p>1647.667</text:p>
          </table:table-cell>
          <table:table-cell office:value-type="float" office:value="1.105727" calcext:value-type="float">
            <text:p>1.105727</text:p>
          </table:table-cell>
          <table:table-cell office:value-type="float" office:value="0" calcext:value-type="float">
            <text:p>0</text:p>
          </table:table-cell>
          <table:table-cell office:value-type="float" office:value="0.3346447" calcext:value-type="float">
            <text:p>0.3346447</text:p>
          </table:table-cell>
          <table:table-cell office:value-type="float" office:value="0.4028111" calcext:value-type="float">
            <text:p>0.4028111</text:p>
          </table:table-cell>
          <table:table-cell office:value-type="float" office:value="0.2715571" calcext:value-type="float">
            <text:p>0.2715571</text:p>
          </table:table-cell>
          <table:table-cell office:value-type="float" office:value="0.271419" calcext:value-type="float">
            <text:p>0.271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3504" calcext:value-type="float">
            <text:p>22.83504</text:p>
          </table:table-cell>
          <table:table-cell office:value-type="float" office:value="26.40332" calcext:value-type="float">
            <text:p>26.4033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1998" calcext:value-type="float">
            <text:p>29121998</text:p>
          </table:table-cell>
          <table:table-cell office:value-type="float" office:value="0.8143464" calcext:value-type="float">
            <text:p>0.8143464</text:p>
          </table:table-cell>
          <table:table-cell office:value-type="float" office:value="133.9425" calcext:value-type="float">
            <text:p>133.94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4.03396" calcext:value-type="float">
            <text:p>34.03396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7061" calcext:value-type="float">
            <text:p>0.0227061</text:p>
          </table:table-cell>
          <table:table-cell office:value-type="float" office:value="0.2166784" calcext:value-type="float">
            <text:p>0.2166784</text:p>
          </table:table-cell>
          <table:table-cell office:value-type="float" office:value="1647.616" calcext:value-type="float">
            <text:p>1647.616</text:p>
          </table:table-cell>
          <table:table-cell office:value-type="float" office:value="1.10446" calcext:value-type="float">
            <text:p>1.10446</text:p>
          </table:table-cell>
          <table:table-cell office:value-type="float" office:value="0" calcext:value-type="float">
            <text:p>0</text:p>
          </table:table-cell>
          <table:table-cell office:value-type="float" office:value="0.3341041" calcext:value-type="float">
            <text:p>0.3341041</text:p>
          </table:table-cell>
          <table:table-cell office:value-type="float" office:value="0.4065906" calcext:value-type="float">
            <text:p>0.4065906</text:p>
          </table:table-cell>
          <table:table-cell office:value-type="float" office:value="0.2718331" calcext:value-type="float">
            <text:p>0.2718331</text:p>
          </table:table-cell>
          <table:table-cell office:value-type="float" office:value="0.2716968" calcext:value-type="float">
            <text:p>0.2716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405" calcext:value-type="float">
            <text:p>22.8405</text:p>
          </table:table-cell>
          <table:table-cell office:value-type="float" office:value="26.40519" calcext:value-type="float">
            <text:p>26.4051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1998" calcext:value-type="float">
            <text:p>30121998</text:p>
          </table:table-cell>
          <table:table-cell office:value-type="float" office:value="0.813966" calcext:value-type="float">
            <text:p>0.813966</text:p>
          </table:table-cell>
          <table:table-cell office:value-type="float" office:value="133.9416" calcext:value-type="float">
            <text:p>133.94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4.08237" calcext:value-type="float">
            <text:p>34.08237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71575" calcext:value-type="float">
            <text:p>0.02271575</text:p>
          </table:table-cell>
          <table:table-cell office:value-type="float" office:value="0.2172113" calcext:value-type="float">
            <text:p>0.2172113</text:p>
          </table:table-cell>
          <table:table-cell office:value-type="float" office:value="1647.567" calcext:value-type="float">
            <text:p>1647.567</text:p>
          </table:table-cell>
          <table:table-cell office:value-type="float" office:value="1.103211" calcext:value-type="float">
            <text:p>1.103211</text:p>
          </table:table-cell>
          <table:table-cell office:value-type="float" office:value="0" calcext:value-type="float">
            <text:p>0</text:p>
          </table:table-cell>
          <table:table-cell office:value-type="float" office:value="0.3533979" calcext:value-type="float">
            <text:p>0.3533979</text:p>
          </table:table-cell>
          <table:table-cell office:value-type="float" office:value="0.416146" calcext:value-type="float">
            <text:p>0.416146</text:p>
          </table:table-cell>
          <table:table-cell office:value-type="float" office:value="0.272107" calcext:value-type="float">
            <text:p>0.272107</text:p>
          </table:table-cell>
          <table:table-cell office:value-type="float" office:value="0.2719739" calcext:value-type="float">
            <text:p>0.2719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4619" calcext:value-type="float">
            <text:p>22.84619</text:p>
          </table:table-cell>
          <table:table-cell office:value-type="float" office:value="26.40775" calcext:value-type="float">
            <text:p>26.4077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1998" calcext:value-type="float">
            <text:p>31121998</text:p>
          </table:table-cell>
          <table:table-cell office:value-type="float" office:value="0.8136029" calcext:value-type="float">
            <text:p>0.8136029</text:p>
          </table:table-cell>
          <table:table-cell office:value-type="float" office:value="133.9406" calcext:value-type="float">
            <text:p>133.94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4.13071" calcext:value-type="float">
            <text:p>34.13071</text:p>
          </table:table-cell>
          <table:table-cell office:value-type="float" office:value="0.0005042905" calcext:value-type="float">
            <text:p>0.0005042905</text:p>
          </table:table-cell>
          <table:table-cell office:value-type="float" office:value="0.02272541" calcext:value-type="float">
            <text:p>0.02272541</text:p>
          </table:table-cell>
          <table:table-cell office:value-type="float" office:value="0.2177185" calcext:value-type="float">
            <text:p>0.2177185</text:p>
          </table:table-cell>
          <table:table-cell office:value-type="float" office:value="1647.517" calcext:value-type="float">
            <text:p>1647.517</text:p>
          </table:table-cell>
          <table:table-cell office:value-type="float" office:value="1.101986" calcext:value-type="float">
            <text:p>1.101986</text:p>
          </table:table-cell>
          <table:table-cell office:value-type="float" office:value="0" calcext:value-type="float">
            <text:p>0</text:p>
          </table:table-cell>
          <table:table-cell office:value-type="float" office:value="0.341226" calcext:value-type="float">
            <text:p>0.341226</text:p>
          </table:table-cell>
          <table:table-cell office:value-type="float" office:value="0.4267376" calcext:value-type="float">
            <text:p>0.4267376</text:p>
          </table:table-cell>
          <table:table-cell office:value-type="float" office:value="0.2723764" calcext:value-type="float">
            <text:p>0.2723764</text:p>
          </table:table-cell>
          <table:table-cell office:value-type="float" office:value="0.2722501" calcext:value-type="float">
            <text:p>0.2722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5203" calcext:value-type="float">
            <text:p>22.85203</text:p>
          </table:table-cell>
          <table:table-cell office:value-type="float" office:value="26.41265" calcext:value-type="float">
            <text:p>26.412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7T13:37:23.735074022</dc:date>
    <meta:editing-duration>PT14S</meta:editing-duration>
    <meta:editing-cycles>1</meta:editing-cycles>
    <meta:document-statistic meta:table-count="1" meta:cell-count="7686" meta:object-count="0"/>
    <meta:generator>LibreOffice/6.4.7.2$Linux_X86_64 LibreOffice_project/40$Build-2</meta:generator>
  </office:meta>
</office:document-meta>
</file>